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Consolas" svg:font-family="Consolas, 'Courier New',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Heading_20_1">
      <style:paragraph-properties fo:text-align="center" style:justify-single-word="false"/>
      <style:text-properties officeooo:paragraph-rsid="0005bb33"/>
    </style:style>
    <style:style style:name="P2" style:family="paragraph" style:parent-style-name="Text_20_body">
      <style:text-properties fo:color="#ffffff" loext:opacity="100%"/>
    </style:style>
    <style:style style:name="P3" style:family="paragraph" style:parent-style-name="Heading_20_1">
      <style:text-properties officeooo:paragraph-rsid="0026f5ca"/>
    </style:style>
    <style:style style:name="P4" style:family="paragraph" style:parent-style-name="Text_20_body">
      <style:text-properties officeooo:paragraph-rsid="0005bb33"/>
    </style:style>
    <style:style style:name="P5" style:family="paragraph" style:parent-style-name="Text_20_body" style:list-style-name="L1"/>
    <style:style style:name="P6" style:family="paragraph" style:parent-style-name="Text_20_body">
      <style:text-properties officeooo:rsid="0005bb33" officeooo:paragraph-rsid="0005bb33"/>
    </style:style>
    <style:style style:name="P7" style:family="paragraph" style:parent-style-name="Text_20_body" style:list-style-name="L2"/>
    <style:style style:name="P8" style:family="paragraph" style:parent-style-name="Text_20_body">
      <style:text-properties officeooo:rsid="0005dfc2" officeooo:paragraph-rsid="0005dfc2"/>
    </style:style>
    <style:style style:name="P9" style:family="paragraph" style:parent-style-name="Preformatted_20_Text">
      <style:paragraph-properties fo:margin-top="0cm" fo:margin-bottom="0.247cm" style:contextual-spacing="false" fo:line-height="115%"/>
      <style:text-properties officeooo:rsid="0005dfc2"/>
    </style:style>
    <style:style style:name="P10" style:family="paragraph" style:parent-style-name="Text_20_body">
      <style:text-properties fo:color="#ffffff" loext:opacity="100%" officeooo:rsid="0005dfc2" officeooo:paragraph-rsid="0005dfc2"/>
    </style:style>
    <style:style style:name="P11" style:family="paragraph" style:parent-style-name="Text_20_body">
      <style:text-properties fo:color="#ffffff" loext:opacity="100%" officeooo:rsid="0005dfc2" officeooo:paragraph-rsid="00122dcc"/>
    </style:style>
    <style:style style:name="P12" style:family="paragraph" style:parent-style-name="Heading_20_3">
      <style:text-properties fo:color="#ffffff" loext:opacity="100%" officeooo:rsid="0005dfc2" officeooo:paragraph-rsid="00141d32"/>
    </style:style>
    <style:style style:name="P13" style:family="paragraph" style:parent-style-name="Text_20_body" style:list-style-name="L3"/>
    <style:style style:name="P14" style:family="paragraph" style:parent-style-name="Preformatted_20_Text" style:list-style-name="L3"/>
    <style:style style:name="P15" style:family="paragraph" style:parent-style-name="Preformatted_20_Text" style:list-style-name="L3">
      <style:paragraph-properties fo:margin-top="0cm" fo:margin-bottom="0.499cm" style:contextual-spacing="false"/>
    </style:style>
    <style:style style:name="P16" style:family="paragraph" style:parent-style-name="Text_20_body" style:list-style-name="L4">
      <style:text-properties officeooo:rsid="000eb4f0" officeooo:paragraph-rsid="000eb4f0"/>
    </style:style>
    <style:style style:name="P17" style:family="paragraph" style:parent-style-name="Text_20_body" style:list-style-name="L4">
      <style:text-properties officeooo:paragraph-rsid="000eb4f0"/>
    </style:style>
    <style:style style:name="P18" style:family="paragraph" style:parent-style-name="Text_20_body" style:list-style-name="L4"/>
    <style:style style:name="P19" style:family="paragraph" style:parent-style-name="Heading_20_2">
      <style:text-properties fo:font-size="14pt" style:font-size-asian="14pt" style:font-size-complex="14pt"/>
    </style:style>
    <style:style style:name="P20" style:family="paragraph" style:parent-style-name="Text_20_body" style:list-style-name="L5"/>
    <style:style style:name="P21" style:family="paragraph" style:parent-style-name="Preformatted_20_Text" style:list-style-name="L5"/>
    <style:style style:name="P22" style:family="paragraph" style:parent-style-name="Preformatted_20_Text">
      <style:paragraph-properties fo:margin-top="0cm" fo:margin-bottom="0.499cm" style:contextual-spacing="false"/>
    </style:style>
    <style:style style:name="P23" style:family="paragraph" style:parent-style-name="Standard">
      <style:paragraph-properties fo:margin-top="0cm" fo:margin-bottom="0.499cm" style:contextual-spacing="false"/>
      <style:text-properties officeooo:paragraph-rsid="000b8578"/>
    </style:style>
    <style:style style:name="P24" style:family="paragraph" style:parent-style-name="Text_20_body" style:list-style-name="L6"/>
    <style:style style:name="P25" style:family="paragraph" style:parent-style-name="Text_20_body">
      <style:paragraph-properties fo:margin-left="0cm" fo:margin-right="0cm" fo:text-indent="0cm" style:auto-text-indent="false"/>
    </style:style>
    <style:style style:name="P26" style:family="paragraph" style:parent-style-name="Standard">
      <style:paragraph-properties fo:margin-left="0cm" fo:margin-right="0cm" style:line-height-at-least="0.503cm" fo:text-indent="0cm" style:auto-text-indent="false"/>
      <style:text-properties fo:color="#cccccc" loext:opacity="100%" fo:background-color="#1f1f1f"/>
    </style:style>
    <style:style style:name="P27" style:family="paragraph" style:parent-style-name="Standard">
      <style:paragraph-properties fo:margin-left="0cm" fo:margin-right="0cm" style:line-height-at-least="0.503cm" fo:text-indent="0cm" style:auto-text-indent="false"/>
      <style:text-properties fo:color="#cccccc" loext:opacity="100%" style:font-name="Consolas" fo:font-size="10.5pt" fo:font-weight="normal" fo:background-color="#1f1f1f"/>
    </style:style>
    <style:style style:name="P28" style:family="paragraph" style:parent-style-name="Quotations">
      <style:text-properties officeooo:rsid="000c1418" officeooo:paragraph-rsid="000c1418"/>
    </style:style>
    <style:style style:name="P29" style:family="paragraph" style:parent-style-name="Text_20_body" style:list-style-name="L7"/>
    <style:style style:name="P30" style:family="paragraph" style:parent-style-name="Standard">
      <style:paragraph-properties style:line-height-at-least="0.503cm"/>
    </style:style>
    <style:style style:name="P31" style:family="paragraph" style:parent-style-name="Preformatted_20_Text">
      <style:paragraph-properties fo:margin-top="0cm" fo:margin-bottom="0.499cm" style:contextual-spacing="false"/>
      <style:text-properties officeooo:paragraph-rsid="00118fa2"/>
    </style:style>
    <style:style style:name="P32" style:family="paragraph" style:parent-style-name="Heading_20_2">
      <style:paragraph-properties fo:margin-top="0cm" fo:margin-bottom="0.499cm" style:contextual-spacing="false"/>
      <style:text-properties officeooo:paragraph-rsid="00118fa2"/>
    </style:style>
    <style:style style:name="P33" style:family="paragraph" style:parent-style-name="Heading_20_3">
      <style:paragraph-properties fo:margin-top="0cm" fo:margin-bottom="0.499cm" style:contextual-spacing="false"/>
      <style:text-properties style:font-name="Liberation Serif" fo:font-size="12pt" style:font-name-asian="NSimSun" style:font-size-asian="12pt" style:font-name-complex="Liberation Mono" style:font-size-complex="12pt"/>
    </style:style>
    <style:style style:name="P34" style:family="paragraph" style:parent-style-name="Text_20_body">
      <style:paragraph-properties fo:margin-top="0cm" fo:margin-bottom="0.499cm" style:contextual-spacing="false"/>
      <style:text-properties fo:color="#ffffff" loext:opacity="100%" style:font-name="Liberation Serif" style:font-name-asian="NSimSun" style:font-size-asian="12pt" style:font-name-complex="Liberation Mono"/>
    </style:style>
    <style:style style:name="P35" style:family="paragraph" style:parent-style-name="Text_20_body">
      <style:paragraph-properties fo:margin-top="0cm" fo:margin-bottom="0.499cm" style:contextual-spacing="false"/>
      <style:text-properties style:font-name="Liberation Serif" style:font-name-asian="NSimSun" style:font-size-asian="12pt" style:font-name-complex="Liberation Mono"/>
    </style:style>
    <style:style style:name="P36" style:family="paragraph" style:parent-style-name="Text_20_body">
      <style:paragraph-properties fo:margin-left="0cm" fo:margin-right="0cm" fo:text-indent="0cm" style:auto-text-indent="false"/>
      <style:text-properties fo:color="#ffffff" loext:opacity="100%" style:font-name="Liberation Serif" style:font-name-asian="NSimSun" style:font-size-asian="12pt" style:font-name-complex="Liberation Mono"/>
    </style:style>
    <style:style style:name="P37" style:family="paragraph" style:parent-style-name="Standard">
      <style:paragraph-properties fo:margin-top="0cm" fo:margin-bottom="0.499cm" style:contextual-spacing="false"/>
      <style:text-properties style:font-name="Liberation Serif" fo:font-size="12pt" style:font-size-asian="12pt" style:font-size-complex="12pt"/>
    </style:style>
    <style:style style:name="P38" style:family="paragraph" style:parent-style-name="Preformatted_20_Text">
      <style:paragraph-properties fo:margin-top="0cm" fo:margin-bottom="0.499cm" style:contextual-spacing="false"/>
      <style:text-properties style:font-name="Liberation Serif" fo:font-size="12pt" style:font-size-asian="12pt" style:font-size-complex="12pt"/>
    </style:style>
    <style:style style:name="P39" style:family="paragraph" style:parent-style-name="Preformatted_20_Text">
      <style:paragraph-properties fo:margin-top="0cm" fo:margin-bottom="0.499cm" style:contextual-spacing="false"/>
      <style:text-properties style:font-name="Liberation Serif" fo:font-size="12pt" officeooo:paragraph-rsid="00122dcc" style:font-size-asian="12pt" style:font-size-complex="12pt"/>
    </style:style>
    <style:style style:name="P40" style:family="paragraph" style:parent-style-name="Horizontal_20_Line">
      <style:text-properties fo:color="#2a6099" loext:opacity="100%" style:font-name="Liberation Serif" fo:font-size="12pt" style:font-name-asian="NSimSun" style:font-size-asian="12pt" style:font-name-complex="Liberation Mono" style:font-size-complex="12pt"/>
    </style:style>
    <style:style style:name="P41" style:family="paragraph" style:parent-style-name="Heading_20_3">
      <style:paragraph-properties fo:margin-top="0cm" fo:margin-bottom="0.499cm" style:contextual-spacing="false"/>
      <style:text-properties fo:color="#ffffff" loext:opacity="100%" style:font-name="Liberation Serif" fo:font-size="14pt" style:font-name-asian="NSimSun" style:font-size-asian="14pt" style:font-name-complex="Liberation Mono" style:font-size-complex="14pt"/>
    </style:style>
    <style:style style:name="P42" style:family="paragraph" style:parent-style-name="Text_20_body" style:list-style-name="L8">
      <style:paragraph-properties fo:margin-top="0cm" fo:margin-bottom="0.499cm" style:contextual-spacing="false"/>
      <style:text-properties style:font-name="Liberation Serif" style:font-name-asian="NSimSun" style:font-size-asian="12pt" style:font-name-complex="Liberation Mono"/>
    </style:style>
    <style:style style:name="P43" style:family="paragraph" style:parent-style-name="Text_20_body" style:list-style-name="L8">
      <style:paragraph-properties fo:margin-top="0cm" fo:margin-bottom="0.499cm" style:contextual-spacing="false"/>
      <style:text-properties style:font-name="Liberation Serif" officeooo:rsid="001b2900" officeooo:paragraph-rsid="001b2900" style:font-name-asian="NSimSun" style:font-size-asian="12pt" style:font-name-complex="Liberation Mono"/>
    </style:style>
    <style:style style:name="P44" style:family="paragraph" style:parent-style-name="Text_20_body">
      <style:paragraph-properties fo:margin-top="0cm" fo:margin-bottom="0.499cm" style:contextual-spacing="false"/>
      <style:text-properties officeooo:paragraph-rsid="0018b5c7"/>
    </style:style>
    <style:style style:name="P45" style:family="paragraph" style:parent-style-name="Text_20_body">
      <style:paragraph-properties fo:margin-top="0cm" fo:margin-bottom="0.499cm" style:contextual-spacing="false"/>
      <style:text-properties style:font-name="Liberation Serif" officeooo:paragraph-rsid="0018b5c7" style:font-name-asian="NSimSun" style:font-size-asian="12pt" style:font-name-complex="Liberation Mono"/>
    </style:style>
    <style:style style:name="P46" style:family="paragraph" style:parent-style-name="Quotations">
      <style:text-properties style:font-name="Liberation Serif" style:font-name-asian="NSimSun" style:font-size-asian="12pt" style:font-name-complex="Liberation Mono"/>
    </style:style>
    <style:style style:name="P47" style:family="paragraph" style:parent-style-name="Text_20_body">
      <style:paragraph-properties fo:margin-top="0cm" fo:margin-bottom="0.499cm" style:contextual-spacing="false"/>
      <style:text-properties fo:color="#ffffff" loext:opacity="100%" style:font-name="Liberation Serif" fo:font-size="12pt" officeooo:rsid="00186d9f" style:font-name-asian="NSimSun" style:font-size-asian="12pt" style:font-name-complex="Liberation Mono" style:font-size-complex="12pt"/>
    </style:style>
    <style:style style:name="P48" style:family="paragraph" style:parent-style-name="Standard">
      <style:paragraph-properties fo:margin-top="0cm" fo:margin-bottom="0.499cm" style:contextual-spacing="false"/>
      <style:text-properties officeooo:paragraph-rsid="00118fa2"/>
    </style:style>
    <style:style style:name="P49" style:family="paragraph" style:parent-style-name="Preformatted_20_Text">
      <style:paragraph-properties fo:margin-top="0cm" fo:margin-bottom="0.499cm" style:contextual-spacing="false"/>
      <style:text-properties fo:color="#2a6099" loext:opacity="100%" officeooo:paragraph-rsid="00118fa2" style:font-name-asian="NSimSun" style:font-size-asian="12pt" style:font-name-complex="Liberation Mono"/>
    </style:style>
    <style:style style:name="P50" style:family="paragraph" style:parent-style-name="Heading_20_4">
      <style:paragraph-properties fo:margin-top="0cm" fo:margin-bottom="0.499cm" style:contextual-spacing="false"/>
      <style:text-properties fo:color="#2a6099" loext:opacity="100%" officeooo:paragraph-rsid="00118fa2" style:font-name-asian="NSimSun" style:font-size-asian="12pt" style:font-name-complex="Liberation Mono"/>
    </style:style>
    <style:style style:name="P51" style:family="paragraph" style:parent-style-name="Text_20_body">
      <style:paragraph-properties fo:margin-top="0cm" fo:margin-bottom="0.499cm" style:contextual-spacing="false"/>
      <style:text-properties fo:color="#2a6099" loext:opacity="100%" style:font-name-asian="NSimSun" style:font-size-asian="12pt" style:font-name-complex="Liberation Mono"/>
    </style:style>
    <style:style style:name="P52" style:family="paragraph" style:parent-style-name="Text_20_body" style:list-style-name="L9">
      <style:paragraph-properties fo:margin-top="0cm" fo:margin-bottom="0.499cm" style:contextual-spacing="false"/>
      <style:text-properties fo:color="#2a6099" loext:opacity="100%" style:font-name-asian="NSimSun" style:font-size-asian="12pt" style:font-name-complex="Liberation Mono"/>
    </style:style>
    <style:style style:name="P53" style:family="paragraph" style:parent-style-name="Horizontal_20_Line">
      <style:text-properties fo:color="#2a6099" loext:opacity="100%" fo:font-size="12pt" style:font-name-asian="NSimSun" style:font-size-asian="12pt" style:font-name-complex="Liberation Mono" style:font-size-complex="12pt"/>
    </style:style>
    <style:style style:name="P54" style:family="paragraph" style:parent-style-name="Heading_20_2">
      <style:paragraph-properties fo:margin-top="0cm" fo:margin-bottom="0.499cm" style:contextual-spacing="false"/>
      <style:text-properties fo:color="#ffffff" loext:opacity="100%" fo:font-size="18pt" style:font-name-asian="NSimSun" style:font-size-asian="18pt" style:font-name-complex="Liberation Mono" style:font-size-complex="18pt"/>
    </style:style>
    <style:style style:name="P55" style:family="paragraph" style:parent-style-name="Text_20_body">
      <style:paragraph-properties fo:margin-top="0cm" fo:margin-bottom="0.499cm" style:contextual-spacing="false"/>
      <style:text-properties style:font-name-asian="NSimSun" style:font-size-asian="12pt" style:font-name-complex="Liberation Mono"/>
    </style:style>
    <style:style style:name="P56" style:family="paragraph" style:parent-style-name="Heading_20_3">
      <style:paragraph-properties fo:margin-top="0cm" fo:margin-bottom="0.499cm" style:contextual-spacing="false"/>
      <style:text-properties fo:color="#ffffff" loext:opacity="100%" fo:font-size="14pt" style:font-name-asian="NSimSun" style:font-size-asian="14pt" style:font-name-complex="Liberation Mono" style:font-size-complex="14pt"/>
    </style:style>
    <style:style style:name="P57" style:family="paragraph" style:parent-style-name="Text_20_body">
      <style:paragraph-properties fo:margin-top="0cm" fo:margin-bottom="0.499cm" style:contextual-spacing="false"/>
      <style:text-properties fo:color="#ffffff" loext:opacity="100%" fo:font-weight="bold" style:font-name-asian="NSimSun" style:font-size-asian="12pt" style:font-name-complex="Liberation Mono"/>
    </style:style>
    <style:style style:name="P58" style:family="paragraph" style:parent-style-name="Text_20_body">
      <style:paragraph-properties fo:margin-left="0cm" fo:margin-right="0cm" fo:text-indent="0cm" style:auto-text-indent="false"/>
      <style:text-properties fo:color="#ffffff" loext:opacity="100%" style:font-name-asian="NSimSun" style:font-size-asian="12pt" style:font-name-complex="Liberation Mono"/>
    </style:style>
    <style:style style:name="P59" style:family="paragraph" style:parent-style-name="Text_20_body">
      <style:paragraph-properties fo:margin-top="0cm" fo:margin-bottom="0.499cm" style:contextual-spacing="false"/>
      <style:text-properties fo:color="#ffffff" loext:opacity="100%" style:font-name-asian="NSimSun" style:font-size-asian="12pt" style:font-name-complex="Liberation Mono"/>
    </style:style>
    <style:style style:name="P60" style:family="paragraph" style:parent-style-name="Text_20_body" style:list-style-name="L10">
      <style:paragraph-properties fo:margin-top="0cm" fo:margin-bottom="0.499cm" style:contextual-spacing="false"/>
      <style:text-properties style:font-name-asian="NSimSun" style:font-size-asian="12pt" style:font-name-complex="Liberation Mono"/>
    </style:style>
    <style:style style:name="P61" style:family="paragraph" style:parent-style-name="Standard">
      <style:paragraph-properties fo:margin-left="0cm" fo:margin-right="0cm" style:line-height-at-least="0.503cm" fo:text-indent="0cm" style:auto-text-indent="false"/>
    </style:style>
    <style:style style:name="P62" style:family="paragraph" style:parent-style-name="Quotations">
      <style:text-properties style:font-name-asian="NSimSun" style:font-size-asian="12pt" style:font-name-complex="Liberation Mono"/>
    </style:style>
    <style:style style:name="P63" style:family="paragraph" style:parent-style-name="Text_20_body">
      <style:paragraph-properties fo:margin-top="0cm" fo:margin-bottom="0.499cm" style:contextual-spacing="false"/>
      <style:text-properties style:font-size-asian="12pt"/>
    </style:style>
    <style:style style:name="P64" style:family="paragraph" style:parent-style-name="Text_20_body">
      <style:paragraph-properties fo:margin-top="0cm" fo:margin-bottom="0.499cm" style:contextual-spacing="false"/>
      <style:text-properties fo:color="#ffffff" loext:opacity="100%" style:font-size-asian="12pt"/>
    </style:style>
    <style:style style:name="P65" style:family="paragraph" style:parent-style-name="Standard">
      <style:paragraph-properties fo:margin-top="0cm" fo:margin-bottom="0.499cm" style:contextual-spacing="false" fo:line-height="115%"/>
      <style:text-properties fo:color="#cccccc" loext:opacity="100%" style:font-name="Consolas" fo:font-size="10.5pt" fo:font-weight="normal" fo:background-color="#1f1f1f"/>
    </style:style>
    <style:style style:name="P66" style:family="paragraph" style:parent-style-name="Preformatted_20_Text">
      <style:paragraph-properties fo:margin-top="0cm" fo:margin-bottom="0.499cm" style:contextual-spacing="false" fo:line-height="115%"/>
      <style:text-properties fo:color="#2a6099" loext:opacity="100%" style:font-name="Liberation Serif" fo:font-size="12pt" style:font-size-asian="12pt" style:font-size-complex="12pt"/>
    </style:style>
    <style:style style:name="P67" style:family="paragraph" style:parent-style-name="Heading_20_4">
      <style:paragraph-properties fo:margin-top="0cm" fo:margin-bottom="0.499cm" style:contextual-spacing="false" fo:line-height="115%"/>
      <style:text-properties fo:color="#ffffff" loext:opacity="100%"/>
    </style:style>
    <style:style style:name="P68" style:family="paragraph" style:parent-style-name="Text_20_body" style:list-style-name="L11">
      <style:paragraph-properties fo:margin-top="0cm" fo:margin-bottom="0.499cm" style:contextual-spacing="false"/>
      <style:text-properties fo:color="#2a6099" loext:opacity="100%" style:font-size-asian="12pt"/>
    </style:style>
    <style:style style:name="P69" style:family="paragraph" style:parent-style-name="Text_20_body" style:list-style-name="L11">
      <style:paragraph-properties fo:margin-top="0cm" fo:margin-bottom="0.499cm" style:contextual-spacing="false"/>
      <style:text-properties style:font-size-asian="12pt"/>
    </style:style>
    <style:style style:name="P70" style:family="paragraph" style:parent-style-name="Horizontal_20_Line">
      <style:text-properties fo:color="#ffffff" loext:opacity="100%" fo:font-size="14pt" officeooo:paragraph-rsid="003a1e6f" style:font-name-asian="NSimSun" style:font-size-asian="14pt" style:font-name-complex="Liberation Mono" style:font-size-complex="14pt"/>
    </style:style>
    <style:style style:name="P71" style:family="paragraph" style:parent-style-name="Heading_20_3">
      <style:paragraph-properties fo:margin-top="0cm" fo:margin-bottom="0.499cm" style:contextual-spacing="false"/>
      <style:text-properties fo:font-size="12pt" officeooo:paragraph-rsid="001b2900" style:font-name-asian="NSimSun" style:font-size-asian="12pt" style:font-name-complex="Liberation Mono" style:font-size-complex="12pt"/>
    </style:style>
    <style:style style:name="P72" style:family="paragraph" style:parent-style-name="Text_20_body">
      <style:paragraph-properties fo:margin-top="0cm" fo:margin-bottom="0.499cm" style:contextual-spacing="false"/>
      <style:text-properties fo:font-size="12pt" officeooo:paragraph-rsid="001b2900" style:font-name-asian="NSimSun" style:font-size-asian="12pt" style:font-name-complex="Liberation Mono" style:font-size-complex="12pt"/>
    </style:style>
    <style:style style:name="P73" style:family="paragraph" style:parent-style-name="Text_20_body">
      <style:paragraph-properties fo:margin-top="0cm" fo:margin-bottom="0.499cm" style:contextual-spacing="false"/>
      <style:text-properties fo:color="#ffffff" loext:opacity="100%" officeooo:rsid="001b2900" style:font-name-asian="NSimSun" style:font-size-asian="12pt" style:font-name-complex="Liberation Mono"/>
    </style:style>
    <style:style style:name="P74" style:family="paragraph" style:parent-style-name="Standard">
      <style:paragraph-properties fo:margin-top="0cm" fo:margin-bottom="0.499cm" style:contextual-spacing="false"/>
      <style:text-properties fo:font-size="12pt" officeooo:paragraph-rsid="001b2900" style:font-name-asian="NSimSun" style:font-size-asian="12pt" style:font-name-complex="Liberation Mono" style:font-size-complex="12pt"/>
    </style:style>
    <style:style style:name="P75" style:family="paragraph" style:parent-style-name="Text_20_body">
      <style:paragraph-properties fo:margin-top="0cm" fo:margin-bottom="0.499cm" style:contextual-spacing="false"/>
      <style:text-properties officeooo:paragraph-rsid="001cb4e5" style:font-name-asian="NSimSun" style:font-size-asian="12pt" style:font-name-complex="Liberation Mono"/>
    </style:style>
    <style:style style:name="P76" style:family="paragraph" style:parent-style-name="Horizontal_20_Line">
      <style:text-properties fo:color="#2a6099" loext:opacity="100%" fo:font-size="12pt" officeooo:paragraph-rsid="003a1e6f" style:font-name-asian="NSimSun" style:font-size-asian="12pt" style:font-name-complex="Liberation Mono" style:font-size-complex="12pt"/>
    </style:style>
    <style:style style:name="P77" style:family="paragraph" style:parent-style-name="Heading_20_3">
      <style:paragraph-properties fo:margin-top="0cm" fo:margin-bottom="0.499cm" style:contextual-spacing="false"/>
      <style:text-properties fo:color="#ffffff" loext:opacity="100%" fo:font-size="14pt" officeooo:paragraph-rsid="003a1e6f" style:font-name-asian="NSimSun" style:font-size-asian="14pt" style:font-name-complex="Liberation Mono" style:font-size-complex="14pt"/>
    </style:style>
    <style:style style:name="P78" style:family="paragraph" style:parent-style-name="Heading_20_2">
      <style:paragraph-properties fo:margin-top="0cm" fo:margin-bottom="0.499cm" style:contextual-spacing="false"/>
      <style:text-properties fo:color="#ffffff" loext:opacity="100%" fo:font-size="14pt" officeooo:paragraph-rsid="001b2900" style:font-name-asian="NSimSun" style:font-size-asian="14pt" style:font-name-complex="Liberation Mono" style:font-size-complex="14pt"/>
    </style:style>
    <style:style style:name="P79" style:family="paragraph" style:parent-style-name="Heading_20_2">
      <style:text-properties style:font-name="Liberation Serif" fo:font-size="14pt" officeooo:rsid="001b2900" officeooo:paragraph-rsid="001b2900" style:font-name-asian="NSimSun" style:font-size-asian="14pt" style:font-name-complex="Liberation Mono" style:font-size-complex="14pt"/>
    </style:style>
    <style:style style:name="P80" style:family="paragraph" style:parent-style-name="Text_20_body">
      <style:text-properties fo:font-size="14pt" officeooo:rsid="001b2900" style:font-name-asian="NSimSun" style:font-size-asian="14pt" style:font-name-complex="Liberation Mono" style:font-size-complex="14pt"/>
    </style:style>
    <style:style style:name="P81" style:family="paragraph" style:parent-style-name="Standard">
      <style:text-properties style:font-name="Liberation Serif" fo:font-size="14pt" officeooo:rsid="001b2900" style:font-size-asian="14pt" style:font-size-complex="14pt"/>
    </style:style>
    <style:style style:name="P82" style:family="paragraph" style:parent-style-name="Preformatted_20_Text">
      <style:text-properties style:font-name="Liberation Serif" fo:font-size="14pt" officeooo:rsid="001b2900" style:font-size-asian="14pt" style:font-size-complex="14pt"/>
    </style:style>
    <style:style style:name="P83" style:family="paragraph" style:parent-style-name="Heading_20_2">
      <style:text-properties style:font-name="Liberation Serif" fo:font-size="12pt" officeooo:rsid="001b2900" officeooo:paragraph-rsid="001b2900" style:font-name-asian="NSimSun" style:font-size-asian="12pt" style:font-name-complex="Liberation Mono" style:font-size-complex="12pt"/>
    </style:style>
    <style:style style:name="P84" style:family="paragraph" style:parent-style-name="Text_20_body">
      <style:text-properties officeooo:rsid="001b2900" style:font-name-asian="NSimSun" style:font-size-asian="12pt" style:font-name-complex="Liberation Mono"/>
    </style:style>
    <style:style style:name="P85" style:family="paragraph" style:parent-style-name="Standard">
      <style:text-properties fo:color="#cccccc" loext:opacity="100%" style:font-name="Consolas" fo:font-size="10.5pt" fo:font-weight="normal" officeooo:rsid="001b2900" fo:background-color="#1f1f1f" style:font-name-asian="NSimSun" style:font-size-asian="12pt" style:font-name-complex="Liberation Mono"/>
    </style:style>
    <style:style style:name="P86" style:family="paragraph" style:parent-style-name="Text_20_body">
      <style:text-properties officeooo:rsid="0020b345" officeooo:paragraph-rsid="0020b345" style:font-name-asian="NSimSun" style:font-size-asian="12pt" style:font-name-complex="Liberation Mono"/>
    </style:style>
    <style:style style:name="P87" style:family="paragraph" style:parent-style-name="Preformatted_20_Text">
      <style:text-properties style:font-name="Liberation Serif" fo:font-size="12pt" officeooo:rsid="001b2900" officeooo:paragraph-rsid="001b2900" style:font-size-asian="12pt" style:font-size-complex="12pt"/>
    </style:style>
    <style:style style:name="P88" style:family="paragraph" style:parent-style-name="Text_20_body">
      <style:text-properties fo:color="#2a6099" loext:opacity="100%" officeooo:rsid="0025a1bf" style:font-name-asian="NSimSun" style:font-size-asian="12pt" style:font-name-complex="Liberation Mono"/>
    </style:style>
    <style:style style:name="P89" style:family="paragraph" style:parent-style-name="Text_20_body">
      <style:text-properties style:font-name-asian="NSimSun" style:font-size-asian="12pt" style:font-name-complex="Liberation Mono"/>
    </style:style>
    <style:style style:name="P90" style:family="paragraph" style:parent-style-name="Text_20_body">
      <style:text-properties fo:font-size="14pt" fo:font-weight="bold" style:font-name-asian="NSimSun" style:font-size-asian="14pt" style:font-weight-asian="bold" style:font-name-complex="Liberation Mono" style:font-size-complex="14pt" style:font-weight-complex="bold"/>
    </style:style>
    <style:style style:name="P91" style:family="paragraph" style:parent-style-name="Text_20_body">
      <style:text-properties fo:font-weight="bold" style:font-name-asian="NSimSun" style:font-size-asian="12pt" style:font-weight-asian="bold" style:font-name-complex="Liberation Mono" style:font-weight-complex="bold"/>
    </style:style>
    <style:style style:name="P92" style:family="paragraph" style:parent-style-name="Standard">
      <style:text-properties fo:color="#cccccc" loext:opacity="100%" style:font-name="Consolas" fo:font-size="10.5pt" fo:font-weight="normal" fo:background-color="#1f1f1f" style:font-name-asian="NSimSun" style:font-size-asian="12pt" style:font-weight-asian="normal" style:font-name-complex="Liberation Mono" style:font-weight-complex="normal"/>
    </style:style>
    <style:style style:name="P93" style:family="paragraph" style:parent-style-name="Text_20_body">
      <style:text-properties fo:font-weight="normal" style:font-name-asian="NSimSun" style:font-size-asian="12pt" style:font-weight-asian="normal" style:font-name-complex="Liberation Mono" style:font-weight-complex="normal"/>
    </style:style>
    <style:style style:name="P94" style:family="paragraph" style:parent-style-name="Text_20_body">
      <style:text-properties fo:font-weight="normal" officeooo:rsid="0020feed" officeooo:paragraph-rsid="0020feed" style:font-name-asian="NSimSun" style:font-size-asian="12pt" style:font-weight-asian="normal" style:font-name-complex="Liberation Mono" style:font-weight-complex="normal"/>
    </style:style>
    <style:style style:name="P95" style:family="paragraph" style:parent-style-name="Text_20_body">
      <style:text-properties fo:font-weight="normal" officeooo:rsid="00215968" officeooo:paragraph-rsid="00215968" style:font-name-asian="NSimSun" style:font-size-asian="12pt" style:font-weight-asian="normal" style:font-name-complex="Liberation Mono" style:font-weight-complex="normal"/>
    </style:style>
    <style:style style:name="P96" style:family="paragraph" style:parent-style-name="Heading_20_2">
      <style:paragraph-properties fo:margin-top="0cm" fo:margin-bottom="0.499cm" style:contextual-spacing="false"/>
      <style:text-properties fo:color="#ffffff" loext:opacity="100%" fo:font-size="14pt" officeooo:paragraph-rsid="0023337f" style:font-name-asian="NSimSun" style:font-size-asian="14pt" style:font-name-complex="Liberation Mono" style:font-size-complex="14pt"/>
    </style:style>
    <style:style style:name="P97" style:family="paragraph" style:parent-style-name="Text_20_body">
      <style:paragraph-properties fo:margin-top="0cm" fo:margin-bottom="0.499cm" style:contextual-spacing="false"/>
      <style:text-properties fo:color="#ffffff" loext:opacity="100%" fo:font-size="14pt" officeooo:paragraph-rsid="0023337f" style:font-name-asian="NSimSun" style:font-size-asian="14pt" style:font-name-complex="Liberation Mono" style:font-size-complex="14pt"/>
    </style:style>
    <style:style style:name="P98" style:family="paragraph" style:parent-style-name="Text_20_body">
      <style:paragraph-properties fo:margin-top="0cm" fo:margin-bottom="0.499cm" style:contextual-spacing="false"/>
      <style:text-properties officeooo:paragraph-rsid="0023337f"/>
    </style:style>
    <style:style style:name="P99" style:family="paragraph" style:parent-style-name="Text_20_body" style:list-style-name="L12">
      <style:paragraph-properties fo:margin-top="0cm" fo:margin-bottom="0.499cm" style:contextual-spacing="false"/>
      <style:text-properties fo:color="#ffffff" loext:opacity="100%" fo:font-size="14pt" style:font-name-asian="NSimSun" style:font-size-asian="14pt" style:font-name-complex="Liberation Mono" style:font-size-complex="14pt"/>
    </style:style>
    <style:style style:name="P100" style:family="paragraph" style:parent-style-name="Text_20_body">
      <style:paragraph-properties fo:margin-top="0cm" fo:margin-bottom="0.499cm" style:contextual-spacing="false"/>
      <style:text-properties fo:color="#ffffff" loext:opacity="100%" fo:font-size="12pt" officeooo:paragraph-rsid="0023337f" style:font-name-asian="NSimSun" style:font-size-asian="12pt" style:font-name-complex="Liberation Mono" style:font-size-complex="12pt"/>
    </style:style>
    <style:style style:name="P101" style:family="paragraph" style:parent-style-name="Standard">
      <style:paragraph-properties fo:margin-top="0cm" fo:margin-bottom="0.499cm" style:contextual-spacing="false"/>
      <style:text-properties fo:color="#cccccc" loext:opacity="100%" style:font-name="Consolas" fo:font-size="10.5pt" fo:font-weight="normal" officeooo:paragraph-rsid="0023337f" fo:background-color="#1f1f1f"/>
    </style:style>
    <style:style style:name="P102" style:family="paragraph" style:parent-style-name="Standard">
      <style:paragraph-properties style:line-height-at-least="0.503cm"/>
      <style:text-properties fo:color="#cccccc" loext:opacity="100%" fo:background-color="#1f1f1f"/>
    </style:style>
    <style:style style:name="P103" style:family="paragraph" style:parent-style-name="Standard">
      <style:paragraph-properties fo:margin-top="0cm" fo:margin-bottom="0.499cm" style:contextual-spacing="false"/>
      <style:text-properties fo:color="#cccccc" loext:opacity="100%" style:font-name="Consolas" fo:font-size="10.5pt" fo:font-weight="normal" officeooo:paragraph-rsid="0024793e" fo:background-color="#1f1f1f"/>
    </style:style>
    <style:style style:name="P104" style:family="paragraph" style:parent-style-name="Text_20_body">
      <style:paragraph-properties fo:margin-top="0cm" fo:margin-bottom="0.499cm" style:contextual-spacing="false"/>
      <style:text-properties fo:color="#ffffff" loext:opacity="100%" style:font-name="Liberation Serif" fo:font-weight="normal" officeooo:rsid="0023337f" style:font-name-asian="NSimSun" style:font-size-asian="12pt" style:font-weight-asian="normal" style:font-name-complex="Liberation Mono" style:font-weight-complex="normal"/>
    </style:style>
    <style:style style:name="P105" style:family="paragraph" style:parent-style-name="Standard">
      <style:paragraph-properties fo:margin-left="0cm" fo:margin-right="0cm" fo:text-indent="0cm" style:auto-text-indent="false"/>
      <style:text-properties fo:color="#ffffff" loext:opacity="100%" fo:font-size="14pt" style:font-name-asian="NSimSun" style:font-size-asian="14pt" style:font-name-complex="Liberation Mono" style:font-size-complex="14pt"/>
    </style:style>
    <style:style style:name="P106" style:family="paragraph" style:parent-style-name="Standard">
      <style:paragraph-properties fo:margin-left="0cm" fo:margin-right="0cm" style:line-height-at-least="0.503cm" fo:text-indent="0cm" style:auto-text-indent="false"/>
      <style:text-properties fo:color="#cccccc" loext:opacity="100%" style:font-name="Liberation Serif" fo:font-size="14pt" fo:font-weight="normal" fo:background-color="#1f1f1f" style:font-size-asian="14pt" style:font-size-complex="14pt"/>
    </style:style>
    <style:style style:name="P107" style:family="paragraph" style:parent-style-name="Standard">
      <style:paragraph-properties fo:margin-left="0cm" fo:margin-right="0cm" style:line-height-at-least="0.503cm" fo:text-indent="0cm" style:auto-text-indent="false"/>
      <style:text-properties fo:color="#ffffff" loext:opacity="100%" style:font-name="Liberation Serif" fo:font-size="12pt" fo:font-weight="normal" officeooo:rsid="0024793e" officeooo:paragraph-rsid="0024793e" fo:background-color="#1f1f1f" style:font-size-asian="12pt" style:font-size-complex="12pt"/>
    </style:style>
    <style:style style:name="P108" style:family="paragraph" style:parent-style-name="Text_20_body">
      <style:paragraph-properties fo:margin-left="0cm" fo:margin-right="0cm" fo:text-indent="0cm" style:auto-text-indent="false"/>
      <style:text-properties fo:color="#ffffff" loext:opacity="100%" fo:font-size="14pt" style:font-name-asian="NSimSun" style:font-size-asian="14pt" style:font-name-complex="Liberation Mono" style:font-size-complex="14pt"/>
    </style:style>
    <style:style style:name="P109" style:family="paragraph" style:parent-style-name="Heading_20_2">
      <style:paragraph-properties fo:margin-top="0cm" fo:margin-bottom="0.499cm" style:contextual-spacing="false"/>
      <style:text-properties fo:color="#ffffff" loext:opacity="100%" fo:font-size="14pt" officeooo:paragraph-rsid="0024991a" style:font-name-asian="NSimSun" style:font-size-asian="14pt" style:font-name-complex="Liberation Mono" style:font-size-complex="14pt"/>
    </style:style>
    <style:style style:name="P110" style:family="paragraph" style:parent-style-name="Text_20_body">
      <style:paragraph-properties fo:margin-left="0cm" fo:margin-right="0cm" fo:text-indent="0cm" style:auto-text-indent="false"/>
      <style:text-properties fo:color="#ffffff" loext:opacity="100%" fo:font-size="14pt" officeooo:paragraph-rsid="0024991a" style:font-name-asian="NSimSun" style:font-size-asian="14pt" style:font-name-complex="Liberation Mono" style:font-size-complex="14pt"/>
    </style:style>
    <style:style style:name="P111" style:family="paragraph" style:parent-style-name="Text_20_body">
      <style:text-properties fo:font-size="18pt" officeooo:paragraph-rsid="0026f5ca" style:font-size-asian="18pt" style:font-size-complex="18pt"/>
    </style:style>
    <style:style style:name="P112" style:family="paragraph" style:parent-style-name="Text_20_body">
      <style:text-properties fo:font-size="18pt" fo:font-weight="bold" officeooo:paragraph-rsid="0026f5ca" style:font-size-asian="18pt" style:font-weight-asian="bold" style:font-size-complex="18pt" style:font-weight-complex="bold"/>
    </style:style>
    <style:style style:name="P113" style:family="paragraph" style:parent-style-name="Text_20_body">
      <style:text-properties fo:font-size="12pt" fo:font-weight="normal" officeooo:paragraph-rsid="0026f5ca" style:font-size-asian="10.5pt" style:font-weight-asian="normal" style:font-size-complex="12pt" style:font-weight-complex="normal"/>
    </style:style>
    <style:style style:name="P114" style:family="paragraph" style:parent-style-name="Text_20_body" style:list-style-name="L13"/>
    <style:style style:name="P115" style:family="paragraph" style:parent-style-name="Text_20_body" style:list-style-name="L14"/>
    <style:style style:name="P116" style:family="paragraph" style:parent-style-name="Text_20_body">
      <style:paragraph-properties fo:margin-top="0cm" fo:margin-bottom="0.499cm" style:contextual-spacing="false"/>
      <style:text-properties officeooo:paragraph-rsid="0026f5ca"/>
    </style:style>
    <style:style style:name="P117" style:family="paragraph" style:parent-style-name="Text_20_body">
      <style:text-properties fo:font-size="12pt" fo:font-weight="normal" officeooo:paragraph-rsid="0026f5ca" style:font-size-asian="12pt" style:font-weight-asian="normal" style:font-size-complex="12pt" style:font-weight-complex="normal"/>
    </style:style>
    <style:style style:name="P118" style:family="paragraph" style:parent-style-name="Text_20_body" style:list-style-name="L15">
      <style:text-properties fo:font-size="14pt" fo:font-weight="bold" style:font-size-asian="14pt" style:font-weight-asian="bold" style:font-size-complex="14pt" style:font-weight-complex="bold"/>
    </style:style>
    <style:style style:name="P119" style:family="paragraph" style:parent-style-name="Text_20_body">
      <style:paragraph-properties fo:margin-top="0cm" fo:margin-bottom="0.499cm" style:contextual-spacing="false"/>
      <style:text-properties officeooo:paragraph-rsid="00278b46"/>
    </style:style>
    <style:style style:name="P120" style:family="paragraph" style:parent-style-name="Text_20_body" style:list-style-name="L16">
      <style:paragraph-properties fo:margin-top="0cm" fo:margin-bottom="0.499cm" style:contextual-spacing="false"/>
      <style:text-properties fo:color="#ffffff" loext:opacity="100%" officeooo:rsid="00278b46" style:font-name-asian="NSimSun" style:font-name-complex="Liberation Mono"/>
    </style:style>
    <style:style style:name="P121" style:family="paragraph" style:parent-style-name="Text_20_body">
      <style:paragraph-properties fo:margin-top="0cm" fo:margin-bottom="0.499cm" style:contextual-spacing="false"/>
      <style:text-properties fo:color="#ffffff" loext:opacity="100%" officeooo:rsid="00278b46" officeooo:paragraph-rsid="00278b46" style:font-name-asian="NSimSun" style:font-name-complex="Liberation Mono"/>
    </style:style>
    <style:style style:name="P122" style:family="paragraph" style:parent-style-name="Text_20_body">
      <style:paragraph-properties fo:margin-top="0cm" fo:margin-bottom="0.499cm" style:contextual-spacing="false"/>
      <style:text-properties officeooo:paragraph-rsid="002979ff"/>
    </style:style>
    <style:style style:name="P123" style:family="paragraph" style:parent-style-name="Text_20_body">
      <style:paragraph-properties fo:margin-top="0cm" fo:margin-bottom="0.499cm" style:contextual-spacing="false"/>
      <style:text-properties fo:color="#ffffff" loext:opacity="100%" officeooo:rsid="002979ff" officeooo:paragraph-rsid="002979ff" style:font-name-asian="NSimSun" style:font-name-complex="Liberation Mono"/>
    </style:style>
    <style:style style:name="P124" style:family="paragraph" style:parent-style-name="Standard">
      <style:paragraph-properties fo:margin-top="0cm" fo:margin-bottom="0.499cm" style:contextual-spacing="false"/>
      <style:text-properties officeooo:paragraph-rsid="00278b46"/>
    </style:style>
    <style:style style:name="P125" style:family="paragraph" style:parent-style-name="Text_20_body">
      <style:text-properties fo:font-size="18pt" fo:font-weight="bold" officeooo:paragraph-rsid="002a151f" style:font-size-asian="18pt" style:font-weight-asian="bold" style:font-size-complex="18pt" style:font-weight-complex="bold"/>
    </style:style>
    <style:style style:name="P126" style:family="paragraph" style:parent-style-name="Text_20_body">
      <style:paragraph-properties fo:margin-top="0cm" fo:margin-bottom="0.499cm" style:contextual-spacing="false"/>
      <style:text-properties officeooo:paragraph-rsid="002a151f"/>
    </style:style>
    <style:style style:name="P127" style:family="paragraph" style:parent-style-name="Text_20_body">
      <style:paragraph-properties fo:margin-top="0cm" fo:margin-bottom="0.499cm" style:contextual-spacing="false"/>
      <style:text-properties fo:color="#ffffff" loext:opacity="100%" fo:font-size="12pt" fo:font-weight="normal" officeooo:rsid="002979ff" style:font-name-asian="NSimSun" style:font-size-asian="12pt" style:font-weight-asian="normal" style:font-name-complex="Liberation Mono" style:font-size-complex="12pt" style:font-weight-complex="normal"/>
    </style:style>
    <style:style style:name="P128" style:family="paragraph" style:parent-style-name="Text_20_body" style:list-style-name="L17">
      <style:paragraph-properties fo:margin-top="0cm" fo:margin-bottom="0.499cm" style:contextual-spacing="false"/>
      <style:text-properties fo:color="#ffffff" loext:opacity="100%" fo:font-size="14pt" fo:font-weight="bold" officeooo:rsid="002979ff" style:font-name-asian="NSimSun" style:font-size-asian="14pt" style:font-weight-asian="bold" style:font-name-complex="Liberation Mono" style:font-size-complex="14pt" style:font-weight-complex="bold"/>
    </style:style>
    <style:style style:name="P129" style:family="paragraph" style:parent-style-name="Text_20_body" style:list-style-name="L17">
      <style:paragraph-properties fo:margin-top="0cm" fo:margin-bottom="0.499cm" style:contextual-spacing="false"/>
      <style:text-properties fo:color="#ffffff" loext:opacity="100%" fo:font-size="12pt" fo:font-weight="normal" officeooo:rsid="002979ff" style:font-name-asian="NSimSun" style:font-size-asian="12pt" style:font-weight-asian="normal" style:font-name-complex="Liberation Mono" style:font-size-complex="12pt" style:font-weight-complex="normal"/>
    </style:style>
    <style:style style:name="P130" style:family="paragraph" style:parent-style-name="Heading_20_3">
      <style:paragraph-properties fo:margin-top="0cm" fo:margin-bottom="0.499cm" style:contextual-spacing="false"/>
      <style:text-properties officeooo:paragraph-rsid="002a151f"/>
    </style:style>
    <style:style style:name="P131" style:family="paragraph" style:parent-style-name="Text_20_body" style:list-style-name="L18">
      <style:paragraph-properties fo:margin-top="0cm" fo:margin-bottom="0.499cm" style:contextual-spacing="false"/>
      <style:text-properties fo:color="#ffffff" loext:opacity="100%" fo:font-size="14pt" fo:font-weight="bold" officeooo:rsid="002979ff" style:font-name-asian="NSimSun" style:font-size-asian="14pt" style:font-weight-asian="bold" style:font-name-complex="Liberation Mono" style:font-size-complex="14pt" style:font-weight-complex="bold"/>
    </style:style>
    <style:style style:name="P132" style:family="paragraph" style:parent-style-name="Text_20_body" style:list-style-name="L18">
      <style:paragraph-properties fo:margin-top="0cm" fo:margin-bottom="0.499cm" style:contextual-spacing="false"/>
      <style:text-properties fo:color="#ffffff" loext:opacity="100%" fo:font-size="12pt" fo:font-weight="normal" officeooo:rsid="002979ff" style:font-name-asian="NSimSun" style:font-size-asian="12pt" style:font-weight-asian="normal" style:font-name-complex="Liberation Mono" style:font-size-complex="12pt" style:font-weight-complex="normal"/>
    </style:style>
    <style:style style:name="P133" style:family="paragraph" style:parent-style-name="Text_20_body">
      <style:paragraph-properties fo:margin-top="0cm" fo:margin-bottom="0.499cm" style:contextual-spacing="false"/>
      <style:text-properties fo:color="#ffffff" loext:opacity="100%" fo:font-size="14pt" fo:font-weight="bold" officeooo:rsid="002979ff" style:font-name-asian="NSimSun" style:font-size-asian="14pt" style:font-weight-asian="bold" style:font-name-complex="Liberation Mono" style:font-size-complex="14pt" style:font-weight-complex="bold"/>
    </style:style>
    <style:style style:name="P134" style:family="paragraph" style:parent-style-name="Text_20_body" style:list-style-name="L19">
      <style:paragraph-properties fo:margin-top="0cm" fo:margin-bottom="0.499cm" style:contextual-spacing="false"/>
      <style:text-properties fo:color="#ffffff" loext:opacity="100%" fo:font-size="14pt" fo:font-weight="bold" officeooo:rsid="002979ff" style:font-name-asian="NSimSun" style:font-size-asian="14pt" style:font-weight-asian="bold" style:font-name-complex="Liberation Mono" style:font-size-complex="14pt" style:font-weight-complex="bold"/>
    </style:style>
    <style:style style:name="P135" style:family="paragraph" style:parent-style-name="Text_20_body" style:list-style-name="L19">
      <style:paragraph-properties fo:margin-top="0cm" fo:margin-bottom="0.499cm" style:contextual-spacing="false"/>
      <style:text-properties fo:color="#ffffff" loext:opacity="100%" fo:font-size="12pt" fo:font-weight="normal" officeooo:rsid="002979ff" style:font-name-asian="NSimSun" style:font-size-asian="12pt" style:font-weight-asian="normal" style:font-name-complex="Liberation Mono" style:font-size-complex="12pt" style:font-weight-complex="normal"/>
    </style:style>
    <style:style style:name="P136" style:family="paragraph" style:parent-style-name="Standard">
      <style:paragraph-properties fo:margin-top="0cm" fo:margin-bottom="0.499cm" style:contextual-spacing="false"/>
      <style:text-properties fo:color="#cccccc" loext:opacity="100%" style:font-name="Consolas" fo:font-size="10.5pt" fo:font-weight="normal" officeooo:rsid="002979ff" fo:background-color="#1f1f1f" style:font-name-asian="NSimSun" style:font-size-asian="12pt" style:font-weight-asian="normal" style:font-name-complex="Liberation Mono" style:font-size-complex="12pt" style:font-weight-complex="normal"/>
    </style:style>
    <style:style style:name="P137" style:family="paragraph" style:parent-style-name="Text_20_body">
      <style:paragraph-properties fo:margin-top="0cm" fo:margin-bottom="0.499cm" style:contextual-spacing="false"/>
      <style:text-properties fo:color="#ffffff" loext:opacity="100%" fo:font-size="12pt" fo:font-weight="normal" officeooo:rsid="002a151f" officeooo:paragraph-rsid="002a151f" style:font-name-asian="NSimSun" style:font-size-asian="12pt" style:font-weight-asian="normal" style:font-name-complex="Liberation Mono" style:font-size-complex="12pt" style:font-weight-complex="normal"/>
    </style:style>
    <style:style style:name="P138" style:family="paragraph" style:parent-style-name="Text_20_body">
      <style:text-properties fo:font-size="18pt" fo:font-weight="bold" officeooo:paragraph-rsid="002cdef3" style:font-size-asian="18pt" style:font-weight-asian="bold" style:font-size-complex="18pt" style:font-weight-complex="bold"/>
    </style:style>
    <style:style style:name="P139" style:family="paragraph" style:parent-style-name="Text_20_body">
      <style:text-properties officeooo:paragraph-rsid="002cdef3"/>
    </style:style>
    <style:style style:name="P140" style:family="paragraph" style:parent-style-name="Heading_20_2">
      <style:text-properties officeooo:paragraph-rsid="002cdef3"/>
    </style:style>
    <style:style style:name="P141" style:family="paragraph" style:parent-style-name="Text_20_body">
      <style:text-properties fo:color="#ffffff" loext:opacity="100%" officeooo:rsid="002cdef3" style:font-name-asian="NSimSun" style:font-name-complex="Liberation Mono"/>
    </style:style>
    <style:style style:name="P142" style:family="paragraph" style:parent-style-name="Text_20_body" style:list-style-name="L20">
      <style:text-properties fo:color="#ffffff" loext:opacity="100%" officeooo:rsid="002cdef3" style:font-name-asian="NSimSun" style:font-name-complex="Liberation Mono"/>
    </style:style>
    <style:style style:name="P143" style:family="paragraph" style:parent-style-name="Text_20_body" style:list-style-name="L21">
      <style:text-properties fo:color="#ffffff" loext:opacity="100%" officeooo:rsid="002cdef3" style:font-name-asian="NSimSun" style:font-name-complex="Liberation Mono"/>
    </style:style>
    <style:style style:name="P144" style:family="paragraph" style:parent-style-name="Text_20_body" style:list-style-name="L22">
      <style:text-properties fo:color="#ffffff" loext:opacity="100%" officeooo:rsid="002cdef3" officeooo:paragraph-rsid="002df30f" style:font-name-asian="NSimSun" style:font-name-complex="Liberation Mono"/>
    </style:style>
    <style:style style:name="P145" style:family="paragraph" style:parent-style-name="Text_20_body" style:list-style-name="L22">
      <style:text-properties fo:color="#ffffff" loext:opacity="100%" officeooo:rsid="002cdef3" style:font-name-asian="NSimSun" style:font-name-complex="Liberation Mono"/>
    </style:style>
    <style:style style:name="P146" style:family="paragraph" style:parent-style-name="Heading_20_3">
      <style:paragraph-properties fo:margin-top="0cm" fo:margin-bottom="0.499cm" style:contextual-spacing="false"/>
      <style:text-properties officeooo:paragraph-rsid="003a1e6f"/>
    </style:style>
    <style:style style:name="P147" style:family="paragraph" style:parent-style-name="Heading_20_2">
      <style:text-properties officeooo:paragraph-rsid="002fe5e0"/>
    </style:style>
    <style:style style:name="P148" style:family="paragraph" style:parent-style-name="Text_20_body">
      <style:text-properties officeooo:paragraph-rsid="002fe5e0"/>
    </style:style>
    <style:style style:name="P149" style:family="paragraph" style:parent-style-name="Standard">
      <style:text-properties fo:color="#cccccc" loext:opacity="100%" style:font-name="Consolas" fo:font-size="10.5pt" fo:font-weight="normal" officeooo:paragraph-rsid="002cdef3" fo:background-color="#1f1f1f"/>
    </style:style>
    <style:style style:name="P150" style:family="paragraph" style:parent-style-name="Standard">
      <style:paragraph-properties fo:margin-left="0cm" fo:margin-right="0cm" style:line-height-at-least="0.503cm" fo:text-indent="0cm" style:auto-text-indent="false"/>
      <style:text-properties fo:color="#ffffff" loext:opacity="100%" style:font-name="Liberation Serif" fo:font-size="12pt" fo:font-weight="normal" officeooo:rsid="002fe5e0" officeooo:paragraph-rsid="002fe5e0" fo:background-color="#1f1f1f" style:font-size-asian="12pt" style:font-size-complex="12pt"/>
    </style:style>
    <style:style style:name="P151" style:family="paragraph" style:parent-style-name="Heading_20_3">
      <style:paragraph-properties fo:margin-top="0cm" fo:margin-bottom="0.499cm" style:contextual-spacing="false"/>
      <style:text-properties fo:color="#cccccc" loext:opacity="100%" style:font-name="Consolas" fo:font-size="10.5pt" fo:font-weight="normal" officeooo:paragraph-rsid="003a1e6f" fo:background-color="#1f1f1f"/>
    </style:style>
    <style:style style:name="P152" style:family="paragraph" style:parent-style-name="Text_20_body">
      <style:text-properties fo:font-size="18pt" fo:font-weight="bold" officeooo:paragraph-rsid="00311bae" style:font-size-asian="18pt" style:font-weight-asian="bold" style:font-size-complex="18pt" style:font-weight-complex="bold"/>
    </style:style>
    <style:style style:name="P153" style:family="paragraph" style:parent-style-name="Text_20_body">
      <style:text-properties fo:font-size="14pt" fo:font-weight="bold" officeooo:paragraph-rsid="002cdef3" style:font-size-asian="14pt" style:font-weight-asian="bold" style:font-size-complex="14pt" style:font-weight-complex="bold"/>
    </style:style>
    <style:style style:name="P154" style:family="paragraph" style:parent-style-name="Text_20_body">
      <style:text-properties fo:font-size="12pt" fo:font-weight="normal" officeooo:paragraph-rsid="002cdef3" style:font-size-asian="12pt" style:font-weight-asian="normal" style:font-size-complex="12pt" style:font-weight-complex="normal"/>
    </style:style>
    <style:style style:name="P155" style:family="paragraph" style:parent-style-name="Text_20_body" style:list-style-name="L23">
      <style:text-properties officeooo:paragraph-rsid="0032092b"/>
    </style:style>
    <style:style style:name="P156" style:family="paragraph" style:parent-style-name="Text_20_body" style:list-style-name="L23"/>
    <style:style style:name="P157" style:family="paragraph" style:parent-style-name="Text_20_body" style:list-style-name="L23">
      <style:text-properties style:font-name="Liberation Mono" officeooo:rsid="0032092b"/>
    </style:style>
    <style:style style:name="P158" style:family="paragraph" style:parent-style-name="Text_20_body">
      <style:text-properties fo:font-size="14pt" fo:font-weight="bold" officeooo:paragraph-rsid="0032092b" style:font-size-asian="14pt" style:font-weight-asian="bold" style:font-size-complex="14pt" style:font-weight-complex="bold"/>
    </style:style>
    <style:style style:name="P159" style:family="paragraph" style:parent-style-name="Text_20_body">
      <style:text-properties fo:font-size="14pt" fo:font-weight="bold" officeooo:paragraph-rsid="0032f8d9" style:font-size-asian="14pt" style:font-weight-asian="bold" style:font-size-complex="14pt" style:font-weight-complex="bold"/>
    </style:style>
    <style:style style:name="P160" style:family="paragraph" style:parent-style-name="Heading_20_3">
      <style:text-properties fo:font-size="12pt" fo:font-weight="bold" officeooo:paragraph-rsid="0032f8d9" style:font-size-asian="12pt" style:font-weight-asian="bold" style:font-size-complex="12pt" style:font-weight-complex="bold"/>
    </style:style>
    <style:style style:name="P161" style:family="paragraph" style:parent-style-name="Text_20_body">
      <style:text-properties fo:font-size="12pt" fo:font-weight="normal" style:font-size-asian="12pt" style:font-weight-asian="normal" style:font-size-complex="12pt" style:font-weight-complex="normal"/>
    </style:style>
    <style:style style:name="P162" style:family="paragraph" style:parent-style-name="Text_20_body" style:list-style-name="L24">
      <style:text-properties fo:font-size="14pt" fo:font-weight="bold" style:font-size-asian="14pt" style:font-weight-asian="bold" style:font-size-complex="14pt" style:font-weight-complex="bold"/>
    </style:style>
    <style:style style:name="P163" style:family="paragraph" style:parent-style-name="Quotations">
      <style:paragraph-properties fo:margin-top="0cm" fo:margin-bottom="0.247cm" style:contextual-spacing="false" fo:line-height="115%"/>
      <style:text-properties fo:font-size="14pt" fo:font-weight="bold" style:font-size-asian="14pt" style:font-weight-asian="bold" style:font-size-complex="14pt" style:font-weight-complex="bold"/>
    </style:style>
    <style:style style:name="P164" style:family="paragraph" style:parent-style-name="Text_20_body">
      <style:text-properties fo:font-size="12pt" fo:font-weight="bold" officeooo:paragraph-rsid="0032f8d9" style:font-size-asian="12pt" style:font-weight-asian="bold" style:font-size-complex="12pt" style:font-weight-complex="bold"/>
    </style:style>
    <style:style style:name="P165" style:family="paragraph" style:parent-style-name="Text_20_body">
      <style:text-properties fo:font-size="12pt" fo:font-weight="normal" officeooo:rsid="0032f8d9" officeooo:paragraph-rsid="0032f8d9" style:font-size-asian="12pt" style:font-weight-asian="normal" style:font-size-complex="12pt" style:font-weight-complex="normal"/>
    </style:style>
    <style:style style:name="P166" style:family="paragraph" style:parent-style-name="Text_20_body" style:list-style-name="L25">
      <style:text-properties fo:font-weight="normal" officeooo:rsid="0032f8d9" style:font-size-asian="12pt" style:font-weight-asian="normal" style:font-weight-complex="normal"/>
    </style:style>
    <style:style style:name="P167" style:family="paragraph" style:parent-style-name="Text_20_body" style:list-style-name="L25">
      <style:text-properties fo:font-weight="bold" officeooo:rsid="0032f8d9" style:font-size-asian="12pt" style:font-weight-asian="bold" style:font-weight-complex="bold"/>
    </style:style>
    <style:style style:name="P168" style:family="paragraph" style:parent-style-name="Heading_20_3">
      <style:text-properties fo:font-size="12pt" fo:font-weight="bold" officeooo:rsid="0032f8d9" officeooo:paragraph-rsid="0032f8d9" style:font-size-asian="12pt" style:font-weight-asian="bold" style:font-size-complex="12pt" style:font-weight-complex="bold"/>
    </style:style>
    <style:style style:name="P169" style:family="paragraph" style:parent-style-name="Text_20_body">
      <style:text-properties fo:font-weight="normal" officeooo:rsid="0032f8d9" style:font-size-asian="12pt" style:font-weight-asian="normal" style:font-weight-complex="normal"/>
    </style:style>
    <style:style style:name="P170" style:family="paragraph" style:parent-style-name="Text_20_body">
      <style:text-properties fo:font-size="18pt" fo:font-weight="bold" officeooo:rsid="0032f8d9" officeooo:paragraph-rsid="00336599" style:font-size-asian="18pt" style:font-weight-asian="bold" style:font-size-complex="18pt" style:font-weight-complex="bold"/>
    </style:style>
    <style:style style:name="P171" style:family="paragraph" style:parent-style-name="Heading_20_2">
      <style:text-properties fo:font-weight="normal" officeooo:rsid="0032f8d9" style:font-size-asian="12pt" style:font-weight-asian="normal" style:font-weight-complex="normal"/>
    </style:style>
    <style:style style:name="P172" style:family="paragraph" style:parent-style-name="Text_20_body">
      <style:text-properties officeooo:rsid="0032f8d9" style:font-size-asian="12pt"/>
    </style:style>
    <style:style style:name="P173" style:family="paragraph" style:parent-style-name="Text_20_body" style:list-style-name="L26">
      <style:text-properties officeooo:rsid="0032f8d9" style:font-size-asian="12pt"/>
    </style:style>
    <style:style style:name="P174" style:family="paragraph" style:parent-style-name="Heading_20_2">
      <style:text-properties fo:font-size="14pt" fo:font-weight="bold" officeooo:rsid="0032f8d9" style:font-size-asian="14pt" style:font-weight-asian="bold" style:font-size-complex="14pt" style:font-weight-complex="bold"/>
    </style:style>
    <style:style style:name="P175" style:family="paragraph" style:parent-style-name="Text_20_body" style:list-style-name="L27">
      <style:text-properties officeooo:rsid="0032f8d9" style:font-size-asian="12pt"/>
    </style:style>
    <style:style style:name="P176" style:family="paragraph" style:parent-style-name="Text_20_body">
      <style:text-properties officeooo:paragraph-rsid="00353114"/>
    </style:style>
    <style:style style:name="P177" style:family="paragraph" style:parent-style-name="Text_20_body">
      <style:text-properties officeooo:rsid="00353114" officeooo:paragraph-rsid="00353114" style:font-size-asian="12pt"/>
    </style:style>
    <style:style style:name="P178" style:family="paragraph" style:parent-style-name="Text_20_body">
      <style:text-properties fo:font-weight="normal" officeooo:rsid="00353114" officeooo:paragraph-rsid="00353489" style:font-size-asian="12pt" style:font-weight-asian="normal" style:font-weight-complex="normal"/>
    </style:style>
    <style:style style:name="P179" style:family="paragraph" style:parent-style-name="Standard">
      <style:text-properties fo:color="#cccccc" loext:opacity="100%" style:font-name="Consolas" fo:font-size="10.5pt" fo:font-weight="normal" officeooo:paragraph-rsid="00353489" fo:background-color="#1f1f1f"/>
    </style:style>
    <style:style style:name="P180" style:family="paragraph" style:parent-style-name="Standard">
      <style:text-properties fo:color="#ffffff" loext:opacity="100%" style:font-name="Liberation Serif" fo:font-size="12pt" fo:font-weight="normal" officeooo:rsid="00353489" officeooo:paragraph-rsid="00353489" fo:background-color="#1f1f1f" style:font-size-asian="12pt" style:font-size-complex="12pt"/>
    </style:style>
    <style:style style:name="P181" style:family="paragraph" style:parent-style-name="Text_20_body">
      <style:text-properties fo:color="#ffffff" loext:opacity="100%" style:font-name="Liberation Serif" fo:font-size="12pt" fo:font-weight="normal" officeooo:rsid="00353114" officeooo:paragraph-rsid="00353489" style:font-size-asian="12pt" style:font-weight-asian="normal" style:font-size-complex="12pt" style:font-weight-complex="normal"/>
    </style:style>
    <style:style style:name="P182" style:family="paragraph" style:parent-style-name="Text_20_body">
      <style:text-properties fo:font-size="18pt" fo:font-weight="bold" officeooo:rsid="0032f8d9" officeooo:paragraph-rsid="0033134e" style:font-size-asian="18pt" style:font-weight-asian="bold" style:font-size-complex="18pt" style:font-weight-complex="bold"/>
    </style:style>
    <style:style style:name="P183" style:family="paragraph" style:parent-style-name="Text_20_body">
      <style:text-properties fo:font-size="14pt" fo:font-weight="bold" officeooo:rsid="0032f8d9" officeooo:paragraph-rsid="0033134e" style:font-size-asian="14pt" style:font-weight-asian="bold" style:font-size-complex="14pt" style:font-weight-complex="bold"/>
    </style:style>
    <style:style style:name="P184" style:family="paragraph" style:parent-style-name="Text_20_body">
      <style:text-properties fo:font-size="12pt" fo:font-weight="normal" officeooo:rsid="0032f8d9" style:font-size-asian="12pt" style:font-weight-asian="normal" style:font-size-complex="12pt" style:font-weight-complex="normal"/>
    </style:style>
    <style:style style:name="P185" style:family="paragraph" style:parent-style-name="Text_20_body" style:list-style-name="L28">
      <style:text-properties fo:font-size="12pt" fo:font-weight="normal" officeooo:rsid="0032f8d9" style:font-size-asian="12pt" style:font-weight-asian="normal" style:font-size-complex="12pt" style:font-weight-complex="normal"/>
    </style:style>
    <style:style style:name="P186" style:family="paragraph" style:parent-style-name="Text_20_body" style:list-style-name="L28">
      <style:text-properties fo:font-size="18pt" fo:font-weight="bold" officeooo:rsid="0032f8d9" style:font-size-asian="18pt" style:font-weight-asian="bold" style:font-size-complex="18pt" style:font-weight-complex="bold"/>
    </style:style>
    <style:style style:name="P187" style:family="paragraph" style:parent-style-name="Heading_20_3">
      <style:text-properties fo:font-size="14pt" fo:font-weight="bold" officeooo:rsid="0032f8d9" officeooo:paragraph-rsid="0032f8d9" style:font-size-asian="14pt" style:font-weight-asian="bold" style:font-size-complex="14pt" style:font-weight-complex="bold"/>
    </style:style>
    <style:style style:name="P188" style:family="paragraph" style:parent-style-name="Standard">
      <style:text-properties fo:color="#cccccc" loext:opacity="100%" style:font-name="Consolas" fo:font-size="10.5pt" fo:font-weight="normal" officeooo:rsid="0032f8d9" officeooo:paragraph-rsid="0032f8d9" fo:background-color="#1f1f1f" style:font-size-asian="12pt" style:font-weight-asian="normal" style:font-size-complex="12pt" style:font-weight-complex="normal"/>
    </style:style>
    <style:style style:name="P189" style:family="paragraph" style:parent-style-name="Text_20_body">
      <style:text-properties fo:font-size="12pt" fo:font-weight="normal" officeooo:rsid="0033134e" officeooo:paragraph-rsid="0033134e" style:font-size-asian="12pt" style:font-weight-asian="normal" style:font-size-complex="12pt" style:font-weight-complex="normal"/>
    </style:style>
    <style:style style:name="P190" style:family="paragraph" style:parent-style-name="Text_20_body">
      <style:text-properties fo:font-size="18pt" fo:font-weight="bold" officeooo:rsid="0032f8d9" officeooo:paragraph-rsid="00372de1" style:font-size-asian="18pt" style:font-weight-asian="bold" style:font-size-complex="18pt" style:font-weight-complex="bold"/>
    </style:style>
    <style:style style:name="P191" style:family="paragraph" style:parent-style-name="Text_20_body">
      <style:text-properties fo:font-size="14pt" fo:font-weight="bold" officeooo:rsid="0032f8d9" officeooo:paragraph-rsid="00372de1" style:font-size-asian="14pt" style:font-weight-asian="bold" style:font-size-complex="14pt" style:font-weight-complex="bold"/>
    </style:style>
    <style:style style:name="P192" style:family="paragraph" style:parent-style-name="Text_20_body">
      <style:text-properties fo:font-size="12pt" fo:font-weight="normal" officeooo:rsid="0032f8d9" officeooo:paragraph-rsid="00372de1" style:font-size-asian="12pt" style:font-weight-asian="normal" style:font-size-complex="12pt" style:font-weight-complex="normal"/>
    </style:style>
    <style:style style:name="P193" style:family="paragraph" style:parent-style-name="Text_20_body">
      <style:text-properties fo:font-size="12pt" fo:font-weight="normal" officeooo:rsid="00372de1" officeooo:paragraph-rsid="00372de1" style:font-size-asian="12pt" style:font-weight-asian="normal" style:font-size-complex="12pt" style:font-weight-complex="normal"/>
    </style:style>
    <style:style style:name="P194" style:family="paragraph" style:parent-style-name="Standard">
      <style:paragraph-properties fo:margin-left="0cm" fo:margin-right="0cm" style:line-height-at-least="0.503cm" fo:text-indent="0cm" style:auto-text-indent="false"/>
      <style:text-properties fo:color="#6a9955" loext:opacity="100%" style:font-name="Consolas" fo:font-size="10.5pt" fo:font-weight="normal" fo:background-color="#1f1f1f"/>
    </style:style>
    <style:style style:name="P195" style:family="paragraph" style:parent-style-name="Text_20_body" style:list-style-name="L29">
      <style:text-properties officeooo:rsid="00372de1" style:font-size-asian="12pt"/>
    </style:style>
    <style:style style:name="P196" style:family="paragraph" style:parent-style-name="Text_20_body">
      <style:text-properties fo:font-weight="bold" officeooo:paragraph-rsid="0038735d" style:font-weight-asian="bold" style:font-weight-complex="bold"/>
    </style:style>
    <style:style style:name="P197" style:family="paragraph" style:parent-style-name="Text_20_body">
      <style:text-properties fo:font-size="12pt" fo:font-weight="normal" officeooo:rsid="0038735d" officeooo:paragraph-rsid="0038735d" style:font-size-asian="12pt" style:font-weight-asian="normal" style:font-size-complex="12pt" style:font-weight-complex="normal"/>
    </style:style>
    <style:style style:name="P198" style:family="paragraph" style:parent-style-name="Standard">
      <style:text-properties fo:color="#cccccc" loext:opacity="100%" style:font-name="Consolas" fo:font-size="10.5pt" fo:font-weight="normal" officeooo:rsid="00372de1" officeooo:paragraph-rsid="00372de1" fo:background-color="#1f1f1f" style:font-size-asian="12pt" style:font-weight-asian="normal" style:font-size-complex="12pt" style:font-weight-complex="normal"/>
    </style:style>
    <style:style style:name="P199" style:family="paragraph" style:parent-style-name="Standard">
      <style:paragraph-properties fo:margin-top="0cm" fo:margin-bottom="0.499cm" style:contextual-spacing="false" style:line-height-at-least="0.503cm"/>
    </style:style>
    <style:style style:name="P200" style:family="paragraph" style:parent-style-name="Standard">
      <style:paragraph-properties style:line-height-at-least="0.503cm"/>
      <style:text-properties fo:color="#cccccc" loext:opacity="100%" style:font-name="Consolas" fo:font-size="10.5pt" fo:font-weight="normal" fo:background-color="#1f1f1f"/>
    </style:style>
    <style:style style:name="P201" style:family="paragraph" style:parent-style-name="Text_20_body">
      <style:text-properties fo:font-size="18pt" fo:font-weight="bold" officeooo:paragraph-rsid="003a062b" style:font-size-asian="18pt" style:font-weight-asian="bold" style:font-size-complex="18pt" style:font-weight-complex="bold"/>
    </style:style>
    <style:style style:name="P202" style:family="paragraph" style:parent-style-name="Text_20_body" style:list-style-name="L30">
      <style:text-properties fo:color="#ffffff" loext:opacity="100%" fo:font-size="12pt" fo:font-weight="normal" officeooo:rsid="003a062b" style:font-name-asian="NSimSun" style:font-size-asian="12pt" style:font-weight-asian="normal" style:font-name-complex="Liberation Mono" style:font-size-complex="12pt" style:font-weight-complex="normal"/>
    </style:style>
    <style:style style:name="P203" style:family="paragraph" style:parent-style-name="Heading_20_3">
      <style:paragraph-properties fo:margin-top="0cm" fo:margin-bottom="0.499cm" style:contextual-spacing="false"/>
      <style:text-properties fo:color="#ffffff" loext:opacity="100%" fo:font-size="12pt" fo:font-weight="normal" officeooo:rsid="003a062b" officeooo:paragraph-rsid="003a1e6f" style:font-name-asian="NSimSun" style:font-size-asian="12pt" style:font-weight-asian="normal" style:font-name-complex="Liberation Mono" style:font-size-complex="12pt" style:font-weight-complex="normal"/>
    </style:style>
    <style:style style:name="P204" style:family="paragraph" style:parent-style-name="Heading_20_2">
      <style:text-properties fo:font-size="18pt" fo:font-weight="bold" officeooo:paragraph-rsid="003a062b" style:font-size-asian="18pt" style:font-weight-asian="bold" style:font-size-complex="18pt" style:font-weight-complex="bold"/>
    </style:style>
    <style:style style:name="P205" style:family="paragraph" style:parent-style-name="Text_20_body">
      <style:text-properties fo:color="#ffffff" loext:opacity="100%" fo:font-size="12pt" fo:font-weight="normal" officeooo:rsid="003a062b" style:font-name-asian="NSimSun" style:font-size-asian="12pt" style:font-weight-asian="normal" style:font-name-complex="Liberation Mono" style:font-size-complex="12pt" style:font-weight-complex="normal"/>
    </style:style>
    <style:style style:name="P206" style:family="paragraph" style:parent-style-name="Text_20_body" style:list-style-name="L31">
      <style:text-properties fo:color="#ffffff" loext:opacity="100%" fo:font-size="12pt" fo:font-weight="normal" officeooo:rsid="003a062b" style:font-name-asian="NSimSun" style:font-size-asian="12pt" style:font-weight-asian="normal" style:font-name-complex="Liberation Mono" style:font-size-complex="12pt" style:font-weight-complex="normal"/>
    </style:style>
    <style:style style:name="P207" style:family="paragraph" style:parent-style-name="Text_20_body" style:list-style-name="L32">
      <style:text-properties fo:font-size="18pt" fo:font-weight="bold" style:font-size-asian="18pt" style:font-weight-asian="bold" style:font-size-complex="18pt" style:font-weight-complex="bold"/>
    </style:style>
    <style:style style:name="P208" style:family="paragraph" style:parent-style-name="Heading_20_3">
      <style:paragraph-properties fo:margin-top="0cm" fo:margin-bottom="0.247cm" style:contextual-spacing="false" fo:line-height="115%"/>
      <style:text-properties fo:font-size="12pt" fo:font-weight="bold" style:font-size-asian="12pt" style:font-weight-asian="bold" style:font-size-complex="12pt" style:font-weight-complex="bold"/>
    </style:style>
    <style:style style:name="P209" style:family="paragraph" style:parent-style-name="Text_20_body">
      <style:text-properties fo:font-size="18pt" fo:font-weight="bold" style:font-size-asian="18pt" style:font-weight-asian="bold" style:font-size-complex="18pt" style:font-weight-complex="bold"/>
    </style:style>
    <style:style style:name="P210" style:family="paragraph" style:parent-style-name="Text_20_body">
      <style:paragraph-properties fo:margin-left="0cm" fo:margin-right="0cm" fo:text-indent="0cm" style:auto-text-indent="false"/>
      <style:text-properties fo:font-size="12pt" fo:font-weight="normal" style:font-size-asian="12pt" style:font-weight-asian="normal" style:font-size-complex="12pt" style:font-weight-complex="normal"/>
    </style:style>
    <style:style style:name="P211" style:family="paragraph" style:parent-style-name="Preformatted_20_Text">
      <style:paragraph-properties fo:margin-top="0cm" fo:margin-bottom="0.247cm" style:contextual-spacing="false" fo:line-height="115%"/>
      <style:text-properties fo:font-size="18pt" fo:font-weight="bold" style:font-size-asian="18pt" style:font-weight-asian="bold" style:font-size-complex="18pt" style:font-weight-complex="bold"/>
    </style:style>
    <style:style style:name="P212" style:family="paragraph" style:parent-style-name="Text_20_body">
      <style:paragraph-properties fo:margin-top="0cm" fo:margin-bottom="0.247cm" style:contextual-spacing="false" fo:line-height="115%"/>
      <style:text-properties fo:font-size="12pt" fo:font-weight="normal" officeooo:rsid="003a062b" officeooo:paragraph-rsid="003a062b" style:font-size-asian="12pt" style:font-weight-asian="normal" style:font-size-complex="12pt" style:font-weight-complex="normal"/>
    </style:style>
    <style:style style:name="P213" style:family="paragraph" style:parent-style-name="Text_20_body" style:list-style-name="L33">
      <style:text-properties fo:font-size="18pt" fo:font-weight="bold" style:font-size-asian="18pt" style:font-weight-asian="bold" style:font-size-complex="18pt" style:font-weight-complex="bold"/>
    </style:style>
    <style:style style:name="P214" style:family="paragraph" style:parent-style-name="Heading_20_1">
      <style:text-properties officeooo:paragraph-rsid="003da200"/>
    </style:style>
    <style:style style:name="P215" style:family="paragraph" style:parent-style-name="Text_20_body">
      <style:text-properties officeooo:paragraph-rsid="003da200"/>
    </style:style>
    <style:style style:name="P216" style:family="paragraph" style:parent-style-name="Text_20_body">
      <style:text-properties fo:color="#ffffff" loext:opacity="100%" style:font-name="Liberation Serif" fo:font-size="18pt" fo:font-weight="bold" officeooo:paragraph-rsid="003da200" style:font-size-asian="18pt" style:font-weight-asian="bold" style:font-size-complex="18pt" style:font-weight-complex="bold"/>
    </style:style>
    <style:style style:name="P217" style:family="paragraph" style:parent-style-name="Text_20_body">
      <style:text-properties fo:color="#ffffff" loext:opacity="100%" style:font-name="Liberation Serif" fo:font-size="12pt" fo:font-weight="normal" officeooo:rsid="003da200" officeooo:paragraph-rsid="003da200" style:font-size-asian="12pt" style:font-weight-asian="normal" style:font-size-complex="12pt" style:font-weight-complex="normal"/>
    </style:style>
    <style:style style:name="P218" style:family="paragraph" style:parent-style-name="Text_20_body">
      <style:text-properties fo:color="#ffffff" loext:opacity="100%" style:font-name="Liberation Serif" fo:font-size="14pt" fo:font-weight="bold" officeooo:rsid="003f153a" officeooo:paragraph-rsid="003f153a" style:font-size-asian="14pt" style:font-weight-asian="bold" style:font-size-complex="14pt" style:font-weight-complex="bold"/>
    </style:style>
    <style:style style:name="P219" style:family="paragraph" style:parent-style-name="Text_20_body">
      <style:text-properties fo:color="#ffffff" loext:opacity="100%" style:font-name="Liberation Serif" fo:font-size="12pt" fo:font-weight="normal" officeooo:rsid="003f153a" officeooo:paragraph-rsid="003f153a" style:font-size-asian="12pt" style:font-weight-asian="normal" style:font-size-complex="12pt" style:font-weight-complex="normal"/>
    </style:style>
    <style:style style:name="P220" style:family="paragraph" style:parent-style-name="Standard">
      <style:text-properties fo:color="#cccccc" loext:opacity="100%" style:font-name="Consolas" fo:font-size="10.5pt" fo:font-weight="normal" officeooo:rsid="003f153a" officeooo:paragraph-rsid="003f153a" fo:background-color="#1f1f1f" style:font-size-asian="12pt" style:font-weight-asian="normal" style:font-size-complex="12pt" style:font-weight-complex="normal"/>
    </style:style>
    <style:style style:name="P221" style:family="paragraph" style:parent-style-name="Text_20_body">
      <style:text-properties fo:color="#ffffff" loext:opacity="100%" style:font-name="Liberation Serif" fo:font-size="12pt" fo:font-weight="normal" officeooo:paragraph-rsid="003f153a"/>
    </style:style>
    <style:style style:name="P222" style:family="paragraph" style:parent-style-name="Standard">
      <style:paragraph-properties fo:margin-left="0cm" fo:margin-right="0cm" style:line-height-at-least="0.503cm" fo:text-indent="0cm" style:auto-text-indent="false"/>
      <style:text-properties fo:color="#cccccc" loext:opacity="100%" style:font-name="Consolas" fo:font-size="10.5pt" fo:font-weight="normal" officeooo:rsid="003fb010" officeooo:paragraph-rsid="003fb010" fo:background-color="#1f1f1f"/>
    </style:style>
    <style:style style:name="P223" style:family="paragraph" style:parent-style-name="Text_20_body">
      <style:text-properties fo:color="#ffffff" loext:opacity="100%" style:font-name="Liberation Serif" fo:font-size="18pt" fo:font-weight="bold" officeooo:rsid="003f153a" officeooo:paragraph-rsid="003f153a" style:font-size-asian="18pt" style:font-weight-asian="bold" style:font-size-complex="18pt" style:font-weight-complex="bold"/>
    </style:style>
    <style:style style:name="P224" style:family="paragraph" style:parent-style-name="Text_20_body">
      <style:text-properties fo:color="#ffffff" loext:opacity="100%" style:font-name="Liberation Serif" fo:font-size="12pt" fo:font-weight="normal" officeooo:rsid="00418567" officeooo:paragraph-rsid="00418567" style:font-size-asian="12pt" style:font-weight-asian="normal" style:font-size-complex="12pt" style:font-weight-complex="normal"/>
    </style:style>
    <style:style style:name="P225" style:family="paragraph" style:parent-style-name="Text_20_body">
      <style:text-properties fo:font-variant="normal" fo:text-transform="none" fo:color="#ffffff" loext:opacity="100%" style:font-name="Liberation Serif" fo:font-size="12pt" fo:letter-spacing="normal" fo:font-style="normal" fo:font-weight="normal" officeooo:rsid="0043102c" officeooo:paragraph-rsid="0043102c" style:font-size-asian="12pt" style:font-weight-asian="normal" style:font-size-complex="12pt" style:font-weight-complex="normal"/>
    </style:style>
    <style:style style:name="P226" style:family="paragraph" style:parent-style-name="Standard">
      <style:text-properties fo:font-variant="normal" fo:text-transform="none" fo:color="#cccccc" loext:opacity="100%" style:font-name="Consolas" fo:font-size="10.5pt" fo:letter-spacing="normal" fo:font-style="normal" fo:font-weight="normal" officeooo:rsid="0043102c" officeooo:paragraph-rsid="0043102c" fo:background-color="#1f1f1f" style:font-size-asian="14pt" style:font-weight-asian="bold" style:font-size-complex="14pt" style:font-weight-complex="bold"/>
    </style:style>
    <style:style style:name="P227" style:family="paragraph" style:parent-style-name="Standard">
      <style:text-properties fo:color="#cccccc" loext:opacity="100%" officeooo:paragraph-rsid="0043102c" fo:background-color="#1f1f1f"/>
    </style:style>
    <style:style style:name="P228" style:family="paragraph" style:parent-style-name="Text_20_body">
      <style:text-properties fo:color="#ffffff" loext:opacity="100%" style:font-name="Liberation Serif" fo:font-size="14pt" fo:font-weight="bold" officeooo:rsid="003f153a" officeooo:paragraph-rsid="00446ce6" style:font-size-asian="14pt" style:font-weight-asian="bold" style:font-size-complex="14pt" style:font-weight-complex="bold"/>
    </style:style>
    <style:style style:name="P229" style:family="paragraph" style:parent-style-name="Text_20_body">
      <style:text-properties fo:color="#ffffff" loext:opacity="100%" style:font-name="Liberation Serif" fo:font-size="12pt" fo:font-weight="normal" officeooo:rsid="004733a8" officeooo:paragraph-rsid="004733a8" style:font-size-asian="12pt" style:font-weight-asian="normal" style:font-size-complex="12pt" style:font-weight-complex="normal"/>
    </style:style>
    <style:style style:name="P230" style:family="paragraph" style:parent-style-name="Standard">
      <style:text-properties fo:color="#cccccc" loext:opacity="100%" style:font-name="Consolas" fo:font-size="10.5pt" fo:font-weight="normal" officeooo:rsid="004733a8" officeooo:paragraph-rsid="004733a8" fo:background-color="#1f1f1f" style:font-size-asian="12pt" style:font-weight-asian="normal" style:font-size-complex="12pt" style:font-weight-complex="normal"/>
    </style:style>
    <style:style style:name="P231" style:family="paragraph" style:parent-style-name="Text_20_body">
      <style:text-properties fo:color="#ffffff" loext:opacity="100%" style:font-name="Liberation Serif" fo:font-size="14pt" fo:font-weight="bold" officeooo:rsid="004733a8" officeooo:paragraph-rsid="004733a8" style:font-size-asian="14pt" style:font-weight-asian="bold" style:font-size-complex="14pt" style:font-weight-complex="bold"/>
    </style:style>
    <style:style style:name="P232" style:family="paragraph" style:parent-style-name="Text_20_body">
      <style:text-properties fo:color="#ffffff" loext:opacity="100%" style:font-name="Liberation Serif" fo:font-size="12pt" fo:font-weight="normal" officeooo:rsid="00490a03" officeooo:paragraph-rsid="00490a03" style:font-size-asian="12pt" style:font-weight-asian="normal" style:font-size-complex="12pt" style:font-weight-complex="normal"/>
    </style:style>
    <style:style style:name="P233" style:family="paragraph" style:parent-style-name="Text_20_body">
      <style:text-properties fo:color="#ffffff" loext:opacity="100%" style:font-name="Liberation Serif" fo:font-size="18pt" fo:font-weight="bold" officeooo:rsid="00490a03" officeooo:paragraph-rsid="00490a03" style:font-size-asian="18pt" style:font-weight-asian="bold" style:font-size-complex="18pt" style:font-weight-complex="bold"/>
    </style:style>
    <style:style style:name="P234" style:family="paragraph" style:parent-style-name="Text_20_body">
      <style:text-properties fo:color="#ffffff" loext:opacity="100%" style:font-name="Liberation Serif" fo:font-size="14pt" fo:font-weight="bold" officeooo:rsid="00490a03" officeooo:paragraph-rsid="0049b8fc" style:font-size-asian="14pt" style:font-weight-asian="bold" style:font-size-complex="14pt" style:font-weight-complex="bold"/>
    </style:style>
    <style:style style:name="P235" style:family="paragraph" style:parent-style-name="Text_20_body">
      <style:text-properties fo:color="#ffffff" loext:opacity="100%" style:font-name="Liberation Serif" fo:font-size="12pt" fo:font-weight="normal" officeooo:rsid="0049b8fc" officeooo:paragraph-rsid="0049b8fc" style:font-size-asian="12pt" style:font-weight-asian="normal" style:font-size-complex="12pt" style:font-weight-complex="normal"/>
    </style:style>
    <style:style style:name="P236" style:family="paragraph" style:parent-style-name="Standard">
      <style:text-properties fo:font-variant="normal" fo:text-transform="none" fo:color="#cccccc" loext:opacity="100%" style:font-name="Consolas" fo:font-size="10.5pt" fo:letter-spacing="normal" fo:font-style="normal" fo:font-weight="normal" officeooo:rsid="0049b8fc" officeooo:paragraph-rsid="0049b8fc" fo:background-color="#1f1f1f" style:font-size-asian="14pt" style:font-weight-asian="bold" style:font-size-complex="14pt" style:font-weight-complex="bold"/>
    </style:style>
    <style:style style:name="P237" style:family="paragraph" style:parent-style-name="Text_20_body">
      <style:text-properties fo:font-variant="normal" fo:text-transform="none" fo:color="#ffffff" loext:opacity="100%" style:font-name="Liberation Serif" fo:font-size="14pt" fo:letter-spacing="normal" fo:font-style="normal" fo:font-weight="bold" officeooo:rsid="0049b8fc" officeooo:paragraph-rsid="0049b8fc" style:font-size-asian="14pt" style:font-weight-asian="bold" style:font-size-complex="14pt" style:font-weight-complex="bold"/>
    </style:style>
    <style:style style:name="P238" style:family="paragraph" style:parent-style-name="Text_20_body">
      <style:text-properties fo:color="#ffffff" loext:opacity="100%" style:font-name="Liberation Serif" fo:font-size="14pt" fo:font-weight="bold" officeooo:rsid="00490a03" officeooo:paragraph-rsid="0049c7c8" style:font-size-asian="14pt" style:font-weight-asian="bold" style:font-size-complex="14pt" style:font-weight-complex="bold"/>
    </style:style>
    <style:style style:name="P239" style:family="paragraph" style:parent-style-name="Text_20_body">
      <style:text-properties fo:color="#ffffff" loext:opacity="100%" style:font-name="Liberation Serif" fo:font-size="12pt" fo:font-weight="normal" officeooo:rsid="0049c7c8" officeooo:paragraph-rsid="0049c7c8" style:font-size-asian="12pt" style:font-weight-asian="normal" style:font-size-complex="12pt" style:font-weight-complex="normal"/>
    </style:style>
    <style:style style:name="P240" style:family="paragraph" style:parent-style-name="Standard">
      <style:text-properties fo:color="#cccccc" loext:opacity="100%" style:font-name="Consolas" fo:font-size="10.5pt" fo:font-weight="normal" officeooo:paragraph-rsid="0049c7c8" fo:background-color="#1f1f1f"/>
    </style:style>
    <style:style style:name="P241" style:family="paragraph" style:parent-style-name="Standard">
      <style:text-properties fo:color="#cccccc" loext:opacity="100%" style:font-name="Consolas" fo:font-size="10.5pt" fo:font-weight="normal" officeooo:rsid="0049c7c8" officeooo:paragraph-rsid="0049c7c8" fo:background-color="#1f1f1f" style:font-size-asian="14pt" style:font-weight-asian="bold" style:font-size-complex="14pt" style:font-weight-complex="bold"/>
    </style:style>
    <style:style style:name="P242" style:family="paragraph" style:parent-style-name="Standard">
      <style:paragraph-properties fo:margin-left="0cm" fo:margin-right="0cm" style:line-height-at-least="0.503cm" fo:text-indent="0cm" style:auto-text-indent="false"/>
      <style:text-properties fo:color="#ffffff" loext:opacity="100%" style:font-name="Liberation Serif" fo:font-size="12pt" fo:font-weight="normal" officeooo:rsid="004b885b" officeooo:paragraph-rsid="004b885b" fo:background-color="#1f1f1f" style:font-size-asian="12pt" style:font-size-complex="12pt"/>
    </style:style>
    <style:style style:name="P243" style:family="paragraph" style:parent-style-name="Standard">
      <style:paragraph-properties fo:margin-left="0cm" fo:margin-right="0cm" style:line-height-at-least="0.503cm" fo:text-indent="0cm" style:auto-text-indent="false"/>
      <style:text-properties fo:color="#cccccc" loext:opacity="100%" style:font-name="Consolas" fo:font-size="10.5pt" fo:font-weight="normal" officeooo:rsid="004b885b" officeooo:paragraph-rsid="004b885b" fo:background-color="#1f1f1f" style:font-size-asian="12pt" style:font-size-complex="12pt"/>
    </style:style>
    <style:style style:name="P244" style:family="paragraph" style:parent-style-name="Text_20_body">
      <style:text-properties fo:color="#ffffff" loext:opacity="100%" style:font-name="Liberation Serif" fo:font-size="18pt" fo:font-weight="bold" officeooo:rsid="00490a03" officeooo:paragraph-rsid="004b8ee1" style:font-size-asian="18pt" style:font-weight-asian="bold" style:font-size-complex="18pt" style:font-weight-complex="bold"/>
    </style:style>
    <style:style style:name="P245" style:family="paragraph" style:parent-style-name="Text_20_body">
      <style:text-properties fo:color="#ffffff" loext:opacity="100%" style:font-name="Liberation Serif" fo:font-size="14pt" fo:font-weight="bold" officeooo:rsid="0049c7c8" officeooo:paragraph-rsid="0049c7c8" style:font-size-asian="14pt" style:font-weight-asian="bold" style:font-size-complex="14pt" style:font-weight-complex="bold"/>
    </style:style>
    <style:style style:name="P246" style:family="paragraph" style:parent-style-name="Heading_20_2">
      <style:text-properties fo:color="#ffffff" loext:opacity="100%" style:font-name="Liberation Serif" fo:font-size="12pt" fo:font-weight="normal" officeooo:rsid="0049c7c8" officeooo:paragraph-rsid="0049c7c8" style:font-size-asian="12pt" style:font-weight-asian="normal" style:font-size-complex="12pt" style:font-weight-complex="normal"/>
    </style:style>
    <style:style style:name="P247" style:family="paragraph" style:parent-style-name="Text_20_body">
      <style:text-properties fo:color="#ffffff" loext:opacity="100%" officeooo:rsid="0049c7c8" style:font-size-asian="12pt"/>
    </style:style>
    <style:style style:name="P248" style:family="paragraph" style:parent-style-name="Text_20_body" style:list-style-name="L34">
      <style:text-properties fo:color="#ffffff" loext:opacity="100%" officeooo:rsid="0049c7c8" style:font-size-asian="12pt"/>
    </style:style>
    <style:style style:name="P249" style:family="paragraph" style:parent-style-name="Text_20_body" style:list-style-name="L35">
      <style:text-properties fo:color="#ffffff" loext:opacity="100%" officeooo:rsid="0049c7c8" style:font-size-asian="12pt"/>
    </style:style>
    <style:style style:name="P250" style:family="paragraph" style:parent-style-name="Heading_20_2">
      <style:text-properties fo:color="#ffffff" loext:opacity="100%" style:font-name="Liberation Serif" fo:font-size="14pt" fo:font-weight="bold" officeooo:rsid="0049c7c8" officeooo:paragraph-rsid="0049c7c8" style:font-size-asian="14pt" style:font-weight-asian="bold" style:font-size-complex="14pt" style:font-weight-complex="bold"/>
    </style:style>
    <style:style style:name="P251" style:family="paragraph" style:parent-style-name="Text_20_body" style:list-style-name="L36">
      <style:text-properties fo:color="#ffffff" loext:opacity="100%" officeooo:rsid="0049c7c8" style:font-size-asian="12pt"/>
    </style:style>
    <style:style style:name="P252" style:family="paragraph" style:parent-style-name="Text_20_body">
      <style:text-properties fo:color="#ffffff" loext:opacity="100%" style:font-name="Liberation Serif" fo:font-size="12pt" fo:font-weight="normal" officeooo:rsid="004b8ee1" officeooo:paragraph-rsid="004b8ee1" style:font-size-asian="12pt" style:font-weight-asian="normal" style:font-size-complex="12pt" style:font-weight-complex="normal"/>
    </style:style>
    <style:style style:name="P253" style:family="paragraph" style:parent-style-name="Standard">
      <style:text-properties fo:color="#cccccc" loext:opacity="100%" style:font-name="Consolas" fo:font-size="10.5pt" fo:font-weight="normal" officeooo:rsid="004b8ee1" officeooo:paragraph-rsid="004b8ee1" fo:background-color="#1f1f1f" style:font-size-asian="12pt" style:font-weight-asian="normal" style:font-size-complex="12pt" style:font-weight-complex="normal"/>
    </style:style>
    <style:style style:name="P254" style:family="paragraph" style:parent-style-name="Text_20_body">
      <style:text-properties officeooo:paragraph-rsid="004e5181"/>
    </style:style>
    <style:style style:name="P255" style:family="paragraph" style:parent-style-name="Text_20_body">
      <style:text-properties fo:font-size="14pt" fo:font-weight="bold" officeooo:paragraph-rsid="004e5181" style:font-size-asian="14pt" style:font-weight-asian="bold" style:font-size-complex="14pt" style:font-weight-complex="bold"/>
    </style:style>
    <style:style style:name="P256" style:family="paragraph" style:parent-style-name="Text_20_body" style:list-style-name="L37">
      <style:text-properties fo:font-size="14pt" fo:font-weight="bold" style:font-size-asian="14pt" style:font-weight-asian="bold" style:font-size-complex="14pt" style:font-weight-complex="bold"/>
    </style:style>
    <style:style style:name="P257" style:family="paragraph" style:parent-style-name="Text_20_body">
      <style:text-properties fo:font-size="12pt" fo:font-weight="normal" officeooo:rsid="004ef734" officeooo:paragraph-rsid="004ef734" style:font-size-asian="12pt" style:font-weight-asian="normal" style:font-size-complex="12pt" style:font-weight-complex="normal"/>
    </style:style>
    <style:style style:name="P258" style:family="paragraph" style:parent-style-name="Standard">
      <style:text-properties fo:color="#cccccc" loext:opacity="100%" style:font-name="Consolas" fo:font-size="10.5pt" fo:font-weight="normal" officeooo:rsid="004ef734" officeooo:paragraph-rsid="004ef734" fo:background-color="#1f1f1f" style:font-size-asian="12pt" style:font-weight-asian="normal" style:font-size-complex="12pt" style:font-weight-complex="normal"/>
    </style:style>
    <style:style style:name="P259" style:family="paragraph" style:parent-style-name="Text_20_body">
      <style:text-properties officeooo:paragraph-rsid="0051f6c8"/>
    </style:style>
    <style:style style:name="P260" style:family="paragraph" style:parent-style-name="Text_20_body">
      <style:text-properties fo:font-variant="normal" fo:text-transform="none" fo:color="#ffffff" loext:opacity="100%" style:font-name="Liberation Serif" fo:font-size="18pt" fo:letter-spacing="normal" fo:font-style="normal" fo:font-weight="bold" officeooo:rsid="0051f6c8" officeooo:paragraph-rsid="0051f6c8" style:font-size-asian="18pt" style:font-weight-asian="bold" style:font-size-complex="18pt" style:font-weight-complex="bold"/>
    </style:style>
    <style:style style:name="P261" style:family="paragraph" style:parent-style-name="Heading_20_2">
      <style:text-properties fo:font-variant="normal" fo:text-transform="none" fo:color="#ffffff" loext:opacity="100%" style:font-name="Liberation Serif" fo:font-size="12pt" fo:letter-spacing="normal" fo:font-style="normal" fo:font-weight="normal" officeooo:rsid="0051f6c8" officeooo:paragraph-rsid="0051f6c8" style:font-size-asian="12pt" style:font-weight-asian="normal" style:font-size-complex="12pt" style:font-weight-complex="normal"/>
    </style:style>
    <style:style style:name="P262" style:family="paragraph" style:parent-style-name="Text_20_body">
      <style:text-properties fo:color="#ffffff" loext:opacity="100%" officeooo:rsid="0051f6c8" style:font-size-asian="12pt"/>
    </style:style>
    <style:style style:name="P263" style:family="paragraph" style:parent-style-name="Text_20_body" style:list-style-name="L38">
      <style:text-properties fo:color="#ffffff" loext:opacity="100%" officeooo:rsid="0051f6c8" style:font-size-asian="12pt"/>
    </style:style>
    <style:style style:name="P264" style:family="paragraph" style:parent-style-name="Heading_20_2">
      <style:text-properties style:font-name="Liberation Serif" fo:font-size="14pt" fo:font-weight="bold" officeooo:paragraph-rsid="00522dda" style:font-size-asian="14pt" style:font-weight-asian="bold" style:font-size-complex="14pt" style:font-weight-complex="bold"/>
    </style:style>
    <style:style style:name="P265" style:family="paragraph" style:parent-style-name="Text_20_body">
      <style:text-properties style:font-name="Liberation Serif" fo:font-size="12pt" fo:font-weight="normal" officeooo:rsid="00522dda" officeooo:paragraph-rsid="00522dda" style:font-size-asian="12pt" style:font-weight-asian="normal" style:font-size-complex="12pt" style:font-weight-complex="normal"/>
    </style:style>
    <style:style style:name="P266" style:family="paragraph" style:parent-style-name="Standard">
      <style:text-properties fo:font-variant="normal" fo:text-transform="none" fo:color="#cccccc" loext:opacity="100%" style:font-name="Consolas" fo:font-size="10.5pt" fo:letter-spacing="normal" fo:font-style="normal" fo:font-weight="normal" officeooo:rsid="0051f6c8" officeooo:paragraph-rsid="0051f6c8" fo:background-color="#1f1f1f" style:font-size-asian="12pt" style:font-weight-asian="normal" style:font-size-complex="12pt" style:font-weight-complex="normal"/>
    </style:style>
    <style:style style:name="P267" style:family="paragraph" style:parent-style-name="Text_20_body">
      <style:text-properties fo:font-variant="normal" fo:text-transform="none" fo:color="#ffffff" loext:opacity="100%" style:font-name="Liberation Serif" fo:font-size="12pt" fo:letter-spacing="normal" fo:font-style="normal" fo:font-weight="normal" officeooo:rsid="0051f6c8" officeooo:paragraph-rsid="0051f6c8" style:font-size-asian="12pt" style:font-weight-asian="normal" style:font-size-complex="12pt" style:font-weight-complex="normal"/>
    </style:style>
    <style:style style:name="P268" style:family="paragraph" style:parent-style-name="Text_20_body">
      <style:text-properties fo:font-variant="normal" fo:text-transform="none" fo:color="#ffffff" loext:opacity="100%" style:font-name="Liberation Serif" fo:font-size="12pt" fo:letter-spacing="normal" fo:font-style="normal" fo:font-weight="normal" officeooo:rsid="0053e65b" officeooo:paragraph-rsid="0053e65b" style:font-size-asian="12pt" style:font-weight-asian="normal" style:font-size-complex="12pt" style:font-weight-complex="normal"/>
    </style:style>
    <style:style style:name="P269" style:family="paragraph" style:parent-style-name="Standard">
      <style:text-properties fo:font-variant="normal" fo:text-transform="none" fo:color="#cccccc" loext:opacity="100%" style:font-name="Consolas" fo:font-size="10.5pt" fo:letter-spacing="normal" fo:font-style="normal" fo:font-weight="normal" officeooo:rsid="0053e65b" officeooo:paragraph-rsid="0053e65b" fo:background-color="#1f1f1f" style:font-size-asian="12pt" style:font-weight-asian="normal" style:font-size-complex="12pt" style:font-weight-complex="normal"/>
    </style:style>
    <style:style style:name="P270" style:family="paragraph" style:parent-style-name="Standard">
      <style:paragraph-properties fo:margin-left="0cm" fo:margin-right="0cm" style:line-height-at-least="0.503cm" fo:text-indent="0cm" style:auto-text-indent="false"/>
      <style:text-properties fo:color="#cccccc" loext:opacity="100%" style:font-name="Consolas" fo:font-size="10.5pt" fo:font-weight="normal" officeooo:rsid="00550159" officeooo:paragraph-rsid="00550159" fo:background-color="#1f1f1f"/>
    </style:style>
    <style:style style:name="P271" style:family="paragraph" style:parent-style-name="Standard">
      <style:paragraph-properties fo:margin-left="0cm" fo:margin-right="0cm" style:line-height-at-least="0.503cm" fo:text-indent="0cm" style:auto-text-indent="false"/>
      <style:text-properties fo:color="#ffffff" loext:opacity="100%" style:font-name="Liberation Serif" fo:font-size="12pt" fo:font-weight="normal" officeooo:rsid="00550159" officeooo:paragraph-rsid="00550159" fo:background-color="#1f1f1f" style:font-size-asian="12pt" style:font-weight-asian="normal" style:font-size-complex="12pt" style:font-weight-complex="normal"/>
    </style:style>
    <style:style style:name="P272" style:family="paragraph" style:parent-style-name="Standard">
      <style:paragraph-properties fo:margin-left="0cm" fo:margin-right="0cm" style:line-height-at-least="0.503cm" fo:text-indent="0cm" style:auto-text-indent="false"/>
      <style:text-properties fo:color="#dcdcaa" loext:opacity="100%" style:font-name="Consolas" fo:font-size="10.5pt" fo:font-weight="normal" officeooo:rsid="00550159" officeooo:paragraph-rsid="00550159" fo:background-color="#1f1f1f"/>
    </style:style>
    <style:style style:name="P273" style:family="paragraph" style:parent-style-name="Heading_20_2">
      <style:text-properties style:font-name="Liberation Serif" fo:font-size="14pt" fo:font-weight="bold" officeooo:paragraph-rsid="005575d5" style:font-size-asian="14pt" style:font-weight-asian="bold" style:font-size-complex="14pt" style:font-weight-complex="bold"/>
    </style:style>
    <style:style style:name="P274" style:family="paragraph" style:parent-style-name="Text_20_body">
      <style:text-properties fo:color="#ffffff" loext:opacity="100%" officeooo:rsid="0053e65b" officeooo:paragraph-rsid="005575d5" style:font-size-asian="12pt"/>
    </style:style>
    <style:style style:name="P275" style:family="paragraph" style:parent-style-name="Text_20_body">
      <style:text-properties officeooo:paragraph-rsid="00573b08"/>
    </style:style>
    <style:style style:name="P276" style:family="paragraph" style:parent-style-name="Text_20_body">
      <style:text-properties fo:font-size="18pt" fo:font-weight="bold" officeooo:rsid="00573b08" officeooo:paragraph-rsid="00573b08" style:font-size-asian="18pt" style:font-weight-asian="bold" style:font-size-complex="18pt" style:font-weight-complex="bold"/>
    </style:style>
    <style:style style:name="P277" style:family="paragraph" style:parent-style-name="Heading_20_2">
      <style:text-properties fo:font-size="18pt" fo:font-weight="bold" officeooo:rsid="00573b08" officeooo:paragraph-rsid="00573b08" style:font-size-asian="18pt" style:font-weight-asian="bold" style:font-size-complex="18pt" style:font-weight-complex="bold"/>
    </style:style>
    <style:style style:name="P278" style:family="paragraph" style:parent-style-name="Text_20_body">
      <style:text-properties fo:font-size="18pt" fo:font-weight="bold" officeooo:rsid="00573b08" style:font-size-asian="18pt" style:font-weight-asian="bold" style:font-size-complex="18pt" style:font-weight-complex="bold"/>
    </style:style>
    <style:style style:name="P279" style:family="paragraph" style:parent-style-name="Text_20_body" style:list-style-name="L39">
      <style:text-properties fo:font-size="18pt" fo:font-weight="bold" officeooo:rsid="00573b08" style:font-size-asian="18pt" style:font-weight-asian="bold" style:font-size-complex="18pt" style:font-weight-complex="bold"/>
    </style:style>
    <style:style style:name="P280" style:family="paragraph" style:parent-style-name="Text_20_body">
      <style:text-properties fo:font-size="12pt" fo:font-weight="normal" officeooo:rsid="00573b08" officeooo:paragraph-rsid="00573b08" style:font-size-asian="12pt" style:font-weight-asian="normal" style:font-size-complex="12pt" style:font-weight-complex="normal"/>
    </style:style>
    <style:style style:name="P281" style:family="paragraph" style:parent-style-name="Standard">
      <style:text-properties fo:color="#cccccc" loext:opacity="100%" style:font-name="Consolas" fo:font-size="10.5pt" fo:font-weight="normal" officeooo:rsid="00573b08" officeooo:paragraph-rsid="00573b08" fo:background-color="#1f1f1f" style:font-size-asian="12pt" style:font-weight-asian="normal" style:font-size-complex="12pt" style:font-weight-complex="normal"/>
    </style:style>
    <style:style style:name="P282" style:family="paragraph" style:parent-style-name="Text_20_body">
      <style:text-properties fo:font-size="12pt" fo:font-weight="normal" officeooo:paragraph-rsid="00573b08"/>
    </style:style>
    <style:style style:name="P283" style:family="paragraph" style:parent-style-name="Text_20_body">
      <style:text-properties fo:color="#cccccc" loext:opacity="100%" style:font-name="Consolas" fo:font-size="10.5pt" fo:font-weight="normal" officeooo:rsid="00573b08" officeooo:paragraph-rsid="00573b08" fo:background-color="#1f1f1f" style:font-size-asian="12pt" style:font-weight-asian="normal" style:font-size-complex="12pt" style:font-weight-complex="normal"/>
    </style:style>
    <style:style style:name="P284" style:family="paragraph" style:parent-style-name="Text_20_body">
      <style:text-properties fo:font-size="12pt" fo:font-weight="normal" officeooo:paragraph-rsid="005978d6"/>
    </style:style>
    <style:style style:name="P285" style:family="paragraph" style:parent-style-name="Text_20_body">
      <style:text-properties fo:font-size="12pt" fo:font-weight="normal" officeooo:rsid="005756e6" officeooo:paragraph-rsid="005756e6" style:font-size-asian="12pt" style:font-weight-asian="normal" style:font-size-complex="12pt" style:font-weight-complex="normal"/>
    </style:style>
    <style:style style:name="P286" style:family="paragraph" style:parent-style-name="Text_20_body">
      <style:text-properties fo:font-size="12pt" fo:font-weight="normal" officeooo:paragraph-rsid="005b782d"/>
    </style:style>
    <style:style style:name="P287" style:family="paragraph" style:parent-style-name="Text_20_body">
      <style:text-properties fo:font-size="12pt" fo:font-weight="normal" officeooo:rsid="005b782d" officeooo:paragraph-rsid="005b782d" style:font-size-asian="12pt" style:font-weight-asian="normal" style:font-size-complex="12pt" style:font-weight-complex="normal"/>
    </style:style>
    <style:style style:name="T1" style:family="text">
      <style:text-properties officeooo:rsid="0026f5ca"/>
    </style:style>
    <style:style style:name="T2" style:family="text">
      <style:text-properties fo:font-weight="bold"/>
    </style:style>
    <style:style style:name="T3" style:family="text">
      <style:text-properties officeooo:rsid="0005bb33"/>
    </style:style>
    <style:style style:name="T4" style:family="text">
      <style:text-properties fo:font-weight="bold" officeooo:rsid="0005bb33"/>
    </style:style>
    <style:style style:name="T5" style:family="text">
      <style:text-properties officeooo:rsid="0005dfc2"/>
    </style:style>
    <style:style style:name="T6" style:family="text">
      <style:text-properties fo:color="#ffffff" loext:opacity="100%"/>
    </style:style>
    <style:style style:name="T7" style:family="text">
      <style:text-properties fo:color="#2a6099" loext:opacity="100%"/>
    </style:style>
    <style:style style:name="T8" style:family="text">
      <style:text-properties fo:color="#2a6099" loext:opacity="100%" officeooo:rsid="00141d32"/>
    </style:style>
    <style:style style:name="T9" style:family="text">
      <style:text-properties officeooo:rsid="00141d32"/>
    </style:style>
    <style:style style:name="T10" style:family="text">
      <style:text-properties officeooo:rsid="0006a82e"/>
    </style:style>
    <style:style style:name="T11" style:family="text">
      <style:text-properties fo:font-style="italic"/>
    </style:style>
    <style:style style:name="T12" style:family="text">
      <style:text-properties fo:font-weight="bold" officeooo:rsid="000a18cb"/>
    </style:style>
    <style:style style:name="T13" style:family="text">
      <style:text-properties officeooo:rsid="000840a7"/>
    </style:style>
    <style:style style:name="T14" style:family="text">
      <style:text-properties style:font-name="Liberation Serif" fo:font-size="12pt" officeooo:rsid="000a18cb" style:font-size-asian="12pt" style:font-size-complex="12pt"/>
    </style:style>
    <style:style style:name="T15" style:family="text">
      <style:text-properties style:font-name="Liberation Serif" fo:font-size="12pt" officeooo:rsid="000b8578" style:font-size-asian="12pt" style:font-size-complex="12pt"/>
    </style:style>
    <style:style style:name="T16" style:family="text">
      <style:text-properties fo:font-size="10pt" officeooo:rsid="000b8578" style:font-size-asian="10pt" style:font-size-complex="10pt"/>
    </style:style>
    <style:style style:name="T17" style:family="text">
      <style:text-properties officeooo:rsid="000a18cb"/>
    </style:style>
    <style:style style:name="T18" style:family="text">
      <style:text-properties officeooo:rsid="000b8578"/>
    </style:style>
    <style:style style:name="T19" style:family="text">
      <style:text-properties fo:color="#569cd6" loext:opacity="100%" style:font-name="Consolas" fo:font-size="10.5pt" fo:font-weight="normal" fo:background-color="#1f1f1f" loext:char-shading-value="0"/>
    </style:style>
    <style:style style:name="T20" style:family="text">
      <style:text-properties fo:color="#cccccc" loext:opacity="100%" style:font-name="Consolas" fo:font-size="10.5pt" fo:font-weight="normal" fo:background-color="#1f1f1f" loext:char-shading-value="0"/>
    </style:style>
    <style:style style:name="T21" style:family="text">
      <style:text-properties fo:color="#dcdcaa" loext:opacity="100%" style:font-name="Consolas" fo:font-size="10.5pt" fo:font-weight="normal" fo:background-color="#1f1f1f" loext:char-shading-value="0"/>
    </style:style>
    <style:style style:name="T22" style:family="text">
      <style:text-properties fo:color="#dcdcaa" loext:opacity="100%" style:font-name="Consolas" fo:font-size="10.5pt" fo:font-weight="normal"/>
    </style:style>
    <style:style style:name="T23" style:family="text">
      <style:text-properties fo:color="#569cd6" loext:opacity="100%" style:font-name="Consolas" fo:font-size="10.5pt" fo:font-weight="normal"/>
    </style:style>
    <style:style style:name="T24" style:family="text">
      <style:text-properties style:font-name="Consolas" fo:font-size="10.5pt" fo:font-weight="normal"/>
    </style:style>
    <style:style style:name="T25" style:family="text">
      <style:text-properties fo:color="#ce9178" loext:opacity="100%" style:font-name="Consolas" fo:font-size="10.5pt" fo:font-weight="normal"/>
    </style:style>
    <style:style style:name="T26" style:family="text">
      <style:text-properties fo:color="#9cdcfe" loext:opacity="100%" style:font-name="Consolas" fo:font-size="10.5pt" fo:font-weight="normal"/>
    </style:style>
    <style:style style:name="T27" style:family="text">
      <style:text-properties fo:color="#d4d4d4" loext:opacity="100%" style:font-name="Consolas" fo:font-size="10.5pt" fo:font-weight="normal"/>
    </style:style>
    <style:style style:name="T28" style:family="text">
      <style:text-properties fo:color="#d7ba7d" loext:opacity="100%" style:font-name="Consolas" fo:font-size="10.5pt" fo:font-weight="normal"/>
    </style:style>
    <style:style style:name="T29" style:family="text">
      <style:text-properties style:font-name="Liberation Serif" fo:font-size="12pt" officeooo:rsid="00118fa2" style:font-size-asian="12pt" style:font-size-complex="12pt"/>
    </style:style>
    <style:style style:name="T30" style:family="text">
      <style:text-properties fo:color="#ffffff" loext:opacity="100%" style:font-name="Liberation Serif" fo:font-size="18pt" style:font-name-asian="NSimSun" style:font-size-asian="18pt" style:font-name-complex="Liberation Mono" style:font-size-complex="18pt"/>
    </style:style>
    <style:style style:name="T31" style:family="text">
      <style:text-properties fo:color="#ffffff" loext:opacity="100%" fo:font-size="14pt" style:font-size-asian="14pt" style:font-size-complex="14pt"/>
    </style:style>
    <style:style style:name="T32" style:family="text">
      <style:text-properties fo:color="#ffffff" loext:opacity="100%" fo:font-weight="bold"/>
    </style:style>
    <style:style style:name="T33" style:family="text">
      <style:text-properties fo:color="#b5cea8" loext:opacity="100%" style:font-name="Consolas" fo:font-size="10.5pt" fo:font-weight="normal"/>
    </style:style>
    <style:style style:name="T34" style:family="text">
      <style:text-properties fo:color="#ffffff" loext:opacity="100%" style:font-name="Liberation Serif" officeooo:rsid="00122dcc"/>
    </style:style>
    <style:style style:name="T35" style:family="text">
      <style:text-properties fo:color="#ffffff" loext:opacity="100%" fo:font-style="italic"/>
    </style:style>
    <style:style style:name="T36" style:family="text">
      <style:text-properties fo:font-weight="normal" style:font-weight-asian="normal" style:font-weight-complex="normal"/>
    </style:style>
    <style:style style:name="T37" style:family="text">
      <style:text-properties style:font-name="Liberation Mono" fo:font-weight="normal" style:font-weight-asian="normal" style:font-weight-complex="normal"/>
    </style:style>
    <style:style style:name="T38" style:family="text">
      <style:text-properties fo:color="#ffffff" loext:opacity="100%" fo:font-weight="normal" style:font-weight-asian="normal" style:font-weight-complex="normal"/>
    </style:style>
    <style:style style:name="T39" style:family="text">
      <style:text-properties fo:color="#ffffff" loext:opacity="100%" fo:font-weight="bold" officeooo:rsid="001b2900"/>
    </style:style>
    <style:style style:name="T40" style:family="text">
      <style:text-properties fo:color="#ffffff" loext:opacity="100%" style:font-name="Liberation Serif" fo:font-weight="bold" style:font-name-asian="NSimSun" style:font-size-asian="12pt" style:font-name-complex="Liberation Mono"/>
    </style:style>
    <style:style style:name="T41" style:family="text">
      <style:text-properties fo:color="#ffffff" loext:opacity="100%" style:font-name="Liberation Serif" style:font-name-asian="NSimSun" style:font-size-asian="12pt" style:font-name-complex="Liberation Mono"/>
    </style:style>
    <style:style style:name="T42" style:family="text">
      <style:text-properties fo:color="#9cdcfe" loext:opacity="100%" style:font-name="Consolas" fo:font-size="10.5pt" fo:font-weight="normal" fo:background-color="#1f1f1f" loext:char-shading-value="0"/>
    </style:style>
    <style:style style:name="T43" style:family="text">
      <style:text-properties fo:color="#d4d4d4" loext:opacity="100%" style:font-name="Consolas" fo:font-size="10.5pt" fo:font-weight="normal" fo:background-color="#1f1f1f" loext:char-shading-value="0"/>
    </style:style>
    <style:style style:name="T44" style:family="text">
      <style:text-properties fo:color="#4ec9b0" loext:opacity="100%" style:font-name="Consolas" fo:font-size="10.5pt" fo:font-weight="normal" fo:background-color="#1f1f1f" loext:char-shading-value="0"/>
    </style:style>
    <style:style style:name="T45" style:family="text">
      <style:text-properties fo:color="#b5cea8" loext:opacity="100%" style:font-name="Consolas" fo:font-size="10.5pt" fo:font-weight="normal" fo:background-color="#1f1f1f" loext:char-shading-value="0"/>
    </style:style>
    <style:style style:name="T46" style:family="text">
      <style:text-properties fo:color="#ce9178" loext:opacity="100%" style:font-name="Consolas" fo:font-size="10.5pt" fo:font-weight="normal" fo:background-color="#1f1f1f" loext:char-shading-value="0"/>
    </style:style>
    <style:style style:name="T47" style:family="text">
      <style:text-properties fo:color="#ffffff" loext:opacity="100%" officeooo:rsid="00162177"/>
    </style:style>
    <style:style style:name="T48" style:family="text">
      <style:text-properties officeooo:rsid="0018b5c7"/>
    </style:style>
    <style:style style:name="T49" style:family="text">
      <style:text-properties fo:color="#569cd6" loext:opacity="100%" style:font-name="Consolas" fo:font-size="10.5pt" fo:font-weight="normal" fo:background-color="#1f1f1f" loext:char-shading-value="0" style:font-size-asian="12pt" style:font-size-complex="12pt"/>
    </style:style>
    <style:style style:name="T50" style:family="text">
      <style:text-properties fo:color="#cccccc" loext:opacity="100%" style:font-name="Consolas" fo:font-size="10.5pt" fo:font-weight="normal" fo:background-color="#1f1f1f" loext:char-shading-value="0" style:font-size-asian="12pt" style:font-size-complex="12pt"/>
    </style:style>
    <style:style style:name="T51" style:family="text">
      <style:text-properties fo:color="#dcdcaa" loext:opacity="100%" style:font-name="Consolas" fo:font-size="10.5pt" fo:font-weight="normal" fo:background-color="#1f1f1f" loext:char-shading-value="0" style:font-size-asian="12pt" style:font-size-complex="12pt"/>
    </style:style>
    <style:style style:name="T52" style:family="text">
      <style:text-properties fo:color="#569cd6" loext:opacity="100%"/>
    </style:style>
    <style:style style:name="T53" style:family="text">
      <style:text-properties fo:color="#9cdcfe" loext:opacity="100%" style:text-underline-style="solid" style:text-underline-width="auto" style:text-underline-color="font-color"/>
    </style:style>
    <style:style style:name="T54" style:family="text">
      <style:text-properties fo:color="#d4d4d4" loext:opacity="100%"/>
    </style:style>
    <style:style style:name="T55" style:family="text">
      <style:text-properties fo:color="#ce9178" loext:opacity="100%"/>
    </style:style>
    <style:style style:name="T56" style:family="text">
      <style:text-properties fo:color="#2a6099" loext:opacity="100%" style:font-name="Liberation Serif" fo:font-size="12pt" style:font-name-asian="NSimSun" style:font-size-asian="12pt" style:font-name-complex="Liberation Mono" style:font-size-complex="12pt"/>
    </style:style>
    <style:style style:name="T57" style:family="text">
      <style:text-properties fo:color="#ffffff" loext:opacity="100%" style:font-name="Liberation Serif" fo:font-size="12pt" style:font-name-asian="NSimSun" style:font-name-complex="Liberation Mono" style:font-size-complex="12pt"/>
    </style:style>
    <style:style style:name="T58" style:family="text">
      <style:text-properties fo:color="#ffffff" loext:opacity="100%" style:font-name="Liberation Serif" fo:font-size="12pt" style:font-name-asian="NSimSun" style:font-size-asian="12pt" style:font-name-complex="Liberation Mono" style:font-size-complex="12pt"/>
    </style:style>
    <style:style style:name="T59" style:family="text">
      <style:text-properties fo:color="#cccccc" loext:opacity="100%" fo:background-color="#1f1f1f" loext:char-shading-value="0"/>
    </style:style>
    <style:style style:name="T60" style:family="text">
      <style:text-properties fo:color="#ffffff" loext:opacity="100%" fo:font-size="12pt" style:font-size-asian="12pt" style:font-size-complex="12pt"/>
    </style:style>
    <style:style style:name="T61" style:family="text">
      <style:text-properties fo:color="#ffffff" loext:opacity="100%" style:font-name="Liberation Serif" fo:font-size="12pt" style:font-size-complex="12pt"/>
    </style:style>
    <style:style style:name="T62" style:family="text">
      <style:text-properties fo:color="#569cd6" loext:opacity="100%" style:font-name="Consolas"/>
    </style:style>
    <style:style style:name="T63" style:family="text">
      <style:text-properties style:font-name="Consolas"/>
    </style:style>
    <style:style style:name="T64" style:family="text">
      <style:text-properties fo:color="#dcdcaa" loext:opacity="100%" style:font-name="Consolas"/>
    </style:style>
    <style:style style:name="T65" style:family="text">
      <style:text-properties fo:color="#9cdcfe" loext:opacity="100%" style:font-name="Consolas" fo:font-size="10.5pt" style:text-underline-style="solid" style:text-underline-width="auto" style:text-underline-color="font-color" fo:font-weight="normal"/>
    </style:style>
    <style:style style:name="T66" style:family="text">
      <style:text-properties fo:color="#dcdcaa" loext:opacity="100%"/>
    </style:style>
    <style:style style:name="T67" style:family="text">
      <style:text-properties fo:color="#9cdcfe" loext:opacity="100%"/>
    </style:style>
    <style:style style:name="T68" style:family="text">
      <style:text-properties fo:color="#4ec9b0" loext:opacity="100%"/>
    </style:style>
    <style:style style:name="T69" style:family="text">
      <style:text-properties fo:color="#ffffff" loext:opacity="100%" officeooo:rsid="0019b874"/>
    </style:style>
    <style:style style:name="T70" style:family="text">
      <style:text-properties fo:color="#ffffff" loext:opacity="100%" style:font-name="Liberation Serif" fo:font-size="14pt" style:font-name-asian="NSimSun" style:font-size-asian="14pt" style:font-name-complex="Liberation Mono" style:font-size-complex="14pt"/>
    </style:style>
    <style:style style:name="T71" style:family="text">
      <style:text-properties fo:color="#ffffff" loext:opacity="100%" style:font-name="Liberation Serif" fo:font-size="14pt" officeooo:rsid="001b2900" style:font-name-asian="NSimSun" style:font-size-asian="14pt" style:font-name-complex="Liberation Mono" style:font-size-complex="14pt"/>
    </style:style>
    <style:style style:name="T72" style:family="text">
      <style:text-properties fo:color="#ffff00" loext:opacity="100%" style:font-name="Liberation Serif" officeooo:rsid="001b2900" style:font-name-asian="NSimSun" style:font-name-complex="Liberation Mono"/>
    </style:style>
    <style:style style:name="T73" style:family="text">
      <style:text-properties fo:color="#ffffff" loext:opacity="100%" style:font-name="Liberation Serif" officeooo:rsid="001b2900" style:font-name-asian="NSimSun" style:font-name-complex="Liberation Mono"/>
    </style:style>
    <style:style style:name="T74" style:family="text">
      <style:text-properties fo:color="#569cd6" loext:opacity="100%" style:font-name="Consolas" fo:font-size="10.5pt" fo:font-weight="normal" officeooo:rsid="001b2900" fo:background-color="#1f1f1f" loext:char-shading-value="0" style:font-name-asian="NSimSun" style:font-name-complex="Liberation Mono"/>
    </style:style>
    <style:style style:name="T75" style:family="text">
      <style:text-properties fo:color="#cccccc" loext:opacity="100%" style:font-name="Consolas" fo:font-size="10.5pt" fo:font-weight="normal" officeooo:rsid="001b2900" fo:background-color="#1f1f1f" loext:char-shading-value="0" style:font-name-asian="NSimSun" style:font-name-complex="Liberation Mono"/>
    </style:style>
    <style:style style:name="T76" style:family="text">
      <style:text-properties fo:color="#dcdcaa" loext:opacity="100%" style:font-name="Consolas" fo:font-size="10.5pt" fo:font-weight="normal" officeooo:rsid="001b2900" fo:background-color="#1f1f1f" loext:char-shading-value="0" style:font-name-asian="NSimSun" style:font-name-complex="Liberation Mono"/>
    </style:style>
    <style:style style:name="T77" style:family="text">
      <style:text-properties fo:color="#ffffff" loext:opacity="100%" style:font-name="Liberation Serif" fo:font-size="12pt" fo:font-weight="bold" officeooo:rsid="001b2900" style:font-name-asian="NSimSun" style:font-name-complex="Liberation Mono" style:font-size-complex="12pt"/>
    </style:style>
    <style:style style:name="T78" style:family="text">
      <style:text-properties fo:color="#ffffff" loext:opacity="100%" fo:font-size="12pt" fo:font-weight="bold" officeooo:rsid="001b2900" style:font-size-complex="12pt"/>
    </style:style>
    <style:style style:name="T79" style:family="text">
      <style:text-properties fo:color="#ffffff" loext:opacity="100%" style:font-name="Liberation Serif" fo:font-size="12pt" officeooo:rsid="001b2900" style:font-name-asian="NSimSun" style:font-name-complex="Liberation Mono" style:font-size-complex="12pt"/>
    </style:style>
    <style:style style:name="T80" style:family="text">
      <style:text-properties fo:color="#ffffff" loext:opacity="100%" officeooo:rsid="001b2900"/>
    </style:style>
    <style:style style:name="T81" style:family="text">
      <style:text-properties style:font-name="Liberation Serif" fo:font-size="18pt" officeooo:rsid="001b2900" style:font-name-asian="NSimSun" style:font-size-asian="18pt" style:font-name-complex="Liberation Mono" style:font-size-complex="18pt"/>
    </style:style>
    <style:style style:name="T82" style:family="text">
      <style:text-properties style:font-name="Liberation Serif" fo:font-size="18pt" style:font-name-asian="NSimSun" style:font-size-asian="18pt" style:font-name-complex="Liberation Mono" style:font-size-complex="18pt"/>
    </style:style>
    <style:style style:name="T83" style:family="text">
      <style:text-properties fo:font-size="12pt" style:font-size-asian="12pt" style:font-size-complex="12pt"/>
    </style:style>
    <style:style style:name="T84" style:family="text">
      <style:text-properties fo:color="#c586c0" loext:opacity="100%" style:font-name="Consolas" fo:font-size="10.5pt" fo:font-weight="normal"/>
    </style:style>
    <style:style style:name="T85" style:family="text">
      <style:text-properties fo:font-size="14pt" style:font-size-asian="14pt" style:font-size-complex="14pt"/>
    </style:style>
    <style:style style:name="T86" style:family="text">
      <style:text-properties fo:color="#c586c0" loext:opacity="100%"/>
    </style:style>
    <style:style style:name="T87" style:family="text">
      <style:text-properties style:font-name="Liberation Serif" fo:font-size="12pt" style:font-size-asian="12pt" style:font-size-complex="12pt"/>
    </style:style>
    <style:style style:name="T88" style:family="text">
      <style:text-properties fo:color="#2a6099" loext:opacity="100%" fo:font-size="12pt" style:font-size-asian="12pt" style:font-size-complex="12pt"/>
    </style:style>
    <style:style style:name="T89" style:family="text">
      <style:text-properties fo:color="#2a6099" loext:opacity="100%" style:font-name-asian="NSimSun" style:font-size-asian="12pt" style:font-name-complex="Liberation Mono"/>
    </style:style>
    <style:style style:name="T90" style:family="text">
      <style:text-properties fo:color="#2a6099" loext:opacity="100%" style:font-size-asian="12pt"/>
    </style:style>
    <style:style style:name="T91" style:family="text">
      <style:text-properties fo:color="#2a6099" loext:opacity="100%" officeooo:rsid="0025a1bf" style:font-name-asian="NSimSun" style:font-size-asian="12pt" style:font-name-complex="Liberation Mono"/>
    </style:style>
    <style:style style:name="T92" style:family="text">
      <style:text-properties fo:font-weight="normal" officeooo:rsid="0020feed" style:font-weight-asian="normal" style:font-weight-complex="normal"/>
    </style:style>
    <style:style style:name="T93" style:family="text">
      <style:text-properties fo:color="#4ec9b0" loext:opacity="100%" style:font-name="Consolas" fo:font-size="10.5pt" fo:font-weight="normal"/>
    </style:style>
    <style:style style:name="T94" style:family="text">
      <style:text-properties style:font-name="Liberation Serif" fo:font-size="18pt" officeooo:rsid="0023337f" style:font-name-asian="NSimSun" style:font-size-asian="18pt" style:font-name-complex="Liberation Mono" style:font-size-complex="18pt"/>
    </style:style>
    <style:style style:name="T95" style:family="text">
      <style:text-properties style:font-name="Liberation Serif" fo:font-weight="bold" officeooo:rsid="0023337f" style:font-name-asian="NSimSun" style:font-weight-asian="bold" style:font-name-complex="Liberation Mono" style:font-weight-complex="bold"/>
    </style:style>
    <style:style style:name="T96" style:family="text">
      <style:text-properties fo:color="#ffffff" loext:opacity="100%" style:font-name="Liberation Serif" fo:font-size="12pt" officeooo:rsid="0023337f" style:font-name-asian="NSimSun" style:font-size-asian="10.5pt" style:font-name-complex="Liberation Mono" style:font-size-complex="12pt"/>
    </style:style>
    <style:style style:name="T97" style:family="text">
      <style:text-properties fo:color="#ffffff" loext:opacity="100%" style:font-name="Liberation Serif" fo:font-size="12pt" fo:font-weight="bold" officeooo:rsid="0023337f" style:font-name-asian="NSimSun" style:font-size-asian="10.5pt" style:font-name-complex="Liberation Mono" style:font-size-complex="12pt"/>
    </style:style>
    <style:style style:name="T98" style:family="text">
      <style:text-properties fo:color="#569cd6" loext:opacity="100%" style:font-name="Consolas" fo:font-size="10.5pt" fo:font-weight="normal" officeooo:rsid="0023337f" fo:background-color="#1f1f1f" loext:char-shading-value="0" style:font-name-asian="NSimSun" style:font-size-asian="10.5pt" style:font-name-complex="Liberation Mono" style:font-size-complex="12pt"/>
    </style:style>
    <style:style style:name="T99" style:family="text">
      <style:text-properties fo:color="#cccccc" loext:opacity="100%" style:font-name="Consolas" fo:font-size="10.5pt" fo:font-weight="normal" officeooo:rsid="0023337f" fo:background-color="#1f1f1f" loext:char-shading-value="0" style:font-name-asian="NSimSun" style:font-size-asian="10.5pt" style:font-name-complex="Liberation Mono" style:font-size-complex="12pt"/>
    </style:style>
    <style:style style:name="T100" style:family="text">
      <style:text-properties fo:color="#4ec9b0" loext:opacity="100%" style:font-name="Consolas" fo:font-size="10.5pt" fo:font-weight="normal" officeooo:rsid="0023337f" fo:background-color="#1f1f1f" loext:char-shading-value="0" style:font-name-asian="NSimSun" style:font-size-asian="10.5pt" style:font-name-complex="Liberation Mono" style:font-size-complex="12pt"/>
    </style:style>
    <style:style style:name="T101" style:family="text">
      <style:text-properties fo:color="#ffffff" loext:opacity="100%" style:font-name="Liberation Serif" fo:font-size="14pt" officeooo:rsid="0023337f" style:font-name-asian="NSimSun" style:font-size-asian="14pt" style:font-name-complex="Liberation Mono" style:font-size-complex="14pt"/>
    </style:style>
    <style:style style:name="T102" style:family="text">
      <style:text-properties style:font-name="Liberation Serif" fo:font-weight="bold" officeooo:rsid="0023337f" style:font-weight-asian="bold" style:font-weight-complex="bold"/>
    </style:style>
    <style:style style:name="T103" style:family="text">
      <style:text-properties fo:font-size="12pt" fo:font-weight="bold" style:font-size-asian="12pt" style:font-size-complex="12pt"/>
    </style:style>
    <style:style style:name="T104" style:family="text">
      <style:text-properties fo:color="#569cd6" loext:opacity="100%" style:font-name="Consolas" officeooo:rsid="0023337f" style:font-name-asian="NSimSun" style:font-size-asian="10.5pt" style:font-weight-asian="bold" style:font-name-complex="Liberation Mono" style:font-size-complex="12pt" style:font-weight-complex="bold"/>
    </style:style>
    <style:style style:name="T105" style:family="text">
      <style:text-properties style:font-name="Consolas" officeooo:rsid="0023337f" style:font-name-asian="NSimSun" style:font-size-asian="10.5pt" style:font-weight-asian="bold" style:font-name-complex="Liberation Mono" style:font-size-complex="12pt" style:font-weight-complex="bold"/>
    </style:style>
    <style:style style:name="T106" style:family="text">
      <style:text-properties fo:color="#4ec9b0" loext:opacity="100%" style:font-name="Consolas" officeooo:rsid="0023337f" style:font-name-asian="NSimSun" style:font-size-asian="10.5pt" style:font-weight-asian="bold" style:font-name-complex="Liberation Mono" style:font-size-complex="12pt" style:font-weight-complex="bold"/>
    </style:style>
    <style:style style:name="T107" style:family="text">
      <style:text-properties fo:color="#cccccc" loext:opacity="100%" style:font-name="Consolas" fo:font-size="10.5pt" fo:font-weight="normal" officeooo:rsid="0023337f" fo:background-color="#1f1f1f" loext:char-shading-value="0" style:font-name-asian="NSimSun" style:font-size-asian="10.5pt" style:font-weight-asian="bold" style:font-name-complex="Liberation Mono" style:font-size-complex="12pt" style:font-weight-complex="bold"/>
    </style:style>
    <style:style style:name="T108" style:family="text">
      <style:text-properties fo:color="#ffffff" loext:opacity="100%" style:font-name="Liberation Serif" fo:font-size="12pt" officeooo:rsid="0024793e" style:font-name-asian="NSimSun" style:font-size-asian="12pt" style:font-weight-asian="bold" style:font-name-complex="Liberation Mono" style:font-size-complex="12pt" style:font-weight-complex="bold"/>
    </style:style>
    <style:style style:name="T109" style:family="text">
      <style:text-properties fo:color="#ffffff" loext:opacity="100%" style:font-name="Liberation Serif" fo:font-size="14pt" officeooo:rsid="0024793e" style:font-name-asian="NSimSun" style:font-size-asian="14pt" style:font-weight-asian="bold" style:font-name-complex="Liberation Mono" style:font-size-complex="14pt" style:font-weight-complex="bold"/>
    </style:style>
    <style:style style:name="T110" style:family="text">
      <style:text-properties fo:color="#569cd6" loext:opacity="100%" style:font-name="Consolas" fo:font-size="10.5pt" fo:font-weight="normal" officeooo:rsid="0023337f" fo:background-color="#1f1f1f" loext:char-shading-value="0" style:font-name-asian="NSimSun" style:font-size-asian="12pt" style:font-weight-asian="normal" style:font-name-complex="Liberation Mono" style:font-size-complex="12pt" style:font-weight-complex="normal"/>
    </style:style>
    <style:style style:name="T111" style:family="text">
      <style:text-properties fo:color="#cccccc" loext:opacity="100%" style:font-name="Consolas" fo:font-size="10.5pt" fo:font-weight="normal" officeooo:rsid="0023337f" fo:background-color="#1f1f1f" loext:char-shading-value="0" style:font-name-asian="NSimSun" style:font-size-asian="12pt" style:font-weight-asian="normal" style:font-name-complex="Liberation Mono" style:font-size-complex="12pt" style:font-weight-complex="normal"/>
    </style:style>
    <style:style style:name="T112" style:family="text">
      <style:text-properties fo:color="#dcdcaa" loext:opacity="100%" style:font-name="Consolas" fo:font-size="10.5pt" fo:font-weight="normal" officeooo:rsid="0023337f" fo:background-color="#1f1f1f" loext:char-shading-value="0" style:font-name-asian="NSimSun" style:font-size-asian="12pt" style:font-weight-asian="normal" style:font-name-complex="Liberation Mono" style:font-size-complex="12pt" style:font-weight-complex="normal"/>
    </style:style>
    <style:style style:name="T113" style:family="text">
      <style:text-properties style:font-name="Liberation Serif" fo:font-size="12pt" fo:font-weight="normal" officeooo:rsid="0023337f" style:font-name-asian="NSimSun" style:font-size-asian="12pt" style:font-weight-asian="normal" style:font-name-complex="Liberation Mono" style:font-size-complex="12pt" style:font-weight-complex="normal"/>
    </style:style>
    <style:style style:name="T114" style:family="text">
      <style:text-properties fo:color="#ffffff" loext:opacity="100%" style:font-name="Liberation Serif" fo:font-size="14pt" fo:font-weight="normal" officeooo:rsid="0023337f" style:font-name-asian="NSimSun" style:font-size-asian="14pt" style:font-weight-asian="normal" style:font-name-complex="Liberation Mono" style:font-size-complex="14pt" style:font-weight-complex="normal"/>
    </style:style>
    <style:style style:name="T115" style:family="text">
      <style:text-properties style:font-name="Liberation Serif" fo:font-weight="bold" officeooo:rsid="0024991a" style:font-name-asian="NSimSun" style:font-weight-asian="bold" style:font-name-complex="Liberation Mono" style:font-weight-complex="bold"/>
    </style:style>
    <style:style style:name="T116" style:family="text">
      <style:text-properties fo:font-size="12pt" officeooo:rsid="0024991a" style:font-size-asian="12pt" style:font-size-complex="12pt"/>
    </style:style>
    <style:style style:name="T117" style:family="text">
      <style:text-properties fo:color="#4ec9b0" loext:opacity="100%" style:font-name="Consolas" fo:font-size="10.5pt" fo:font-weight="normal" officeooo:rsid="0023337f" fo:background-color="#1f1f1f" loext:char-shading-value="0" style:font-name-asian="NSimSun" style:font-size-asian="12pt" style:font-weight-asian="normal" style:font-name-complex="Liberation Mono" style:font-size-complex="12pt" style:font-weight-complex="normal"/>
    </style:style>
    <style:style style:name="T118" style:family="text">
      <style:text-properties fo:color="#d4d4d4" loext:opacity="100%" style:font-name="Consolas" fo:font-size="10.5pt" fo:font-weight="normal" officeooo:rsid="0023337f" fo:background-color="#1f1f1f" loext:char-shading-value="0" style:font-name-asian="NSimSun" style:font-size-asian="12pt" style:font-weight-asian="normal" style:font-name-complex="Liberation Mono" style:font-size-complex="12pt" style:font-weight-complex="normal"/>
    </style:style>
    <style:style style:name="T119" style:family="text">
      <style:text-properties fo:color="#dcdcaa" loext:opacity="100%" style:font-name="Consolas" fo:font-size="10.5pt" style:text-underline-style="solid" style:text-underline-width="auto" style:text-underline-color="font-color" fo:font-weight="normal"/>
    </style:style>
    <style:style style:name="T120" style:family="text">
      <style:text-properties fo:color="#d4d4d4" loext:opacity="100%" style:font-name="Consolas" fo:font-size="10.5pt" style:text-underline-style="solid" style:text-underline-width="auto" style:text-underline-color="font-color" fo:font-weight="normal"/>
    </style:style>
    <style:style style:name="T121" style:family="text">
      <style:text-properties style:font-name="Liberation Serif" fo:font-size="12pt" fo:font-weight="normal" officeooo:rsid="0024991a" style:font-name-asian="NSimSun" style:font-size-asian="12pt" style:font-weight-asian="normal" style:font-name-complex="Liberation Mono" style:font-size-complex="12pt" style:font-weight-complex="normal"/>
    </style:style>
    <style:style style:name="T122" style:family="text">
      <style:text-properties fo:color="#ffffff" loext:opacity="100%" style:font-name="Liberation Serif" fo:font-size="14pt" fo:font-weight="normal" officeooo:rsid="0024991a" style:font-name-asian="NSimSun" style:font-size-asian="14pt" style:font-weight-asian="normal" style:font-name-complex="Liberation Mono" style:font-size-complex="14pt" style:font-weight-complex="normal"/>
    </style:style>
    <style:style style:name="T123" style:family="text">
      <style:text-properties fo:color="#ffffff" loext:opacity="100%" style:font-name="Liberation Serif" style:font-name-asian="NSimSun" style:font-name-complex="Liberation Mono"/>
    </style:style>
    <style:style style:name="T124" style:family="text">
      <style:text-properties fo:font-weight="normal" officeooo:rsid="00278b46" style:font-weight-asian="normal" style:font-weight-complex="normal"/>
    </style:style>
    <style:style style:name="T125" style:family="text">
      <style:text-properties fo:color="#ffffff" loext:opacity="100%" style:font-name="Liberation Serif" fo:font-size="14pt" fo:font-weight="bold" style:font-name-asian="NSimSun" style:font-size-asian="14pt" style:font-weight-asian="bold" style:font-name-complex="Liberation Mono" style:font-size-complex="14pt" style:font-weight-complex="bold"/>
    </style:style>
    <style:style style:name="T126" style:family="text">
      <style:text-properties style:font-name="Liberation Serif" fo:font-size="14pt" fo:font-weight="bold" style:font-name-asian="NSimSun" style:font-size-asian="14pt" style:font-weight-asian="bold" style:font-name-complex="Liberation Mono" style:font-size-complex="14pt" style:font-weight-complex="bold"/>
    </style:style>
    <style:style style:name="T127" style:family="text">
      <style:text-properties fo:font-size="12pt" fo:font-weight="normal" style:font-size-asian="12pt" style:font-weight-asian="normal" style:font-size-complex="12pt" style:font-weight-complex="normal"/>
    </style:style>
    <style:style style:name="T128" style:family="text">
      <style:text-properties fo:font-size="12pt" fo:font-weight="normal" officeooo:rsid="00278b46" style:font-size-asian="12pt" style:font-weight-asian="normal" style:font-size-complex="12pt" style:font-weight-complex="normal"/>
    </style:style>
    <style:style style:name="T129" style:family="text">
      <style:text-properties fo:color="#ffffff" loext:opacity="100%" style:font-name="Liberation Serif" fo:font-size="14pt" fo:font-weight="bold" officeooo:rsid="00278b46" style:font-name-asian="NSimSun" style:font-size-asian="14pt" style:font-weight-asian="bold" style:font-name-complex="Liberation Mono" style:font-size-complex="14pt" style:font-weight-complex="bold"/>
    </style:style>
    <style:style style:name="T130" style:family="text">
      <style:text-properties fo:color="#ffffff" loext:opacity="100%" style:font-name="Liberation Serif" fo:font-size="12pt" fo:font-weight="normal" officeooo:rsid="00278b46" style:font-name-asian="NSimSun" style:font-size-asian="10.5pt" style:font-weight-asian="normal" style:font-name-complex="Liberation Mono" style:font-size-complex="12pt" style:font-weight-complex="normal"/>
    </style:style>
    <style:style style:name="T131" style:family="text">
      <style:text-properties fo:color="#ffffff" loext:opacity="100%" style:font-name="Liberation Serif" fo:font-size="12pt" fo:font-weight="bold" officeooo:rsid="00278b46" style:font-name-asian="NSimSun" style:font-size-asian="10.5pt" style:font-weight-asian="normal" style:font-name-complex="Liberation Mono" style:font-size-complex="12pt" style:font-weight-complex="normal"/>
    </style:style>
    <style:style style:name="T132" style:family="text">
      <style:text-properties style:font-name="Liberation Serif" fo:font-size="14pt" fo:font-weight="bold" officeooo:rsid="002a151f" style:font-name-asian="NSimSun" style:font-size-asian="14pt" style:font-weight-asian="bold" style:font-name-complex="Liberation Mono" style:font-size-complex="14pt" style:font-weight-complex="bold"/>
    </style:style>
    <style:style style:name="T133" style:family="text">
      <style:text-properties style:font-name="Liberation Serif" fo:font-size="14pt" fo:font-weight="bold" officeooo:rsid="002979ff" style:font-name-asian="NSimSun" style:font-size-asian="14pt" style:font-weight-asian="bold" style:font-name-complex="Liberation Mono" style:font-size-complex="14pt" style:font-weight-complex="bold"/>
    </style:style>
    <style:style style:name="T134" style:family="text">
      <style:text-properties fo:color="#c586c0" loext:opacity="100%" style:font-name="Consolas" fo:font-size="10.5pt" fo:font-weight="normal" officeooo:rsid="00278b46" fo:background-color="#1f1f1f" loext:char-shading-value="0" style:font-name-asian="NSimSun" style:font-size-asian="10.5pt" style:font-weight-asian="normal" style:font-name-complex="Liberation Mono" style:font-size-complex="12pt" style:font-weight-complex="normal"/>
    </style:style>
    <style:style style:name="T135" style:family="text">
      <style:text-properties fo:color="#cccccc" loext:opacity="100%" style:font-name="Consolas" fo:font-size="10.5pt" fo:font-weight="normal" officeooo:rsid="00278b46" fo:background-color="#1f1f1f" loext:char-shading-value="0" style:font-name-asian="NSimSun" style:font-size-asian="10.5pt" style:font-weight-asian="normal" style:font-name-complex="Liberation Mono" style:font-size-complex="12pt" style:font-weight-complex="normal"/>
    </style:style>
    <style:style style:name="T136" style:family="text">
      <style:text-properties fo:color="#d4d4d4" loext:opacity="100%" style:font-name="Consolas" fo:font-size="10.5pt" fo:font-weight="normal" officeooo:rsid="00278b46" fo:background-color="#1f1f1f" loext:char-shading-value="0" style:font-name-asian="NSimSun" style:font-size-asian="10.5pt" style:font-weight-asian="normal" style:font-name-complex="Liberation Mono" style:font-size-complex="12pt" style:font-weight-complex="normal"/>
    </style:style>
    <style:style style:name="T137" style:family="text">
      <style:text-properties fo:color="#9cdcfe" loext:opacity="100%" style:font-name="Consolas" fo:font-size="10.5pt" fo:font-weight="normal" officeooo:rsid="00278b46" fo:background-color="#1f1f1f" loext:char-shading-value="0" style:font-name-asian="NSimSun" style:font-size-asian="10.5pt" style:font-weight-asian="normal" style:font-name-complex="Liberation Mono" style:font-size-complex="12pt" style:font-weight-complex="normal"/>
    </style:style>
    <style:style style:name="T138" style:family="text">
      <style:text-properties fo:color="#dcdcaa" loext:opacity="100%" style:font-name="Consolas" fo:font-size="10.5pt" fo:font-weight="normal" officeooo:rsid="00278b46" fo:background-color="#1f1f1f" loext:char-shading-value="0" style:font-name-asian="NSimSun" style:font-size-asian="10.5pt" style:font-weight-asian="normal" style:font-name-complex="Liberation Mono" style:font-size-complex="12pt" style:font-weight-complex="normal"/>
    </style:style>
    <style:style style:name="T139" style:family="text">
      <style:text-properties fo:color="#ffffff" loext:opacity="100%" style:font-name="Liberation Serif" fo:font-size="12pt" fo:font-weight="normal" officeooo:rsid="002979ff" style:font-name-asian="NSimSun" style:font-size-asian="10.5pt" style:font-weight-asian="normal" style:font-name-complex="Liberation Mono" style:font-size-complex="12pt" style:font-weight-complex="normal"/>
    </style:style>
    <style:style style:name="T140" style:family="text">
      <style:text-properties fo:color="#ffffff" loext:opacity="100%" style:font-name="Liberation Serif" fo:font-size="14pt" fo:font-weight="normal" officeooo:rsid="002979ff" style:font-name-asian="NSimSun" style:font-size-asian="14pt" style:font-weight-asian="normal" style:font-name-complex="Liberation Mono" style:font-size-complex="14pt" style:font-weight-complex="normal"/>
    </style:style>
    <style:style style:name="T141" style:family="text">
      <style:text-properties fo:color="#ffffff" loext:opacity="100%" style:font-name="Liberation Serif" officeooo:rsid="002a151f" style:font-name-asian="NSimSun" style:font-name-complex="Liberation Mono"/>
    </style:style>
    <style:style style:name="T142" style:family="text">
      <style:text-properties fo:color="#ffffff" loext:opacity="100%" style:font-name="Liberation Serif" officeooo:rsid="002979ff" style:font-name-asian="NSimSun" style:font-name-complex="Liberation Mono"/>
    </style:style>
    <style:style style:name="T143" style:family="text">
      <style:text-properties fo:color="#ffffff" loext:opacity="100%" style:font-name="Liberation Serif" fo:font-size="14pt" fo:font-weight="bold" officeooo:rsid="002a151f" style:font-name-asian="NSimSun" style:font-size-asian="14pt" style:font-weight-asian="bold" style:font-name-complex="Liberation Mono" style:font-size-complex="14pt" style:font-weight-complex="bold"/>
    </style:style>
    <style:style style:name="T144" style:family="text">
      <style:text-properties fo:color="#ffffff" loext:opacity="100%" style:font-name="Liberation Serif" fo:font-size="14pt" fo:font-weight="bold" officeooo:rsid="002979ff" style:font-name-asian="NSimSun" style:font-size-asian="14pt" style:font-weight-asian="bold" style:font-name-complex="Liberation Mono" style:font-size-complex="14pt" style:font-weight-complex="bold"/>
    </style:style>
    <style:style style:name="T145" style:family="text">
      <style:text-properties officeooo:rsid="002a151f"/>
    </style:style>
    <style:style style:name="T146" style:family="text">
      <style:text-properties fo:color="#ffffff" loext:opacity="100%" style:font-name="Liberation Serif" fo:font-size="14pt" fo:font-weight="bold" officeooo:rsid="003a1e6f" style:font-name-asian="NSimSun" style:font-size-asian="14pt" style:font-weight-asian="bold" style:font-name-complex="Liberation Mono" style:font-size-complex="14pt" style:font-weight-complex="bold"/>
    </style:style>
    <style:style style:name="T147" style:family="text">
      <style:text-properties fo:color="#ffffff" loext:opacity="100%" style:font-name="Liberation Serif" officeooo:rsid="002cdef3" style:font-name-asian="NSimSun" style:font-name-complex="Liberation Mono"/>
    </style:style>
    <style:style style:name="T148" style:family="text">
      <style:text-properties fo:color="#ffffff" loext:opacity="100%" style:font-name="Liberation Serif" fo:font-size="12pt" fo:font-weight="normal" officeooo:rsid="002cdef3" style:font-name-asian="NSimSun" style:font-size-asian="10.5pt" style:font-weight-asian="normal" style:font-name-complex="Liberation Mono" style:font-size-complex="12pt" style:font-weight-complex="normal"/>
    </style:style>
    <style:style style:name="T149" style:family="text">
      <style:text-properties fo:color="#ffffff" loext:opacity="100%" style:font-name="Liberation Serif" fo:font-size="14pt" fo:font-weight="normal" officeooo:rsid="002cdef3" style:font-name-asian="NSimSun" style:font-size-asian="14pt" style:font-weight-asian="normal" style:font-name-complex="Liberation Mono" style:font-size-complex="14pt" style:font-weight-complex="normal"/>
    </style:style>
    <style:style style:name="T150" style:family="text">
      <style:text-properties fo:color="#ffffff" loext:opacity="100%" style:font-name="Liberation Serif" fo:font-size="14pt" fo:font-weight="bold" officeooo:rsid="002cdef3" style:font-name-asian="NSimSun" style:font-size-asian="14pt" style:font-weight-asian="bold" style:font-name-complex="Liberation Mono" style:font-size-complex="14pt" style:font-weight-complex="bold"/>
    </style:style>
    <style:style style:name="T151" style:family="text">
      <style:text-properties fo:color="#ffffff" loext:opacity="100%" fo:font-size="14pt" fo:font-weight="bold" officeooo:rsid="002cdef3" style:font-size-asian="14pt" style:font-weight-asian="bold" style:font-size-complex="14pt" style:font-weight-complex="bold"/>
    </style:style>
    <style:style style:name="T152" style:family="text">
      <style:text-properties style:font-name="Liberation Serif" officeooo:rsid="002df30f"/>
    </style:style>
    <style:style style:name="T153" style:family="text">
      <style:text-properties fo:color="#ffffff" loext:opacity="100%" style:font-name="Liberation Serif" fo:font-size="14pt" fo:font-weight="bold" officeooo:rsid="002fe5e0" style:font-name-asian="NSimSun" style:font-size-asian="14pt" style:font-weight-asian="bold" style:font-name-complex="Liberation Mono" style:font-size-complex="14pt" style:font-weight-complex="bold"/>
    </style:style>
    <style:style style:name="T154" style:family="text">
      <style:text-properties fo:color="#ffffff" loext:opacity="100%" style:font-name="Liberation Serif" fo:font-size="12pt" fo:font-weight="normal" officeooo:rsid="002fe5e0" style:font-name-asian="NSimSun" style:font-size-asian="12pt" style:font-weight-asian="normal" style:font-name-complex="Liberation Mono" style:font-size-complex="12pt" style:font-weight-complex="normal"/>
    </style:style>
    <style:style style:name="T155" style:family="text">
      <style:text-properties fo:color="#ce9178" loext:opacity="100%" style:font-name="Consolas" fo:font-size="10.5pt" fo:font-weight="normal" officeooo:rsid="002fe5e0"/>
    </style:style>
    <style:style style:name="T156" style:family="text">
      <style:text-properties fo:color="#4fc1ff" loext:opacity="100%" style:font-name="Consolas" fo:font-size="10.5pt" fo:font-weight="normal"/>
    </style:style>
    <style:style style:name="T157" style:family="text">
      <style:text-properties fo:color="#ffffff" loext:opacity="100%" style:font-name="Liberation Serif" officeooo:rsid="00311bae" style:font-name-asian="NSimSun" style:font-name-complex="Liberation Mono"/>
    </style:style>
    <style:style style:name="T158" style:family="text">
      <style:text-properties officeooo:rsid="0032092b"/>
    </style:style>
    <style:style style:name="T159" style:family="text">
      <style:text-properties fo:font-size="12pt" fo:font-weight="normal" officeooo:rsid="0032092b" style:font-size-asian="12pt" style:font-weight-asian="normal" style:font-size-complex="12pt" style:font-weight-complex="normal"/>
    </style:style>
    <style:style style:name="T160" style:family="text">
      <style:text-properties style:font-name="Liberation Mono" fo:font-size="12pt" fo:font-weight="normal" style:font-size-asian="12pt" style:font-weight-asian="normal" style:font-size-complex="12pt" style:font-weight-complex="normal"/>
    </style:style>
    <style:style style:name="T161" style:family="text">
      <style:text-properties style:font-name="Liberation Mono"/>
    </style:style>
    <style:style style:name="T162" style:family="text">
      <style:text-properties style:font-name="Liberation Serif" officeooo:rsid="0032092b"/>
    </style:style>
    <style:style style:name="T163" style:family="text">
      <style:text-properties style:font-name="Liberation Serif"/>
    </style:style>
    <style:style style:name="T164" style:family="text">
      <style:text-properties style:font-name="Liberation Mono" officeooo:rsid="0032092b"/>
    </style:style>
    <style:style style:name="T165" style:family="text">
      <style:text-properties officeooo:rsid="0032f8d9"/>
    </style:style>
    <style:style style:name="T166" style:family="text">
      <style:text-properties fo:font-size="12pt" fo:font-weight="normal" officeooo:rsid="0032f8d9" style:font-size-asian="12pt" style:font-weight-asian="normal" style:font-size-complex="12pt" style:font-weight-complex="normal"/>
    </style:style>
    <style:style style:name="T167" style:family="text">
      <style:text-properties officeooo:rsid="00336599"/>
    </style:style>
    <style:style style:name="T168" style:family="text">
      <style:text-properties fo:font-size="14pt" fo:font-weight="bold" style:font-size-asian="14pt" style:font-weight-asian="bold" style:font-size-complex="14pt" style:font-weight-complex="bold"/>
    </style:style>
    <style:style style:name="T169" style:family="text">
      <style:text-properties officeooo:rsid="0033435b"/>
    </style:style>
    <style:style style:name="T170" style:family="text">
      <style:text-properties officeooo:rsid="00353114"/>
    </style:style>
    <style:style style:name="T171" style:family="text">
      <style:text-properties officeooo:rsid="00353114" style:font-size-asian="12pt"/>
    </style:style>
    <style:style style:name="T172" style:family="text">
      <style:text-properties fo:color="#c586c0" loext:opacity="100%" style:font-name="Consolas" fo:font-size="10.5pt" fo:font-weight="normal" fo:background-color="#1f1f1f" loext:char-shading-value="0"/>
    </style:style>
    <style:style style:name="T173" style:family="text">
      <style:text-properties fo:color="#4fc1ff" loext:opacity="100%" style:font-name="Consolas" fo:font-size="10.5pt" fo:font-weight="normal" fo:background-color="#1f1f1f" loext:char-shading-value="0"/>
    </style:style>
    <style:style style:name="T174" style:family="text">
      <style:text-properties officeooo:rsid="00353489"/>
    </style:style>
    <style:style style:name="T175" style:family="text">
      <style:text-properties fo:color="#6a9955" loext:opacity="100%" style:font-name="Consolas" fo:font-size="10.5pt" fo:font-weight="normal"/>
    </style:style>
    <style:style style:name="T176" style:family="text">
      <style:text-properties officeooo:rsid="00372de1"/>
    </style:style>
    <style:style style:name="T177" style:family="text">
      <style:text-properties fo:font-size="14pt" officeooo:rsid="0032f8d9" style:font-size-asian="14pt" style:font-size-complex="14pt"/>
    </style:style>
    <style:style style:name="T178" style:family="text">
      <style:text-properties fo:font-size="14pt" officeooo:rsid="0038735d" style:font-size-asian="14pt" style:font-size-complex="14pt"/>
    </style:style>
    <style:style style:name="T179" style:family="text">
      <style:text-properties fo:font-variant="normal" fo:text-transform="none" fo:color="#e3e3e3" loext:opacity="100%" style:font-name="Liberation Serif" fo:font-size="14pt" fo:letter-spacing="normal" fo:font-style="normal" style:font-size-asian="14pt" style:font-size-complex="14pt"/>
    </style:style>
    <style:style style:name="T180" style:family="text">
      <style:text-properties style:font-name="Liberation Serif" fo:font-size="14pt" style:font-size-asian="14pt" style:font-size-complex="14pt"/>
    </style:style>
    <style:style style:name="T181" style:family="text">
      <style:text-properties officeooo:rsid="0038735d"/>
    </style:style>
    <style:style style:name="T182" style:family="text">
      <style:text-properties officeooo:rsid="0039b05e"/>
    </style:style>
    <style:style style:name="T183" style:family="text">
      <style:text-properties fo:color="#ffffff" loext:opacity="100%" style:font-name="Liberation Serif" officeooo:rsid="003a062b" style:font-name-asian="NSimSun" style:font-name-complex="Liberation Mono"/>
    </style:style>
    <style:style style:name="T184" style:family="text">
      <style:text-properties fo:color="#ffffff" loext:opacity="100%" style:font-name="Liberation Serif" fo:font-size="14pt" officeooo:rsid="003a062b" style:font-name-asian="NSimSun" style:font-size-asian="14pt" style:font-name-complex="Liberation Mono" style:font-size-complex="14pt"/>
    </style:style>
    <style:style style:name="T185" style:family="text">
      <style:text-properties fo:color="#ffffff" loext:opacity="100%" fo:font-size="14pt" officeooo:rsid="003a062b" style:font-size-asian="14pt" style:font-size-complex="14pt"/>
    </style:style>
    <style:style style:name="T186" style:family="text">
      <style:text-properties fo:color="#ffffff" loext:opacity="100%" style:font-name="Liberation Serif" fo:font-size="12pt" fo:font-weight="normal" officeooo:rsid="003a062b" style:font-name-asian="NSimSun" style:font-size-asian="12pt" style:font-weight-asian="normal" style:font-name-complex="Liberation Mono" style:font-size-complex="12pt" style:font-weight-complex="normal"/>
    </style:style>
    <style:style style:name="T187" style:family="text">
      <style:text-properties fo:font-size="12pt" fo:font-weight="bold" officeooo:rsid="003a062b" style:font-size-asian="12pt" style:font-weight-asian="bold" style:font-size-complex="12pt" style:font-weight-complex="bold"/>
    </style:style>
    <style:style style:name="T188" style:family="text">
      <style:text-properties fo:font-size="12pt" fo:font-weight="bold" style:font-size-asian="12pt" style:font-weight-asian="bold" style:font-size-complex="12pt" style:font-weight-complex="bold"/>
    </style:style>
    <style:style style:name="T189" style:family="text">
      <style:text-properties officeooo:rsid="003a062b"/>
    </style:style>
    <style:style style:name="T190" style:family="text">
      <style:text-properties fo:font-size="12pt" fo:font-weight="normal" officeooo:rsid="003a062b" style:font-size-asian="12pt" style:font-weight-asian="normal" style:font-size-complex="12pt" style:font-weight-complex="normal"/>
    </style:style>
    <style:style style:name="T191" style:family="text">
      <style:text-properties officeooo:rsid="003da200"/>
    </style:style>
    <style:style style:name="T192" style:family="text">
      <style:text-properties fo:font-variant="normal" fo:text-transform="none" fo:letter-spacing="normal" fo:font-style="normal"/>
    </style:style>
    <style:style style:name="T193" style:family="text">
      <style:text-properties fo:color="#569cd6" loext:opacity="100%" style:font-name="Consolas" fo:font-size="10.5pt" fo:background-color="#1f1f1f" loext:char-shading-value="0"/>
    </style:style>
    <style:style style:name="T194" style:family="text">
      <style:text-properties fo:color="#cccccc" loext:opacity="100%" style:font-name="Consolas" fo:font-size="10.5pt" fo:background-color="#1f1f1f" loext:char-shading-value="0"/>
    </style:style>
    <style:style style:name="T195" style:family="text">
      <style:text-properties fo:color="#4ec9b0" loext:opacity="100%" style:font-name="Consolas" fo:font-size="10.5pt" fo:background-color="#1f1f1f" loext:char-shading-value="0"/>
    </style:style>
    <style:style style:name="T196" style:family="text">
      <style:text-properties fo:color="#ffffff" loext:opacity="100%" style:font-name="Liberation Serif" fo:font-size="12pt" style:font-size-asian="12pt" style:font-size-complex="12pt"/>
    </style:style>
    <style:style style:name="T197" style:family="text">
      <style:text-properties fo:color="#4fc1ff" loext:opacity="100%"/>
    </style:style>
    <style:style style:name="T198" style:family="text">
      <style:text-properties fo:font-variant="normal" fo:text-transform="none" fo:letter-spacing="normal" fo:font-style="normal" officeooo:rsid="00446ce6"/>
    </style:style>
    <style:style style:name="T199" style:family="text">
      <style:text-properties fo:font-variant="normal" fo:text-transform="none" fo:letter-spacing="normal" fo:font-style="normal" officeooo:rsid="00418567"/>
    </style:style>
    <style:style style:name="T200" style:family="text">
      <style:text-properties officeooo:rsid="00446ce6"/>
    </style:style>
    <style:style style:name="T201" style:family="text">
      <style:text-properties officeooo:rsid="0045bc50"/>
    </style:style>
    <style:style style:name="T202" style:family="text">
      <style:text-properties officeooo:rsid="00490a03"/>
    </style:style>
    <style:style style:name="T203" style:family="text">
      <style:text-properties officeooo:rsid="004b885b"/>
    </style:style>
    <style:style style:name="T204" style:family="text">
      <style:text-properties fo:font-variant="normal" fo:text-transform="none" fo:letter-spacing="normal" fo:font-style="normal" officeooo:rsid="0049b8fc"/>
    </style:style>
    <style:style style:name="T205" style:family="text">
      <style:text-properties fo:color="#b5cea8" loext:opacity="100%"/>
    </style:style>
    <style:style style:name="T206" style:family="text">
      <style:text-properties fo:font-size="12pt" fo:font-weight="normal" officeooo:rsid="0049c7c8" style:font-size-asian="12pt" style:font-weight-asian="normal" style:font-size-complex="12pt" style:font-weight-complex="normal"/>
    </style:style>
    <style:style style:name="T207" style:family="text">
      <style:text-properties officeooo:rsid="0049c7c8"/>
    </style:style>
    <style:style style:name="T208" style:family="text">
      <style:text-properties officeooo:rsid="0049b8fc"/>
    </style:style>
    <style:style style:name="T209" style:family="text">
      <style:text-properties fo:font-variant="normal" fo:text-transform="none" fo:letter-spacing="normal" fo:font-style="normal" officeooo:rsid="004b8ee1"/>
    </style:style>
    <style:style style:name="T210" style:family="text">
      <style:text-properties officeooo:rsid="004b8ee1"/>
    </style:style>
    <style:style style:name="T211" style:family="text">
      <style:text-properties officeooo:rsid="004c5546"/>
    </style:style>
    <style:style style:name="T212" style:family="text">
      <style:text-properties fo:font-weight="bold" officeooo:rsid="004b8ee1"/>
    </style:style>
    <style:style style:name="T213" style:family="text">
      <style:text-properties fo:font-variant="normal" fo:text-transform="none" fo:color="#ffffff" loext:opacity="100%" style:font-name="Liberation Serif" fo:font-size="18pt" fo:letter-spacing="normal" fo:font-style="normal" fo:font-weight="bold" officeooo:rsid="004c5546" style:font-size-asian="18pt" style:font-weight-asian="bold" style:font-size-complex="18pt" style:font-weight-complex="bold"/>
    </style:style>
    <style:style style:name="T214" style:family="text">
      <style:text-properties fo:font-variant="normal" fo:text-transform="none" fo:color="#ffffff" loext:opacity="100%" style:font-name="Liberation Serif" fo:font-size="18pt" fo:letter-spacing="normal" fo:font-style="normal" fo:font-weight="bold" officeooo:rsid="004b8ee1" style:font-size-asian="18pt" style:font-weight-asian="bold" style:font-size-complex="18pt" style:font-weight-complex="bold"/>
    </style:style>
    <style:style style:name="T215" style:family="text">
      <style:text-properties fo:font-variant="normal" fo:text-transform="none" fo:color="#ffffff" loext:opacity="100%" style:font-name="Liberation Serif" fo:font-size="18pt" fo:letter-spacing="normal" fo:font-style="normal" fo:font-weight="bold" officeooo:rsid="00490a03" style:font-size-asian="18pt" style:font-weight-asian="bold" style:font-size-complex="18pt" style:font-weight-complex="bold"/>
    </style:style>
    <style:style style:name="T216" style:family="text">
      <style:text-properties fo:font-variant="normal" fo:text-transform="none" fo:color="#ffffff" loext:opacity="100%" style:font-name="Liberation Serif" fo:font-size="18pt" fo:letter-spacing="normal" fo:font-style="normal" fo:font-weight="bold" officeooo:rsid="0051f6c8" style:font-size-asian="18pt" style:font-weight-asian="bold" style:font-size-complex="18pt" style:font-weight-complex="bold"/>
    </style:style>
    <style:style style:name="T217" style:family="text">
      <style:text-properties fo:font-variant="normal" fo:text-transform="none" fo:color="#ffffff" loext:opacity="100%" fo:letter-spacing="normal" fo:font-style="normal" officeooo:rsid="0051f6c8"/>
    </style:style>
    <style:style style:name="T218" style:family="text">
      <style:text-properties fo:font-variant="normal" fo:text-transform="none" fo:color="#ffffff" loext:opacity="100%" fo:letter-spacing="normal" fo:font-style="normal" officeooo:rsid="00522dda"/>
    </style:style>
    <style:style style:name="T219" style:family="text">
      <style:text-properties fo:font-variant="normal" fo:text-transform="none" fo:color="#e3e3e3" loext:opacity="100%" fo:letter-spacing="normal" fo:font-style="normal"/>
    </style:style>
    <style:style style:name="T220" style:family="text">
      <style:text-properties fo:font-variant="normal" fo:text-transform="none" fo:color="#ffffff" loext:opacity="100%" fo:letter-spacing="normal" fo:font-style="normal" officeooo:rsid="005575d5"/>
    </style:style>
    <style:style style:name="T221" style:family="text">
      <style:text-properties fo:font-variant="normal" fo:text-transform="none" fo:color="#e3e3e3" loext:opacity="100%" fo:letter-spacing="normal" fo:font-style="normal" officeooo:rsid="005575d5"/>
    </style:style>
    <style:style style:name="T222" style:family="text">
      <style:text-properties fo:font-variant="normal" fo:text-transform="none" style:font-name="Liberation Serif" fo:font-size="12pt" fo:letter-spacing="normal" fo:font-style="normal" fo:font-weight="bold" style:font-weight-asian="normal" style:font-size-complex="12pt" style:font-weight-complex="normal"/>
    </style:style>
    <style:style style:name="T223" style:family="text">
      <style:text-properties fo:font-variant="normal" fo:text-transform="none" style:font-name="Liberation Serif" fo:font-size="12pt" fo:letter-spacing="normal" fo:font-style="normal" fo:font-weight="normal" style:font-weight-asian="normal" style:font-size-complex="12pt" style:font-weight-complex="normal"/>
    </style:style>
    <style:style style:name="T224" style:family="text">
      <style:text-properties fo:font-variant="normal" fo:text-transform="none" fo:font-size="12pt" fo:letter-spacing="normal" fo:font-style="normal" fo:font-weight="normal" style:font-weight-asian="normal" style:font-size-complex="12pt" style:font-weight-complex="normal"/>
    </style:style>
    <style:style style:name="T225" style:family="text">
      <style:text-properties fo:font-size="18pt" fo:font-weight="bold" officeooo:rsid="004c5546" style:font-size-asian="18pt" style:font-weight-asian="bold" style:font-size-complex="18pt" style:font-weight-complex="bold"/>
    </style:style>
    <style:style style:name="T226" style:family="text">
      <style:text-properties fo:font-size="18pt" fo:font-weight="bold" officeooo:rsid="00573b08" style:font-size-asian="18pt" style:font-weight-asian="bold" style:font-size-complex="18pt" style:font-weight-complex="bold"/>
    </style:style>
    <style:style style:name="T227" style:family="text">
      <style:text-properties fo:font-size="18pt" fo:font-weight="bold" officeooo:rsid="004b8ee1" style:font-size-asian="18pt" style:font-weight-asian="bold" style:font-size-complex="18pt" style:font-weight-complex="bold"/>
    </style:style>
    <style:style style:name="T228" style:family="text">
      <style:text-properties fo:font-size="18pt" fo:font-weight="bold" officeooo:rsid="00490a03" style:font-size-asian="18pt" style:font-weight-asian="bold" style:font-size-complex="18pt" style:font-weight-complex="bold"/>
    </style:style>
    <style:style style:name="T229" style:family="text">
      <style:text-properties officeooo:rsid="00573b08" style:font-size-asian="12pt" style:font-weight-asian="normal" style:font-size-complex="12pt" style:font-weight-complex="normal"/>
    </style:style>
    <style:style style:name="T230" style:family="text">
      <style:text-properties fo:color="#9cdcfe" loext:opacity="100%" style:font-name="Consolas" fo:font-size="10.5pt" style:text-underline-style="solid" style:text-underline-width="auto" style:text-underline-color="font-color" fo:background-color="#1f1f1f" loext:char-shading-value="0"/>
    </style:style>
    <style:style style:name="T231" style:family="text">
      <style:text-properties fo:color="#d4d4d4" loext:opacity="100%" style:font-name="Consolas" fo:font-size="10.5pt" fo:background-color="#1f1f1f" loext:char-shading-value="0"/>
    </style:style>
    <style:style style:name="T232" style:family="text">
      <style:text-properties fo:color="#dcdcaa" loext:opacity="100%" style:font-name="Consolas" fo:font-size="10.5pt" fo:background-color="#1f1f1f" loext:char-shading-value="0"/>
    </style:style>
    <style:style style:name="T233" style:family="text">
      <style:text-properties fo:color="#9cdcfe" loext:opacity="100%" style:font-name="Consolas" fo:font-size="10.5pt" fo:background-color="#1f1f1f" loext:char-shading-value="0"/>
    </style:style>
    <style:style style:name="T234" style:family="text">
      <style:text-properties officeooo:rsid="005756e6" style:font-size-asian="12pt" style:font-weight-asian="normal" style:font-size-complex="12pt" style:font-weight-complex="normal"/>
    </style:style>
    <style:style style:name="T235" style:family="text">
      <style:text-properties fo:color="#b5cea8" loext:opacity="100%" style:font-name="Consolas" fo:font-size="10.5pt" fo:background-color="#1f1f1f" loext:char-shading-value="0"/>
    </style:style>
    <style:style style:name="T236" style:family="text">
      <style:text-properties officeooo:rsid="00593f14" style:font-size-asian="12pt" style:font-weight-asian="normal" style:font-size-complex="12pt" style:font-weight-complex="normal"/>
    </style:style>
    <style:style style:name="T237" style:family="text">
      <style:text-properties officeooo:rsid="005b782d" style:font-size-asian="12pt" style:font-weight-asian="normal" style:font-size-complex="12pt" style:font-weight-complex="normal"/>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6">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P Rust </text:h>
      <text:h text:style-name="Heading_20_2" text:outline-level="2"><text:span text:style-name="T1">I</text:span>ntroduction</text:h>
      <text:p text:style-name="P2">Bienvenue dans ce parcours de formation dédié à <text:span text:style-name="T2">Rust</text:span>, le langage qui réconcilie enfin la performance brute du C++ avec la sécurité absolue de la mémoire. </text:p>
      <text:p text:style-name="Horizontal_20_Line"/>
      <text:h text:style-name="P3" text:outline-level="1">Module 1 : Fondations et <text:span text:style-name="T3">Syntaxe</text:span></text:h>
      <text:h text:style-name="Heading_20_2" text:outline-level="2"><text:span text:style-name="T3">1</text:span> : Pourquoi Rust ? </text:h>
      <text:h text:style-name="Heading_20_3" text:outline-level="3">1.1. Le problème du C/C++</text:h>
      <text:p text:style-name="P4">En programmation système <text:span text:style-name="T3">comme en C/C++</text:span>, la gestion de la mémoire est manuelle, <text:span text:style-name="T3">c’est à dire que l</text:span>e développeur est le seul maître à bord. Il doit allouer la mémoire et surtout la libérer manuellement quand il a fini. Cela cause deux problèmes majeurs :</text:p>
      <text:list text:style-name="L1">
        <text:list-item>
          <text:p text:style-name="P5"><text:span text:style-name="T2">Segfaults </text:span><text:span text:style-name="T4">(Segmentation Fault)</text:span> : <text:span text:style-name="T3">Le</text:span> programme essaie de lire ou d'écrire dans une zone mémoire qui ne lui appartient pas ou qui n'existe plus. Résultat : le programme plante brutalement. </text:p>
        </text:list-item>
        <text:list-item>
          <text:p text:style-name="P5"><text:span text:style-name="T2">L'Utilisation après libération (Use-after-free) :</text:span> Vous libérez une zone mémoire, mais une autre partie d<text:span text:style-name="T3">u</text:span> programme essaie encore de l'utiliser. C'est la porte ouverte aux pirates pour injecter du code malveillant. </text:p>
        </text:list-item>
        <text:list-item>
          <text:p text:style-name="P5"><text:span text:style-name="T2">La double libération (Double-free) :</text:span> Vous essayez de libérer deux fois la même zone mémoire, ce qui corrompt la gestion interne de la RAM par l'ordinateur. </text:p>
        </text:list-item>
      </text:list>
      <text:p text:style-name="P6">Par exemple, Google (Chrome) et Microsoft (Windows) ont admis que 70 % de leurs failles de sécurité critiques chaque année sont liées à ces erreurs de mémoire.</text:p>
      <text:h text:style-name="Heading_20_3" text:outline-level="3">1.2. La philosophie Rust</text:h>
      <text:p text:style-name="P4">Rust garantit la <text:span text:style-name="T2">sécurité mémoire</text:span> sans utiliser de "Garbage Collector" (comme en Java ou Python). </text:p>
      <text:p text:style-name="P6">Le Garbage Collector, c’est ce qui gère automatique l’allocation et la libération de mémoire pour les objets créés. <text:span text:style-name="T5">Mais les programmes peuvent être ralentis car ce Garbage Collector scanne en permanence la mémoire pour trouver quoi supprimer.</text:span></text:p>
      <text:p text:style-name="P4"><text:span text:style-name="T3">Rust </text:span>utilise <text:span text:style-name="T5">donc</text:span><text:span text:style-name="T3"> </text:span>un concept unique : l'<text:span text:style-name="T2">Ownership</text:span> (Propriété).</text:p>
      <text:list text:style-name="L2">
        <text:list-item>
          <text:p text:style-name="P7">Chaque donnée a un seul "propriétaire" <text:span text:style-name="T3">(ou owner)</text:span>.</text:p>
        </text:list-item>
        <text:list-item>
          <text:p text:style-name="P7">Quand le propriétaire sort du champ d'application (scope), la mémoire est libérée automatiquement <text:span text:style-name="T5">et la valeur est supprimée immédiatement.</text:span></text:p>
        </text:list-item>
      </text:list>
      <text:p text:style-name="P8">Le « scope » ou portée, est simplement la zone de code délimitée par des accolades, par exemple : </text:p>
      <text:p text:style-name="P9"><text:span text:style-name="Source_20_Text"><text:span text:style-name="T6">{ <text:s text:c="21"/>// Le scope n'a pas encore commencé</text:span></text:span></text:p>
      <text:p text:style-name="P9"><text:soft-page-break/><text:span text:style-name="Source_20_Text"><text:span text:style-name="T6"><text:s text:c="4"/>let s = "hello"; <text:s text:c="2"/>// s est valide à partir d'ici</text:span></text:span></text:p>
      <text:p text:style-name="P9"><text:span text:style-name="Source_20_Text"><text:span text:style-name="T6"><text:s text:c="4"/>// on utilise s...</text:span></text:span></text:p>
      <text:p text:style-name="P9"><text:span text:style-name="Source_20_Text"><text:span text:style-name="T6">} <text:s text:c="21"/>// Le scope se termine, s est "drop" (libéré)</text:span></text:span></text:p>
      <text:p text:style-name="P8">On peut aussi transférer la propriété (ou Move). Si on donne une donnée à une autre variable, on en est plus le propriétaire : </text:p>
      <text:p text:style-name="P10">let s1 = String::from("hello");</text:p>
      <text:p text:style-name="P10">let s2 = s1; // La propriété de la chaîne est transférée à s2</text:p>
      <text:p text:style-name="P11">println!("{}", s1); </text:p>
      <text:p text:style-name="P11">ERREUR ! Le compilateur dira : "s1 value borrowed here after move"</text:p>
      <text:h text:style-name="P12" text:outline-level="3"><text:span text:style-name="T7">1.</text:span><text:span text:style-name="T8">3</text:span><text:span text:style-name="T7">. </text:span><text:span text:style-name="T8">Présentation du projet fil rouge</text:span><text:span text:style-name="T9"><text:line-break/><text:line-break/></text:span><text:span text:style-name="T8">(plus tard)</text:span></text:h>
      <text:p text:style-name="Horizontal_20_Line"/>
      <text:h text:style-name="Heading_20_2" text:outline-level="2">2 : Installation <text:span text:style-name="T10">&amp; environnement</text:span></text:h>
      <text:h text:style-name="Heading_20_3" text:outline-level="3">2.1. Installation des outils</text:h>
      <text:p text:style-name="Text_20_body">Ouvrez un terminal et suivez ces étapes :</text:p>
      <text:list text:style-name="L3">
        <text:list-item>
          <text:p text:style-name="P13"><text:span text:style-name="T2">Installer Rustup</text:span> (le gestionnaire de versions) :</text:p>
          <text:list>
            <text:list-item>
              <text:p text:style-name="P13"><text:span text:style-name="T11">Linux/macOS :</text:span> <text:span text:style-name="Source_20_Text">curl --proto '=https' --tlsv1.2 -sSf https://sh.rustup.rs | sh</text:span></text:p>
            </text:list-item>
            <text:list-item>
              <text:p text:style-name="P13"><text:span text:style-name="T11">Windows :</text:span> Téléchargez <text:span text:style-name="Source_20_Text">rustup-init.exe</text:span> sur <text:a xlink:type="simple" xlink:href="https://rustup.rs/" office:target-frame-name="_blank" xlink:show="new" text:style-name="Internet_20_link" text:visited-style-name="Visited_20_Internet_20_Link">rustup.rs</text:a>.</text:p>
            </text:list-item>
          </text:list>
        </text:list-item>
      </text:list>
      <text:p text:style-name="Text_20_body"/>
      <text:list text:continue-numbering="true" text:style-name="L3">
        <text:list-item>
          <text:p text:style-name="P13"><text:span text:style-name="T2">Vérifier l'installation </text:span><text:span text:style-name="T12">dans une invite de commande</text:span> :</text:p>
          <text:p text:style-name="P14"><text:span text:style-name="Source_20_Text">rustc --version</text:span></text:p>
          <text:p text:style-name="P15"><text:span text:style-name="Source_20_Text">cargo –version</text:span></text:p>
        </text:list-item>
      </text:list>
      <text:h text:style-name="Heading_20_3" text:outline-level="3">2.2. Configuration de l'IDE</text:h>
      <text:p text:style-name="Text_20_body">Le confort de code est primordial en Rust à cause de la rigueur du compilateur.</text:p>
      <text:list text:style-name="L4">
        <text:list-item>
          <text:p text:style-name="P16">Il est possible qu’il faille installer Microsoft Visual Studio, afin de compiler correctement. L’installation peut prendre du temps.</text:p>
        </text:list-item>
        <text:list-item>
          <text:p text:style-name="P17">Installez <text:span text:style-name="T2">VS Code</text:span>.</text:p>
        </text:list-item>
        <text:list-item>
          <text:p text:style-name="P18">Cherchez et installez l'extension <text:span text:style-name="T2">rust-analyzer</text:span>. Elle permet de voir les erreurs avant même de compiler.</text:p>
        </text:list-item>
      </text:list>
      <text:p text:style-name="Horizontal_20_Line"/>
      <text:h text:style-name="P19" text:outline-level="2"><text:soft-page-break/><text:span text:style-name="T10">2.3</text:span> : Création du projet "task-cli" <text:span text:style-name="T10">et initialisation avec Cargo</text:span></text:h>
      <text:p text:style-name="Text_20_body">Nous allons initialiser le projet qui nous servira de fil rouge durant tout le <text:span text:style-name="T13">TP</text:span>.</text:p>
      <text:p text:style-name="Text_20_body">Cargo est l'outil tout-en-un de Rust (compilateur, gestionnaire de bibliothèques, testeur).</text:p>
      <text:list text:style-name="L5">
        <text:list-item>
          <text:p text:style-name="P20">Placez-vous dans votre dossier de travail et créez le projet :</text:p>
          <text:p text:style-name="P21"><text:span text:style-name="Source_20_Text">cargo new task-cli</text:span></text:p>
        </text:list-item>
      </text:list>
      <text:p text:style-name="P22"><text:span text:style-name="Source_20_Text"/></text:p>
      <text:p text:style-name="P23"><text:span text:style-name="Source_20_Text"><text:span text:style-name="T14"><text:tab/>Il faut ensuite redémarrer le terminal </text:span></text:span><text:span text:style-name="Source_20_Text"><text:span text:style-name="T15">et se placer dans le projet : </text:span></text:span></text:p>
      <text:p text:style-name="P23"><text:span text:style-name="Source_20_Text"><text:span text:style-name="T16"><text:tab/>cd task-cli</text:span></text:span></text:p>
      <text:list text:continue-numbering="true" text:style-name="L5">
        <text:list-item>
          <text:p text:style-name="P20">Observez la structure générée <text:span text:style-name="T17">dans VSCode (Add Folder to Workspace)</text:span> :</text:p>
          <text:list>
            <text:list-item>
              <text:p text:style-name="P20"><text:span text:style-name="Source_20_Text">Cargo.toml</text:span> : La "carte d'identité" de votre projet.</text:p>
            </text:list-item>
            <text:list-item>
              <text:p text:style-name="P20"><text:span text:style-name="Source_20_Text">src/main.rs</text:span> : Le point d'entrée de votre programme.</text:p>
            </text:list-item>
          </text:list>
        </text:list-item>
      </text:list>
      <text:p text:style-name="Text_20_body"><text:span text:style-name="Source_20_Text"/></text:p>
      <text:h text:style-name="Heading_20_2" text:outline-level="2">3 — Structure d'un projet <text:span text:style-name="T18">Rust </text:span>&amp; Premier affichage</text:h>
      <text:p text:style-name="Text_20_body">Maintenant que notre projet est créé, nous allons comprendre comment il est organisé et faire en sorte qu'il affiche quelque chose de concret.</text:p>
      <text:h text:style-name="Heading_20_3" text:outline-level="3">3.1. Le point d'entrée : <text:span text:style-name="Source_20_Text">main.rs</text:span></text:h>
      <text:p text:style-name="Text_20_body">En Rust, le compilateur cherche toujours une fonction appelée <text:span text:style-name="Source_20_Text">main</text:span> dans le fichier <text:span text:style-name="Source_20_Text">src/main.rs</text:span>. C'est ici que tout commence.</text:p>
      <text:list text:style-name="L6">
        <text:list-item>
          <text:p text:style-name="P24">Ouvrez le fichier <text:span text:style-name="Source_20_Text">src/main.rs</text:span>.</text:p>
        </text:list-item>
        <text:list-item>
          <text:p text:style-name="P24">Vous y trouverez ce code par défaut :</text:p>
        </text:list-item>
      </text:list>
      <text:p text:style-name="P25">Rust</text:p>
      <text:p text:style-name="Standard"><text:span text:style-name="Source_20_Text"><text:span text:style-name="T19">fn</text:span></text:span><text:span text:style-name="Source_20_Text"><text:span text:style-name="T20"> </text:span></text:span><text:span text:style-name="Source_20_Text"><text:span text:style-name="T21">main</text:span></text:span><text:span text:style-name="Source_20_Text"><text:span text:style-name="T20">() {</text:span></text:span></text:p>
      <text:p text:style-name="P26">    <text:span text:style-name="T22">println</text:span><text:span text:style-name="T23">!</text:span><text:span text:style-name="T24">(</text:span><text:span text:style-name="T25">"Hello, world!"</text:span><text:span text:style-name="T24">);</text:span></text:p>
      <text:p text:style-name="P27">}</text:p>
      <text:p text:style-name="Preformatted_20_Text"><text:span text:style-name="Source_20_Text"/></text:p>
      <text:h text:style-name="Heading_20_3" text:outline-level="3">3.2. La macro <text:span text:style-name="Source_20_Text">println!</text:span></text:h>
      <text:p text:style-name="Text_20_body">Vous avez remarqué le point d'exclamation <text:span text:style-name="Source_20_Text">!</text:span> à la fin de <text:span text:style-name="Source_20_Text">println</text:span> ? En Rust, ce n'est pas une fonction classique, c'est une <text:span text:style-name="T2">macro</text:span>.</text:p>
      <text:p text:style-name="P28">Une macro c’est quoi ? Elle vérifie, au moment de la compilation, que ce que vous voulez afficher est correct, si vous voulez afficher une variable qui n’existe pas, Rust le dira tout de suite, avant de lancer le programme</text:p>
      <text:h text:style-name="Heading_20_3" text:outline-level="3">3.3. Compilation et Exécution</text:h>
      <text:p text:style-name="Text_20_body">Il existe trois commandes Cargo essentielles à connaître par cœur :</text:p>
      <text:list text:style-name="L7">
        <text:list-item>
          <text:p text:style-name="P29"><text:soft-page-break/><text:span text:style-name="Source_20_Text"><text:span text:style-name="T2">cargo check</text:span></text:span> : Vérifie si le code compile sans créer de fichier exécutable (très rapide, à utiliser tout le temps pendant qu'on code).</text:p>
        </text:list-item>
        <text:list-item>
          <text:p text:style-name="P29"><text:span text:style-name="Source_20_Text"><text:span text:style-name="T2">cargo build</text:span></text:span> : Compile le projet et crée un exécutable dans le dossier <text:span text:style-name="Source_20_Text">target/debug</text:span>.</text:p>
        </text:list-item>
        <text:list-item>
          <text:p text:style-name="P29"><text:span text:style-name="Source_20_Text"><text:span text:style-name="T2">cargo run</text:span></text:span> : Compile (si nécessaire) ET lance le programme immédiatement.</text:p>
        </text:list-item>
      </text:list>
      <text:p text:style-name="Text_20_body"><text:span text:style-name="T2">Action :</text:span> Tapez <text:span text:style-name="Source_20_Text">cargo run</text:span> dans votre terminal. Vous devriez voir "Hello, world!".</text:p>
      <text:p text:style-name="Horizontal_20_Line"/>
      <text:h text:style-name="Heading_20_3" text:outline-level="3">3.4. Première version du CLI : Affichage statique </text:h>
      <text:p text:style-name="Text_20_body">Nous allons modifier le code pour qu'il ressemble à un vrai début de gestionnaire de tâches. Nous allons utiliser des variables pour structurer notre affichage.</text:p>
      <text:p text:style-name="Text_20_body"><text:span text:style-name="T2">Exercice :</text:span> Remplacez le contenu de <text:span text:style-name="Source_20_Text">src/main.rs</text:span> par le code suivant :</text:p>
      <text:p text:style-name="P25">Rust</text:p>
      <text:p text:style-name="Standard"><text:span text:style-name="Source_20_Text"><text:span text:style-name="T19">fn</text:span></text:span><text:span text:style-name="Source_20_Text"><text:span text:style-name="T20"> </text:span></text:span><text:span text:style-name="Source_20_Text"><text:span text:style-name="T21">main</text:span></text:span><text:span text:style-name="Source_20_Text"><text:span text:style-name="T20">() {</text:span></text:span></text:p>
      <text:p text:style-name="P26">    </text:p>
      <text:p text:style-name="P26">    <text:span text:style-name="T23">let</text:span><text:span text:style-name="T24"> </text:span><text:span text:style-name="T26">name</text:span><text:span text:style-name="T24"> </text:span><text:span text:style-name="T27">=</text:span><text:span text:style-name="T24"> </text:span><text:span text:style-name="T25">"Utilisateur"</text:span><text:span text:style-name="T24">;</text:span></text:p>
      <text:p text:style-name="P26">    <text:span text:style-name="T23">let</text:span><text:span text:style-name="T24"> </text:span><text:span text:style-name="T26">app_name</text:span><text:span text:style-name="T24"> </text:span><text:span text:style-name="T27">=</text:span><text:span text:style-name="T24"> </text:span><text:span text:style-name="T25">"Task-CLI"</text:span><text:span text:style-name="T24">;</text:span></text:p>
      <text:p text:style-name="P30"/>
      <text:p text:style-name="P26">   </text:p>
      <text:p text:style-name="P26">    <text:span text:style-name="T22">println</text:span><text:span text:style-name="T23">!</text:span><text:span text:style-name="T24">(</text:span><text:span text:style-name="T25">"   {}"</text:span><text:span text:style-name="T24">, </text:span><text:span text:style-name="T26">app_name</text:span><text:span text:style-name="T24">);</text:span></text:p>
      <text:p text:style-name="P26">    <text:span text:style-name="T22">println</text:span><text:span text:style-name="T23">!</text:span><text:span text:style-name="T24">(</text:span><text:span text:style-name="T25">"   Bienvenue, {} !"</text:span><text:span text:style-name="T24">, </text:span><text:span text:style-name="T26">name</text:span><text:span text:style-name="T24">);</text:span></text:p>
      <text:p text:style-name="P26">    </text:p>
      <text:p text:style-name="P26">    <text:span text:style-name="T22">println</text:span><text:span text:style-name="T23">!</text:span><text:span text:style-name="T24">(</text:span><text:span text:style-name="T25">"</text:span><text:span text:style-name="T28">\n</text:span><text:span text:style-name="T25">Voici vos tâches du jour :"</text:span><text:span text:style-name="T24">);</text:span></text:p>
      <text:p text:style-name="P26">    <text:span text:style-name="T22">println</text:span><text:span text:style-name="T23">!</text:span><text:span text:style-name="T24">(</text:span><text:span text:style-name="T25">"1. Apprendre les bases de Rust"</text:span><text:span text:style-name="T24">);</text:span></text:p>
      <text:p text:style-name="P26">    <text:span text:style-name="T22">println</text:span><text:span text:style-name="T23">!</text:span><text:span text:style-name="T24">(</text:span><text:span text:style-name="T25">"2. Configurer votre environnement"</text:span><text:span text:style-name="T24">);</text:span></text:p>
      <text:p text:style-name="P27">}</text:p>
      <text:p text:style-name="Preformatted_20_Text"><text:span text:style-name="Source_20_Text"/></text:p>
      <text:p text:style-name="P31"><text:span text:style-name="Source_20_Text"><text:span text:style-name="T29">fn = déclaration d’une fonction<text:line-break/>main = nom spécial réservé au point d’entrée du programme, sans cela le compilateur ne sait pas par ou commencer<text:line-break/>Les accolades délimitent le scope.</text:span></text:span></text:p>
      <text:p text:style-name="P31"><text:span text:style-name="Source_20_Text"><text:span text:style-name="T29">Les accolades à l’intérieur du println représente le PlaceHolder. La variable déclarée après la virgule ira se placer ici. </text:span></text:span></text:p>
      <text:h text:style-name="P32" text:outline-level="2"><text:span text:style-name="Source_20_Text"><text:span text:style-name="T30">4 — Variables, Mutabilité &amp; Types</text:span></text:span></text:h>
      <text:h text:style-name="P33" text:outline-level="3"><text:span text:style-name="T31">4.1. L'immuabilité par défaut (</text:span><text:span text:style-name="Source_20_Text"><text:span text:style-name="T31">let</text:span></text:span><text:span text:style-name="T31"> vs </text:span><text:span text:style-name="Source_20_Text"><text:span text:style-name="T31">mut</text:span></text:span><text:span text:style-name="T31">) </text:span></text:h>
      <text:p text:style-name="P34">Dans la plupart des langages (Python, JS, C++), une variable peut être modifiée n'importe quand. En Rust, c'est l'inverse : <text:span text:style-name="T2">une variable est "gelée" par défaut.</text:span></text:p>
      <text:p text:style-name="P35"><text:span text:style-name="T32">Exercice :</text:span><text:span text:style-name="T6"> Testez ce code dans votre </text:span><text:span text:style-name="Source_20_Text"><text:span text:style-name="T6">main.rs</text:span></text:span><text:span text:style-name="T6"> :</text:span></text:p>
      <text:p text:style-name="P36">Rust</text:p>
      <text:p text:style-name="P37"><text:soft-page-break/><text:span text:style-name="Source_20_Text"><text:span text:style-name="T19">fn</text:span></text:span><text:span text:style-name="Source_20_Text"><text:span text:style-name="T20"> </text:span></text:span><text:span text:style-name="Source_20_Text"><text:span text:style-name="T21">main</text:span></text:span><text:span text:style-name="Source_20_Text"><text:span text:style-name="T20">() {</text:span></text:span></text:p>
      <text:p text:style-name="P26">    <text:span text:style-name="T23">let</text:span><text:span text:style-name="T24"> </text:span><text:span text:style-name="T26">a</text:span><text:span text:style-name="T24"> </text:span><text:span text:style-name="T27">=</text:span><text:span text:style-name="T24"> </text:span><text:span text:style-name="T33">0</text:span><text:span text:style-name="T24">;</text:span></text:p>
      <text:p text:style-name="P26">    <text:span text:style-name="T26">a</text:span><text:span text:style-name="T24"> </text:span><text:span text:style-name="T27">=</text:span><text:span text:style-name="T24"> </text:span><text:span text:style-name="T33">1</text:span><text:span text:style-name="T24">; </text:span></text:p>
      <text:p text:style-name="P27">}</text:p>
      <text:p text:style-name="P38"><text:span text:style-name="Source_20_Text"><text:span text:style-name="T6"/></text:span></text:p>
      <text:p text:style-name="P39"><text:span text:style-name="Source_20_Text"><text:span text:style-name="T34">Ici il y aura une erreur de compilation, car la variable ne peut pas être modifiée</text:span></text:span></text:p>
      <text:p text:style-name="P35"><text:span text:style-name="T6">Pour autoriser la modification, vous devez ajouter le mot-clé </text:span><text:span text:style-name="Source_20_Text"><text:span text:style-name="T32">mut</text:span></text:span><text:span text:style-name="T6"> (pour </text:span><text:span text:style-name="T35">mutable</text:span><text:span text:style-name="T6">) :</text:span></text:p>
      <text:p text:style-name="P36">Rust</text:p>
      <text:p text:style-name="P37"><text:span text:style-name="Source_20_Text"><text:span text:style-name="T19">fn</text:span></text:span><text:span text:style-name="Source_20_Text"><text:span text:style-name="T20"> </text:span></text:span><text:span text:style-name="Source_20_Text"><text:span text:style-name="T21">main</text:span></text:span><text:span text:style-name="Source_20_Text"><text:span text:style-name="T20">() {</text:span></text:span></text:p>
      <text:p text:style-name="P26">    <text:span text:style-name="T23">let</text:span><text:span text:style-name="T24"> </text:span><text:span text:style-name="T23">mut</text:span><text:span text:style-name="T24"> </text:span><text:span text:style-name="T26">a</text:span><text:span text:style-name="T24"> </text:span><text:span text:style-name="T27">=</text:span><text:span text:style-name="T24"> </text:span><text:span text:style-name="T33">0</text:span><text:span text:style-name="T24">;</text:span></text:p>
      <text:p text:style-name="P26">    <text:span text:style-name="T26">a</text:span><text:span text:style-name="T24"> </text:span><text:span text:style-name="T27">=</text:span><text:span text:style-name="T24"> </text:span><text:span text:style-name="T33">1</text:span><text:span text:style-name="T24">; </text:span></text:p>
      <text:p text:style-name="P26">    <text:span text:style-name="T22">println</text:span><text:span text:style-name="T23">!</text:span><text:span text:style-name="T24">(</text:span><text:span text:style-name="T25">"Nombre : {}"</text:span><text:span text:style-name="T24">, </text:span><text:span text:style-name="T26">a</text:span><text:span text:style-name="T24">);</text:span></text:p>
      <text:p text:style-name="P27">}</text:p>
      <text:p text:style-name="P38"><text:span text:style-name="Source_20_Text"><text:span text:style-name="T6"/></text:span></text:p>
      <text:p text:style-name="P39"><text:span text:style-name="Source_20_Text"><text:span text:style-name="T34">Ici, en utilisant let mut, la variable peut être modifiée</text:span></text:span></text:p>
      <text:p text:style-name="P40"/>
      <text:h text:style-name="P41" text:outline-level="3">4.2. Les Types Primitifs</text:h>
      <text:p text:style-name="P34">Rust est un langage <text:span text:style-name="T2">statiquement typé</text:span> : il doit connaître le type de chaque donnée. Même s'il le devine souvent tout seul, il est important de les connaître :</text:p>
      <text:list text:style-name="L8">
        <text:list-item>
          <text:p text:style-name="P42"><text:span text:style-name="T32">Entiers :</text:span><text:span text:style-name="T6"> </text:span><text:span text:style-name="Source_20_Text"><text:span text:style-name="T6">i32</text:span></text:span><text:span text:style-name="T6"> (entier 32 bits signé), </text:span><text:span text:style-name="Source_20_Text"><text:span text:style-name="T6">u32</text:span></text:span><text:span text:style-name="T6"> (non signé, uniquement positif).</text:span></text:p>
        </text:list-item>
        <text:list-item>
          <text:p text:style-name="P42"><text:span text:style-name="T32">Flottants :</text:span><text:span text:style-name="T6"> </text:span><text:span text:style-name="Source_20_Text"><text:span text:style-name="T6">f64</text:span></text:span><text:span text:style-name="T6"> (nombres à virgule).</text:span></text:p>
        </text:list-item>
        <text:list-item>
          <text:p text:style-name="P42"><text:span text:style-name="T32">Booléens :</text:span><text:span text:style-name="T6"> </text:span><text:span text:style-name="Source_20_Text"><text:span text:style-name="T6">bool</text:span></text:span><text:span text:style-name="T6"> (</text:span><text:span text:style-name="Source_20_Text"><text:span text:style-name="T6">true</text:span></text:span><text:span text:style-name="T6"> ou </text:span><text:span text:style-name="Source_20_Text"><text:span text:style-name="T6">false</text:span></text:span><text:span text:style-name="T6">).</text:span></text:p>
        </text:list-item>
        <text:list-item>
          <text:p text:style-name="P43"><text:span text:style-name="T2">Chaîne de caractère </text:span><text:span text:style-name="T36">: </text:span><text:span text:style-name="T37">&amp;str </text:span><text:span text:style-name="T38">(ex: <text:s/></text:span><text:span text:style-name="Source_20_Text"><text:span text:style-name="T38">''Rust'', </text:span></text:span><text:span text:style-name="T38">attention on utilise des doubles quotes).</text:span></text:p>
        </text:list-item>
        <text:list-item>
          <text:p text:style-name="P42"><text:span text:style-name="T39">Un seul caractère</text:span><text:span text:style-name="T32"> :</text:span><text:span text:style-name="T6"> </text:span><text:span text:style-name="Source_20_Text"><text:span text:style-name="T6">char</text:span></text:span><text:span text:style-name="T6"> (ex: </text:span><text:span text:style-name="Source_20_Text"><text:span text:style-name="T6">'A'</text:span></text:span><text:span text:style-name="T6">, attention on utilise des simples quotes).</text:span></text:p>
        </text:list-item>
      </text:list>
      <text:p text:style-name="P44"><text:span text:style-name="T40">Syntaxe :</text:span><text:span text:style-name="T41"> </text:span><text:span text:style-name="Source_20_Text"><text:span text:style-name="T19">let</text:span></text:span><text:span text:style-name="Source_20_Text"><text:span text:style-name="T20"> </text:span></text:span><text:span text:style-name="Source_20_Text"><text:span text:style-name="T42">score</text:span></text:span><text:span text:style-name="Source_20_Text"><text:span text:style-name="T43">:</text:span></text:span><text:span text:style-name="Source_20_Text"><text:span text:style-name="T20"> </text:span></text:span><text:span text:style-name="Source_20_Text"><text:span text:style-name="T44">i32</text:span></text:span><text:span text:style-name="Source_20_Text"><text:span text:style-name="T20"> </text:span></text:span><text:span text:style-name="Source_20_Text"><text:span text:style-name="T43">=</text:span></text:span><text:span text:style-name="Source_20_Text"><text:span text:style-name="T20"> </text:span></text:span><text:span text:style-name="Source_20_Text"><text:span text:style-name="T45">100</text:span></text:span><text:span text:style-name="Source_20_Text"><text:span text:style-name="T20">;</text:span></text:span></text:p>
      <text:p text:style-name="P45"><text:span text:style-name="T6"><text:s/>(On ajoute </text:span><text:span text:style-name="Source_20_Text"><text:span text:style-name="T6">: type</text:span></text:span><text:span text:style-name="T6"> après le nom).</text:span></text:p>
      <text:p text:style-name="P40"/>
      <text:h text:style-name="P41" text:outline-level="3"><text:soft-page-break/>4.3. Le Shadowing (Masquage)</text:h>
      <text:p text:style-name="P35"><text:span text:style-name="T6">Le </text:span><text:span text:style-name="T35">Shadowing</text:span><text:span text:style-name="T6"> est une particularité de Rust. On peut déclarer une nouvelle variable avec le </text:span><text:span text:style-name="T32">même nom</text:span><text:span text:style-name="T6"> qu'une précédente. Cela permet de "transformer" une donnée sans créer des noms complexes comme </text:span><text:span text:style-name="Source_20_Text"><text:span text:style-name="T6">data_string</text:span></text:span><text:span text:style-name="T6">, </text:span><text:span text:style-name="Source_20_Text"><text:span text:style-name="T6">data_int</text:span></text:span><text:span text:style-name="T6">.</text:span></text:p>
      <text:p text:style-name="P36">Rust</text:p>
      <text:p text:style-name="P37"><text:span text:style-name="Source_20_Text"><text:span text:style-name="T19">let</text:span></text:span><text:span text:style-name="Source_20_Text"><text:span text:style-name="T20"> </text:span></text:span><text:span text:style-name="Source_20_Text"><text:span text:style-name="T42">space</text:span></text:span><text:span text:style-name="Source_20_Text"><text:span text:style-name="T20"> </text:span></text:span><text:span text:style-name="Source_20_Text"><text:span text:style-name="T43">=</text:span></text:span><text:span text:style-name="Source_20_Text"><text:span text:style-name="T20"> </text:span></text:span><text:span text:style-name="Source_20_Text"><text:span text:style-name="T46">"   "</text:span></text:span><text:span text:style-name="Source_20_Text"><text:span text:style-name="T20">;</text:span></text:span><text:span text:style-name="Source_20_Text"><text:span text:style-name="T6"> <text:s text:c="6"/>// Un texte avec des espaces</text:span></text:span></text:p>
      <text:p text:style-name="P37"><text:span text:style-name="Source_20_Text"><text:span text:style-name="T19">let</text:span></text:span><text:span text:style-name="Source_20_Text"><text:span text:style-name="T20"> </text:span></text:span><text:span text:style-name="Source_20_Text"><text:span text:style-name="T42">space</text:span></text:span><text:span text:style-name="Source_20_Text"><text:span text:style-name="T20"> </text:span></text:span><text:span text:style-name="Source_20_Text"><text:span text:style-name="T43">=</text:span></text:span><text:span text:style-name="Source_20_Text"><text:span text:style-name="T20"> </text:span></text:span><text:span text:style-name="Source_20_Text"><text:span text:style-name="T42">space</text:span></text:span><text:span text:style-name="Source_20_Text"><text:span text:style-name="T43">.</text:span></text:span><text:span text:style-name="Source_20_Text"><text:span text:style-name="T21">len</text:span></text:span><text:span text:style-name="Source_20_Text"><text:span text:style-name="T20">();</text:span></text:span><text:span text:style-name="Source_20_Text"><text:span text:style-name="T6"> // On "masque" l'ancien 'space' par sa longueur (un nombre)</text:span></text:span></text:p>
      <text:p text:style-name="P46"><text:span text:style-name="T32">Différence avec </text:span><text:span text:style-name="Source_20_Text"><text:span text:style-name="T32">mut</text:span></text:span><text:span text:style-name="T32"> :</text:span><text:span text:style-name="T6"> Avec </text:span><text:span text:style-name="Source_20_Text"><text:span text:style-name="T6">mut</text:span></text:span><text:span text:style-name="T6">, on change la </text:span><text:span text:style-name="T32">valeur</text:span><text:span text:style-name="T6">. Avec le shadowing, on crée une </text:span><text:span text:style-name="T32">nouvelle variable</text:span><text:span text:style-name="T6"> qui remplace l'ancienne, on peut même </text:span><text:span text:style-name="T47">en </text:span><text:span text:style-name="T6">changer </text:span><text:span text:style-name="T47">l</text:span><text:span text:style-name="T6">e type.</text:span></text:p>
      <text:p text:style-name="P40"/>
      <text:h text:style-name="P41" text:outline-level="3">4.4. Application : Stocker <text:span text:style-name="T48">et modifier </text:span>un titre de tâche </text:h>
      <text:p text:style-name="P47">Dans cette partie, nous allons manipuler la donnée principale de notre projet : le <text:span text:style-name="T2">titre d'une tâche</text:span>. En Rust, si vous prévoyez que le nom d'une tâche puisse être modifié (par exemple pour corriger une erreur), vous devez l'autoriser explicitement. </text:p>
      <text:p text:style-name="P48"><text:span text:style-name="Source_20_Text"><text:span text:style-name="T49">fn</text:span></text:span><text:span text:style-name="Source_20_Text"><text:span text:style-name="T50"> </text:span></text:span><text:span text:style-name="Source_20_Text"><text:span text:style-name="T51">main</text:span></text:span><text:span text:style-name="Source_20_Text"><text:span text:style-name="T50">() {</text:span></text:span></text:p>
      <text:p text:style-name="P30"/>
      <text:p text:style-name="P27"><text:span text:style-name="T52">let</text:span> <text:span text:style-name="T52">mut</text:span> <text:span text:style-name="T53">titre_tache</text:span> <text:span text:style-name="T54">=</text:span> <text:span text:style-name="T55">"Apprendre le Rust"</text:span>;</text:p>
      <text:p text:style-name="P27"><text:span text:style-name="T52">println!</text:span>(<text:span text:style-name="T55">"Tâche initiale : </text:span><text:span text:style-name="T52">{}</text:span><text:span text:style-name="T55">"</text:span>, <text:span text:style-name="T53">titre_tache</text:span>);</text:p>
      <text:p text:style-name="P27"/>
      <text:p text:style-name="P30"/>
      <text:p text:style-name="P27"><text:span text:style-name="T53">titre_tache</text:span> <text:span text:style-name="T54">=</text:span> <text:span text:style-name="T55">"Maîtriser le Rust"</text:span>; </text:p>
      <text:p text:style-name="P30"/>
      <text:p text:style-name="P27"><text:span text:style-name="T52">println!</text:span>(<text:span text:style-name="T55">"Ma tâche actuelle est : </text:span><text:span text:style-name="T52">{}</text:span><text:span text:style-name="T55">"</text:span>, <text:span text:style-name="T53">titre_tache</text:span>);</text:p>
      <text:p text:style-name="P27">}</text:p>
      <text:p text:style-name="P49"><text:span text:style-name="Source_20_Text"><text:span text:style-name="T56"/></text:span></text:p>
      <text:h text:style-name="P50" text:outline-level="4"><text:span text:style-name="Source_20_Text"><text:span text:style-name="T57">Pourquoi est-ce important ?</text:span></text:span></text:h>
      <text:p text:style-name="P51"><text:span text:style-name="T6">En Rust, le fait de devoir écrire </text:span><text:span text:style-name="Source_20_Text"><text:span text:style-name="T6">mut</text:span></text:span><text:span text:style-name="T6"> force le développeur à se poser une question de sécurité : </text:span><text:span text:style-name="T35">"Est-ce que cette donnée a vraiment besoin de changer ?"</text:span><text:span text:style-name="T6">.</text:span></text:p>
      <text:list text:style-name="L9">
        <text:list-item>
          <text:p text:style-name="P52"><text:span text:style-name="T6">Si la réponse est </text:span><text:span text:style-name="T32">non</text:span><text:span text:style-name="T6">, on utilise </text:span><text:span text:style-name="Source_20_Text"><text:span text:style-name="T6">let</text:span></text:span><text:span text:style-name="T6"> (sécurité maximale).</text:span></text:p>
        </text:list-item>
        <text:list-item>
          <text:p text:style-name="P52"><text:span text:style-name="T6">Si la réponse est </text:span><text:span text:style-name="T32">oui</text:span><text:span text:style-name="T6">, on utilise </text:span><text:span text:style-name="Source_20_Text"><text:span text:style-name="T6">let mut</text:span></text:span><text:span text:style-name="T6"> (flexibilité).</text:span></text:p>
        </text:list-item>
      </text:list>
      <text:p text:style-name="P49"><text:span text:style-name="Source_20_Text"><text:span text:style-name="T58"/></text:span></text:p>
      <text:p text:style-name="P53"/>
      <text:h text:style-name="P54" text:outline-level="2"><text:soft-page-break/>5 — Fonctions &amp; Expressions</text:h>
      <text:p text:style-name="P55"><text:span text:style-name="T6">Dans cette étape, nous allons structurer notre projet </text:span><text:span text:style-name="Source_20_Text"><text:span text:style-name="T6">task-cli</text:span></text:span><text:span text:style-name="T6">. Au lieu d'avoir un énorme bloc de code dans le </text:span><text:span text:style-name="Source_20_Text"><text:span text:style-name="T6">main</text:span></text:span><text:span text:style-name="T6">, nous allons créer des petites briques réutilisables.</text:span></text:p>
      <text:h text:style-name="P56" text:outline-level="3">5.1. Déclaration d'une fonction</text:h>
      <text:p text:style-name="P55"><text:span text:style-name="T6">En Rust, on utilise le mot-clé </text:span><text:span text:style-name="Source_20_Text"><text:span text:style-name="T6">fn</text:span></text:span><text:span text:style-name="T6">. Contrairement à d'autres langages, l'ordre n'importe pas : vous pouvez appeler une fonction dans le code même si elle est définie plus bas dans le fichier.</text:span></text:p>
      <text:p text:style-name="P57">Syntaxe :</text:p>
      <text:p text:style-name="P58">Rust</text:p>
      <text:p text:style-name="P38"><text:span text:style-name="Source_20_Text"><text:span text:style-name="T6">fn nom_de_la_fonction(parametre: type) -&gt; type_de_retour {</text:span></text:span></text:p>
      <text:p text:style-name="P38"><text:span text:style-name="Source_20_Text"><text:span text:style-name="T6"><text:s text:c="4"/>// Corps de la fonction</text:span></text:span></text:p>
      <text:p text:style-name="P38"><text:span text:style-name="Source_20_Text"><text:span text:style-name="T6">}</text:span></text:span></text:p>
      <text:h text:style-name="P56" text:outline-level="3">5.2. Le concept d'Expression (Valeur de retour implicite)</text:h>
      <text:p text:style-name="P59">C’est une "spécificité" de Rust : <text:span text:style-name="T2">presque tout est une expression</text:span>.</text:p>
      <text:list text:style-name="L10">
        <text:list-item>
          <text:p text:style-name="P60"><text:span text:style-name="T6">Une </text:span><text:span text:style-name="T32">instruction</text:span><text:span text:style-name="T6"> se termine par un </text:span><text:span text:style-name="Source_20_Text"><text:span text:style-name="T6">;</text:span></text:span><text:span text:style-name="T6"> et ne retourne rien.</text:span></text:p>
        </text:list-item>
        <text:list-item>
          <text:p text:style-name="P60"><text:span text:style-name="T6">Une </text:span><text:span text:style-name="T32">expression</text:span><text:span text:style-name="T6"> n'a pas de </text:span><text:span text:style-name="Source_20_Text"><text:span text:style-name="T6">;</text:span></text:span><text:span text:style-name="T6"> à la fin et "devient" la valeur de retour.</text:span></text:p>
        </text:list-item>
      </text:list>
      <text:p text:style-name="P57">Exemple :</text:p>
      <text:p text:style-name="P58">Rust</text:p>
      <text:p text:style-name="P37"><text:span text:style-name="Source_20_Text"><text:span text:style-name="T19">fn</text:span></text:span><text:span text:style-name="Source_20_Text"><text:span text:style-name="T20"> </text:span></text:span><text:span text:style-name="Source_20_Text"><text:span text:style-name="T21">addition</text:span></text:span><text:span text:style-name="Source_20_Text"><text:span text:style-name="T20">(</text:span></text:span><text:span text:style-name="Source_20_Text"><text:span text:style-name="T42">a</text:span></text:span><text:span text:style-name="Source_20_Text"><text:span text:style-name="T43">:</text:span></text:span><text:span text:style-name="Source_20_Text"><text:span text:style-name="T20"> </text:span></text:span><text:span text:style-name="Source_20_Text"><text:span text:style-name="T44">i32</text:span></text:span><text:span text:style-name="Source_20_Text"><text:span text:style-name="T20">, </text:span></text:span><text:span text:style-name="Source_20_Text"><text:span text:style-name="T42">b</text:span></text:span><text:span text:style-name="Source_20_Text"><text:span text:style-name="T43">:</text:span></text:span><text:span text:style-name="Source_20_Text"><text:span text:style-name="T20"> </text:span></text:span><text:span text:style-name="Source_20_Text"><text:span text:style-name="T44">i32</text:span></text:span><text:span text:style-name="Source_20_Text"><text:span text:style-name="T20">) </text:span></text:span><text:span text:style-name="Source_20_Text"><text:span text:style-name="T43">-&gt;</text:span></text:span><text:span text:style-name="Source_20_Text"><text:span text:style-name="T20"> </text:span></text:span><text:span text:style-name="Source_20_Text"><text:span text:style-name="T44">i32</text:span></text:span><text:span text:style-name="Source_20_Text"><text:span text:style-name="T20"> {</text:span></text:span></text:p>
      <text:p text:style-name="P61"><text:span text:style-name="T59">    </text:span><text:span text:style-name="T42">a</text:span><text:span text:style-name="T20"> </text:span><text:span text:style-name="T43">+</text:span><text:span text:style-name="T20"> </text:span><text:span text:style-name="T42">b</text:span><text:span text:style-name="Source_20_Text"><text:span text:style-name="T60"> // Pas de "return", pas de ";" -&gt; C'est la valeur de retour !</text:span></text:span></text:p>
      <text:p text:style-name="P37"><text:span text:style-name="Source_20_Text"><text:span text:style-name="T20">}</text:span></text:span></text:p>
      <text:p text:style-name="P38"><text:span text:style-name="Source_20_Text"><text:span text:style-name="T6"/></text:span></text:p>
      <text:p text:style-name="P62"><text:span text:style-name="T6">On peut toujours utiliser le mot-clé </text:span><text:span text:style-name="Source_20_Text"><text:span text:style-name="T6">return</text:span></text:span><text:span text:style-name="T6"> pour sortir d'une fonction plus tôt, mais la convention Rust est d'utiliser l'expression finale sans point-virgule.</text:span></text:p>
      <text:p text:style-name="P53"/>
      <text:h text:style-name="P56" text:outline-level="3">5.3. Organisation du code </text:h>
      <text:p text:style-name="P63"><text:span text:style-name="Source_20_Text"><text:span text:style-name="T61">Jusqu'à présent, tout notre code était écrit dans fn main(). Pour un projet réel, nous allons créer des fonctions spécialisées : une pour l'affichage de bienvenue et une autre pour formater l'affichage d'une tâche.</text:span></text:span></text:p>
      <text:p text:style-name="P64"><text:soft-page-break/>Remplacez tout le contenu de votre fichier par ce code :</text:p>
      <text:p text:style-name="P65"><text:span text:style-name="Source_20_Text"><text:span text:style-name="T62">fn</text:span></text:span><text:span text:style-name="Source_20_Text"><text:span text:style-name="T63"> </text:span></text:span><text:span text:style-name="Source_20_Text"><text:span text:style-name="T64">main</text:span></text:span><text:span text:style-name="Source_20_Text"><text:span text:style-name="T63">() {</text:span></text:span></text:p>
      <text:p text:style-name="P26">    <text:span text:style-name="T22">afficher_bienvenue</text:span><text:span text:style-name="T24">();</text:span></text:p>
      <text:p text:style-name="P30"/>
      <text:p text:style-name="P26">    <text:span text:style-name="T23">let</text:span><text:span text:style-name="T24"> </text:span><text:span text:style-name="T23">mut</text:span><text:span text:style-name="T24"> </text:span><text:span text:style-name="T65">titre_tache</text:span><text:span text:style-name="T24"> </text:span><text:span text:style-name="T27">=</text:span><text:span text:style-name="T24"> </text:span><text:span text:style-name="T25">"Apprendre le Rust"</text:span><text:span text:style-name="T24">;</text:span></text:p>
      <text:p text:style-name="P26">    <text:span text:style-name="T23">let</text:span><text:span text:style-name="T24"> </text:span><text:span text:style-name="T23">mut</text:span><text:span text:style-name="T24"> </text:span><text:span text:style-name="T65">id</text:span><text:span text:style-name="T24"> </text:span><text:span text:style-name="T27">=</text:span><text:span text:style-name="T24"> </text:span><text:span text:style-name="T33">1</text:span><text:span text:style-name="T24">;</text:span></text:p>
      <text:p text:style-name="P30"/>
      <text:p text:style-name="P26">    <text:span text:style-name="T22">afficher_tache</text:span><text:span text:style-name="T24">(</text:span><text:span text:style-name="T65">id</text:span><text:span text:style-name="T24">, </text:span><text:span text:style-name="T65">titre_tache</text:span><text:span text:style-name="T24">);</text:span></text:p>
      <text:p text:style-name="P30"/>
      <text:p text:style-name="P26">    <text:span text:style-name="T65">titre_tache</text:span><text:span text:style-name="T24"> </text:span><text:span text:style-name="T27">=</text:span><text:span text:style-name="T24"> </text:span><text:span text:style-name="T25">"Maîtriser le Rust"</text:span><text:span text:style-name="T24">;</text:span></text:p>
      <text:p text:style-name="P26">    <text:span text:style-name="T65">id</text:span><text:span text:style-name="T24"> </text:span><text:span text:style-name="T27">=</text:span><text:span text:style-name="T24"> </text:span><text:span text:style-name="T33">2</text:span><text:span text:style-name="T24">;</text:span></text:p>
      <text:p text:style-name="P26">    </text:p>
      <text:p text:style-name="P26">    <text:span text:style-name="T22">afficher_tache</text:span><text:span text:style-name="T24">(</text:span><text:span text:style-name="T65">id</text:span><text:span text:style-name="T24">, </text:span><text:span text:style-name="T65">titre_tache</text:span><text:span text:style-name="T24">);</text:span></text:p>
      <text:p text:style-name="P27">}</text:p>
      <text:p text:style-name="P30"/>
      <text:p text:style-name="P27"><text:span text:style-name="T52">fn</text:span> <text:span text:style-name="T66">afficher_bienvenue</text:span>() {</text:p>
      <text:p text:style-name="P26">    <text:span text:style-name="T23">println!</text:span><text:span text:style-name="T24">(</text:span><text:span text:style-name="T25">"BIENVENUE DANS TASK-CLI"</text:span><text:span text:style-name="T24">);</text:span></text:p>
      <text:p text:style-name="P27">}</text:p>
      <text:p text:style-name="P30"/>
      <text:p text:style-name="P27"><text:span text:style-name="T52">fn</text:span> <text:span text:style-name="T66">afficher_tache</text:span>(<text:span text:style-name="T67">id</text:span><text:span text:style-name="T54">:</text:span> <text:span text:style-name="T68">i32</text:span>, <text:span text:style-name="T67">titre</text:span><text:span text:style-name="T54">:</text:span> <text:span text:style-name="T54">&amp;</text:span><text:span text:style-name="T68">str</text:span>) {</text:p>
      <text:p text:style-name="P26">    <text:span text:style-name="T23">println!</text:span><text:span text:style-name="T24">(</text:span><text:span text:style-name="T25">"[Tâche #</text:span><text:span text:style-name="T23">{}</text:span><text:span text:style-name="T25">] : </text:span><text:span text:style-name="T23">{}</text:span><text:span text:style-name="T25">"</text:span><text:span text:style-name="T24">, </text:span><text:span text:style-name="T26">id</text:span><text:span text:style-name="T24">, </text:span><text:span text:style-name="T26">titre</text:span><text:span text:style-name="T24">);</text:span></text:p>
      <text:p text:style-name="P27">}</text:p>
      <text:p text:style-name="P65"><text:span text:style-name="Source_20_Text"><text:span text:style-name="T20"/></text:span></text:p>
      <text:p text:style-name="P66"><text:span text:style-name="Source_20_Text"/></text:p>
      <text:h text:style-name="P67" text:outline-level="4">Pourquoi cette organisation est-elle meilleure ?</text:h>
      <text:list text:style-name="L11">
        <text:list-item>
          <text:p text:style-name="P68"><text:span text:style-name="T32">Lisibilité :</text:span><text:span text:style-name="T6"> La fonction </text:span><text:span text:style-name="Source_20_Text"><text:span text:style-name="T6">main</text:span></text:span><text:span text:style-name="T6"> devient un résumé clair des actions du programme. On comprend ce qu'il fait en un coup d'œil.</text:span></text:p>
        </text:list-item>
        <text:list-item>
          <text:p text:style-name="P68"><text:span text:style-name="T32">Réutilisabilité :</text:span><text:span text:style-name="T6"> Au lieu de réécrire </text:span><text:span text:style-name="Source_20_Text"><text:span text:style-name="T6">println!</text:span></text:span><text:span text:style-name="T6"> </text:span><text:span text:style-name="T69">X</text:span><text:span text:style-name="T6"> fois, vous appelez simplement </text:span><text:span text:style-name="Source_20_Text"><text:span text:style-name="T6">afficher_tache</text:span></text:span><text:span text:style-name="T6"> </text:span><text:span text:style-name="T69">X</text:span><text:span text:style-name="T6"> fois.</text:span></text:p>
        </text:list-item>
        <text:list-item>
          <text:p text:style-name="P69"><text:span text:style-name="T32">Maintenance :</text:span><text:span text:style-name="T6"> Si vous décidez demain d'afficher les tâches en bleu ou d'ajouter des crochets </text:span><text:span text:style-name="Source_20_Text"><text:span text:style-name="T6">[ ]</text:span></text:span><text:span text:style-name="T6">, vous n'avez qu'à modifier la fonction </text:span><text:span text:style-name="Source_20_Text"><text:span text:style-name="T6">afficher_tache</text:span></text:span><text:span text:style-name="T6"> à </text:span><text:span text:style-name="T32">un seul endroit</text:span><text:span text:style-name="T6">.</text:span></text:p>
        </text:list-item>
      </text:list>
      <text:p text:style-name="P70"/>
      <text:h text:style-name="P71" text:outline-level="3"><text:span text:style-name="Source_20_Text"><text:span text:style-name="T70">5.</text:span></text:span><text:span text:style-name="Source_20_Text"><text:span text:style-name="T71">4</text:span></text:span><text:span text:style-name="Source_20_Text"><text:span text:style-name="T70">. </text:span></text:span><text:span text:style-name="Source_20_Text"><text:span text:style-name="T71">Fonction create_task</text:span></text:span><text:span text:style-name="Source_20_Text"><text:span text:style-name="T72"> </text:span></text:span></text:h>
      <text:p text:style-name="P72"><text:span text:style-name="Source_20_Text"><text:span text:style-name="T73">Jusqu'à présent, nos fonctions affichaient du texte mais ne "donnaient" rien au programme. Dans un vrai projet, une fonction doit souvent calculer ou transformer une donnée et nous la renvoyer.</text:span></text:span></text:p>
      <text:p text:style-name="P73"><text:span text:style-name="T2">Objectif :</text:span> Créer une fonction qui prend un titre et nous renvoie une chaîne de caractères formatée.</text:p>
      <text:p text:style-name="P74"><text:span text:style-name="Source_20_Text"><text:span text:style-name="T74">fn</text:span></text:span><text:span text:style-name="Source_20_Text"><text:span text:style-name="T75"> </text:span></text:span><text:span text:style-name="Source_20_Text"><text:span text:style-name="T76">main</text:span></text:span><text:span text:style-name="Source_20_Text"><text:span text:style-name="T75">() {</text:span></text:span></text:p>
      <text:p text:style-name="P26"><text:soft-page-break/>    <text:span text:style-name="T23">let</text:span><text:span text:style-name="T24"> </text:span><text:span text:style-name="T26">ma_nouvelle_tache</text:span><text:span text:style-name="T24"> </text:span><text:span text:style-name="T27">=</text:span><text:span text:style-name="T24"> </text:span><text:span text:style-name="T22">create_task</text:span><text:span text:style-name="T24">(</text:span><text:span text:style-name="T25">"Maîtriser le Rust"</text:span><text:span text:style-name="T24">);</text:span></text:p>
      <text:p text:style-name="P26">    </text:p>
      <text:p text:style-name="P26">    <text:span text:style-name="T23">println!</text:span><text:span text:style-name="T24">(</text:span><text:span text:style-name="T25">"[Notification] </text:span><text:span text:style-name="T23">{}</text:span><text:span text:style-name="T25">"</text:span><text:span text:style-name="T24">, </text:span><text:span text:style-name="T26">ma_nouvelle_tache</text:span><text:span text:style-name="T24">);</text:span></text:p>
      <text:p text:style-name="P27">}</text:p>
      <text:p text:style-name="P30"/>
      <text:p text:style-name="P27"><text:span text:style-name="T52">fn</text:span> <text:span text:style-name="T66">create_task</text:span>(<text:span text:style-name="T67">titre</text:span><text:span text:style-name="T54">:</text:span> <text:span text:style-name="T54">&amp;</text:span><text:span text:style-name="T68">str</text:span>) <text:span text:style-name="T54">-&gt;</text:span> <text:span text:style-name="T68">String</text:span> {</text:p>
      <text:p text:style-name="P26">    <text:span text:style-name="T23">println!</text:span><text:span text:style-name="T24">(</text:span><text:span text:style-name="T25">"Création d'une nouvelle tâche en cours..."</text:span><text:span text:style-name="T24">);</text:span></text:p>
      <text:p text:style-name="P26">    </text:p>
      <text:p text:style-name="P26">    <text:span text:style-name="T23">format!</text:span><text:span text:style-name="T24">(</text:span><text:span text:style-name="T25">"Nouvelle tâche : </text:span><text:span text:style-name="T23">{}</text:span><text:span text:style-name="T25">"</text:span><text:span text:style-name="T24">, </text:span><text:span text:style-name="T26">titre</text:span><text:span text:style-name="T24">)</text:span></text:p>
      <text:p text:style-name="P27">}</text:p>
      <text:p text:style-name="P72"><text:span text:style-name="Source_20_Text"><text:span text:style-name="T73"/></text:span></text:p>
      <text:p text:style-name="P75"><text:span text:style-name="Source_20_Text"><text:span text:style-name="T77">Le symbole </text:span></text:span><text:span text:style-name="Source_20_Text"><text:span text:style-name="T78">-&gt; String</text:span></text:span><text:span text:style-name="Source_20_Text"><text:span text:style-name="T79"> : C'est la flèche de retour. Elle indique au compilateur le type de donnée qui sort de la fonction.</text:span></text:span></text:p>
      <text:p text:style-name="P75"><text:span text:style-name="T39">La macro </text:span><text:span text:style-name="Source_20_Text"><text:span text:style-name="T39">format!</text:span></text:span><text:span text:style-name="T80"> : Elle fonctionne exactement comme </text:span><text:span text:style-name="Source_20_Text"><text:span text:style-name="T80">println!</text:span></text:span><text:span text:style-name="T80">, mais au lieu d'afficher le texte dans le terminal, elle le "capture" dans une variable.</text:span></text:p>
      <text:p text:style-name="P76"/>
      <text:h text:style-name="P77" text:outline-level="3"><text:span text:style-name="Source_20_Text"><text:span text:style-name="T71"/></text:span></text:h>
      <text:h text:style-name="P78" text:outline-level="2"><text:span text:style-name="Source_20_Text"><text:span text:style-name="T81">6 </text:span></text:span><text:span text:style-name="Source_20_Text"><text:span text:style-name="T82">— </text:span></text:span><text:span text:style-name="Source_20_Text"><text:span text:style-name="T81">Contrôle de flux</text:span></text:span></text:h>
      <text:h text:style-name="P79" text:outline-level="2">6.1. La condition <text:span text:style-name="Source_20_Text">if</text:span> (La prise de décision)<text:span text:style-name="T83"> </text:span></text:h>
      <text:p text:style-name="P80"><text:span text:style-name="T83">Le </text:span><text:span text:style-name="Source_20_Text"><text:span text:style-name="T83">if</text:span></text:span><text:span text:style-name="T83"> en Rust fonctionne comme dans les autres langages, mais sans parenthèses autour de la condition. </text:span></text:p>
      <text:p text:style-name="P81"><text:span text:style-name="Source_20_Text"><text:span text:style-name="T49">fn</text:span></text:span><text:span text:style-name="Source_20_Text"><text:span text:style-name="T50"> </text:span></text:span><text:span text:style-name="Source_20_Text"><text:span text:style-name="T51">main</text:span></text:span><text:span text:style-name="Source_20_Text"><text:span text:style-name="T50">() {</text:span></text:span></text:p>
      <text:p text:style-name="P26">    <text:span text:style-name="T23">let</text:span><text:span text:style-name="T24"> </text:span><text:span text:style-name="T26">a</text:span><text:span text:style-name="T24"> </text:span><text:span text:style-name="T27">=</text:span><text:span text:style-name="T24"> </text:span><text:span text:style-name="T33">1</text:span><text:span text:style-name="T24">;</text:span></text:p>
      <text:p text:style-name="P30"/>
      <text:p text:style-name="P26">    <text:span text:style-name="T84">if</text:span><text:span text:style-name="T24"> </text:span><text:span text:style-name="T26">a</text:span><text:span text:style-name="T24"> </text:span><text:span text:style-name="T27">==</text:span><text:span text:style-name="T24"> </text:span><text:span text:style-name="T33">1</text:span><text:span text:style-name="T24"> {</text:span></text:p>
      <text:p text:style-name="P26">        <text:span text:style-name="T23">println!</text:span><text:span text:style-name="T24">(</text:span><text:span text:style-name="T25">"a est égal à 1"</text:span><text:span text:style-name="T24">);</text:span></text:p>
      <text:p text:style-name="P26">    <text:span text:style-name="T24">} </text:span><text:span text:style-name="T84">else</text:span><text:span text:style-name="T24"> {</text:span></text:p>
      <text:p text:style-name="P26">        <text:span text:style-name="T23">println!</text:span><text:span text:style-name="T24">(</text:span><text:span text:style-name="T25">"a n'est pas égal à 1"</text:span><text:span text:style-name="T24">);</text:span></text:p>
      <text:p text:style-name="P26">    <text:span text:style-name="T24">}</text:span></text:p>
      <text:p text:style-name="P30"/>
      <text:p text:style-name="P27">}</text:p>
      <text:p text:style-name="P27"/>
      <text:p text:style-name="P70"/>
      <text:p text:style-name="P82"><text:span text:style-name="Source_20_Text"><text:span text:style-name="T83"/></text:span></text:p>
      <text:h text:style-name="P83" text:outline-level="2"><text:span text:style-name="T85">6.2. Le </text:span><text:span text:style-name="Source_20_Text"><text:span text:style-name="T85">match</text:span></text:span><text:span text:style-name="T85"> (Le "Switch" surpuissant)</text:span></text:h>
      <text:p text:style-name="P84">Le <text:span text:style-name="Source_20_Text">match</text:span> est l'un des outils les plus aimés en Rust. Il oblige à traiter <text:span text:style-name="T2">tous les cas possibles</text:span>, ce qui évite les bugs.</text:p>
      <text:p text:style-name="P85"><text:span text:style-name="T52">fn</text:span> <text:span text:style-name="T66">main</text:span>() {</text:p>
      <text:p text:style-name="P26"><text:soft-page-break/>    <text:span text:style-name="T23">let</text:span><text:span text:style-name="T24"> </text:span><text:span text:style-name="T26">position</text:span><text:span text:style-name="T24"> </text:span><text:span text:style-name="T27">=</text:span><text:span text:style-name="T24"> </text:span><text:span text:style-name="T25">"2eme"</text:span><text:span text:style-name="T24">;</text:span></text:p>
      <text:p text:style-name="P30"/>
      <text:p text:style-name="P27"><text:span text:style-name="T86">match</text:span> <text:span text:style-name="T67">position</text:span> {</text:p>
      <text:p text:style-name="P26">    <text:span text:style-name="T25">"1er"</text:span><text:span text:style-name="T24"> </text:span><text:span text:style-name="T27">=&gt;</text:span><text:span text:style-name="T24"> </text:span><text:span text:style-name="T23">println!</text:span><text:span text:style-name="T24">(</text:span><text:span text:style-name="T25">"Médaille d'or !"</text:span><text:span text:style-name="T24">),</text:span></text:p>
      <text:p text:style-name="P26">    <text:span text:style-name="T25">"2eme"</text:span><text:span text:style-name="T24"> </text:span><text:span text:style-name="T27">=&gt;</text:span><text:span text:style-name="T24"> </text:span><text:span text:style-name="T23">println!</text:span><text:span text:style-name="T24">(</text:span><text:span text:style-name="T25">"Médaille d'argent !"</text:span><text:span text:style-name="T24">),</text:span></text:p>
      <text:p text:style-name="P26">    <text:span text:style-name="T25">"3eme"</text:span><text:span text:style-name="T24"> </text:span><text:span text:style-name="T27">=&gt;</text:span><text:span text:style-name="T24"> </text:span><text:span text:style-name="T23">println!</text:span><text:span text:style-name="T24">(</text:span><text:span text:style-name="T25">"Médaille de bronze !"</text:span><text:span text:style-name="T24">),</text:span></text:p>
      <text:p text:style-name="P26">    <text:span text:style-name="T26">_</text:span><text:span text:style-name="T24"> </text:span><text:span text:style-name="T27">=&gt;</text:span><text:span text:style-name="T24"> </text:span><text:span text:style-name="T23">println!</text:span><text:span text:style-name="T24">(</text:span><text:span text:style-name="T25">"Pas de médaille..."</text:span><text:span text:style-name="T24">), </text:span></text:p>
      <text:p text:style-name="P27">}</text:p>
      <text:p text:style-name="P27">}</text:p>
      <text:p text:style-name="P84"/>
      <text:p text:style-name="P86">Ici le _ gère tous les cas autres que 1 er 2 eme et 3 eme.</text:p>
      <text:p text:style-name="P86"/>
      <text:p text:style-name="P76"/>
      <text:h text:style-name="P77" text:outline-level="3"/>
      <text:p text:style-name="P87"/>
      <text:p text:style-name="Preformatted_20_Text"><text:span text:style-name="Source_20_Text"><text:span text:style-name="T87"/></text:span></text:p>
      <text:h text:style-name="Heading_20_2" text:outline-level="2"><text:span text:style-name="Source_20_Text"><text:span text:style-name="T56">6.3. La boucle </text:span></text:span><text:span text:style-name="Source_20_Text"><text:span text:style-name="T88">loop</text:span></text:span><text:span text:style-name="Source_20_Text"><text:span text:style-name="T56"> </text:span></text:span></text:h>
      <text:p text:style-name="Text_20_body"><text:span text:style-name="T89">Une application CLI doit souvent tourner en boucle jusqu'à ce que l'utilisateur décide de quitter. </text:span><text:span text:style-name="Source_20_Text"><text:span text:style-name="T90">loop</text:span></text:span><text:span text:style-name="T89"> crée une boucle infinie. </text:span><text:span text:style-name="T91">Grâce à break on peut « casser » la boucle, c’est à dire l’arrêter. Voir exemple dans le point 7.4</text:span></text:p>
      <text:p text:style-name="P88"/>
      <text:p text:style-name="P76"/>
      <text:h text:style-name="P77" text:outline-level="3"/>
      <text:p text:style-name="P89"/>
      <text:p text:style-name="P90">6.4. Première interaction utilisateur</text:p>
      <text:p text:style-name="P91"><text:span text:style-name="T36">On va utiliser la bibliothèque standard de Rust (</text:span><text:span text:style-name="Source_20_Text"><text:span text:style-name="T36">std::io</text:span></text:span><text:span text:style-name="T36">) pour que </text:span><text:span text:style-name="T92">vous</text:span><text:span text:style-name="T36"> puiss</text:span><text:span text:style-name="T92">iez</text:span><text:span text:style-name="T36"> taper le titre de sa tâche au clavier. </text:span></text:p>
      <text:p text:style-name="P92"><text:span text:style-name="T52">use</text:span> <text:span text:style-name="T68">std</text:span><text:span text:style-name="T54">::</text:span><text:span text:style-name="T68">io</text:span>;</text:p>
      <text:p text:style-name="P93"/>
      <text:p text:style-name="P92"><text:span text:style-name="T52">fn</text:span> <text:span text:style-name="T66">main</text:span>() {</text:p>
      <text:p text:style-name="P26">    <text:span text:style-name="T23">println!</text:span><text:span text:style-name="T24">(</text:span><text:span text:style-name="T25">"Création d'une nouvelle tâche"</text:span><text:span text:style-name="T24">);</text:span></text:p>
      <text:p text:style-name="P26">    <text:span text:style-name="T23">println!</text:span><text:span text:style-name="T24">(</text:span><text:span text:style-name="T25">"Entrez le titre de la tâche :"</text:span><text:span text:style-name="T24">);</text:span></text:p>
      <text:p text:style-name="P30"/>
      <text:p text:style-name="P26">    <text:span text:style-name="T23">let</text:span><text:span text:style-name="T24"> </text:span><text:span text:style-name="T23">mut</text:span><text:span text:style-name="T24"> </text:span><text:span text:style-name="T65">saisie</text:span><text:span text:style-name="T24"> </text:span><text:span text:style-name="T27">=</text:span><text:span text:style-name="T24"> </text:span><text:span text:style-name="T93">String</text:span><text:span text:style-name="T27">::</text:span><text:span text:style-name="T22">new</text:span><text:span text:style-name="T24">();</text:span></text:p>
      <text:p text:style-name="P30"/>
      <text:p text:style-name="P26">    <text:span text:style-name="T93">io</text:span><text:span text:style-name="T27">::</text:span><text:span text:style-name="T22">stdin</text:span><text:span text:style-name="T24">()</text:span></text:p>
      <text:p text:style-name="P26">        <text:span text:style-name="T27">.</text:span><text:span text:style-name="T22">read_line</text:span><text:span text:style-name="T24">(</text:span><text:span text:style-name="T27">&amp;</text:span><text:span text:style-name="T23">mut</text:span><text:span text:style-name="T24"> </text:span><text:span text:style-name="T65">saisie</text:span><text:span text:style-name="T24">)</text:span></text:p>
      <text:p text:style-name="P26">        <text:span text:style-name="T27">.</text:span><text:span text:style-name="T22">expect</text:span><text:span text:style-name="T24">(</text:span><text:span text:style-name="T25">"Erreur lors de la lecture"</text:span><text:span text:style-name="T24">);</text:span></text:p>
      <text:p text:style-name="P30"/>
      <text:p text:style-name="P26">    <text:span text:style-name="T23">let</text:span><text:span text:style-name="T24"> </text:span><text:span text:style-name="T26">titre</text:span><text:span text:style-name="T24"> </text:span><text:span text:style-name="T27">=</text:span><text:span text:style-name="T24"> </text:span><text:span text:style-name="T65">saisie</text:span><text:span text:style-name="T27">.</text:span><text:span text:style-name="T22">trim</text:span><text:span text:style-name="T24">();</text:span></text:p>
      <text:p text:style-name="P26"><text:soft-page-break/>    </text:p>
      <text:p text:style-name="P26">    <text:span text:style-name="T84">if</text:span><text:span text:style-name="T24"> </text:span><text:span text:style-name="T26">titre</text:span><text:span text:style-name="T27">.</text:span><text:span text:style-name="T22">is_empty</text:span><text:span text:style-name="T24">() {</text:span></text:p>
      <text:p text:style-name="P26">        <text:span text:style-name="T23">println!</text:span><text:span text:style-name="T24">(</text:span><text:span text:style-name="T25">"❌ Erreur : Le titre ne peut pas être vide !"</text:span><text:span text:style-name="T24">);</text:span></text:p>
      <text:p text:style-name="P26">    <text:span text:style-name="T24">} </text:span><text:span text:style-name="T84">else</text:span><text:span text:style-name="T24"> {</text:span></text:p>
      <text:p text:style-name="P26">        <text:span text:style-name="T23">println!</text:span><text:span text:style-name="T24">(</text:span><text:span text:style-name="T25">"Tâche '</text:span><text:span text:style-name="T23">{}</text:span><text:span text:style-name="T25">' enregistrée avec succès !"</text:span><text:span text:style-name="T24">, </text:span><text:span text:style-name="T26">titre</text:span><text:span text:style-name="T24">);</text:span></text:p>
      <text:p text:style-name="P26">        <text:span text:style-name="T23">println!</text:span><text:span text:style-name="T24">(</text:span><text:span text:style-name="T25">"Voici la liste des tâches enregistrées : "</text:span><text:span text:style-name="T24">);</text:span></text:p>
      <text:p text:style-name="P26">        <text:span text:style-name="T23">println!</text:span><text:span text:style-name="T24">(</text:span><text:span text:style-name="T25">"1. </text:span><text:span text:style-name="T23">{}</text:span><text:span text:style-name="T25">"</text:span><text:span text:style-name="T24">, </text:span><text:span text:style-name="T26">titre</text:span><text:span text:style-name="T24">);</text:span></text:p>
      <text:p text:style-name="P26">    <text:span text:style-name="T24">}</text:span></text:p>
      <text:p text:style-name="P27">}</text:p>
      <text:p text:style-name="P93"/>
      <text:p text:style-name="P94">Premièrement on importe la bibliothèque </text:p>
      <text:p text:style-name="P94">Dans la variable « saisie », on crée une nouvelle chaîne de caractères vide. En Rust, on ne peut pas simplement recevoir le texte, il faut d’abord le mettre dans une sorte de bac dans lequel Rust viendra mettre les carctères rentrés par l’utilisateur.</text:p>
      <text:p text:style-name="P94">La ligne io::stdin, c’est l’accès à ce que l’utilisateur écrit à l’aide de votre clavier, c’est une sorte de passerelle entre le programme et le terminal. Ensuite, on lit ce qu’écrit l’utilisateur, et on le stocke dans la variable « saisie »</text:p>
      <text:p text:style-name="P95">Ensuite, on stocke tout ça dans la variable titre, en nettoyant les espaces et les sauts de ligne indésirables grâce à .trim .</text:p>
      <text:p text:style-name="P95"/>
      <text:p text:style-name="P70"/>
      <text:p text:style-name="P94"/>
      <text:h text:style-name="P96" text:outline-level="2"><text:span text:style-name="Source_20_Text"><text:span text:style-name="T94">7</text:span></text:span><text:span text:style-name="Source_20_Text"><text:span text:style-name="T81"> </text:span></text:span><text:span text:style-name="Source_20_Text"><text:span text:style-name="T82">— </text:span></text:span><text:span text:style-name="Source_20_Text"><text:span text:style-name="T94">Struct et Impl</text:span></text:span></text:h>
      <text:p text:style-name="P97"><text:span text:style-name="Source_20_Text"><text:span text:style-name="T95">7.1. Définir la structure </text:span></text:span></text:p>
      <text:p text:style-name="P98"><text:span text:style-name="Source_20_Text"><text:span text:style-name="T96">En Rust, une </text:span></text:span><text:span text:style-name="Source_20_Text"><text:span text:style-name="T97">Struct</text:span></text:span><text:span text:style-name="Source_20_Text"><text:span text:style-name="T96"> est un type personnalisé qui permet de regrouper des données liées. Par exemple :</text:span></text:span></text:p>
      <text:p text:style-name="P98"><text:span text:style-name="Source_20_Text"><text:span text:style-name="T98">struct</text:span></text:span><text:span text:style-name="Source_20_Text"><text:span text:style-name="T99"> </text:span></text:span><text:span text:style-name="Source_20_Text"><text:span text:style-name="T100">Task</text:span></text:span><text:span text:style-name="Source_20_Text"><text:span text:style-name="T99"> {</text:span></text:span></text:p>
      <text:p text:style-name="P26">    <text:span text:style-name="T26">id</text:span><text:span text:style-name="T27">:</text:span><text:span text:style-name="T24"> </text:span><text:span text:style-name="T93">u32</text:span><text:span text:style-name="T24">,</text:span></text:p>
      <text:p text:style-name="P26">    <text:span text:style-name="T26">title</text:span><text:span text:style-name="T27">:</text:span><text:span text:style-name="T24"> </text:span><text:span text:style-name="T93">String</text:span><text:span text:style-name="T24">,</text:span></text:p>
      <text:p text:style-name="P26">    <text:span text:style-name="T26">completed</text:span><text:span text:style-name="T27">:</text:span><text:span text:style-name="T24"> </text:span><text:span text:style-name="T93">bool</text:span><text:span text:style-name="T24">,</text:span></text:p>
      <text:p text:style-name="P27">}</text:p>
      <text:p text:style-name="P27"/>
      <text:p text:style-name="P70"><text:span text:style-name="Source_20_Text"><text:span text:style-name="T101"/></text:span></text:p>
      <text:p text:style-name="P97"><text:span text:style-name="Source_20_Text"><text:span text:style-name="T95">7.2. <text:s/>Méthodes avec </text:span></text:span><text:span text:style-name="Source_20_Text"><text:span text:style-name="T102">impl</text:span></text:span></text:p>
      <text:p text:style-name="P97"><text:span text:style-name="T83">Le bloc </text:span><text:span text:style-name="Source_20_Text"><text:span text:style-name="T83">impl</text:span></text:span><text:span text:style-name="T83"> permet de définir des fonctions rattachées à la structure. On distingue deux types de fonctions :</text:span></text:p>
      <text:list text:style-name="L12">
        <text:list-item>
          <text:p text:style-name="P99"><text:soft-page-break/><text:span text:style-name="T103">Fonction associée (Constructeur) :</text:span><text:span text:style-name="T83"> Utilisée pour créer une nouvelle instance. Elle ne prend pas </text:span><text:span text:style-name="Source_20_Text"><text:span text:style-name="T83">self</text:span></text:span><text:span text:style-name="T83"> en paramètre.</text:span></text:p>
        </text:list-item>
        <text:list-item>
          <text:p text:style-name="P99"><text:span text:style-name="T103">Méthode :</text:span><text:span text:style-name="T83"> Utilisée sur une instance existante (ex: afficher, cocher). Elle utilise </text:span><text:span text:style-name="Source_20_Text"><text:span text:style-name="T83">&amp;self</text:span></text:span><text:span text:style-name="T83">.</text:span></text:p>
        </text:list-item>
      </text:list>
      <text:p text:style-name="P100"/>
      <text:p text:style-name="P101"><text:span text:style-name="Source_20_Text"><text:span text:style-name="T104">impl</text:span></text:span><text:span text:style-name="Source_20_Text"><text:span text:style-name="T105"> </text:span></text:span><text:span text:style-name="Source_20_Text"><text:span text:style-name="T106">Task</text:span></text:span><text:span text:style-name="Source_20_Text"><text:span text:style-name="T105"> {</text:span></text:span></text:p>
      <text:p text:style-name="P26">    <text:span text:style-name="T23">fn</text:span><text:span text:style-name="T24"> </text:span><text:span text:style-name="T22">new</text:span><text:span text:style-name="T24">(</text:span><text:span text:style-name="T26">id</text:span><text:span text:style-name="T27">:</text:span><text:span text:style-name="T24"> </text:span><text:span text:style-name="T93">u32</text:span><text:span text:style-name="T24">, </text:span><text:span text:style-name="T26">title</text:span><text:span text:style-name="T27">:</text:span><text:span text:style-name="T24"> </text:span><text:span text:style-name="T93">String</text:span><text:span text:style-name="T24">) </text:span><text:span text:style-name="T27">-&gt;</text:span><text:span text:style-name="T24"> </text:span><text:span text:style-name="T93">Task</text:span><text:span text:style-name="T24"> {</text:span></text:p>
      <text:p text:style-name="P26">        <text:span text:style-name="T93">Task</text:span><text:span text:style-name="T24"> {</text:span></text:p>
      <text:p text:style-name="P26">            <text:span text:style-name="T26">id</text:span><text:span text:style-name="T24">,</text:span></text:p>
      <text:p text:style-name="P26">            <text:span text:style-name="T26">title</text:span><text:span text:style-name="T24">,</text:span></text:p>
      <text:p text:style-name="P26">            <text:span text:style-name="T26">completed</text:span><text:span text:style-name="T27">:</text:span><text:span text:style-name="T24"> </text:span><text:span text:style-name="T23">false</text:span><text:span text:style-name="T24">,</text:span></text:p>
      <text:p text:style-name="P26">        <text:span text:style-name="T24">}</text:span></text:p>
      <text:p text:style-name="P26">    <text:span text:style-name="T24">}</text:span></text:p>
      <text:p text:style-name="P102"/>
      <text:p text:style-name="P26">    <text:span text:style-name="T23">fn</text:span><text:span text:style-name="T24"> </text:span><text:span text:style-name="T22">display</text:span><text:span text:style-name="T24">(</text:span><text:span text:style-name="T27">&amp;</text:span><text:span text:style-name="T23">self</text:span><text:span text:style-name="T24">) {</text:span></text:p>
      <text:p text:style-name="P26">        <text:span text:style-name="T23">let</text:span><text:span text:style-name="T24"> </text:span><text:span text:style-name="T26">check</text:span><text:span text:style-name="T24"> </text:span><text:span text:style-name="T27">=</text:span><text:span text:style-name="T24"> </text:span><text:span text:style-name="T84">if</text:span><text:span text:style-name="T24"> </text:span><text:span text:style-name="T23">self</text:span><text:span text:style-name="T27">.</text:span><text:span text:style-name="T26">completed</text:span><text:span text:style-name="T24"> { </text:span><text:span text:style-name="T25">"[X]"</text:span><text:span text:style-name="T24"> } </text:span><text:span text:style-name="T84">else</text:span><text:span text:style-name="T24"> { </text:span><text:span text:style-name="T25">"[ ]"</text:span><text:span text:style-name="T24"> };</text:span></text:p>
      <text:p text:style-name="P26">        <text:span text:style-name="T23">println!</text:span><text:span text:style-name="T24">(</text:span><text:span text:style-name="T25">"</text:span><text:span text:style-name="T23">{}</text:span><text:span text:style-name="T25"> - </text:span><text:span text:style-name="T23">{}</text:span><text:span text:style-name="T25"> (id: </text:span><text:span text:style-name="T23">{}</text:span><text:span text:style-name="T25">)"</text:span><text:span text:style-name="T24">, </text:span><text:span text:style-name="T26">check</text:span><text:span text:style-name="T24">, </text:span><text:span text:style-name="T23">self</text:span><text:span text:style-name="T27">.</text:span><text:span text:style-name="T26">title</text:span><text:span text:style-name="T24">, </text:span><text:span text:style-name="T23">self</text:span><text:span text:style-name="T27">.</text:span><text:span text:style-name="T26">id</text:span><text:span text:style-name="T24">);</text:span></text:p>
      <text:p text:style-name="P26">    <text:span text:style-name="T24">}</text:span></text:p>
      <text:p text:style-name="P27">}</text:p>
      <text:p text:style-name="P101"><text:span text:style-name="Source_20_Text"><text:span text:style-name="T107"/></text:span></text:p>
      <text:p text:style-name="P103"><text:span text:style-name="Source_20_Text"><text:span text:style-name="T108">Ici on utilise new pour créer une nouvelle instance de Task.</text:span></text:span></text:p>
      <text:p text:style-name="P103"><text:span text:style-name="Source_20_Text"><text:span text:style-name="T108">Et on utilise display pour que Task s’affiche lui-même.</text:span></text:span></text:p>
      <text:p text:style-name="P76"/>
      <text:h text:style-name="P77" text:outline-level="3"><text:span text:style-name="Source_20_Text"><text:span text:style-name="T109"/></text:span></text:h>
      <text:h text:style-name="P96" text:outline-level="2"><text:span text:style-name="Source_20_Text"><text:span text:style-name="T95">7.3. Struct Update Syntax</text:span></text:span></text:h>
      <text:p text:style-name="P104">C'est une syntaxe pour créer une nouvelle structure à partir d'une ancienne en ne changeant que quelques champs. On utilise l'opérateur .. <text:s text:c="2"/>.</text:p>
      <text:p text:style-name="P105"><text:span text:style-name="Source_20_Text"><text:span text:style-name="T110">fn</text:span></text:span><text:span text:style-name="Source_20_Text"><text:span text:style-name="T111"> </text:span></text:span><text:span text:style-name="Source_20_Text"><text:span text:style-name="T112">main</text:span></text:span><text:span text:style-name="Source_20_Text"><text:span text:style-name="T111">() {</text:span></text:span></text:p>
      <text:p text:style-name="P26">    <text:span text:style-name="T23">let</text:span><text:span text:style-name="T24"> </text:span><text:span text:style-name="T26">task1</text:span><text:span text:style-name="T24"> </text:span><text:span text:style-name="T27">=</text:span><text:span text:style-name="T24"> </text:span><text:span text:style-name="T93">Task</text:span><text:span text:style-name="T27">::</text:span><text:span text:style-name="T22">new</text:span><text:span text:style-name="T24">(</text:span><text:span text:style-name="T33">1</text:span><text:span text:style-name="T24">, </text:span><text:span text:style-name="T93">String</text:span><text:span text:style-name="T27">::</text:span><text:span text:style-name="T22">from</text:span><text:span text:style-name="T24">(</text:span><text:span text:style-name="T25">"Réviser le Rust"</text:span><text:span text:style-name="T24">));</text:span></text:p>
      <text:p text:style-name="P30"/>
      <text:p text:style-name="P27"><text:span text:style-name="T52">let</text:span> <text:span text:style-name="T67">task2</text:span> <text:span text:style-name="T54">=</text:span> <text:span text:style-name="T68">Task</text:span> {</text:p>
      <text:p text:style-name="P26">    <text:span text:style-name="T26">completed</text:span><text:span text:style-name="T27">:</text:span><text:span text:style-name="T24"> </text:span><text:span text:style-name="T23">true</text:span><text:span text:style-name="T24">,</text:span></text:p>
      <text:p text:style-name="P26">    <text:span text:style-name="T27">..</text:span><text:span text:style-name="T26">task1</text:span><text:span text:style-name="T24"> </text:span></text:p>
      <text:p text:style-name="P27">};</text:p>
      <text:p text:style-name="P27">}</text:p>
      <text:p text:style-name="P106"/>
      <text:p text:style-name="P107">Ici task1 n’est plus utilisable car son titre a été déplacé dans task2, à cause de l’ownership.</text:p>
      <text:p text:style-name="P108"><text:span text:style-name="Source_20_Text"><text:span text:style-name="T113"/></text:span></text:p>
      <text:p text:style-name="P76"/>
      <text:h text:style-name="P77" text:outline-level="3"><text:soft-page-break/><text:span text:style-name="Source_20_Text"><text:span text:style-name="T114"/></text:span></text:h>
      <text:h text:style-name="P109" text:outline-level="2"><text:span text:style-name="Source_20_Text"><text:span text:style-name="T95">7.</text:span></text:span><text:span text:style-name="Source_20_Text"><text:span text:style-name="T115">4</text:span></text:span><text:span text:style-name="Source_20_Text"><text:span text:style-name="T95">. </text:span></text:span><text:span text:style-name="Source_20_Text"><text:span text:style-name="T115">Liste simple en mémoire (v1)</text:span></text:span></text:h>
      <text:p text:style-name="P108"><text:span text:style-name="T83">On va maintenant stocker nos objets </text:span><text:span text:style-name="Source_20_Text"><text:span text:style-name="T83">Task</text:span></text:span><text:span text:style-name="T83"> dans un </text:span><text:span text:style-name="T103">Vecteur</text:span><text:span text:style-name="T83"> (</text:span><text:span text:style-name="Source_20_Text"><text:span text:style-name="T83">Vec&lt;T</text:span></text:span><text:span text:style-name="Source_20_Text"><text:span text:style-name="T116">ask</text:span></text:span><text:span text:style-name="Source_20_Text"><text:span text:style-name="T83">&gt;</text:span></text:span><text:span text:style-name="T83">). C'est un tableau dynamique qui peut grandir. </text:span></text:p>
      <text:p text:style-name="P105"><text:span text:style-name="Source_20_Text"><text:span text:style-name="T110">use</text:span></text:span><text:span text:style-name="Source_20_Text"><text:span text:style-name="T111"> </text:span></text:span><text:span text:style-name="Source_20_Text"><text:span text:style-name="T117">std</text:span></text:span><text:span text:style-name="Source_20_Text"><text:span text:style-name="T118">::</text:span></text:span><text:span text:style-name="Source_20_Text"><text:span text:style-name="T117">io</text:span></text:span><text:span text:style-name="Source_20_Text"><text:span text:style-name="T111">; </text:span></text:span></text:p>
      <text:p text:style-name="P27"><text:span text:style-name="T52">struct</text:span> <text:span text:style-name="T68">Task</text:span> {</text:p>
      <text:p text:style-name="P26">    <text:span text:style-name="T26">id</text:span><text:span text:style-name="T27">:</text:span><text:span text:style-name="T24"> </text:span><text:span text:style-name="T93">u32</text:span><text:span text:style-name="T24">,</text:span></text:p>
      <text:p text:style-name="P26">    <text:span text:style-name="T26">title</text:span><text:span text:style-name="T27">:</text:span><text:span text:style-name="T24"> </text:span><text:span text:style-name="T93">String</text:span><text:span text:style-name="T24">,</text:span></text:p>
      <text:p text:style-name="P26">    <text:span text:style-name="T26">completed</text:span><text:span text:style-name="T27">:</text:span><text:span text:style-name="T24"> </text:span><text:span text:style-name="T93">bool</text:span><text:span text:style-name="T24">,</text:span></text:p>
      <text:p text:style-name="P27">}</text:p>
      <text:p text:style-name="P30"/>
      <text:p text:style-name="P27"><text:span text:style-name="T52">impl</text:span> <text:span text:style-name="T68">Task</text:span> {</text:p>
      <text:p text:style-name="P26">    <text:span text:style-name="T23">fn</text:span><text:span text:style-name="T24"> </text:span><text:span text:style-name="T22">new</text:span><text:span text:style-name="T24">(</text:span><text:span text:style-name="T26">id</text:span><text:span text:style-name="T27">:</text:span><text:span text:style-name="T24"> </text:span><text:span text:style-name="T93">u32</text:span><text:span text:style-name="T24">, </text:span><text:span text:style-name="T26">title</text:span><text:span text:style-name="T27">:</text:span><text:span text:style-name="T24"> </text:span><text:span text:style-name="T93">String</text:span><text:span text:style-name="T24">) </text:span><text:span text:style-name="T27">-&gt;</text:span><text:span text:style-name="T24"> </text:span><text:span text:style-name="T93">Task</text:span><text:span text:style-name="T24"> {</text:span></text:p>
      <text:p text:style-name="P26">        <text:span text:style-name="T93">Task</text:span><text:span text:style-name="T24"> {</text:span></text:p>
      <text:p text:style-name="P26">            <text:span text:style-name="T26">id</text:span><text:span text:style-name="T24">,</text:span></text:p>
      <text:p text:style-name="P26">            <text:span text:style-name="T26">title</text:span><text:span text:style-name="T24">,</text:span></text:p>
      <text:p text:style-name="P26">            <text:span text:style-name="T26">completed</text:span><text:span text:style-name="T27">:</text:span><text:span text:style-name="T24"> </text:span><text:span text:style-name="T23">false</text:span><text:span text:style-name="T24">,</text:span></text:p>
      <text:p text:style-name="P26">        <text:span text:style-name="T24">}</text:span></text:p>
      <text:p text:style-name="P26">    <text:span text:style-name="T24">}</text:span></text:p>
      <text:p text:style-name="P30"/>
      <text:p text:style-name="P26">    </text:p>
      <text:p text:style-name="P26">    <text:span text:style-name="T23">fn</text:span><text:span text:style-name="T24"> </text:span><text:span text:style-name="T22">display</text:span><text:span text:style-name="T24">(</text:span><text:span text:style-name="T27">&amp;</text:span><text:span text:style-name="T23">self</text:span><text:span text:style-name="T24">) {</text:span></text:p>
      <text:p text:style-name="P26">        <text:span text:style-name="T23">let</text:span><text:span text:style-name="T24"> </text:span><text:span text:style-name="T26">check</text:span><text:span text:style-name="T24"> </text:span><text:span text:style-name="T27">=</text:span><text:span text:style-name="T24"> </text:span><text:span text:style-name="T84">if</text:span><text:span text:style-name="T24"> </text:span><text:span text:style-name="T23">self</text:span><text:span text:style-name="T27">.</text:span><text:span text:style-name="T26">completed</text:span><text:span text:style-name="T24"> { </text:span><text:span text:style-name="T25">"Complété"</text:span><text:span text:style-name="T24"> } </text:span><text:span text:style-name="T84">else</text:span><text:span text:style-name="T24"> { </text:span><text:span text:style-name="T25">"En Cours"</text:span><text:span text:style-name="T24"> };</text:span></text:p>
      <text:p text:style-name="P26">        <text:span text:style-name="T23">println!</text:span><text:span text:style-name="T24">(</text:span><text:span text:style-name="T25">"</text:span><text:span text:style-name="T23">{}</text:span><text:span text:style-name="T25"> - </text:span><text:span text:style-name="T23">{}</text:span><text:span text:style-name="T25"> - </text:span><text:span text:style-name="T23">{}</text:span><text:span text:style-name="T25">"</text:span><text:span text:style-name="T24">,</text:span><text:span text:style-name="T23">self</text:span><text:span text:style-name="T27">.</text:span><text:span text:style-name="T26">id</text:span><text:span text:style-name="T24">, </text:span><text:span text:style-name="T23">self</text:span><text:span text:style-name="T27">.</text:span><text:span text:style-name="T26">title</text:span><text:span text:style-name="T24">, </text:span><text:span text:style-name="T26">check</text:span><text:span text:style-name="T24">);</text:span></text:p>
      <text:p text:style-name="P26">    <text:span text:style-name="T24">}</text:span></text:p>
      <text:p text:style-name="P27">}</text:p>
      <text:p text:style-name="P30"/>
      <text:p text:style-name="P27"><text:span text:style-name="T52">fn</text:span> <text:span text:style-name="T66">main</text:span>() {</text:p>
      <text:p text:style-name="P26">    <text:span text:style-name="T23">let</text:span><text:span text:style-name="T24"> </text:span><text:span text:style-name="T23">mut</text:span><text:span text:style-name="T24"> </text:span><text:span text:style-name="T65">list</text:span><text:span text:style-name="T27">:</text:span><text:span text:style-name="T24"> </text:span><text:span text:style-name="T93">Vec</text:span><text:span text:style-name="T24">&lt;</text:span><text:span text:style-name="T93">Task</text:span><text:span text:style-name="T24">&gt; </text:span><text:span text:style-name="T27">=</text:span><text:span text:style-name="T24"> </text:span><text:span text:style-name="T93">Vec</text:span><text:span text:style-name="T27">::</text:span><text:span text:style-name="T22">new</text:span><text:span text:style-name="T24">();</text:span></text:p>
      <text:p text:style-name="P26">    <text:span text:style-name="T23">let</text:span><text:span text:style-name="T24"> </text:span><text:span text:style-name="T23">mut</text:span><text:span text:style-name="T24"> </text:span><text:span text:style-name="T65">id</text:span><text:span text:style-name="T24"> </text:span><text:span text:style-name="T27">=</text:span><text:span text:style-name="T24"> </text:span><text:span text:style-name="T33">1</text:span><text:span text:style-name="T24">;</text:span></text:p>
      <text:p text:style-name="P30"/>
      <text:p text:style-name="P26">    <text:span text:style-name="T23">println!</text:span><text:span text:style-name="T24">(</text:span><text:span text:style-name="T25">"BIENVENUE DANS TASK-CLI"</text:span><text:span text:style-name="T24">);</text:span></text:p>
      <text:p text:style-name="P30"/>
      <text:p text:style-name="P26">    <text:span text:style-name="T84">loop</text:span><text:span text:style-name="T24"> {</text:span></text:p>
      <text:p text:style-name="P26">        <text:span text:style-name="T23">println!</text:span><text:span text:style-name="T24">(</text:span><text:span text:style-name="T25">"</text:span><text:span text:style-name="T28">\n</text:span><text:span text:style-name="T25">Entrez une nouvelle tâche (ou tapez 'quitter' pour voir la liste et <text:tab/>partir) :"</text:span><text:span text:style-name="T24">);</text:span></text:p>
      <text:p text:style-name="P30"/>
      <text:p text:style-name="P26">        </text:p>
      <text:p text:style-name="P26">        <text:span text:style-name="T23">let</text:span><text:span text:style-name="T24"> </text:span><text:span text:style-name="T23">mut</text:span><text:span text:style-name="T24"> </text:span><text:span text:style-name="T65">saisie</text:span><text:span text:style-name="T24"> </text:span><text:span text:style-name="T27">=</text:span><text:span text:style-name="T24"> </text:span><text:span text:style-name="T93">String</text:span><text:span text:style-name="T27">::</text:span><text:span text:style-name="T22">new</text:span><text:span text:style-name="T24">();</text:span></text:p>
      <text:p text:style-name="P26">        <text:span text:style-name="T93">io</text:span><text:span text:style-name="T27">::</text:span><text:span text:style-name="T22">stdin</text:span><text:span text:style-name="T24">()</text:span></text:p>
      <text:p text:style-name="P26">            <text:span text:style-name="T27">.</text:span><text:span text:style-name="T22">read_line</text:span><text:span text:style-name="T24">(</text:span><text:span text:style-name="T27">&amp;</text:span><text:span text:style-name="T23">mut</text:span><text:span text:style-name="T24"> </text:span><text:span text:style-name="T65">saisie</text:span><text:span text:style-name="T24">)</text:span></text:p>
      <text:p text:style-name="P26">            <text:span text:style-name="T27">.</text:span><text:span text:style-name="T22">expect</text:span><text:span text:style-name="T24">(</text:span><text:span text:style-name="T25">"Erreur de lecture"</text:span><text:span text:style-name="T24">);</text:span></text:p>
      <text:p text:style-name="P30"/>
      <text:p text:style-name="P26">        <text:span text:style-name="T23">let</text:span><text:span text:style-name="T24"> </text:span><text:span text:style-name="T26">titre</text:span><text:span text:style-name="T24"> </text:span><text:span text:style-name="T27">=</text:span><text:span text:style-name="T24"> </text:span><text:span text:style-name="T65">saisie</text:span><text:span text:style-name="T27">.</text:span><text:span text:style-name="T22">trim</text:span><text:span text:style-name="T24">();</text:span></text:p>
      <text:p text:style-name="P30"/>
      <text:p text:style-name="P26">        </text:p>
      <text:p text:style-name="P26">        <text:span text:style-name="T84">if</text:span><text:span text:style-name="T24"> </text:span><text:span text:style-name="T26">titre</text:span><text:span text:style-name="T24"> </text:span><text:span text:style-name="T27">==</text:span><text:span text:style-name="T24"> </text:span><text:span text:style-name="T25">"quitter"</text:span><text:span text:style-name="T24"> {</text:span></text:p>
      <text:p text:style-name="P26">            <text:span text:style-name="T84">break</text:span><text:span text:style-name="T24">;</text:span></text:p>
      <text:p text:style-name="P26"><text:soft-page-break/>        <text:span text:style-name="T24">}</text:span></text:p>
      <text:p text:style-name="P30"/>
      <text:p text:style-name="P26">        <text:span text:style-name="T84">if</text:span><text:span text:style-name="T24"> </text:span><text:span text:style-name="T27">!</text:span><text:span text:style-name="T26">titre</text:span><text:span text:style-name="T27">.</text:span><text:span text:style-name="T22">is_empty</text:span><text:span text:style-name="T24">() {</text:span></text:p>
      <text:p text:style-name="P26">            </text:p>
      <text:p text:style-name="P26">            <text:span text:style-name="T23">let</text:span><text:span text:style-name="T24"> </text:span><text:span text:style-name="T26">nouvelle_tache</text:span><text:span text:style-name="T24"> </text:span><text:span text:style-name="T27">=</text:span><text:span text:style-name="T24"> </text:span><text:span text:style-name="T93">Task</text:span><text:span text:style-name="T27">::</text:span><text:span text:style-name="T22">new</text:span><text:span text:style-name="T24">(</text:span><text:span text:style-name="T65">id</text:span><text:span text:style-name="T24">, </text:span><text:span text:style-name="T26">titre</text:span><text:span text:style-name="T27">.</text:span><text:span text:style-name="T22">to_string</text:span><text:span text:style-name="T24">());</text:span></text:p>
      <text:p text:style-name="P26">            <text:span text:style-name="T65">list</text:span><text:span text:style-name="T27">.</text:span><text:span text:style-name="T119">push</text:span><text:span text:style-name="T24">(</text:span><text:span text:style-name="T26">nouvelle_tache</text:span><text:span text:style-name="T24">);</text:span></text:p>
      <text:p text:style-name="P26">            </text:p>
      <text:p text:style-name="P26">            <text:span text:style-name="T23">println!</text:span><text:span text:style-name="T24">(</text:span><text:span text:style-name="T25">"Tâche ajoutée !"</text:span><text:span text:style-name="T24">);</text:span></text:p>
      <text:p text:style-name="P26">            <text:span text:style-name="T65">id</text:span><text:span text:style-name="T24"> </text:span><text:span text:style-name="T120">+=</text:span><text:span text:style-name="T24"> </text:span><text:span text:style-name="T33">1</text:span><text:span text:style-name="T24">; </text:span></text:p>
      <text:p text:style-name="P26">        <text:span text:style-name="T24">} </text:span><text:span text:style-name="T84">else</text:span><text:span text:style-name="T24"> {</text:span></text:p>
      <text:p text:style-name="P26">            <text:span text:style-name="T23">println!</text:span><text:span text:style-name="T24">(</text:span><text:span text:style-name="T25">"Le titre ne peut pas être vide."</text:span><text:span text:style-name="T24">);</text:span></text:p>
      <text:p text:style-name="P26">        <text:span text:style-name="T24">}</text:span></text:p>
      <text:p text:style-name="P26">    <text:span text:style-name="T24">}</text:span></text:p>
      <text:p text:style-name="P30"/>
      <text:p text:style-name="P26">    </text:p>
      <text:p text:style-name="P26">    <text:span text:style-name="T23">println!</text:span><text:span text:style-name="T24">(</text:span><text:span text:style-name="T25">"</text:span><text:span text:style-name="T28">\n</text:span><text:span text:style-name="T25">Liste de Tâches : "</text:span><text:span text:style-name="T24">);</text:span></text:p>
      <text:p text:style-name="P26">    <text:span text:style-name="T84">for</text:span><text:span text:style-name="T24"> </text:span><text:span text:style-name="T26">task</text:span><text:span text:style-name="T24"> </text:span><text:span text:style-name="T84">in</text:span><text:span text:style-name="T24"> </text:span><text:span text:style-name="T27">&amp;</text:span><text:span text:style-name="T65">list</text:span><text:span text:style-name="T24"> {</text:span></text:p>
      <text:p text:style-name="P26">        <text:span text:style-name="T26">task</text:span><text:span text:style-name="T27">.</text:span><text:span text:style-name="T22">display</text:span><text:span text:style-name="T24">();</text:span></text:p>
      <text:p text:style-name="P26">    <text:span text:style-name="T24">}</text:span></text:p>
      <text:p text:style-name="P27">}</text:p>
      <text:p text:style-name="P108"><text:span text:style-name="Source_20_Text"><text:span text:style-name="T113"/></text:span></text:p>
      <text:p text:style-name="P110"><text:span text:style-name="Source_20_Text"><text:span text:style-name="T121">Push ajoute un élément à la fin du vecteur et donc de la liste. On transfère aussi la propriété au vecteur.<text:line-break/>La boucle for prend un élément de la liste et l’affiche. « task » est un nom de variable temporaire qui fait en sorte d’afficher les tâches de la liste tant qu’il y en a , grâce à display.<text:line-break/>Ensuite, le « &amp; » sert à « emprunter » la liste pour la lire, au lieu de la détruire en la lisant</text:span></text:span></text:p>
      <text:p text:style-name="P76"/>
      <text:h text:style-name="P77" text:outline-level="3"><text:span text:style-name="Source_20_Text"><text:span text:style-name="T122"/></text:span></text:h>
      <text:h text:style-name="P3" text:outline-level="1">Module <text:span text:style-name="T1">2</text:span> : Ownership, Borrowing &amp; Lifetimes</text:h>
      <text:p text:style-name="P111"/>
      <text:p text:style-name="P112">8 <text:span text:style-name="Source_20_Text"><text:span text:style-name="T123">—</text:span></text:span> Stack vs Heap </text:p>
      <text:p text:style-name="P113">La Stack <text:span text:style-name="T1">(ou pile)</text:span> est une zone de mémoire organisée de manière stricte (LIFO : Dernier entré, premier sorti).</text:p>
      <text:list text:style-name="L13">
        <text:list-item>
          <text:p text:style-name="P114"><text:span text:style-name="T2">Données :</text:span> Uniquement des types dont la taille est <text:span text:style-name="T2">connue à l'avance</text:span> (<text:span text:style-name="T1">int</text:span>, bool <text:span text:style-name="T1">par exemple</text:span>).</text:p>
        </text:list-item>
        <text:list-item>
          <text:p text:style-name="P114"><text:span text:style-name="T2">Fonctionnement :</text:span> Le processeur ajoute ou retire des données au sommet de la pile. C'est ultra-rapide car il n'y a pas de recherche d'espace libre.</text:p>
        </text:list-item>
        <text:list-item>
          <text:p text:style-name="P114"><text:span text:style-name="T2">Durée de vie :</text:span> Automatique. Quand une fonction se termine, sa "pile" est nettoyée instantanément.</text:p>
        </text:list-item>
      </text:list>
      <text:p text:style-name="Text_20_body"><text:soft-page-break/>La Heap est un grand espace mémoire "en vrac" pour les données qui peuvent grandir.</text:p>
      <text:list text:style-name="L14">
        <text:list-item>
          <text:p text:style-name="P115"><text:span text:style-name="T2">Données :</text:span> Types à <text:span text:style-name="T2">taille variable</text:span> (le texte d'une <text:span text:style-name="T1">String</text:span>, les éléments d'un <text:span text:style-name="T1">Vec</text:span>).</text:p>
        </text:list-item>
        <text:list-item>
          <text:p text:style-name="P115"><text:span text:style-name="T2">Fonctionnement :</text:span> Le programme demande au système <text:span text:style-name="T1">de lui trouver des octets libres</text:span>. Le système cherche, réserve la place et renvoie une <text:span text:style-name="T2">adresse </text:span><text:span text:style-name="T124">(un pointeur)</text:span><text:span text:style-name="T36">.</text:span></text:p>
        </text:list-item>
        <text:list-item>
          <text:p text:style-name="P115"><text:span text:style-name="T2">Durée de vie :</text:span> Gérée par l'<text:span text:style-name="T2">Ownership</text:span> en Rust. La mémoire est libérée dès que le propriétaire de l'adresse est détruit.</text:p>
        </text:list-item>
      </text:list>
      <text:p text:style-name="P70"/>
      <text:p text:style-name="P113"/>
      <text:p text:style-name="P116"><text:span text:style-name="Source_20_Text"><text:span text:style-name="T125">8.1. </text:span></text:span><text:span text:style-name="Source_20_Text"><text:span text:style-name="T126">String vs &amp;str </text:span></text:span></text:p>
      <text:p text:style-name="P117">C'est la conséquence directe du point précédent :</text:p>
      <text:list text:style-name="L15">
        <text:list-item>
          <text:p text:style-name="P118"><text:span text:style-name="Source_20_Text"><text:span text:style-name="T127">String</text:span></text:span><text:span text:style-name="T127"> (sur la Heap) : C'est le texte dont on est propriétaire. On peut le modifier, l'agrandir, le supprimer. C'est ce qu'on utilise dans notre </text:span><text:span text:style-name="Source_20_Text"><text:span text:style-name="T127">struct Task</text:span></text:span><text:span text:style-name="T127">.</text:span></text:p>
        </text:list-item>
        <text:list-item>
          <text:p text:style-name="P118"><text:span text:style-name="Source_20_Text"><text:span text:style-name="T127">&amp;str</text:span></text:span><text:span text:style-name="T127"> (sur la Stack) : C'est juste une vue ou un "pointeur" vers du texte. </text:span><text:span text:style-name="T128">On peut la lire mais pas la changer.</text:span></text:p>
        </text:list-item>
      </text:list>
      <text:p text:style-name="P76"/>
      <text:h text:style-name="P77" text:outline-level="3"/>
      <text:p text:style-name="P119"><text:span text:style-name="Source_20_Text"><text:span text:style-name="T125">8.</text:span></text:span><text:span text:style-name="Source_20_Text"><text:span text:style-name="T129">2</text:span></text:span><text:span text:style-name="Source_20_Text"><text:span text:style-name="T125">. </text:span></text:span><text:span text:style-name="Source_20_Text"><text:span text:style-name="T129">Move Semantics</text:span></text:span></text:p>
      <text:p text:style-name="P119"><text:span text:style-name="Source_20_Text"><text:span text:style-name="T130">Le </text:span></text:span><text:span text:style-name="Source_20_Text"><text:span text:style-name="T131">Move Semantics</text:span></text:span><text:span text:style-name="Source_20_Text"><text:span text:style-name="T130">, c'est ce qui se passe concrètement dans la mémoire (la RAM) :</text:span></text:span></text:p>
      <text:list text:style-name="L16">
        <text:list-item>
          <text:p text:style-name="P120"><text:span text:style-name="T2">C'est une copie superficielle (Shallow Copy) :</text:span> Rust copie uniquement les données qui sont sur la <text:span text:style-name="T2">Stack</text:span> (le pointeur, la longueur, la capacité).</text:p>
        </text:list-item>
        <text:list-item>
          <text:p text:style-name="P120"><text:span text:style-name="T2">Pas de copie sur la Heap :</text:span> Le contenu (le texte "Maîtriser le Rust") ne bouge pas d'un millimètre dans la mémoire.</text:p>
        </text:list-item>
        <text:list-item>
          <text:p text:style-name="P120"><text:span text:style-name="T2">Invalidation :</text:span> Rust considère que l'ancienne variable sur la Stack est désormais "non initialisée".</text:p>
        </text:list-item>
      </text:list>
      <text:p text:style-name="P121">A ne pas confondre avec le transfert d’Ownership, qui se définit seulement par « l’objet A n’appartient plus à x mais à y, donc on ne peut plus appeler x car il n’a plus la propriété de A », c’est la règle logique, le Move Semantics c’est le mécanisme physique, qui agit directement sur la RAM.</text:p>
      <text:p text:style-name="P76"/>
      <text:h text:style-name="P77" text:outline-level="3"/>
      <text:p text:style-name="P122"><text:span text:style-name="Source_20_Text"><text:span text:style-name="T126">8.</text:span></text:span><text:span text:style-name="Source_20_Text"><text:span text:style-name="T132">3</text:span></text:span><text:span text:style-name="Source_20_Text"><text:span text:style-name="T126">. </text:span></text:span><text:span text:style-name="Source_20_Text"><text:span text:style-name="T133">Problème d’Ownership</text:span></text:span></text:p>
      <text:p text:style-name="P123"><text:soft-page-break/>Changez le code à l’intérieur de ce if. Que se passe-t-il ?</text:p>
      <text:p text:style-name="P124"><text:span text:style-name="Source_20_Text"><text:span text:style-name="T134">if</text:span></text:span><text:span text:style-name="Source_20_Text"><text:span text:style-name="T135"> </text:span></text:span><text:span text:style-name="Source_20_Text"><text:span text:style-name="T136">!</text:span></text:span><text:span text:style-name="Source_20_Text"><text:span text:style-name="T137">titre</text:span></text:span><text:span text:style-name="Source_20_Text"><text:span text:style-name="T136">.</text:span></text:span><text:span text:style-name="Source_20_Text"><text:span text:style-name="T138">is_empty</text:span></text:span><text:span text:style-name="Source_20_Text"><text:span text:style-name="T135">() {</text:span></text:span></text:p>
      <text:p text:style-name="P30"/>
      <text:p text:style-name="P26">            <text:span text:style-name="T23">let</text:span><text:span text:style-name="T24"> </text:span><text:span text:style-name="T26">titre</text:span><text:span text:style-name="T24"> </text:span><text:span text:style-name="T27">=</text:span><text:span text:style-name="T24"> </text:span><text:span text:style-name="T26">titre</text:span><text:span text:style-name="T27">.</text:span><text:span text:style-name="T22">to_string</text:span><text:span text:style-name="T24">();</text:span></text:p>
      <text:p text:style-name="P26">            </text:p>
      <text:p text:style-name="P26">            <text:span text:style-name="T23">let</text:span><text:span text:style-name="T24"> </text:span><text:span text:style-name="T26">nouvelle_tache</text:span><text:span text:style-name="T24"> </text:span><text:span text:style-name="T27">=</text:span><text:span text:style-name="T24"> </text:span><text:span text:style-name="T93">Task</text:span><text:span text:style-name="T27">::</text:span><text:span text:style-name="T22">new</text:span><text:span text:style-name="T24">(</text:span><text:span text:style-name="T65">id</text:span><text:span text:style-name="T24">, </text:span><text:span text:style-name="T26">titre</text:span><text:span text:style-name="T24">);</text:span></text:p>
      <text:p text:style-name="P26">            <text:span text:style-name="T65">list</text:span><text:span text:style-name="T27">.</text:span><text:span text:style-name="T119">push</text:span><text:span text:style-name="T24">(</text:span><text:span text:style-name="T26">nouvelle_tache</text:span><text:span text:style-name="T24">);</text:span></text:p>
      <text:p text:style-name="P26">            </text:p>
      <text:p text:style-name="P26">            <text:span text:style-name="T23">println!</text:span><text:span text:style-name="T24">(</text:span><text:span text:style-name="T25">"Tâche </text:span><text:span text:style-name="T23">{}</text:span><text:span text:style-name="T25"> ajoutée !"</text:span><text:span text:style-name="T24">, </text:span><text:span text:style-name="T26">titre</text:span><text:span text:style-name="T24">);</text:span></text:p>
      <text:p text:style-name="P26">            <text:span text:style-name="T65">id</text:span><text:span text:style-name="T24"> </text:span><text:span text:style-name="T120">+=</text:span><text:span text:style-name="T24"> </text:span><text:span text:style-name="T33">1</text:span><text:span text:style-name="T24">; </text:span></text:p>
      <text:p text:style-name="P26">        <text:span text:style-name="T24">} </text:span><text:span text:style-name="T84">else</text:span><text:span text:style-name="T24"> {</text:span></text:p>
      <text:p text:style-name="P26">            <text:span text:style-name="T23">println!</text:span><text:span text:style-name="T24">(</text:span><text:span text:style-name="T25">"Le titre ne peut pas être vide."</text:span><text:span text:style-name="T24">);</text:span></text:p>
      <text:p text:style-name="P26">        <text:span text:style-name="T24">}</text:span></text:p>
      <text:p text:style-name="P26">    <text:span text:style-name="T24">}</text:span></text:p>
      <text:p text:style-name="P119"><text:span text:style-name="Source_20_Text"><text:span text:style-name="T130"/></text:span></text:p>
      <text:p text:style-name="P122"><text:span text:style-name="Source_20_Text"><text:span text:style-name="T139">(Réponse : Problème de compilation, lorsqu’on crée une nouvelle instance de Task, on donne aussi la propriété de la variable. La variable titre est donc non initialisée et ne peut plus être appelée car elle appartient à « quelqu’un » d’autre.)</text:span></text:span></text:p>
      <text:p text:style-name="P76"/>
      <text:h text:style-name="P77" text:outline-level="3"><text:span text:style-name="Source_20_Text"><text:span text:style-name="T140"/></text:span></text:h>
      <text:p text:style-name="P125"><text:span text:style-name="Source_20_Text"><text:span text:style-name="T141">9</text:span></text:span><text:span text:style-name="Source_20_Text"><text:span text:style-name="T142"> — </text:span></text:span><text:span text:style-name="Source_20_Text"><text:span text:style-name="T141">Règles Fondamentales d’Ownership</text:span></text:span></text:p>
      <text:p text:style-name="P126"><text:span text:style-name="Source_20_Text"><text:span text:style-name="T143">9.1. </text:span></text:span><text:span text:style-name="Source_20_Text"><text:span text:style-name="T144">Chaque valeur a un propriétaire </text:span></text:span></text:p>
      <text:p text:style-name="P127">Chaque donnée en mémoire (sur la Heap) doit être reliée à une variable sur la Stack.</text:p>
      <text:list text:style-name="L17">
        <text:list-item>
          <text:p text:style-name="P128"><text:span text:style-name="T127">Dans ton code : Quand tu fais </text:span><text:span text:style-name="Source_20_Text"><text:span text:style-name="T127">let titre = … </text:span></text:span><text:span text:style-name="T127">, la variable </text:span><text:span text:style-name="Source_20_Text"><text:span text:style-name="T127">titre</text:span></text:span><text:span text:style-name="T127"> est la propriétaire officielle de ce texte.</text:span></text:p>
        </text:list-item>
        <text:list-item>
          <text:p text:style-name="P129">La règle : Pas de propriétaire = la donnée n'existe pas ou est immédiatement supprimée.</text:p>
        </text:list-item>
      </text:list>
      <text:p text:style-name="P76"/>
      <text:h text:style-name="P77" text:outline-level="3"/>
      <text:h text:style-name="P130" text:outline-level="3"><text:span text:style-name="Source_20_Text"><text:span text:style-name="T143">9.</text:span></text:span><text:span text:style-name="Source_20_Text"><text:span text:style-name="T144">2. Un seul propriétaire à la fois </text:span></text:span></text:h>
      <text:p text:style-name="P127">C'est la règle qui provoque le fameux Move qu'on a vu au point 8.<text:span text:style-name="T145">2</text:span>.</text:p>
      <text:list text:style-name="L18">
        <text:list-item>
          <text:p text:style-name="P131"><text:span text:style-name="T127">Le concept : On ne peut pas avoir deux variables qui possèdent la même </text:span><text:span text:style-name="Source_20_Text"><text:span text:style-name="T127">String</text:span></text:span><text:span text:style-name="T127"> sur la Heap.</text:span></text:p>
        </text:list-item>
        <text:list-item>
          <text:p text:style-name="P131"><text:soft-page-break/><text:span text:style-name="T127">L'action : Si tu donnes </text:span><text:span text:style-name="Source_20_Text"><text:span text:style-name="T127">titre</text:span></text:span><text:span text:style-name="T127"> à ta </text:span><text:span text:style-name="Source_20_Text"><text:span text:style-name="T127">struct Task</text:span></text:span><text:span text:style-name="T127">, </text:span><text:span text:style-name="Source_20_Text"><text:span text:style-name="T127">titre</text:span></text:span><text:span text:style-name="T127"> perd ses droits. Il n'y a pas de "copropriété" en Rust par défaut.</text:span></text:p>
        </text:list-item>
        <text:list-item>
          <text:p text:style-name="P132">Pourquoi ? Pour éviter que deux personnes essaient de modifier ou de supprimer la même mémoire en même temps (ce qui cause des crashs).</text:p>
        </text:list-item>
      </text:list>
      <text:p text:style-name="P76"/>
      <text:h text:style-name="P77" text:outline-level="3"/>
      <text:h text:style-name="P130" text:outline-level="3"><text:span text:style-name="Source_20_Text"><text:span text:style-name="T146">9.</text:span></text:span><text:span text:style-name="Source_20_Text"><text:span text:style-name="T144">3. Le Drop automatique</text:span></text:span></text:h>
      <text:p text:style-name="P133"><text:span text:style-name="T127">C'est la magie de Rust. Contrairement au C où il faut faire </text:span><text:span text:style-name="Source_20_Text"><text:span text:style-name="T127">free()</text:span></text:span><text:span text:style-name="T127"> manuellement, Rust s'en occupe tout seul.</text:span></text:p>
      <text:list text:style-name="L19">
        <text:list-item>
          <text:p text:style-name="P134"><text:span text:style-name="T127">Le Scope (Portée) : Quand une variable sort de l'accolade </text:span><text:span text:style-name="Source_20_Text"><text:span text:style-name="T127">}</text:span></text:span><text:span text:style-name="T127"> où elle a été créée, Rust appelle automatiquement une fonction invisible nommée </text:span><text:span text:style-name="Source_20_Text"><text:span text:style-name="T127">drop</text:span></text:span><text:span text:style-name="T127">.</text:span></text:p>
        </text:list-item>
        <text:list-item>
          <text:p text:style-name="P135">Conséquence : La mémoire sur la Heap est libérée immédiatement.</text:p>
        </text:list-item>
      </text:list>
      <text:p text:style-name="P133"><text:span text:style-name="T127">Exemple dans ta boucle </text:span><text:span text:style-name="Source_20_Text"><text:span text:style-name="T127">loop</text:span></text:span><text:span text:style-name="T127"> :</text:span></text:p>
      <text:p text:style-name="P136"><text:span text:style-name="T86">loop</text:span> {</text:p>
      <text:p text:style-name="P26">        <text:span text:style-name="T23">println!</text:span><text:span text:style-name="T24">(</text:span><text:span text:style-name="T25">"</text:span><text:span text:style-name="T28">\n</text:span><text:span text:style-name="T25">Entrez une nouvelle tâche (ou tapez 'quitter' pour voir la liste et partir) :"</text:span><text:span text:style-name="T24">);</text:span></text:p>
      <text:p text:style-name="P30"/>
      <text:p text:style-name="P26">        </text:p>
      <text:p text:style-name="P26">        <text:span text:style-name="T23">let</text:span><text:span text:style-name="T24"> </text:span><text:span text:style-name="T23">mut</text:span><text:span text:style-name="T24"> </text:span><text:span text:style-name="T65">saisie</text:span><text:span text:style-name="T24"> </text:span><text:span text:style-name="T27">=</text:span><text:span text:style-name="T24"> </text:span><text:span text:style-name="T93">String</text:span><text:span text:style-name="T27">::</text:span><text:span text:style-name="T22">new</text:span><text:span text:style-name="T24">();</text:span></text:p>
      <text:p text:style-name="P26">        <text:span text:style-name="T93">io</text:span><text:span text:style-name="T27">::</text:span><text:span text:style-name="T22">stdin</text:span><text:span text:style-name="T24">()</text:span></text:p>
      <text:p text:style-name="P26">            <text:span text:style-name="T27">.</text:span><text:span text:style-name="T22">read_line</text:span><text:span text:style-name="T24">(</text:span><text:span text:style-name="T27">&amp;</text:span><text:span text:style-name="T23">mut</text:span><text:span text:style-name="T24"> </text:span><text:span text:style-name="T65">saisie</text:span><text:span text:style-name="T24">)</text:span></text:p>
      <text:p text:style-name="P26">            <text:span text:style-name="T27">.</text:span><text:span text:style-name="T22">expect</text:span><text:span text:style-name="T24">(</text:span><text:span text:style-name="T25">"Erreur de lecture"</text:span><text:span text:style-name="T24">);</text:span></text:p>
      <text:p text:style-name="P30"/>
      <text:p text:style-name="P26">        <text:span text:style-name="T23">let</text:span><text:span text:style-name="T24"> </text:span><text:span text:style-name="T26">titre</text:span><text:span text:style-name="T24"> </text:span><text:span text:style-name="T27">=</text:span><text:span text:style-name="T24"> </text:span><text:span text:style-name="T65">saisie</text:span><text:span text:style-name="T27">.</text:span><text:span text:style-name="T22">trim</text:span><text:span text:style-name="T24">();</text:span></text:p>
      <text:p text:style-name="P30"/>
      <text:p text:style-name="P26">        </text:p>
      <text:p text:style-name="P26">        <text:span text:style-name="T84">if</text:span><text:span text:style-name="T24"> </text:span><text:span text:style-name="T26">titre</text:span><text:span text:style-name="T24"> </text:span><text:span text:style-name="T27">==</text:span><text:span text:style-name="T24"> </text:span><text:span text:style-name="T25">"quitter"</text:span><text:span text:style-name="T24"> {</text:span></text:p>
      <text:p text:style-name="P26">            <text:span text:style-name="T84">break</text:span><text:span text:style-name="T24">;</text:span></text:p>
      <text:p text:style-name="P26">        <text:span text:style-name="T24">}</text:span></text:p>
      <text:p text:style-name="P30"/>
      <text:p text:style-name="P26">        <text:span text:style-name="T84">if</text:span><text:span text:style-name="T24"> </text:span><text:span text:style-name="T27">!</text:span><text:span text:style-name="T26">titre</text:span><text:span text:style-name="T27">.</text:span><text:span text:style-name="T22">is_empty</text:span><text:span text:style-name="T24">() {</text:span></text:p>
      <text:p text:style-name="P26">            </text:p>
      <text:p text:style-name="P26">            <text:span text:style-name="T23">let</text:span><text:span text:style-name="T24"> </text:span><text:span text:style-name="T26">nouvelle_tache</text:span><text:span text:style-name="T24"> </text:span><text:span text:style-name="T27">=</text:span><text:span text:style-name="T24"> </text:span><text:span text:style-name="T93">Task</text:span><text:span text:style-name="T27">::</text:span><text:span text:style-name="T22">new</text:span><text:span text:style-name="T24">(</text:span><text:span text:style-name="T65">id</text:span><text:span text:style-name="T24">, </text:span><text:span text:style-name="T26">titre</text:span><text:span text:style-name="T27">.</text:span><text:span text:style-name="T22">to_string</text:span><text:span text:style-name="T24">());</text:span></text:p>
      <text:p text:style-name="P26">            <text:span text:style-name="T65">list</text:span><text:span text:style-name="T27">.</text:span><text:span text:style-name="T119">push</text:span><text:span text:style-name="T24">(</text:span><text:span text:style-name="T26">nouvelle_tache</text:span><text:span text:style-name="T24">);</text:span></text:p>
      <text:p text:style-name="P26">            </text:p>
      <text:p text:style-name="P26">            <text:span text:style-name="T23">println!</text:span><text:span text:style-name="T24">(</text:span><text:span text:style-name="T25">"Tâche ajoutée !"</text:span><text:span text:style-name="T24">);</text:span></text:p>
      <text:p text:style-name="P26">            <text:span text:style-name="T65">id</text:span><text:span text:style-name="T24"> </text:span><text:span text:style-name="T120">+=</text:span><text:span text:style-name="T24"> </text:span><text:span text:style-name="T33">1</text:span><text:span text:style-name="T24">; </text:span></text:p>
      <text:p text:style-name="P26">        <text:span text:style-name="T24">} </text:span><text:span text:style-name="T84">else</text:span><text:span text:style-name="T24"> {</text:span></text:p>
      <text:p text:style-name="P26">            <text:span text:style-name="T23">println!</text:span><text:span text:style-name="T24">(</text:span><text:span text:style-name="T25">"Le titre ne peut pas être vide."</text:span><text:span text:style-name="T24">);</text:span></text:p>
      <text:p text:style-name="P26"><text:soft-page-break/>        <text:span text:style-name="T24">}</text:span></text:p>
      <text:p text:style-name="P26">    <text:span text:style-name="T24">}</text:span></text:p>
      <text:p text:style-name="P137"/>
      <text:p text:style-name="P137">La variable saisie sort du scope après la toute dernière accolade, Rust fait drop(saisie) et nettoie la RAM à chaque loop.</text:p>
      <text:p text:style-name="P76"/>
      <text:h text:style-name="P77" text:outline-level="3"/>
      <text:p text:style-name="P138"><text:span text:style-name="Source_20_Text"><text:span text:style-name="T141">1</text:span></text:span><text:span text:style-name="Source_20_Text"><text:span text:style-name="T147">0</text:span></text:span><text:span text:style-name="Source_20_Text"><text:span text:style-name="T142"> — </text:span></text:span><text:span text:style-name="Source_20_Text"><text:span text:style-name="T147">Le Borrowing</text:span></text:span></text:p>
      <text:p text:style-name="P139"><text:span text:style-name="Source_20_Text"><text:span text:style-name="T148">Si l’Ownership est le droit de propriété, le Borrowing est le système de location.<text:line-break/>En Rust, on ne veut pas toujours "donner" une variable (Move), on veut souvent juste la "prêter". </text:span></text:span></text:p>
      <text:p text:style-name="P76"/>
      <text:h text:style-name="P77" text:outline-level="3"><text:span text:style-name="Source_20_Text"><text:span text:style-name="T149"/></text:span></text:h>
      <text:h text:style-name="P140" text:outline-level="2"><text:span text:style-name="Source_20_Text"><text:span text:style-name="T150">10.1. Le Borrowing Immuable (</text:span></text:span><text:span text:style-name="Source_20_Text"><text:span text:style-name="T151">&amp;</text:span></text:span><text:span text:style-name="Source_20_Text"><text:span text:style-name="T150">)</text:span></text:span></text:h>
      <text:p text:style-name="P141">C'est un prêt en <text:span text:style-name="T2">lecture seule</text:span>.</text:p>
      <text:list text:style-name="L20">
        <text:list-item>
          <text:p text:style-name="P142"><text:span text:style-name="T2">Le symbole :</text:span> <text:span text:style-name="Source_20_Text">&amp;</text:span></text:p>
        </text:list-item>
        <text:list-item>
          <text:p text:style-name="P142"><text:span text:style-name="T2">Dans le code :</text:span> La méthode <text:span text:style-name="Source_20_Text">fn display(&amp;self)</text:span> utilise un emprunt. On veut juste lire les données de la tâche pour les afficher.</text:p>
        </text:list-item>
      </text:list>
      <text:p text:style-name="P76"/>
      <text:h text:style-name="P77" text:outline-level="3"/>
      <text:h text:style-name="P140" text:outline-level="2"><text:span text:style-name="Source_20_Text"><text:span text:style-name="T150">10.2. Le Borrowing Mutable (</text:span></text:span><text:span text:style-name="Source_20_Text"><text:span text:style-name="T151">&amp;mut</text:span></text:span><text:span text:style-name="Source_20_Text"><text:span text:style-name="T150">)</text:span></text:span></text:h>
      <text:p text:style-name="P141">C'est un prêt en <text:span text:style-name="T2">lecture et écriture</text:span>.</text:p>
      <text:list text:style-name="L21">
        <text:list-item>
          <text:p text:style-name="P143"><text:span text:style-name="T2">Le symbole :</text:span> <text:span text:style-name="Source_20_Text">&amp;mut</text:span></text:p>
        </text:list-item>
        <text:list-item>
          <text:p text:style-name="P143"><text:span text:style-name="T2">Usage :</text:span> On s'en sert pour changer la valeur d'une variable sans en perdre la propriété.</text:p>
        </text:list-item>
      </text:list>
      <text:p text:style-name="P76"/>
      <text:h text:style-name="P77" text:outline-level="3"/>
      <text:h text:style-name="P140" text:outline-level="2"><text:span text:style-name="Source_20_Text"><text:span text:style-name="T150">10.3. La Règle d'Exclusivité </text:span></text:span></text:h>
      <text:p text:style-name="P141">C'est la règle la plus importante pour la sécurité de Rust. Pour éviter les bugs de mémoire, Rust impose :</text:p>
      <text:list text:style-name="L22">
        <text:list-item>
          <text:p text:style-name="P144"><text:span text:style-name="Source_20_Text"><text:span text:style-name="T152">Autant de Borrowing Immuable (&amp;) que l’on veut en même temps</text:span></text:span></text:p>
        </text:list-item>
        <text:list-item>
          <text:p text:style-name="P145"><text:soft-page-break/><text:span text:style-name="T2">Le concept :</text:span> Tu prêtes ta console à un ami : il peut regarder les jeux, y jouer, mais il n'a pas le droit de la démonter ou de la peindre en bleu.</text:p>
        </text:list-item>
      </text:list>
      <text:p text:style-name="P76"/>
      <text:h text:style-name="P146" text:outline-level="3"/>
      <text:h text:style-name="P147" text:outline-level="2"><text:span text:style-name="Source_20_Text"><text:span text:style-name="T150">10.</text:span></text:span><text:span text:style-name="Source_20_Text"><text:span text:style-name="T153">4.</text:span></text:span><text:span text:style-name="Source_20_Text"><text:span text:style-name="T150"> </text:span></text:span><text:span text:style-name="Source_20_Text"><text:span text:style-name="T153">Modifier une tâche proprement</text:span></text:span></text:h>
      <text:p text:style-name="P148"><text:span text:style-name="Source_20_Text"><text:span text:style-name="T154">Exercice : Faire en sorte qu’on puisse modifier une tâche</text:span></text:span></text:p>
      <text:p text:style-name="P148"><text:span text:style-name="Source_20_Text"><text:span text:style-name="T154">Réponse Code :</text:span></text:span></text:p>
      <text:p text:style-name="P149"><text:span text:style-name="T52">use</text:span> <text:span text:style-name="T68">std</text:span><text:span text:style-name="T54">::</text:span><text:span text:style-name="T68">io</text:span>; </text:p>
      <text:p text:style-name="P27"><text:span text:style-name="T52">struct</text:span> <text:span text:style-name="T68">Task</text:span> {</text:p>
      <text:p text:style-name="P26">    <text:span text:style-name="T26">id</text:span><text:span text:style-name="T27">:</text:span><text:span text:style-name="T24"> </text:span><text:span text:style-name="T93">u32</text:span><text:span text:style-name="T24">,</text:span></text:p>
      <text:p text:style-name="P26">    <text:span text:style-name="T26">title</text:span><text:span text:style-name="T27">:</text:span><text:span text:style-name="T24"> </text:span><text:span text:style-name="T93">String</text:span><text:span text:style-name="T24">,</text:span></text:p>
      <text:p text:style-name="P26">    <text:span text:style-name="T26">completed</text:span><text:span text:style-name="T27">:</text:span><text:span text:style-name="T24"> </text:span><text:span text:style-name="T93">bool</text:span><text:span text:style-name="T24">,</text:span></text:p>
      <text:p text:style-name="P27">}</text:p>
      <text:p text:style-name="P30"/>
      <text:p text:style-name="P27"><text:span text:style-name="T52">impl</text:span> <text:span text:style-name="T68">Task</text:span> {</text:p>
      <text:p text:style-name="P26">    <text:span text:style-name="T23">fn</text:span><text:span text:style-name="T24"> </text:span><text:span text:style-name="T22">new</text:span><text:span text:style-name="T24">(</text:span><text:span text:style-name="T26">id</text:span><text:span text:style-name="T27">:</text:span><text:span text:style-name="T24"> </text:span><text:span text:style-name="T93">u32</text:span><text:span text:style-name="T24">, </text:span><text:span text:style-name="T26">title</text:span><text:span text:style-name="T27">:</text:span><text:span text:style-name="T24"> </text:span><text:span text:style-name="T93">String</text:span><text:span text:style-name="T24">) </text:span><text:span text:style-name="T27">-&gt;</text:span><text:span text:style-name="T24"> </text:span><text:span text:style-name="T93">Task</text:span><text:span text:style-name="T24"> {</text:span></text:p>
      <text:p text:style-name="P26">        <text:span text:style-name="T93">Task</text:span><text:span text:style-name="T24"> {</text:span></text:p>
      <text:p text:style-name="P26">            <text:span text:style-name="T26">id</text:span><text:span text:style-name="T24">,</text:span></text:p>
      <text:p text:style-name="P26">            <text:span text:style-name="T26">title</text:span><text:span text:style-name="T24">,</text:span></text:p>
      <text:p text:style-name="P26">            <text:span text:style-name="T26">completed</text:span><text:span text:style-name="T27">:</text:span><text:span text:style-name="T24"> </text:span><text:span text:style-name="T23">false</text:span><text:span text:style-name="T24">,</text:span></text:p>
      <text:p text:style-name="P26">        <text:span text:style-name="T24">}</text:span></text:p>
      <text:p text:style-name="P26">    <text:span text:style-name="T24">}</text:span></text:p>
      <text:p text:style-name="P30"/>
      <text:p text:style-name="P26">    </text:p>
      <text:p text:style-name="P26">    <text:span text:style-name="T23">fn</text:span><text:span text:style-name="T24"> </text:span><text:span text:style-name="T22">display</text:span><text:span text:style-name="T24">(</text:span><text:span text:style-name="T27">&amp;</text:span><text:span text:style-name="T23">self</text:span><text:span text:style-name="T24">) {</text:span></text:p>
      <text:p text:style-name="P26">        <text:span text:style-name="T23">let</text:span><text:span text:style-name="T24"> </text:span><text:span text:style-name="T26">check</text:span><text:span text:style-name="T24"> </text:span><text:span text:style-name="T27">=</text:span><text:span text:style-name="T24"> </text:span><text:span text:style-name="T84">if</text:span><text:span text:style-name="T24"> </text:span><text:span text:style-name="T23">self</text:span><text:span text:style-name="T27">.</text:span><text:span text:style-name="T26">completed</text:span><text:span text:style-name="T24"> { </text:span><text:span text:style-name="T25">"Complété"</text:span><text:span text:style-name="T24"> } </text:span><text:span text:style-name="T84">else</text:span><text:span text:style-name="T24"> { </text:span><text:span text:style-name="T25">"En Cours"</text:span><text:span text:style-name="T24"> };</text:span></text:p>
      <text:p text:style-name="P26">        <text:span text:style-name="T23">println!</text:span><text:span text:style-name="T24">(</text:span><text:span text:style-name="T25">"</text:span><text:span text:style-name="T23">{}</text:span><text:span text:style-name="T25"> - </text:span><text:span text:style-name="T23">{}</text:span><text:span text:style-name="T25"> - </text:span><text:span text:style-name="T23">{}</text:span><text:span text:style-name="T25">"</text:span><text:span text:style-name="T24">,</text:span><text:span text:style-name="T23">self</text:span><text:span text:style-name="T27">.</text:span><text:span text:style-name="T26">id</text:span><text:span text:style-name="T24">, </text:span><text:span text:style-name="T23">self</text:span><text:span text:style-name="T27">.</text:span><text:span text:style-name="T26">title</text:span><text:span text:style-name="T24">, </text:span><text:span text:style-name="T26">check</text:span><text:span text:style-name="T24">);</text:span></text:p>
      <text:p text:style-name="P26">    <text:span text:style-name="T24">}</text:span></text:p>
      <text:p text:style-name="P27">}</text:p>
      <text:p text:style-name="P30"/>
      <text:p text:style-name="P27"><text:span text:style-name="T52">fn</text:span> <text:span text:style-name="T66">main</text:span>() {</text:p>
      <text:p text:style-name="P26">    <text:span text:style-name="T23">let</text:span><text:span text:style-name="T24"> </text:span><text:span text:style-name="T23">mut</text:span><text:span text:style-name="T24"> </text:span><text:span text:style-name="T65">list</text:span><text:span text:style-name="T27">:</text:span><text:span text:style-name="T24"> </text:span><text:span text:style-name="T93">Vec</text:span><text:span text:style-name="T24">&lt;</text:span><text:span text:style-name="T93">Task</text:span><text:span text:style-name="T24">&gt; </text:span><text:span text:style-name="T27">=</text:span><text:span text:style-name="T24"> </text:span><text:span text:style-name="T93">Vec</text:span><text:span text:style-name="T27">::</text:span><text:span text:style-name="T22">new</text:span><text:span text:style-name="T24">();</text:span></text:p>
      <text:p text:style-name="P26">    <text:span text:style-name="T23">let</text:span><text:span text:style-name="T24"> </text:span><text:span text:style-name="T23">mut</text:span><text:span text:style-name="T24"> </text:span><text:span text:style-name="T65">id</text:span><text:span text:style-name="T24"> </text:span><text:span text:style-name="T27">=</text:span><text:span text:style-name="T24"> </text:span><text:span text:style-name="T33">1</text:span><text:span text:style-name="T24">;</text:span></text:p>
      <text:p text:style-name="P30"/>
      <text:p text:style-name="P26">    <text:span text:style-name="T23">println!</text:span><text:span text:style-name="T24">(</text:span><text:span text:style-name="T25">"BIENVENUE DANS TASK-CLI"</text:span><text:span text:style-name="T24">);</text:span></text:p>
      <text:p text:style-name="P30"/>
      <text:p text:style-name="P26">    <text:span text:style-name="T84">loop</text:span><text:span text:style-name="T24"> {</text:span></text:p>
      <text:p text:style-name="P26">        <text:span text:style-name="T23">println!</text:span><text:span text:style-name="T24">(</text:span><text:span text:style-name="T25">"</text:span><text:span text:style-name="T28">\n</text:span><text:span text:style-name="T25">Entrez une nouvelle tâche, son ID pour la modifier ou 'liste' pour voir la liste des tâches </text:span></text:p>
      <text:p text:style-name="P26"><text:span text:style-name="T55">        </text:span><text:span text:style-name="T25">(ou tapez '</text:span><text:span text:style-name="T155">quitter</text:span><text:span text:style-name="T25">' pour partir) :"</text:span><text:span text:style-name="T24">);</text:span></text:p>
      <text:p text:style-name="P30"/>
      <text:p text:style-name="P26">        </text:p>
      <text:p text:style-name="P26">        <text:span text:style-name="T23">let</text:span><text:span text:style-name="T24"> </text:span><text:span text:style-name="T23">mut</text:span><text:span text:style-name="T24"> </text:span><text:span text:style-name="T65">saisie</text:span><text:span text:style-name="T24"> </text:span><text:span text:style-name="T27">=</text:span><text:span text:style-name="T24"> </text:span><text:span text:style-name="T93">String</text:span><text:span text:style-name="T27">::</text:span><text:span text:style-name="T22">new</text:span><text:span text:style-name="T24">();</text:span></text:p>
      <text:p text:style-name="P26">        <text:span text:style-name="T93">io</text:span><text:span text:style-name="T27">::</text:span><text:span text:style-name="T22">stdin</text:span><text:span text:style-name="T24">()</text:span></text:p>
      <text:p text:style-name="P26">            <text:span text:style-name="T27">.</text:span><text:span text:style-name="T22">read_line</text:span><text:span text:style-name="T24">(</text:span><text:span text:style-name="T27">&amp;</text:span><text:span text:style-name="T23">mut</text:span><text:span text:style-name="T24"> </text:span><text:span text:style-name="T65">saisie</text:span><text:span text:style-name="T24">)</text:span></text:p>
      <text:p text:style-name="P26"><text:soft-page-break/>            <text:span text:style-name="T27">.</text:span><text:span text:style-name="T22">expect</text:span><text:span text:style-name="T24">(</text:span><text:span text:style-name="T25">"Erreur de lecture"</text:span><text:span text:style-name="T24">);</text:span></text:p>
      <text:p text:style-name="P30"/>
      <text:p text:style-name="P26">        <text:span text:style-name="T23">let</text:span><text:span text:style-name="T24"> </text:span><text:span text:style-name="T26">titre</text:span><text:span text:style-name="T24"> </text:span><text:span text:style-name="T27">=</text:span><text:span text:style-name="T24"> </text:span><text:span text:style-name="T65">saisie</text:span><text:span text:style-name="T27">.</text:span><text:span text:style-name="T22">trim</text:span><text:span text:style-name="T24">();</text:span></text:p>
      <text:p text:style-name="P30"/>
      <text:p text:style-name="P26">        </text:p>
      <text:p text:style-name="P26">        <text:span text:style-name="T84">if</text:span><text:span text:style-name="T24"> </text:span><text:span text:style-name="T26">titre</text:span><text:span text:style-name="T24"> </text:span><text:span text:style-name="T27">==</text:span><text:span text:style-name="T24"> </text:span><text:span text:style-name="T25">"</text:span><text:span text:style-name="T155">quitter</text:span><text:span text:style-name="T25">"</text:span><text:span text:style-name="T24"> {</text:span></text:p>
      <text:p text:style-name="P26">            <text:span text:style-name="T84">break</text:span><text:span text:style-name="T24">;</text:span></text:p>
      <text:p text:style-name="P26">        <text:span text:style-name="T24">}</text:span></text:p>
      <text:p text:style-name="P30"/>
      <text:p text:style-name="P26">        <text:span text:style-name="T84">else</text:span><text:span text:style-name="T24"> </text:span><text:span text:style-name="T84">if</text:span><text:span text:style-name="T24"> </text:span><text:span text:style-name="T26">titre</text:span><text:span text:style-name="T24"> </text:span><text:span text:style-name="T27">==</text:span><text:span text:style-name="T24"> </text:span><text:span text:style-name="T25">"liste"</text:span><text:span text:style-name="T24"> {</text:span></text:p>
      <text:p text:style-name="P26">            <text:span text:style-name="T23">println!</text:span><text:span text:style-name="T24">(</text:span><text:span text:style-name="T25">"</text:span><text:span text:style-name="T28">\n</text:span><text:span text:style-name="T25">Liste de Tâches : "</text:span><text:span text:style-name="T24">);</text:span></text:p>
      <text:p text:style-name="P26">            <text:span text:style-name="T84">for</text:span><text:span text:style-name="T24"> </text:span><text:span text:style-name="T26">task</text:span><text:span text:style-name="T24"> </text:span><text:span text:style-name="T84">in</text:span><text:span text:style-name="T24"> </text:span><text:span text:style-name="T27">&amp;</text:span><text:span text:style-name="T65">list</text:span><text:span text:style-name="T24"> {</text:span></text:p>
      <text:p text:style-name="P26">            <text:span text:style-name="T26">task</text:span><text:span text:style-name="T27">.</text:span><text:span text:style-name="T22">display</text:span><text:span text:style-name="T24">();</text:span></text:p>
      <text:p text:style-name="P26">            <text:span text:style-name="T24">}</text:span></text:p>
      <text:p text:style-name="P26">        <text:span text:style-name="T24">}</text:span></text:p>
      <text:p text:style-name="P30"/>
      <text:p text:style-name="P26">        <text:span text:style-name="T84">else</text:span><text:span text:style-name="T24"> </text:span><text:span text:style-name="T84">if</text:span><text:span text:style-name="T24"> </text:span><text:span text:style-name="T23">let</text:span><text:span text:style-name="T24"> </text:span><text:span text:style-name="T156">Ok</text:span><text:span text:style-name="T24">(</text:span><text:span text:style-name="T26">id_validation</text:span><text:span text:style-name="T24">) </text:span><text:span text:style-name="T27">=</text:span><text:span text:style-name="T24"> </text:span><text:span text:style-name="T26">titre</text:span><text:span text:style-name="T27">.</text:span><text:span text:style-name="T22">parse</text:span><text:span text:style-name="T27">::</text:span><text:span text:style-name="T24">&lt;</text:span><text:span text:style-name="T93">u32</text:span><text:span text:style-name="T24">&gt;() {</text:span></text:p>
      <text:p text:style-name="P26">            <text:span text:style-name="T84">for</text:span><text:span text:style-name="T24"> </text:span><text:span text:style-name="T65">task</text:span><text:span text:style-name="T24"> </text:span><text:span text:style-name="T84">in</text:span><text:span text:style-name="T24"> </text:span><text:span text:style-name="T27">&amp;</text:span><text:span text:style-name="T23">mut</text:span><text:span text:style-name="T24"> </text:span><text:span text:style-name="T65">list</text:span><text:span text:style-name="T24"> {</text:span></text:p>
      <text:p text:style-name="P26">            <text:span text:style-name="T84">if</text:span><text:span text:style-name="T24"> </text:span><text:span text:style-name="T65">task</text:span><text:span text:style-name="T27">.</text:span><text:span text:style-name="T26">id</text:span><text:span text:style-name="T24"> </text:span><text:span text:style-name="T27">==</text:span><text:span text:style-name="T24"> </text:span><text:span text:style-name="T26">id_validation</text:span><text:span text:style-name="T24"> {</text:span></text:p>
      <text:p text:style-name="P26">                <text:span text:style-name="T65">task</text:span><text:span text:style-name="T27">.</text:span><text:span text:style-name="T26">completed</text:span><text:span text:style-name="T24"> </text:span><text:span text:style-name="T27">=</text:span><text:span text:style-name="T24"> </text:span><text:span text:style-name="T23">true</text:span><text:span text:style-name="T24">;</text:span></text:p>
      <text:p text:style-name="P26">                <text:span text:style-name="T23">println!</text:span><text:span text:style-name="T24">(</text:span><text:span text:style-name="T25">"Tâche n°</text:span><text:span text:style-name="T23">{}</text:span><text:span text:style-name="T25"> terminée !"</text:span><text:span text:style-name="T24">, </text:span><text:span text:style-name="T26">id_validation</text:span><text:span text:style-name="T24">);</text:span></text:p>
      <text:p text:style-name="P26">            <text:span text:style-name="T24">}</text:span></text:p>
      <text:p text:style-name="P26">        <text:span text:style-name="T24">}</text:span></text:p>
      <text:p text:style-name="P26">        <text:span text:style-name="T24">}</text:span></text:p>
      <text:p text:style-name="P30"/>
      <text:p text:style-name="P26">        <text:span text:style-name="T84">else</text:span><text:span text:style-name="T24"> </text:span><text:span text:style-name="T84">if</text:span><text:span text:style-name="T24"> </text:span><text:span text:style-name="T27">!</text:span><text:span text:style-name="T26">titre</text:span><text:span text:style-name="T27">.</text:span><text:span text:style-name="T22">is_empty</text:span><text:span text:style-name="T24">() {</text:span></text:p>
      <text:p text:style-name="P26">            </text:p>
      <text:p text:style-name="P26">            <text:span text:style-name="T23">let</text:span><text:span text:style-name="T24"> </text:span><text:span text:style-name="T26">nouvelle_tache</text:span><text:span text:style-name="T24"> </text:span><text:span text:style-name="T27">=</text:span><text:span text:style-name="T24"> </text:span><text:span text:style-name="T93">Task</text:span><text:span text:style-name="T27">::</text:span><text:span text:style-name="T22">new</text:span><text:span text:style-name="T24">(</text:span><text:span text:style-name="T65">id</text:span><text:span text:style-name="T24">, </text:span><text:span text:style-name="T26">titre</text:span><text:span text:style-name="T27">.</text:span><text:span text:style-name="T22">to_string</text:span><text:span text:style-name="T24">());</text:span></text:p>
      <text:p text:style-name="P26">            <text:span text:style-name="T65">list</text:span><text:span text:style-name="T27">.</text:span><text:span text:style-name="T119">push</text:span><text:span text:style-name="T24">(</text:span><text:span text:style-name="T26">nouvelle_tache</text:span><text:span text:style-name="T24">);</text:span></text:p>
      <text:p text:style-name="P26">            </text:p>
      <text:p text:style-name="P26">            <text:span text:style-name="T23">println!</text:span><text:span text:style-name="T24">(</text:span><text:span text:style-name="T25">"Tâche ajoutée !"</text:span><text:span text:style-name="T24">);</text:span></text:p>
      <text:p text:style-name="P26">            <text:span text:style-name="T65">id</text:span><text:span text:style-name="T24"> </text:span><text:span text:style-name="T120">+=</text:span><text:span text:style-name="T24"> </text:span><text:span text:style-name="T33">1</text:span><text:span text:style-name="T24">; </text:span></text:p>
      <text:p text:style-name="P26">        <text:span text:style-name="T24">} </text:span><text:span text:style-name="T84">else</text:span><text:span text:style-name="T24"> {</text:span></text:p>
      <text:p text:style-name="P26">            <text:span text:style-name="T23">println!</text:span><text:span text:style-name="T24">(</text:span><text:span text:style-name="T25">"Le titre ne peut pas être vide."</text:span><text:span text:style-name="T24">);</text:span></text:p>
      <text:p text:style-name="P26">        <text:span text:style-name="T24">}</text:span></text:p>
      <text:p text:style-name="P26">    <text:span text:style-name="T24">}</text:span></text:p>
      <text:p text:style-name="P30"/>
      <text:p text:style-name="P26">    </text:p>
      <text:p text:style-name="P26">    </text:p>
      <text:p text:style-name="P27">}</text:p>
      <text:p text:style-name="P27"/>
      <text:p text:style-name="P150">Premièrement il faut rajouter des else après le premier if pour qu’ils ne s’activent pas systématiquement.<text:line-break/></text:p>
      <text:p text:style-name="P150">Ensuite, j’ai rajouté une boucle if, si on écrit liste, la liste s’affiche, au lieu de l’afficher seulement lorsqu’on quitte le programme.<text:line-break/></text:p>
      <text:p text:style-name="P150">Enfin, j’ai rajouté une autre boucle if qui fait en sorte que si on entre l’id de la tâche, on peut changer son état en ‘Complété’.<text:line-break/></text:p>
      <text:p text:style-name="P150"><text:soft-page-break/>‘parse ::&lt;u32&gt;’ vérifie si on a entré un numéro. Si oui, il renvoie Ok (d’où let Ok) avec l’id rentré, et change l’état de la tâche qui correspond à l’id.</text:p>
      <text:p text:style-name="P76"/>
      <text:h text:style-name="P151" text:outline-level="3"/>
      <text:p text:style-name="P152"><text:span text:style-name="Source_20_Text"><text:span text:style-name="T141">1</text:span></text:span><text:span text:style-name="Source_20_Text"><text:span text:style-name="T157">1</text:span></text:span><text:span text:style-name="Source_20_Text"><text:span text:style-name="T142"> — </text:span></text:span><text:span text:style-name="Source_20_Text"><text:span text:style-name="T157">Comprendre les erreurs du compilateur</text:span></text:span></text:p>
      <text:p text:style-name="P153">11.1. Les messages typiques : Décrypter le langage</text:p>
      <text:p text:style-name="P154">Le compilateur Rust utilise un format très visuel. <text:span text:style-name="T158">Voici les erreurs typiques que vous rencontrerez lorsque vous coderez en Rust :</text:span></text:p>
      <text:list text:style-name="L23">
        <text:list-item>
          <text:p text:style-name="P155"><text:span text:style-name="T127">Le code erreur </text:span><text:span text:style-name="Source_20_Text"><text:span text:style-name="T127">E0382 : use of moved value <text:s/></text:span></text:span><text:span text:style-name="T127">: </text:span><text:span text:style-name="T159">Lorsqu’on essaie d’utiliser une variable dont la propriété a été transférée ailleurs</text:span></text:p>
        </text:list-item>
        <text:list-item>
          <text:p text:style-name="P156"><text:span text:style-name="T160">E0502 </text:span><text:span text:style-name="T161">: borrow conflict : </text:span><text:span text:style-name="T162">Lorsqu’on mélange lecture seule (&amp;) et modification (&amp;mut)</text:span></text:p>
        </text:list-item>
        <text:list-item>
          <text:p text:style-name="P157">E0594 : cannot assign : <text:span text:style-name="T163">Lorsqu’on essaie de modifier une variable qui a été déclarée avec let et non let mut</text:span></text:p>
        </text:list-item>
        <text:list-item>
          <text:p text:style-name="P157">E0308 : mismatched types : <text:span text:style-name="T163">Lorsqu’on oublie de convertir le type d’une variable</text:span></text:p>
        </text:list-item>
        <text:list-item>
          <text:p text:style-name="P155"><text:span text:style-name="T164">E0425 : cannot find value in this scope</text:span><text:span text:style-name="T162"> : Lorsqu’on veut utiliser une variable qui n’existe pas, par exemple en faisant une faute de frappe</text:span></text:p>
        </text:list-item>
      </text:list>
      <text:p text:style-name="P158"><text:span text:style-name="T127">On peut taper </text:span><text:span text:style-name="Source_20_Text"><text:span text:style-name="T127">rustc --explain E</text:span></text:span><text:span text:style-name="Source_20_Text"><text:span text:style-name="T159">0000</text:span></text:span><text:span text:style-name="T127"> </text:span><text:span text:style-name="T159">(remplacer les 0 par le vrai code d’erreur) </text:span><text:span text:style-name="T127">dans le terminal pour avoir une documentation complète.</text:span></text:p>
      <text:p text:style-name="P76"/>
      <text:h text:style-name="P77" text:outline-level="3"/>
      <text:p text:style-name="P159">11.<text:span text:style-name="T165">2</text:span>. <text:span text:style-name="T165">Pourquoi Rust refuse le code</text:span></text:p>
      <text:p text:style-name="P154">En règle générale, Rust refuse le code pour une seule raison : il a détecté une faille de sécurité mémoire qui, dans d'autres langages (comme le C ou le C++), ferait crasher le programme ou permettrait à un hacker de prendre le contrôle.<text:line-break/>Rust n'est pas "méchant" ou "compliqué", il est obsédé par la sécurité. </text:p>
      <text:p text:style-name="P76"/>
      <text:h text:style-name="P77" text:outline-level="3"/>
      <text:p text:style-name="P159">11.<text:span text:style-name="T165">3</text:span>. <text:span text:style-name="T165">Correction guidée</text:span></text:p>
      <text:h text:style-name="P160" text:outline-level="3">Étape 1 : Localiser et Identifier</text:h>
      <text:p text:style-name="P161"><text:span text:style-name="T165">C</text:span>hercher :</text:p>
      <text:list text:style-name="L24">
        <text:list-item>
          <text:p text:style-name="P162"><text:span text:style-name="T127">La ligne fautive (ex: </text:span><text:span text:style-name="Source_20_Text"><text:span text:style-name="T127">src/main.rs:42</text:span></text:span><text:span text:style-name="T127">).</text:span></text:p>
        </text:list-item>
        <text:list-item>
          <text:p text:style-name="P162"><text:span text:style-name="T127">Le code erreur (ex: </text:span><text:span text:style-name="Source_20_Text"><text:span text:style-name="T127">E0382</text:span></text:span><text:span text:style-name="T127">).</text:span></text:p>
        </text:list-item>
      </text:list>
      <text:p text:style-name="P163"><text:soft-page-break/><text:span text:style-name="T127">L'astuce : Si l'erreur est obscure, taper </text:span><text:span text:style-name="Source_20_Text"><text:span text:style-name="T127">rustc --explain E0382</text:span></text:span><text:span text:style-name="T127">. C'est le meilleur moyen </text:span><text:span text:style-name="T166">d’apprendre par soi même.</text:span></text:p>
      <text:p text:style-name="P164">Étape 2 : Analyser le conflit (Lecture vs Écriture) </text:p>
      <text:p text:style-name="P165">Se poser ce type de question : </text:p>
      <text:list text:style-name="L25">
        <text:list-item>
          <text:p text:style-name="P166">"Est-ce que j'essaie d'utiliser une variable que j'ai déjà 'donnée' (Move) ?"</text:p>
        </text:list-item>
        <text:list-item>
          <text:p text:style-name="P167"><text:span text:style-name="T36">"Est-ce que j'essaie de modifier (</text:span><text:span text:style-name="Source_20_Text"><text:span text:style-name="T36">&amp;mut</text:span></text:span><text:span text:style-name="T36">) une liste alors que je suis déjà en train de la lire (</text:span><text:span text:style-name="Source_20_Text"><text:span text:style-name="T36">&amp;</text:span></text:span><text:span text:style-name="T36">) ?"</text:span></text:p>
        </text:list-item>
      </text:list>
      <text:h text:style-name="P168" text:outline-level="3">Étape 3 : Appliquer la suggestion du <text:span text:style-name="Source_20_Text">help:</text:span></text:h>
      <text:p text:style-name="P169">C'est l'étape la plus concrète. Rust propose presque toujours une solution.</text:p>
      <text:p text:style-name="P76"/>
      <text:h text:style-name="P77" text:outline-level="3"/>
      <text:p text:style-name="P170">1<text:span text:style-name="T167">2</text:span> — <text:span text:style-name="T167">Collections et ownership</text:span></text:p>
      <text:h text:style-name="P171" text:outline-level="2"><text:span text:style-name="T168">12.1 — Le </text:span><text:span text:style-name="Source_20_Text"><text:span text:style-name="T168">Vec&lt;Task&gt;</text:span></text:span><text:span text:style-name="T168"> : La force de la collection</text:span></text:h>
      <text:p text:style-name="P172"><text:span text:style-name="T169">On l’a déjà vu plus tôt dans le TP, mais l</text:span>e <text:span text:style-name="Source_20_Text">Vec</text:span> (Vecteur) est une liste dynamique. Contrairement à un tableau classique, il peut grossir ou rétrécir.</text:p>
      <text:list text:style-name="L26">
        <text:list-item>
          <text:p text:style-name="P173"><text:span text:style-name="T2">Ownership</text:span> : Le <text:span text:style-name="Source_20_Text">Vec</text:span> est le <text:span text:style-name="T2">propriétaire</text:span> des tâches qu'il contient.</text:p>
        </text:list-item>
        <text:list-item>
          <text:p text:style-name="P173"><text:span text:style-name="T2">Mémoire</text:span> : Quand tu fais <text:span text:style-name="Source_20_Text">list.push(nouvelle_tache)</text:span>, la variable <text:span text:style-name="Source_20_Text">nouvelle_tache</text:span> est <text:span text:style-name="T2">déplacée</text:span> (Move) dans le vecteur. Elle n'appartient plus au bloc de code local, elle appartient à la liste.</text:p>
        </text:list-item>
      </text:list>
      <text:p text:style-name="P76"/>
      <text:h text:style-name="P77" text:outline-level="3"/>
      <text:h text:style-name="P174" text:outline-level="2">12.2 — Itération : Comment lire la liste ?</text:h>
      <text:p text:style-name="P172">Il y a trois façons de parcourir ton <text:span text:style-name="Source_20_Text">Vec&lt;Task&gt;</text:span>, et chacune a une conséquence sur l'Ownership :</text:p>
      <text:list text:style-name="L27">
        <text:list-item>
          <text:p text:style-name="P175"><text:span text:style-name="Source_20_Text"><text:span text:style-name="T2">for task in list</text:span></text:span> : (<text:span text:style-name="T167">Déconseillé</text:span>) Tu <text:span text:style-name="T2">détruis</text:span> la liste en la parcourant. Chaque tâche est extraite et donnée à la boucle. Après ça, <text:span text:style-name="Source_20_Text">list</text:span> est vide et inutilisable.</text:p>
        </text:list-item>
        <text:list-item>
          <text:p text:style-name="P175"><text:span text:style-name="Source_20_Text"><text:span text:style-name="T2">for task in &amp;list</text:span></text:span> : (Le plus courant) Tu <text:span text:style-name="T2">empruntes</text:span> la liste. Tu peux lire chaque tâche, mais pas les modifier.</text:p>
        </text:list-item>
        <text:list-item>
          <text:p text:style-name="P175"><text:span text:style-name="Source_20_Text"><text:span text:style-name="T2">for task in &amp;mut list</text:span></text:span> : Tu empruntes la liste pour la <text:span text:style-name="T2">modifier</text:span>. C'est ce qu'on utilise pour marquer une tâche comme "Terminée".</text:p>
        </text:list-item>
      </text:list>
      <text:p text:style-name="P76"/>
      <text:h text:style-name="P77" text:outline-level="3"><text:soft-page-break/></text:h>
      <text:h text:style-name="P174" text:outline-level="2">12.3 — <text:span text:style-name="T170">Borrowing dans une boucle</text:span></text:h>
      <text:p text:style-name="P176"><text:span text:style-name="T171">Si, dans notre code on modifie le if de modification d’une tâche pour la transformer, par exemple, en suppression de tâche, cela pourrait donner ça : <text:line-break/><text:line-break/></text:span><text:span text:style-name="T59"> </text:span><text:span text:style-name="T172">else</text:span><text:span text:style-name="T20"> </text:span><text:span text:style-name="T172">if</text:span><text:span text:style-name="T20"> </text:span><text:span text:style-name="T19">let</text:span><text:span text:style-name="T20"> </text:span><text:span text:style-name="T173">Ok</text:span><text:span text:style-name="T20">(</text:span><text:span text:style-name="T42">id_validation</text:span><text:span text:style-name="T20">) </text:span><text:span text:style-name="T43">=</text:span><text:span text:style-name="T20"> </text:span><text:span text:style-name="T42">titre</text:span><text:span text:style-name="T43">.</text:span><text:span text:style-name="T21">parse</text:span><text:span text:style-name="T43">::</text:span><text:span text:style-name="T20">&lt;</text:span><text:span text:style-name="T44">u32</text:span><text:span text:style-name="T20">&gt;() {</text:span></text:p>
      <text:p text:style-name="P26">    <text:span text:style-name="T84">for</text:span><text:span text:style-name="T24"> </text:span><text:span text:style-name="T65">task</text:span><text:span text:style-name="T24"> </text:span><text:span text:style-name="T84">in</text:span><text:span text:style-name="T24"> </text:span><text:span text:style-name="T27">&amp;</text:span><text:span text:style-name="T23">mut</text:span><text:span text:style-name="T24"> </text:span><text:span text:style-name="T65">list</text:span><text:span text:style-name="T24"> { </text:span></text:p>
      <text:p text:style-name="P26">        <text:span text:style-name="T84">if</text:span><text:span text:style-name="T24"> </text:span><text:span text:style-name="T65">task</text:span><text:span text:style-name="T27">.</text:span><text:span text:style-name="T26">id</text:span><text:span text:style-name="T24"> </text:span><text:span text:style-name="T27">==</text:span><text:span text:style-name="T24"> </text:span><text:span text:style-name="T26">id_validation</text:span><text:span text:style-name="T24"> {</text:span></text:p>
      <text:p text:style-name="P26">            <text:span text:style-name="T65">list</text:span><text:span text:style-name="T27">.</text:span><text:span text:style-name="T119">remove</text:span><text:span text:style-name="T24">(</text:span><text:span text:style-name="T33">0</text:span><text:span text:style-name="T24">); </text:span></text:p>
      <text:p text:style-name="P26">            </text:p>
      <text:p text:style-name="P26">            <text:span text:style-name="T23">println!</text:span><text:span text:style-name="T24">(</text:span><text:span text:style-name="T25">"Tâche supprimée !"</text:span><text:span text:style-name="T24">);</text:span></text:p>
      <text:p text:style-name="P26">        <text:span text:style-name="T24">}</text:span></text:p>
      <text:p text:style-name="P26">    <text:span text:style-name="T24">} </text:span></text:p>
      <text:p text:style-name="P27">}</text:p>
      <text:p text:style-name="P177"/>
      <text:p text:style-name="P178">Or, ici, le compilateur nous afficher une erreur. En effet, on ne peut pas emprunter une liste mutable plus d’une fois en même temps. Une bonne manière d’ajouter une suppression de tâche serait d’<text:span text:style-name="T174">ajouter ce code dans la fonction main : </text:span></text:p>
      <text:p text:style-name="P178"/>
      <text:p text:style-name="P179"><text:span text:style-name="T86">else</text:span> <text:span text:style-name="T86">if</text:span> <text:span text:style-name="T53">saisie</text:span><text:span text:style-name="T54">.</text:span><text:span text:style-name="T66">starts_with</text:span>(<text:span text:style-name="T55">"suppr "</text:span>) {</text:p>
      <text:p text:style-name="P26">            <text:span text:style-name="T23">let</text:span><text:span text:style-name="T24"> </text:span><text:span text:style-name="T26">reste</text:span><text:span text:style-name="T24"> </text:span><text:span text:style-name="T27">=</text:span><text:span text:style-name="T24"> </text:span><text:span text:style-name="T65">saisie</text:span><text:span text:style-name="T27">.</text:span><text:span text:style-name="T22">replace</text:span><text:span text:style-name="T24">(</text:span><text:span text:style-name="T25">"suppr "</text:span><text:span text:style-name="T24">, </text:span><text:span text:style-name="T25">""</text:span><text:span text:style-name="T24">);</text:span></text:p>
      <text:p text:style-name="P26">            </text:p>
      <text:p text:style-name="P26">            </text:p>
      <text:p text:style-name="P26">            <text:span text:style-name="T84">match</text:span><text:span text:style-name="T24"> </text:span><text:span text:style-name="T26">reste</text:span><text:span text:style-name="T27">.</text:span><text:span text:style-name="T22">trim</text:span><text:span text:style-name="T24">()</text:span><text:span text:style-name="T27">.</text:span><text:span text:style-name="T22">parse</text:span><text:span text:style-name="T27">::</text:span><text:span text:style-name="T24">&lt;</text:span><text:span text:style-name="T93">u32</text:span><text:span text:style-name="T24">&gt;() {</text:span></text:p>
      <text:p text:style-name="P26">                <text:span text:style-name="T156">Ok</text:span><text:span text:style-name="T24">(</text:span><text:span text:style-name="T26">id_a_supprimer</text:span><text:span text:style-name="T24">) </text:span><text:span text:style-name="T27">=&gt;</text:span><text:span text:style-name="T24"> {</text:span></text:p>
      <text:p text:style-name="P26">                    <text:span text:style-name="T65">list</text:span><text:span text:style-name="T27">.</text:span><text:span text:style-name="T119">retain</text:span><text:span text:style-name="T24">(</text:span><text:span text:style-name="T27">|</text:span><text:span text:style-name="T26">t</text:span><text:span text:style-name="T27">|</text:span><text:span text:style-name="T24"> </text:span><text:span text:style-name="T26">t</text:span><text:span text:style-name="T27">.</text:span><text:span text:style-name="T26">id</text:span><text:span text:style-name="T24"> </text:span><text:span text:style-name="T27">!=</text:span><text:span text:style-name="T24"> </text:span><text:span text:style-name="T26">id_a_supprimer</text:span><text:span text:style-name="T24">);</text:span></text:p>
      <text:p text:style-name="P26">                    <text:span text:style-name="T23">println!</text:span><text:span text:style-name="T24">(</text:span><text:span text:style-name="T25">"Tâche n°</text:span><text:span text:style-name="T23">{}</text:span><text:span text:style-name="T25"> supprimée !"</text:span><text:span text:style-name="T24">, </text:span><text:span text:style-name="T26">id_a_supprimer</text:span><text:span text:style-name="T24">);</text:span></text:p>
      <text:p text:style-name="P26">                <text:span text:style-name="T24">}</text:span></text:p>
      <text:p text:style-name="P26">                <text:span text:style-name="T156">Err</text:span><text:span text:style-name="T24">(</text:span><text:span text:style-name="T26">_</text:span><text:span text:style-name="T24">) </text:span><text:span text:style-name="T27">=&gt;</text:span><text:span text:style-name="T24"> {</text:span></text:p>
      <text:p text:style-name="P26">                    <text:span text:style-name="T23">println!</text:span><text:span text:style-name="T24">(</text:span><text:span text:style-name="T25">"Erreur : Veuillez entrer un ID valide après 'suppr'"</text:span><text:span text:style-name="T24">);</text:span></text:p>
      <text:p text:style-name="P26">                <text:span text:style-name="T24">}</text:span></text:p>
      <text:p text:style-name="P26">            <text:span text:style-name="T24">}</text:span></text:p>
      <text:p text:style-name="P26">        <text:span text:style-name="T24">}</text:span></text:p>
      <text:p text:style-name="P179"/>
      <text:p text:style-name="P180">Ici, si la saisie commence par suppr (il faut rentrer suppr 1 pour supprimer la tâche 1), on remplace suppr par rien. Ensuite grâce à l’outil parse, on capture le chiffre saisi, grâce à l’outil match, si le parse renvoie Ok, la tâche est supprimée, sinon un message d’erreur s’affiche. Il n’y pas d’erreur de Borrowing.</text:p>
      <text:p text:style-name="P181"><text:s/></text:p>
      <text:p text:style-name="P76"/>
      <text:h text:style-name="P77" text:outline-level="3"/>
      <text:p text:style-name="P169"/>
      <text:p text:style-name="P182"><text:soft-page-break/>13 — Lifetimes (intuition) </text:p>
      <text:p text:style-name="P183">13.1 — Pourquoi ils existent ?</text:p>
      <text:p text:style-name="P184">Le but unique des Lifetimes est d'empêcher les références pendantes (<text:span text:style-name="T11">dangling references</text:span>).</text:p>
      <text:p text:style-name="P184">Une référence pendante arrive quand :</text:p>
      <text:list text:style-name="L28">
        <text:list-item>
          <text:p text:style-name="P185">Tu crées une donnée.</text:p>
        </text:list-item>
        <text:list-item>
          <text:p text:style-name="P186"><text:span text:style-name="T127">Tu crées une référence (</text:span><text:span text:style-name="Source_20_Text"><text:span text:style-name="T127">&amp;</text:span></text:span><text:span text:style-name="T127">) vers cette donnée.</text:span></text:p>
        </text:list-item>
        <text:list-item>
          <text:p text:style-name="P185">La donnée est détruite (elle sort de son scope).</text:p>
        </text:list-item>
        <text:list-item>
          <text:p text:style-name="P185">Tu essaies d'utiliser la référence qui pointe maintenant vers du vide.</text:p>
        </text:list-item>
      </text:list>
      <text:p text:style-name="P184">En C++, cela causerait un crash ou une faille de sécurité. En Rust, le compilateur refuse de compiler car il calcule que la référence vit "plus longtemps" que la donnée qu'elle pointe.</text:p>
      <text:p text:style-name="P76"/>
      <text:h text:style-name="P77" text:outline-level="3"/>
      <text:h text:style-name="P187" text:outline-level="3">13.2 — Exemple simple : Le drame de l'accolade</text:h>
      <text:p text:style-name="P172">On essaie de faire sortir une référence d'une zone où la donnée meurt.</text:p>
      <text:p text:style-name="P188"><text:span text:style-name="T52">fn</text:span> <text:span text:style-name="T66">main</text:span>() {</text:p>
      <text:p text:style-name="P26">    <text:span text:style-name="T23">let</text:span><text:span text:style-name="T24"> </text:span><text:span text:style-name="T26">r</text:span><text:span text:style-name="T24">;                </text:span><text:span text:style-name="T175">// r est déclarée</text:span></text:p>
      <text:p text:style-name="P30"/>
      <text:p text:style-name="P26">    <text:span text:style-name="T24">{                     </text:span><text:span text:style-name="T175">// <text:s/>Début du scope </text:span></text:p>
      <text:p text:style-name="P26">        <text:span text:style-name="T23">let</text:span><text:span text:style-name="T24"> </text:span><text:span text:style-name="T26">x</text:span><text:span text:style-name="T24"> </text:span><text:span text:style-name="T27">=</text:span><text:span text:style-name="T24"> </text:span><text:span text:style-name="T33">5</text:span><text:span text:style-name="T24">;        </text:span><text:span text:style-name="T175">// x est créée ici</text:span></text:p>
      <text:p text:style-name="P26">        <text:span text:style-name="T26">r</text:span><text:span text:style-name="T24"> </text:span><text:span text:style-name="T27">=</text:span><text:span text:style-name="T24"> </text:span><text:span text:style-name="T27">&amp;</text:span><text:span text:style-name="T26">x</text:span><text:span text:style-name="T24">;           </text:span><text:span text:style-name="T175">// r pointe vers x</text:span></text:p>
      <text:p text:style-name="P26">    <text:span text:style-name="T24">}                     </text:span><text:span text:style-name="T175">// <text:s/>x est détruite ici (Fin du scope)</text:span></text:p>
      <text:p text:style-name="P26">                         </text:p>
      <text:p text:style-name="P30"/>
      <text:p text:style-name="P26">    <text:span text:style-name="T23">println!</text:span><text:span text:style-name="T24">(</text:span><text:span text:style-name="T25">"r: </text:span><text:span text:style-name="T23">{}</text:span><text:span text:style-name="T25">"</text:span><text:span text:style-name="T24">, </text:span><text:span text:style-name="T26">r</text:span><text:span text:style-name="T24">); </text:span></text:p>
      <text:p text:style-name="P27">}</text:p>
      <text:p text:style-name="P189">Ici le code nous affiche une erreur, car r pointe vers une valeur qui a été détruite, c’est ça la notion de lifetime, r reste plus longtemps « en vie » que x, car x n’existe que dans le scope contrairement à r.</text:p>
      <text:p text:style-name="P189">Note : ici on déclare la variable r sans rien mettre dedans, on l’initialise tardivement dans le scope. Pas besoin de let mut étant donné qu’on ne modifie pas la variable.</text:p>
      <text:p text:style-name="P76"/>
      <text:h text:style-name="P77" text:outline-level="3"/>
      <text:p text:style-name="P189"/>
      <text:p text:style-name="P190">1<text:span text:style-name="T176">4</text:span> — <text:span text:style-name="T176">Lifetimes annotés</text:span></text:p>
      <text:p text:style-name="P191">14.1 — <text:span text:style-name="T176">Le ‘a</text:span></text:p>
      <text:p text:style-name="P192"><text:soft-page-break/>Jusqu'à présent, Rust gérait les durées de vie tout seul (c'est l'élision). Mais quand on commence à créer des fonctions qui manipulent plusieurs références, Rust peut devenir <text:span text:style-name="T176">confus.</text:span></text:p>
      <text:p text:style-name="P192">Annoter avec <text:span text:style-name="Source_20_Text">'a</text:span> ne change pas la durée de vie de tes variables. C'est simplement une <text:span text:style-name="T2">étiquette</text:span> que tu colles sur tes références pour expliquer leur relation au compilateur. </text:p>
      <text:p text:style-name="P76"/>
      <text:h text:style-name="P77" text:outline-level="3"/>
      <text:p text:style-name="P191">14.2 — Fonction retournant une référence </text:p>
      <text:p text:style-name="P193">Exemple : </text:p>
      <text:p text:style-name="P26">    <text:s/><text:span text:style-name="T175">// Rust refuse : il ne sait pas si le résultat est lié à 't1' ou 't2'</text:span></text:p>
      <text:p text:style-name="P27"><text:span text:style-name="T52">fn</text:span> <text:span text:style-name="T66">plus_longue</text:span>(<text:span text:style-name="T67">t1</text:span><text:span text:style-name="T54">:</text:span> <text:span text:style-name="T54">&amp;</text:span><text:span text:style-name="T68">Task</text:span>, <text:span text:style-name="T67">t2</text:span><text:span text:style-name="T54">:</text:span> <text:span text:style-name="T54">&amp;</text:span><text:span text:style-name="T68">Task</text:span>) <text:span text:style-name="T54">-&gt;</text:span> <text:span text:style-name="T54">&amp;</text:span><text:span text:style-name="T68">Task</text:span> { </text:p>
      <text:p text:style-name="P26">    <text:span text:style-name="T84">if</text:span><text:span text:style-name="T24"> </text:span><text:span text:style-name="T26">t1</text:span><text:span text:style-name="T27">.</text:span><text:span text:style-name="T24">title</text:span><text:span text:style-name="T27">.</text:span><text:span text:style-name="T22">len</text:span><text:span text:style-name="T24">() </text:span><text:span text:style-name="T27">&gt;</text:span><text:span text:style-name="T24"> </text:span><text:span text:style-name="T26">t2</text:span><text:span text:style-name="T27">.</text:span><text:span text:style-name="T24">title</text:span><text:span text:style-name="T27">.</text:span><text:span text:style-name="T22">len</text:span><text:span text:style-name="T24">() {</text:span></text:p>
      <text:p text:style-name="P26">        <text:span text:style-name="T26">t1</text:span></text:p>
      <text:p text:style-name="P26">    <text:span text:style-name="T24">} </text:span><text:span text:style-name="T84">else</text:span><text:span text:style-name="T24"> {</text:span></text:p>
      <text:p text:style-name="P26">        <text:span text:style-name="T26">t2</text:span></text:p>
      <text:p text:style-name="P26">    <text:span text:style-name="T24">}</text:span></text:p>
      <text:p text:style-name="P27">}</text:p>
      <text:p text:style-name="P30"/>
      <text:p text:style-name="P194">// Rust accepte : les variables sont liées avec l'étiquette 'a</text:p>
      <text:p text:style-name="P27"><text:span text:style-name="T52">fn</text:span> <text:span text:style-name="T66">plus_longue</text:span>&lt;<text:span text:style-name="T52">'a</text:span>&gt;(<text:span text:style-name="T67">t1</text:span><text:span text:style-name="T54">:</text:span> <text:span text:style-name="T54">&amp;</text:span><text:span text:style-name="T52">'a</text:span> <text:span text:style-name="T68">Task</text:span>, <text:span text:style-name="T67">t2</text:span><text:span text:style-name="T54">:</text:span> <text:span text:style-name="T54">&amp;</text:span><text:span text:style-name="T52">'a</text:span> <text:span text:style-name="T68">Task</text:span>) <text:span text:style-name="T54">-&gt;</text:span> <text:span text:style-name="T54">&amp;</text:span><text:span text:style-name="T52">'a</text:span> <text:span text:style-name="T68">Task</text:span> { </text:p>
      <text:p text:style-name="P26">    <text:span text:style-name="T84">if</text:span><text:span text:style-name="T24"> </text:span><text:span text:style-name="T26">t1</text:span><text:span text:style-name="T27">.</text:span><text:span text:style-name="T24">title</text:span><text:span text:style-name="T27">.</text:span><text:span text:style-name="T22">len</text:span><text:span text:style-name="T24">() </text:span><text:span text:style-name="T27">&gt;</text:span><text:span text:style-name="T24"> </text:span><text:span text:style-name="T26">t2</text:span><text:span text:style-name="T27">.</text:span><text:span text:style-name="T24">title</text:span><text:span text:style-name="T27">.</text:span><text:span text:style-name="T22">len</text:span><text:span text:style-name="T24">() {</text:span></text:p>
      <text:p text:style-name="P26">        <text:span text:style-name="T26">t1</text:span></text:p>
      <text:p text:style-name="P26">    <text:span text:style-name="T24">} </text:span><text:span text:style-name="T84">else</text:span><text:span text:style-name="T24"> {</text:span></text:p>
      <text:p text:style-name="P26">        <text:span text:style-name="T26">t2</text:span></text:p>
      <text:p text:style-name="P26">    <text:span text:style-name="T24">}</text:span></text:p>
      <text:p text:style-name="P27">}</text:p>
      <text:p text:style-name="P193"/>
      <text:p text:style-name="P193"><text:span text:style-name="T2">Ce que l'étiquette </text:span><text:span text:style-name="Source_20_Text"><text:span text:style-name="T2">'a</text:span></text:span><text:span text:style-name="T2"> dit ici :</text:span></text:p>
      <text:list text:style-name="L29">
        <text:list-item>
          <text:p text:style-name="P195">On définit une durée de vie commune nommée <text:span text:style-name="Source_20_Text"><text:span text:style-name="T2">a</text:span></text:span>.</text:p>
        </text:list-item>
        <text:list-item>
          <text:p text:style-name="P195">On dit que <text:span text:style-name="Source_20_Text">t1</text:span> et <text:span text:style-name="Source_20_Text">t2</text:span> sont valides pendant au moins cette durée <text:span text:style-name="Source_20_Text"><text:span text:style-name="T2">a</text:span></text:span>.</text:p>
        </text:list-item>
        <text:list-item>
          <text:p text:style-name="P195">On garantit que la tâche renvoyée sera elle aussi valide tant que <text:span text:style-name="Source_20_Text"><text:span text:style-name="T2">a</text:span></text:span> ne s'est pas terminé.</text:p>
        </text:list-item>
      </text:list>
      <text:p text:style-name="P76"/>
      <text:h text:style-name="P77" text:outline-level="3"/>
      <text:p text:style-name="P193"/>
      <text:p text:style-name="P196"><text:span text:style-name="T177">14.</text:span><text:span text:style-name="T178">3</text:span><text:span text:style-name="T177"> — </text:span><text:span text:style-name="T179">Cas appliqué au projet </text:span><text:span text:style-name="T180"> </text:span></text:p>
      <text:p text:style-name="P197">Exercice : Ajouter une fonction de recherche/focus sur une tâche, en utilisant le a.<text:line-break/>Réponse :</text:p>
      <text:p text:style-name="P198"><text:span text:style-name="T52">use</text:span> <text:span text:style-name="T68">std</text:span><text:span text:style-name="T54">::</text:span><text:span text:style-name="T68">io</text:span>; </text:p>
      <text:p text:style-name="P27"><text:span text:style-name="T52">struct</text:span> <text:span text:style-name="T68">Task</text:span> {</text:p>
      <text:p text:style-name="P26"><text:soft-page-break/>    <text:span text:style-name="T26">id</text:span><text:span text:style-name="T27">:</text:span><text:span text:style-name="T24"> </text:span><text:span text:style-name="T93">u32</text:span><text:span text:style-name="T24">,</text:span></text:p>
      <text:p text:style-name="P26">    <text:span text:style-name="T26">title</text:span><text:span text:style-name="T27">:</text:span><text:span text:style-name="T24"> </text:span><text:span text:style-name="T93">String</text:span><text:span text:style-name="T24">,</text:span></text:p>
      <text:p text:style-name="P26">    <text:span text:style-name="T26">completed</text:span><text:span text:style-name="T27">:</text:span><text:span text:style-name="T24"> </text:span><text:span text:style-name="T93">bool</text:span><text:span text:style-name="T24">,</text:span></text:p>
      <text:p text:style-name="P27">}</text:p>
      <text:p text:style-name="P30"/>
      <text:p text:style-name="P27"><text:span text:style-name="T52">impl</text:span> <text:span text:style-name="T68">Task</text:span> {</text:p>
      <text:p text:style-name="P26">    <text:span text:style-name="T23">fn</text:span><text:span text:style-name="T24"> </text:span><text:span text:style-name="T22">new</text:span><text:span text:style-name="T24">(</text:span><text:span text:style-name="T26">id</text:span><text:span text:style-name="T27">:</text:span><text:span text:style-name="T24"> </text:span><text:span text:style-name="T93">u32</text:span><text:span text:style-name="T24">, </text:span><text:span text:style-name="T26">title</text:span><text:span text:style-name="T27">:</text:span><text:span text:style-name="T24"> </text:span><text:span text:style-name="T93">String</text:span><text:span text:style-name="T24">) </text:span><text:span text:style-name="T27">-&gt;</text:span><text:span text:style-name="T24"> </text:span><text:span text:style-name="T93">Task</text:span><text:span text:style-name="T24"> {</text:span></text:p>
      <text:p text:style-name="P26">        <text:span text:style-name="T93">Task</text:span><text:span text:style-name="T24"> {</text:span></text:p>
      <text:p text:style-name="P26">            <text:span text:style-name="T26">id</text:span><text:span text:style-name="T24">,</text:span></text:p>
      <text:p text:style-name="P26">            <text:span text:style-name="T26">title</text:span><text:span text:style-name="T24">,</text:span></text:p>
      <text:p text:style-name="P26">            <text:span text:style-name="T26">completed</text:span><text:span text:style-name="T27">:</text:span><text:span text:style-name="T24"> </text:span><text:span text:style-name="T23">false</text:span><text:span text:style-name="T24">,</text:span></text:p>
      <text:p text:style-name="P26">        <text:span text:style-name="T24">}</text:span></text:p>
      <text:p text:style-name="P26">    <text:span text:style-name="T24">}</text:span></text:p>
      <text:p text:style-name="P26">    </text:p>
      <text:p text:style-name="P30"/>
      <text:p text:style-name="P26">    </text:p>
      <text:p text:style-name="P26">    <text:span text:style-name="T23">fn</text:span><text:span text:style-name="T24"> </text:span><text:span text:style-name="T22">display</text:span><text:span text:style-name="T24">(</text:span><text:span text:style-name="T27">&amp;</text:span><text:span text:style-name="T23">self</text:span><text:span text:style-name="T24">) {</text:span></text:p>
      <text:p text:style-name="P26">        <text:span text:style-name="T23">let</text:span><text:span text:style-name="T24"> </text:span><text:span text:style-name="T26">check</text:span><text:span text:style-name="T24"> </text:span><text:span text:style-name="T27">=</text:span><text:span text:style-name="T24"> </text:span><text:span text:style-name="T84">if</text:span><text:span text:style-name="T24"> </text:span><text:span text:style-name="T23">self</text:span><text:span text:style-name="T27">.</text:span><text:span text:style-name="T26">completed</text:span><text:span text:style-name="T24"> { </text:span><text:span text:style-name="T25">"Complété"</text:span><text:span text:style-name="T24"> } </text:span><text:span text:style-name="T84">else</text:span><text:span text:style-name="T24"> { </text:span><text:span text:style-name="T25">"En Cours"</text:span><text:span text:style-name="T24"> };</text:span></text:p>
      <text:p text:style-name="P26">        <text:span text:style-name="T23">println!</text:span><text:span text:style-name="T24">(</text:span><text:span text:style-name="T25">"</text:span><text:span text:style-name="T23">{}</text:span><text:span text:style-name="T25"> - </text:span><text:span text:style-name="T23">{}</text:span><text:span text:style-name="T25"> - </text:span><text:span text:style-name="T23">{}</text:span><text:span text:style-name="T25">"</text:span><text:span text:style-name="T24">,</text:span><text:span text:style-name="T23">self</text:span><text:span text:style-name="T27">.</text:span><text:span text:style-name="T26">id</text:span><text:span text:style-name="T24">, </text:span><text:span text:style-name="T23">self</text:span><text:span text:style-name="T27">.</text:span><text:span text:style-name="T26">title</text:span><text:span text:style-name="T24">, </text:span><text:span text:style-name="T26">check</text:span><text:span text:style-name="T24">);</text:span></text:p>
      <text:p text:style-name="P26">    <text:span text:style-name="T24">}</text:span></text:p>
      <text:p text:style-name="P27">}</text:p>
      <text:p text:style-name="P30"/>
      <text:p text:style-name="P27"><text:span text:style-name="T52">fn</text:span> <text:span text:style-name="T66">trouver_tache</text:span>&lt;<text:span text:style-name="T52">'a</text:span>&gt;(<text:span text:style-name="T67">liste</text:span><text:span text:style-name="T54">:</text:span> <text:span text:style-name="T54">&amp;</text:span><text:span text:style-name="T52">'a</text:span> <text:span text:style-name="T68">Vec</text:span>&lt;<text:span text:style-name="T68">Task</text:span>&gt;, <text:span text:style-name="T67">id_recherche</text:span><text:span text:style-name="T54">:</text:span> <text:span text:style-name="T68">u32</text:span>) <text:span text:style-name="T54">-&gt;</text:span> <text:span text:style-name="T68">Option</text:span>&lt;<text:span text:style-name="T54">&amp;</text:span><text:span text:style-name="T52">'a</text:span> <text:span text:style-name="T68">Task</text:span>&gt; {</text:p>
      <text:p text:style-name="P26">    <text:span text:style-name="T84">for</text:span><text:span text:style-name="T24"> </text:span><text:span text:style-name="T26">task</text:span><text:span text:style-name="T24"> </text:span><text:span text:style-name="T84">in</text:span><text:span text:style-name="T24"> </text:span><text:span text:style-name="T26">liste</text:span><text:span text:style-name="T24"> {</text:span></text:p>
      <text:p text:style-name="P26">        <text:span text:style-name="T84">if</text:span><text:span text:style-name="T24"> </text:span><text:span text:style-name="T26">task</text:span><text:span text:style-name="T27">.</text:span><text:span text:style-name="T26">id</text:span><text:span text:style-name="T24"> </text:span><text:span text:style-name="T27">==</text:span><text:span text:style-name="T24"> </text:span><text:span text:style-name="T26">id_recherche</text:span><text:span text:style-name="T24"> {</text:span></text:p>
      <text:p text:style-name="P26">            <text:span text:style-name="T84">return</text:span><text:span text:style-name="T24"> </text:span><text:span text:style-name="T156">Some</text:span><text:span text:style-name="T24">(</text:span><text:span text:style-name="T26">task</text:span><text:span text:style-name="T24">);</text:span></text:p>
      <text:p text:style-name="P26">        <text:span text:style-name="T24">}</text:span></text:p>
      <text:p text:style-name="P26">    <text:span text:style-name="T24">}</text:span></text:p>
      <text:p text:style-name="P26">    <text:span text:style-name="T156">None</text:span></text:p>
      <text:p text:style-name="P27">}</text:p>
      <text:p text:style-name="P30"/>
      <text:p text:style-name="P27"><text:span text:style-name="T52">fn</text:span> <text:span text:style-name="T66">main</text:span>() {</text:p>
      <text:p text:style-name="P26">    <text:span text:style-name="T23">let</text:span><text:span text:style-name="T24"> </text:span><text:span text:style-name="T23">mut</text:span><text:span text:style-name="T24"> </text:span><text:span text:style-name="T65">list</text:span><text:span text:style-name="T27">:</text:span><text:span text:style-name="T24"> </text:span><text:span text:style-name="T93">Vec</text:span><text:span text:style-name="T24">&lt;</text:span><text:span text:style-name="T93">Task</text:span><text:span text:style-name="T24">&gt; </text:span><text:span text:style-name="T27">=</text:span><text:span text:style-name="T24"> </text:span><text:span text:style-name="T93">Vec</text:span><text:span text:style-name="T27">::</text:span><text:span text:style-name="T22">new</text:span><text:span text:style-name="T24">();</text:span></text:p>
      <text:p text:style-name="P26">    <text:span text:style-name="T23">let</text:span><text:span text:style-name="T24"> </text:span><text:span text:style-name="T23">mut</text:span><text:span text:style-name="T24"> </text:span><text:span text:style-name="T65">id</text:span><text:span text:style-name="T24"> </text:span><text:span text:style-name="T27">=</text:span><text:span text:style-name="T24"> </text:span><text:span text:style-name="T33">1</text:span><text:span text:style-name="T24">;</text:span></text:p>
      <text:p text:style-name="P30"/>
      <text:p text:style-name="P26">    <text:span text:style-name="T23">println!</text:span><text:span text:style-name="T24">(</text:span><text:span text:style-name="T25">"BIENVENUE DANS TASK-CLI"</text:span><text:span text:style-name="T24">);</text:span></text:p>
      <text:p text:style-name="P30"/>
      <text:p text:style-name="P26">    <text:span text:style-name="T84">loop</text:span><text:span text:style-name="T24"> {</text:span></text:p>
      <text:p text:style-name="P26">        <text:span text:style-name="T23">println!</text:span><text:span text:style-name="T24">(</text:span><text:span text:style-name="T25">"</text:span><text:span text:style-name="T28">\n</text:span><text:span text:style-name="T25">Entrez une nouvelle tâche, son ID pour la modifier ou 'liste' pour voir la liste des tâches </text:span></text:p>
      <text:p text:style-name="P26"><text:span text:style-name="T55">        </text:span><text:span text:style-name="T25">(ou tapez 'quitter' pour partir) :"</text:span><text:span text:style-name="T24">);</text:span></text:p>
      <text:p text:style-name="P30"/>
      <text:p text:style-name="P26">        </text:p>
      <text:p text:style-name="P26">        <text:span text:style-name="T23">let</text:span><text:span text:style-name="T24"> </text:span><text:span text:style-name="T23">mut</text:span><text:span text:style-name="T24"> </text:span><text:span text:style-name="T65">saisie</text:span><text:span text:style-name="T24"> </text:span><text:span text:style-name="T27">=</text:span><text:span text:style-name="T24"> </text:span><text:span text:style-name="T93">String</text:span><text:span text:style-name="T27">::</text:span><text:span text:style-name="T22">new</text:span><text:span text:style-name="T24">();</text:span></text:p>
      <text:p text:style-name="P26">        <text:span text:style-name="T93">io</text:span><text:span text:style-name="T27">::</text:span><text:span text:style-name="T22">stdin</text:span><text:span text:style-name="T24">()</text:span></text:p>
      <text:p text:style-name="P26">            <text:span text:style-name="T27">.</text:span><text:span text:style-name="T22">read_line</text:span><text:span text:style-name="T24">(</text:span><text:span text:style-name="T27">&amp;</text:span><text:span text:style-name="T23">mut</text:span><text:span text:style-name="T24"> </text:span><text:span text:style-name="T65">saisie</text:span><text:span text:style-name="T24">)</text:span></text:p>
      <text:p text:style-name="P26">            <text:span text:style-name="T27">.</text:span><text:span text:style-name="T22">expect</text:span><text:span text:style-name="T24">(</text:span><text:span text:style-name="T25">"Erreur de lecture"</text:span><text:span text:style-name="T24">);</text:span></text:p>
      <text:p text:style-name="P30"/>
      <text:p text:style-name="P26">        <text:span text:style-name="T23">let</text:span><text:span text:style-name="T24"> </text:span><text:span text:style-name="T26">titre</text:span><text:span text:style-name="T24"> </text:span><text:span text:style-name="T27">=</text:span><text:span text:style-name="T24"> </text:span><text:span text:style-name="T65">saisie</text:span><text:span text:style-name="T27">.</text:span><text:span text:style-name="T22">trim</text:span><text:span text:style-name="T24">();</text:span></text:p>
      <text:p text:style-name="P30"/>
      <text:p text:style-name="P26">        </text:p>
      <text:p text:style-name="P26"><text:soft-page-break/>        <text:span text:style-name="T84">if</text:span><text:span text:style-name="T24"> </text:span><text:span text:style-name="T26">titre</text:span><text:span text:style-name="T24"> </text:span><text:span text:style-name="T27">==</text:span><text:span text:style-name="T24"> </text:span><text:span text:style-name="T25">"quitter"</text:span><text:span text:style-name="T24"> {</text:span></text:p>
      <text:p text:style-name="P26">            <text:span text:style-name="T84">break</text:span><text:span text:style-name="T24">;</text:span></text:p>
      <text:p text:style-name="P26">        <text:span text:style-name="T24">}</text:span></text:p>
      <text:p text:style-name="P30"/>
      <text:p text:style-name="P26">        <text:span text:style-name="T84">else</text:span><text:span text:style-name="T24"> </text:span><text:span text:style-name="T84">if</text:span><text:span text:style-name="T24"> </text:span><text:span text:style-name="T65">saisie</text:span><text:span text:style-name="T27">.</text:span><text:span text:style-name="T22">starts_with</text:span><text:span text:style-name="T24">(</text:span><text:span text:style-name="T25">"suppr "</text:span><text:span text:style-name="T24">) {</text:span></text:p>
      <text:p text:style-name="P26">            <text:span text:style-name="T23">let</text:span><text:span text:style-name="T24"> </text:span><text:span text:style-name="T26">reste</text:span><text:span text:style-name="T24"> </text:span><text:span text:style-name="T27">=</text:span><text:span text:style-name="T24"> </text:span><text:span text:style-name="T65">saisie</text:span><text:span text:style-name="T27">.</text:span><text:span text:style-name="T22">replace</text:span><text:span text:style-name="T24">(</text:span><text:span text:style-name="T25">"suppr "</text:span><text:span text:style-name="T24">, </text:span><text:span text:style-name="T25">""</text:span><text:span text:style-name="T24">);</text:span></text:p>
      <text:p text:style-name="P30"/>
      <text:p text:style-name="P26">        </text:p>
      <text:p text:style-name="P26">            </text:p>
      <text:p text:style-name="P26">            </text:p>
      <text:p text:style-name="P26">            <text:span text:style-name="T84">match</text:span><text:span text:style-name="T24"> </text:span><text:span text:style-name="T26">reste</text:span><text:span text:style-name="T27">.</text:span><text:span text:style-name="T22">trim</text:span><text:span text:style-name="T24">()</text:span><text:span text:style-name="T27">.</text:span><text:span text:style-name="T22">parse</text:span><text:span text:style-name="T27">::</text:span><text:span text:style-name="T24">&lt;</text:span><text:span text:style-name="T93">u32</text:span><text:span text:style-name="T24">&gt;() {</text:span></text:p>
      <text:p text:style-name="P26">                <text:span text:style-name="T156">Ok</text:span><text:span text:style-name="T24">(</text:span><text:span text:style-name="T26">id_a_supprimer</text:span><text:span text:style-name="T24">) </text:span><text:span text:style-name="T27">=&gt;</text:span><text:span text:style-name="T24"> {</text:span></text:p>
      <text:p text:style-name="P26">                    <text:span text:style-name="T65">list</text:span><text:span text:style-name="T27">.</text:span><text:span text:style-name="T119">retain</text:span><text:span text:style-name="T24">(</text:span><text:span text:style-name="T27">|</text:span><text:span text:style-name="T26">t</text:span><text:span text:style-name="T27">|</text:span><text:span text:style-name="T24"> </text:span><text:span text:style-name="T26">t</text:span><text:span text:style-name="T27">.</text:span><text:span text:style-name="T26">id</text:span><text:span text:style-name="T24"> </text:span><text:span text:style-name="T27">!=</text:span><text:span text:style-name="T24"> </text:span><text:span text:style-name="T26">id_a_supprimer</text:span><text:span text:style-name="T24">);</text:span></text:p>
      <text:p text:style-name="P26">                    <text:span text:style-name="T23">println!</text:span><text:span text:style-name="T24">(</text:span><text:span text:style-name="T25">"Tâche n°</text:span><text:span text:style-name="T23">{}</text:span><text:span text:style-name="T25"> supprimée !"</text:span><text:span text:style-name="T24">, </text:span><text:span text:style-name="T26">id_a_supprimer</text:span><text:span text:style-name="T24">);</text:span></text:p>
      <text:p text:style-name="P26">                <text:span text:style-name="T24">}</text:span></text:p>
      <text:p text:style-name="P26">                <text:span text:style-name="T156">Err</text:span><text:span text:style-name="T24">(</text:span><text:span text:style-name="T26">_</text:span><text:span text:style-name="T24">) </text:span><text:span text:style-name="T27">=&gt;</text:span><text:span text:style-name="T24"> {</text:span></text:p>
      <text:p text:style-name="P26">                    <text:span text:style-name="T23">println!</text:span><text:span text:style-name="T24">(</text:span><text:span text:style-name="T25">"Erreur : Veuillez entrer un ID valide après 'suppr'"</text:span><text:span text:style-name="T24">);</text:span></text:p>
      <text:p text:style-name="P26">                <text:span text:style-name="T24">}</text:span></text:p>
      <text:p text:style-name="P26">            <text:span text:style-name="T24">}</text:span></text:p>
      <text:p text:style-name="P26">        <text:span text:style-name="T24">}</text:span></text:p>
      <text:p text:style-name="P30"/>
      <text:p text:style-name="P26">        <text:span text:style-name="T84">else</text:span><text:span text:style-name="T24"> </text:span><text:span text:style-name="T84">if</text:span><text:span text:style-name="T24"> </text:span><text:span text:style-name="T65">saisie</text:span><text:span text:style-name="T27">.</text:span><text:span text:style-name="T22">starts_with</text:span><text:span text:style-name="T24">(</text:span><text:span text:style-name="T25">"voir "</text:span><text:span text:style-name="T24">) {</text:span></text:p>
      <text:p text:style-name="P26">            <text:span text:style-name="T23">let</text:span><text:span text:style-name="T24"> </text:span><text:span text:style-name="T26">id_str</text:span><text:span text:style-name="T24"> </text:span><text:span text:style-name="T27">=</text:span><text:span text:style-name="T24"> </text:span><text:span text:style-name="T65">saisie</text:span><text:span text:style-name="T27">.</text:span><text:span text:style-name="T22">replace</text:span><text:span text:style-name="T24">(</text:span><text:span text:style-name="T25">"voir "</text:span><text:span text:style-name="T24">, </text:span><text:span text:style-name="T25">""</text:span><text:span text:style-name="T24">);</text:span></text:p>
      <text:p text:style-name="P26">            <text:span text:style-name="T84">if</text:span><text:span text:style-name="T24"> </text:span><text:span text:style-name="T23">let</text:span><text:span text:style-name="T24"> </text:span><text:span text:style-name="T156">Ok</text:span><text:span text:style-name="T24">(</text:span><text:span text:style-name="T26">id_cible</text:span><text:span text:style-name="T24">) </text:span><text:span text:style-name="T27">=</text:span><text:span text:style-name="T24"> </text:span><text:span text:style-name="T26">id_str</text:span><text:span text:style-name="T27">.</text:span><text:span text:style-name="T22">trim</text:span><text:span text:style-name="T24">()</text:span><text:span text:style-name="T27">.</text:span><text:span text:style-name="T22">parse</text:span><text:span text:style-name="T27">::</text:span><text:span text:style-name="T24">&lt;</text:span><text:span text:style-name="T93">u32</text:span><text:span text:style-name="T24">&gt;() {</text:span></text:p>
      <text:p text:style-name="P26">                <text:span text:style-name="T84">if</text:span><text:span text:style-name="T24"> </text:span><text:span text:style-name="T23">let</text:span><text:span text:style-name="T24"> </text:span><text:span text:style-name="T156">Some</text:span><text:span text:style-name="T24">(</text:span><text:span text:style-name="T26">tache</text:span><text:span text:style-name="T24">) </text:span><text:span text:style-name="T27">=</text:span><text:span text:style-name="T24"> </text:span><text:span text:style-name="T22">trouver_tache</text:span><text:span text:style-name="T24">(</text:span><text:span text:style-name="T27">&amp;</text:span><text:span text:style-name="T65">list</text:span><text:span text:style-name="T24">, </text:span><text:span text:style-name="T26">id_cible</text:span><text:span text:style-name="T24">) {</text:span></text:p>
      <text:p text:style-name="P26">                    <text:span text:style-name="T23">print!</text:span><text:span text:style-name="T24">(</text:span><text:span text:style-name="T25">"Focus sur : "</text:span><text:span text:style-name="T24">);</text:span></text:p>
      <text:p text:style-name="P26">                    <text:span text:style-name="T26">tache</text:span><text:span text:style-name="T27">.</text:span><text:span text:style-name="T22">display</text:span><text:span text:style-name="T24">();</text:span></text:p>
      <text:p text:style-name="P26">                <text:span text:style-name="T24">} </text:span><text:span text:style-name="T84">else</text:span><text:span text:style-name="T24"> {</text:span></text:p>
      <text:p text:style-name="P26">                    <text:span text:style-name="T23">println!</text:span><text:span text:style-name="T24">(</text:span><text:span text:style-name="T25">"ID </text:span><text:span text:style-name="T23">{}</text:span><text:span text:style-name="T25"> introuvable."</text:span><text:span text:style-name="T24">, </text:span><text:span text:style-name="T26">id_cible</text:span><text:span text:style-name="T24">);</text:span></text:p>
      <text:p text:style-name="P26">                <text:span text:style-name="T24">}</text:span></text:p>
      <text:p text:style-name="P26">            <text:span text:style-name="T24">}</text:span></text:p>
      <text:p text:style-name="P26">        <text:span text:style-name="T24">}</text:span></text:p>
      <text:p text:style-name="P199"/>
      <text:p text:style-name="P26">        <text:span text:style-name="T84">else</text:span><text:span text:style-name="T24"> </text:span><text:span text:style-name="T84">if</text:span><text:span text:style-name="T24"> </text:span><text:span text:style-name="T26">titre</text:span><text:span text:style-name="T24"> </text:span><text:span text:style-name="T27">==</text:span><text:span text:style-name="T24"> </text:span><text:span text:style-name="T25">"liste"</text:span><text:span text:style-name="T24"> {</text:span></text:p>
      <text:p text:style-name="P26">            <text:span text:style-name="T23">println!</text:span><text:span text:style-name="T24">(</text:span><text:span text:style-name="T25">"</text:span><text:span text:style-name="T28">\n</text:span><text:span text:style-name="T25">Liste de Tâches : "</text:span><text:span text:style-name="T24">);</text:span></text:p>
      <text:p text:style-name="P26">            <text:span text:style-name="T84">for</text:span><text:span text:style-name="T24"> </text:span><text:span text:style-name="T26">task</text:span><text:span text:style-name="T24"> </text:span><text:span text:style-name="T84">in</text:span><text:span text:style-name="T24"> </text:span><text:span text:style-name="T27">&amp;</text:span><text:span text:style-name="T65">list</text:span><text:span text:style-name="T24"> {</text:span></text:p>
      <text:p text:style-name="P26">            <text:span text:style-name="T26">task</text:span><text:span text:style-name="T27">.</text:span><text:span text:style-name="T22">display</text:span><text:span text:style-name="T24">();</text:span></text:p>
      <text:p text:style-name="P26">            <text:span text:style-name="T24">}</text:span></text:p>
      <text:p text:style-name="P26">        <text:span text:style-name="T24">}</text:span></text:p>
      <text:p text:style-name="P30"/>
      <text:p text:style-name="P26">        <text:span text:style-name="T84">else</text:span><text:span text:style-name="T24"> </text:span><text:span text:style-name="T84">if</text:span><text:span text:style-name="T24"> </text:span><text:span text:style-name="T23">let</text:span><text:span text:style-name="T24"> </text:span><text:span text:style-name="T156">Ok</text:span><text:span text:style-name="T24">(</text:span><text:span text:style-name="T26">id_validation</text:span><text:span text:style-name="T24">) </text:span><text:span text:style-name="T27">=</text:span><text:span text:style-name="T24"> </text:span><text:span text:style-name="T26">titre</text:span><text:span text:style-name="T27">.</text:span><text:span text:style-name="T22">parse</text:span><text:span text:style-name="T27">::</text:span><text:span text:style-name="T24">&lt;</text:span><text:span text:style-name="T93">u32</text:span><text:span text:style-name="T24">&gt;() {</text:span></text:p>
      <text:p text:style-name="P26">            <text:span text:style-name="T84">for</text:span><text:span text:style-name="T24"> </text:span><text:span text:style-name="T65">task</text:span><text:span text:style-name="T24"> </text:span><text:span text:style-name="T84">in</text:span><text:span text:style-name="T24"> </text:span><text:span text:style-name="T27">&amp;</text:span><text:span text:style-name="T23">mut</text:span><text:span text:style-name="T24"> </text:span><text:span text:style-name="T65">list</text:span><text:span text:style-name="T24"> {</text:span></text:p>
      <text:p text:style-name="P26">            <text:span text:style-name="T84">if</text:span><text:span text:style-name="T24"> </text:span><text:span text:style-name="T65">task</text:span><text:span text:style-name="T27">.</text:span><text:span text:style-name="T26">id</text:span><text:span text:style-name="T24"> </text:span><text:span text:style-name="T27">==</text:span><text:span text:style-name="T24"> </text:span><text:span text:style-name="T26">id_validation</text:span><text:span text:style-name="T24"> {</text:span></text:p>
      <text:p text:style-name="P26">                <text:span text:style-name="T65">task</text:span><text:span text:style-name="T27">.</text:span><text:span text:style-name="T26">completed</text:span><text:span text:style-name="T24"> </text:span><text:span text:style-name="T27">=</text:span><text:span text:style-name="T24"> </text:span><text:span text:style-name="T23">true</text:span><text:span text:style-name="T24">;</text:span></text:p>
      <text:p text:style-name="P26">                <text:span text:style-name="T23">println!</text:span><text:span text:style-name="T24">(</text:span><text:span text:style-name="T25">"Tâche n°</text:span><text:span text:style-name="T23">{}</text:span><text:span text:style-name="T25"> terminée !"</text:span><text:span text:style-name="T24">, </text:span><text:span text:style-name="T26">id_validation</text:span><text:span text:style-name="T24">);</text:span></text:p>
      <text:p text:style-name="P26">            <text:span text:style-name="T24">}</text:span></text:p>
      <text:p text:style-name="P26">        <text:span text:style-name="T24">}</text:span></text:p>
      <text:p text:style-name="P26">        <text:span text:style-name="T24">}</text:span></text:p>
      <text:p text:style-name="P30"/>
      <text:p text:style-name="P26">        <text:span text:style-name="T84">else</text:span><text:span text:style-name="T24"> </text:span><text:span text:style-name="T84">if</text:span><text:span text:style-name="T24"> </text:span><text:span text:style-name="T27">!</text:span><text:span text:style-name="T26">titre</text:span><text:span text:style-name="T27">.</text:span><text:span text:style-name="T22">is_empty</text:span><text:span text:style-name="T24">() {</text:span></text:p>
      <text:p text:style-name="P26"><text:soft-page-break/>            </text:p>
      <text:p text:style-name="P26">            <text:span text:style-name="T23">let</text:span><text:span text:style-name="T24"> </text:span><text:span text:style-name="T26">nouvelle_tache</text:span><text:span text:style-name="T24"> </text:span><text:span text:style-name="T27">=</text:span><text:span text:style-name="T24"> </text:span><text:span text:style-name="T93">Task</text:span><text:span text:style-name="T27">::</text:span><text:span text:style-name="T22">new</text:span><text:span text:style-name="T24">(</text:span><text:span text:style-name="T65">id</text:span><text:span text:style-name="T24">, </text:span><text:span text:style-name="T26">titre</text:span><text:span text:style-name="T27">.</text:span><text:span text:style-name="T22">to_string</text:span><text:span text:style-name="T24">());</text:span></text:p>
      <text:p text:style-name="P26">            <text:span text:style-name="T65">list</text:span><text:span text:style-name="T27">.</text:span><text:span text:style-name="T119">push</text:span><text:span text:style-name="T24">(</text:span><text:span text:style-name="T26">nouvelle_tache</text:span><text:span text:style-name="T24">);</text:span></text:p>
      <text:p text:style-name="P26">            </text:p>
      <text:p text:style-name="P26">            <text:span text:style-name="T23">println!</text:span><text:span text:style-name="T24">(</text:span><text:span text:style-name="T25">"Tâche ajoutée !"</text:span><text:span text:style-name="T24">);</text:span></text:p>
      <text:p text:style-name="P26">            <text:span text:style-name="T65">id</text:span><text:span text:style-name="T24"> </text:span><text:span text:style-name="T120">+=</text:span><text:span text:style-name="T24"> </text:span><text:span text:style-name="T33">1</text:span><text:span text:style-name="T24">; </text:span></text:p>
      <text:p text:style-name="P26">        <text:span text:style-name="T24">} </text:span><text:span text:style-name="T84">else</text:span><text:span text:style-name="T24"> {</text:span></text:p>
      <text:p text:style-name="P26">            <text:span text:style-name="T23">println!</text:span><text:span text:style-name="T24">(</text:span><text:span text:style-name="T25">"Le titre ne peut pas être vide."</text:span><text:span text:style-name="T24">);</text:span></text:p>
      <text:p text:style-name="P26">        <text:span text:style-name="T24">}</text:span></text:p>
      <text:p text:style-name="P26">    <text:span text:style-name="T24">}</text:span></text:p>
      <text:p text:style-name="P30"/>
      <text:p text:style-name="P26">    </text:p>
      <text:p text:style-name="P26">    </text:p>
      <text:p text:style-name="P27">}</text:p>
      <text:p text:style-name="P200"/>
      <text:p text:style-name="P193">I<text:span text:style-name="T181">ci, on ajoute une fonction trouver_tache, qui a donc une durée de vie ‘a. On renvoie une Option, au cas où la tâche n’existe pas. Si une tâche est trouvée, on la met dans un Some. Si rien n’est trouvé, on ne renvoie rien grâce au None.</text:span></text:p>
      <text:p text:style-name="P193"/>
      <text:p text:style-name="P197">Ensuite, dans la fonction main, on commence à faire comme la suppression, puis on prend la valeur qui est dans le Some de la fonction trouver_tache. On associe cette valeur à l’id et si c’est bon, on affiche le « focus », <text:span text:style-name="T182">sinon un message d’erreur.</text:span></text:p>
      <text:p text:style-name="P76"/>
      <text:h text:style-name="P77" text:outline-level="3"/>
      <text:p text:style-name="P197"/>
      <text:p text:style-name="P201"><text:span text:style-name="Source_20_Text"><text:span text:style-name="T141">1</text:span></text:span><text:span text:style-name="Source_20_Text"><text:span text:style-name="T183">5</text:span></text:span><text:span text:style-name="Source_20_Text"><text:span text:style-name="T142"> — </text:span></text:span><text:span text:style-name="Source_20_Text"><text:span text:style-name="T183">Design idiomatique Rust</text:span></text:span></text:p>
      <text:p text:style-name="P201"><text:span text:style-name="Source_20_Text"><text:span text:style-name="T183"/></text:span></text:p>
      <text:p text:style-name="P201"><text:span text:style-name="Source_20_Text"><text:span text:style-name="T184">15.1 — Quand emprunter (</text:span></text:span><text:span text:style-name="Source_20_Text"><text:span text:style-name="T185">&amp;</text:span></text:span><text:span text:style-name="Source_20_Text"><text:span text:style-name="T184">) ?</text:span></text:span></text:p>
      <text:p text:style-name="P201"><text:span text:style-name="Source_20_Text"><text:span text:style-name="T186">La règle d'or : L'emprunt doit être ton choix par défaut.</text:span></text:span></text:p>
      <text:list text:style-name="L30">
        <text:list-item>
          <text:p text:style-name="P202">Pourquoi ? C'est gratuit en termes de performance. Tu ne crées pas de nouvelle donnée, tu donnes juste une "adresse" ou une "vue" sur l'existante.</text:p>
        </text:list-item>
      </text:list>
      <text:p text:style-name="P76"/>
      <text:h text:style-name="P203" text:outline-level="3"/>
      <text:h text:style-name="P204" text:outline-level="2"><text:span text:style-name="Source_20_Text"><text:span text:style-name="T184">15.2 — Quand cloner (</text:span></text:span><text:span text:style-name="Source_20_Text"><text:span text:style-name="T185">.clone()</text:span></text:span><text:span text:style-name="Source_20_Text"><text:span text:style-name="T184">) ?</text:span></text:span></text:h>
      <text:p text:style-name="P205">Le clonage crée une copie complète des données sur la Heap. C'est "cher" en mémoire et en temps CPU. On ne le fait que dans deux cas :</text:p>
      <text:list text:style-name="L31">
        <text:list-item>
          <text:p text:style-name="P206"><text:soft-page-break/>Indépendance totale : Tu as besoin que la copie vive sa propre vie, même si l'originale est supprimée.</text:p>
        </text:list-item>
        <text:list-item>
          <text:p text:style-name="P206">Le mur du Borrow Checker : Parfois, l'architecture est trop complexe et cloner est la seule solution sûre.</text:p>
        </text:list-item>
      </text:list>
      <text:p text:style-name="P76"/>
      <text:h text:style-name="P77" text:outline-level="3"/>
      <text:p text:style-name="P201"><text:span text:style-name="Source_20_Text"><text:span text:style-name="T184">15.3 — Bonnes pratiques sur le projet </text:span></text:span><text:span text:style-name="Source_20_Text"><text:span text:style-name="T185">task-cli</text:span></text:span></text:p>
      <text:h text:style-name="Heading_20_1" text:outline-level="1"><text:span text:style-name="T187">1</text:span><text:span text:style-name="T188">. Utiliser </text:span><text:span text:style-name="Source_20_Text"><text:span text:style-name="T188">&amp;str</text:span></text:span><text:span text:style-name="T188"> plutôt que </text:span><text:span text:style-name="Source_20_Text"><text:span text:style-name="T188">&amp;String</text:span></text:span><text:span text:style-name="T188"> dans les arguments</text:span></text:h>
      <text:list text:style-name="L32">
        <text:list-item>
          <text:p text:style-name="P207"><text:span text:style-name="T127">Pourquoi ? </text:span><text:span text:style-name="Source_20_Text"><text:span text:style-name="T127">&amp;str</text:span></text:span><text:span text:style-name="T127"> est plus flexible. Il accepte à la fois des String et des chaînes littérales.</text:span></text:p>
        </text:list-item>
      </text:list>
      <text:p text:style-name="P161"/>
      <text:h text:style-name="P208" text:outline-level="3"><text:span text:style-name="T189">2</text:span>. "Move" (Déplacement) au bon moment</text:h>
      <text:p text:style-name="P209"><text:span text:style-name="T127">Dans ton </text:span><text:span text:style-name="Source_20_Text"><text:span text:style-name="T127">Task::new :</text:span></text:span></text:p>
      <text:p text:style-name="P210">Rust</text:p>
      <text:p text:style-name="P211"><text:span text:style-name="Source_20_Text"><text:span text:style-name="T127">fn new(id: u32, title: String) -&gt; Task {</text:span></text:span></text:p>
      <text:p text:style-name="P211"><text:span text:style-name="Source_20_Text"><text:span text:style-name="T127"><text:s text:c="4"/>Task { id, title, completed: false }</text:span></text:span></text:p>
      <text:p text:style-name="P211"><text:span text:style-name="Source_20_Text"><text:span text:style-name="T127">}</text:span></text:span></text:p>
      <text:p text:style-name="P161">L<text:span text:style-name="T189">e titre n’est pas cloné,</text:span> <text:span text:style-name="T189">l</text:span>a propriété du String <text:span text:style-name="T189">est donnée</text:span> à la structure. <text:span text:style-name="T189">C’est une bonne pratique.</text:span></text:p>
      <text:h text:style-name="P208" text:outline-level="3">C. Éviter les clones dans les boucles</text:h>
      <text:p text:style-name="P212">On revient à ce point, éviter les clones sauf s’il y en a besoin, par exemple :</text:p>
      <text:list text:style-name="L33">
        <text:list-item>
          <text:p text:style-name="P213"><text:span text:style-name="T127">Mauvaise </text:span><text:span text:style-name="T190">pratique </text:span><text:span text:style-name="T127">: </text:span><text:span text:style-name="Source_20_Text"><text:span text:style-name="T127">for t in list.clone()</text:span></text:span><text:span text:style-name="T127"> (On duplique toute la base de données juste pour l'afficher !).</text:span></text:p>
        </text:list-item>
        <text:list-item>
          <text:p text:style-name="P213"><text:span text:style-name="T127">Bon</text:span><text:span text:style-name="T190">ne pratique</text:span><text:span text:style-name="T127"> : </text:span><text:span text:style-name="Source_20_Text"><text:span text:style-name="T127">for t in &amp;list</text:span></text:span><text:span text:style-name="T127"> (On regarde les données là où elles sont </text:span><text:span text:style-name="T190">en les empruntant seulement</text:span><text:span text:style-name="T127">).</text:span></text:p>
        </text:list-item>
      </text:list>
      <text:p text:style-name="P201"/>
      <text:h text:style-name="P214" text:outline-level="1">Module <text:span text:style-name="T191">3 </text:span>: <text:span text:style-name="T191">Enums, Gestion d’erreurs et Robustesse</text:span></text:h>
      <text:p text:style-name="P215"/>
      <text:p text:style-name="P216"><text:span text:style-name="T192">16 — Enums avancés </text:span> </text:p>
      <text:p text:style-name="P217">Une Enum permet de rendre le code plus expressif et évolutif, elle « transporte » plusieurs informations différentes.</text:p>
      <text:p text:style-name="P218"><text:soft-page-break/><text:span text:style-name="T192">16.1 —</text:span> Statut d’une tâche</text:p>
      <text:p text:style-name="P219">Dans le code, on va pouvoir rajouter une Enum juste avant le struct.</text:p>
      <text:p text:style-name="P220"><text:span text:style-name="T52">enum</text:span> <text:span text:style-name="T68">Status</text:span> {</text:p>
      <text:p text:style-name="P26">    <text:span text:style-name="T156">Pending</text:span><text:span text:style-name="T24">,</text:span></text:p>
      <text:p text:style-name="P26">    <text:span text:style-name="T156">Done</text:span><text:span text:style-name="T24">,</text:span></text:p>
      <text:p text:style-name="P27">}</text:p>
      <text:p text:style-name="P219"/>
      <text:p text:style-name="P219">Il faudra aussi modifier le status dans la struct, l’impl et la fonction display</text:p>
      <text:p text:style-name="P219">Réponse : </text:p>
      <text:p text:style-name="P221"><text:span text:style-name="T193">struct</text:span><text:span text:style-name="T194"> </text:span><text:span text:style-name="T195">Task</text:span><text:span text:style-name="T194"> {</text:span></text:p>
      <text:p text:style-name="P26">    <text:span text:style-name="T26">id</text:span><text:span text:style-name="T27">:</text:span><text:span text:style-name="T24"> </text:span><text:span text:style-name="T93">u32</text:span><text:span text:style-name="T24">,</text:span></text:p>
      <text:p text:style-name="P26">    <text:span text:style-name="T26">title</text:span><text:span text:style-name="T27">:</text:span><text:span text:style-name="T24"> </text:span><text:span text:style-name="T93">String</text:span><text:span text:style-name="T24">,</text:span></text:p>
      <text:p text:style-name="P26">    <text:span text:style-name="T26">status</text:span><text:span text:style-name="T27">:</text:span><text:span text:style-name="T24"> </text:span><text:span text:style-name="T93">Status</text:span><text:span text:style-name="T24">,</text:span></text:p>
      <text:p text:style-name="P27">}</text:p>
      <text:p text:style-name="P30"/>
      <text:p text:style-name="P27"><text:span text:style-name="T52">impl</text:span> <text:span text:style-name="T68">Task</text:span> {</text:p>
      <text:p text:style-name="P26">    <text:span text:style-name="T23">fn</text:span><text:span text:style-name="T24"> </text:span><text:span text:style-name="T22">new</text:span><text:span text:style-name="T24">(</text:span><text:span text:style-name="T26">id</text:span><text:span text:style-name="T27">:</text:span><text:span text:style-name="T24"> </text:span><text:span text:style-name="T93">u32</text:span><text:span text:style-name="T24">, </text:span><text:span text:style-name="T26">title</text:span><text:span text:style-name="T27">:</text:span><text:span text:style-name="T24"> </text:span><text:span text:style-name="T93">String</text:span><text:span text:style-name="T24">) </text:span><text:span text:style-name="T27">-&gt;</text:span><text:span text:style-name="T24"> </text:span><text:span text:style-name="T93">Task</text:span><text:span text:style-name="T24"> {</text:span></text:p>
      <text:p text:style-name="P26">        <text:span text:style-name="T93">Task</text:span><text:span text:style-name="T24"> {</text:span></text:p>
      <text:p text:style-name="P26">            <text:span text:style-name="T26">id</text:span><text:span text:style-name="T24">,</text:span></text:p>
      <text:p text:style-name="P26">            <text:span text:style-name="T26">title</text:span><text:span text:style-name="T24">,</text:span></text:p>
      <text:p text:style-name="P26">            <text:span text:style-name="T26">status</text:span><text:span text:style-name="T27">:</text:span><text:span text:style-name="T24"> </text:span><text:span text:style-name="T93">Status</text:span><text:span text:style-name="T27">::</text:span><text:span text:style-name="T156">Pending</text:span><text:span text:style-name="T24">,</text:span></text:p>
      <text:p text:style-name="P26">        <text:span text:style-name="T24">}</text:span></text:p>
      <text:p text:style-name="P26">    <text:span text:style-name="T24">}</text:span></text:p>
      <text:p text:style-name="P26">    </text:p>
      <text:p text:style-name="P30"/>
      <text:p text:style-name="P26">    </text:p>
      <text:p text:style-name="P26">    <text:span text:style-name="T23">fn</text:span><text:span text:style-name="T24"> </text:span><text:span text:style-name="T22">display</text:span><text:span text:style-name="T24">(</text:span><text:span text:style-name="T27">&amp;</text:span><text:span text:style-name="T23">self</text:span><text:span text:style-name="T24">) {</text:span></text:p>
      <text:p text:style-name="P26">        <text:span text:style-name="T23">let</text:span><text:span text:style-name="T24"> </text:span><text:span text:style-name="T26">check</text:span><text:span text:style-name="T24"> </text:span><text:span text:style-name="T27">=</text:span><text:span text:style-name="T24"> </text:span><text:span text:style-name="T84">match</text:span><text:span text:style-name="T24"> </text:span><text:span text:style-name="T23">self</text:span><text:span text:style-name="T27">.</text:span><text:span text:style-name="T26">status</text:span><text:span text:style-name="T24"> {</text:span></text:p>
      <text:p text:style-name="P26">            <text:span text:style-name="T93">Status</text:span><text:span text:style-name="T27">::</text:span><text:span text:style-name="T156">Pending</text:span><text:span text:style-name="T24"> </text:span><text:span text:style-name="T27">=&gt;</text:span><text:span text:style-name="T24"> </text:span><text:span text:style-name="T25">"En Cours"</text:span><text:span text:style-name="T24">,</text:span></text:p>
      <text:p text:style-name="P26">            <text:span text:style-name="T93">Status</text:span><text:span text:style-name="T27">::</text:span><text:span text:style-name="T156">Done</text:span><text:span text:style-name="T24"> </text:span><text:span text:style-name="T27">=&gt;</text:span><text:span text:style-name="T24"> </text:span><text:span text:style-name="T25">"Complété"</text:span><text:span text:style-name="T24">,</text:span></text:p>
      <text:p text:style-name="P26">        <text:span text:style-name="T24">};</text:span></text:p>
      <text:p text:style-name="P26">        <text:span text:style-name="T23">println!</text:span><text:span text:style-name="T24">(</text:span><text:span text:style-name="T25">"</text:span><text:span text:style-name="T23">{}</text:span><text:span text:style-name="T25"> - </text:span><text:span text:style-name="T23">{}</text:span><text:span text:style-name="T25"> - </text:span><text:span text:style-name="T23">{}</text:span><text:span text:style-name="T25">"</text:span><text:span text:style-name="T24">,</text:span><text:span text:style-name="T23">self</text:span><text:span text:style-name="T27">.</text:span><text:span text:style-name="T26">id</text:span><text:span text:style-name="T24">, </text:span><text:span text:style-name="T23">self</text:span><text:span text:style-name="T27">.</text:span><text:span text:style-name="T26">title</text:span><text:span text:style-name="T24">, </text:span><text:span text:style-name="T26">check</text:span><text:span text:style-name="T24">);</text:span></text:p>
      <text:p text:style-name="P26">    <text:span text:style-name="T24">}</text:span></text:p>
      <text:p text:style-name="P27">}</text:p>
      <text:p text:style-name="P27"/>
      <text:p text:style-name="P222"><text:span text:style-name="T196">Et aussi le if qui permet de terminer une tâche :</text:span> </text:p>
      <text:p text:style-name="P222"/>
      <text:p text:style-name="P222"><text:span text:style-name="T86">else</text:span> <text:span text:style-name="T86">if</text:span> <text:span text:style-name="T52">let</text:span> <text:span text:style-name="T197">Ok</text:span>(<text:span text:style-name="T67">id_validation</text:span>) <text:span text:style-name="T54">=</text:span> <text:span text:style-name="T67">titre</text:span><text:span text:style-name="T54">.</text:span><text:span text:style-name="T66">parse</text:span><text:span text:style-name="T54">::</text:span>&lt;<text:span text:style-name="T68">u32</text:span>&gt;() {</text:p>
      <text:p text:style-name="P26">            <text:span text:style-name="T84">for</text:span><text:span text:style-name="T24"> </text:span><text:span text:style-name="T65">task</text:span><text:span text:style-name="T24"> </text:span><text:span text:style-name="T84">in</text:span><text:span text:style-name="T24"> </text:span><text:span text:style-name="T27">&amp;</text:span><text:span text:style-name="T23">mut</text:span><text:span text:style-name="T24"> </text:span><text:span text:style-name="T65">list</text:span><text:span text:style-name="T24"> {</text:span></text:p>
      <text:p text:style-name="P26">            <text:span text:style-name="T84">if</text:span><text:span text:style-name="T24"> </text:span><text:span text:style-name="T65">task</text:span><text:span text:style-name="T27">.</text:span><text:span text:style-name="T26">id</text:span><text:span text:style-name="T24"> </text:span><text:span text:style-name="T27">==</text:span><text:span text:style-name="T24"> </text:span><text:span text:style-name="T26">id_validation</text:span><text:span text:style-name="T24"> {</text:span></text:p>
      <text:p text:style-name="P26">                <text:span text:style-name="T65">task</text:span><text:span text:style-name="T27">.</text:span><text:span text:style-name="T26">status</text:span><text:span text:style-name="T24"> </text:span><text:span text:style-name="T27">=</text:span><text:span text:style-name="T24"> </text:span><text:span text:style-name="T93">Status</text:span><text:span text:style-name="T27">::</text:span><text:span text:style-name="T156">Done</text:span><text:span text:style-name="T24">;</text:span></text:p>
      <text:p text:style-name="P26">                <text:span text:style-name="T23">println!</text:span><text:span text:style-name="T24">(</text:span><text:span text:style-name="T25">"Tâche n°</text:span><text:span text:style-name="T23">{}</text:span><text:span text:style-name="T25"> terminée !"</text:span><text:span text:style-name="T24">, </text:span><text:span text:style-name="T26">id_validation</text:span><text:span text:style-name="T24">);</text:span></text:p>
      <text:p text:style-name="P26">            <text:span text:style-name="T24">}</text:span></text:p>
      <text:p text:style-name="P26">        <text:span text:style-name="T24">}</text:span></text:p>
      <text:p text:style-name="P26">        <text:span text:style-name="T24">}</text:span></text:p>
      <text:p text:style-name="P222"/>
      <text:p text:style-name="P219"/>
      <text:p text:style-name="P218"><text:soft-page-break/><text:span text:style-name="T192">16.2 —</text:span> Variants avec données</text:p>
      <text:p text:style-name="P219">On peut même aller plus loin, on peut mettre des données directement dans l’enum comme sur cet exemple :</text:p>
      <text:p text:style-name="P220"><text:span text:style-name="T52">enum</text:span> <text:span text:style-name="T68">Status</text:span> {</text:p>
      <text:p text:style-name="P26">    <text:span text:style-name="T156">Pending</text:span><text:span text:style-name="T24">,</text:span></text:p>
      <text:p text:style-name="P26">    <text:span text:style-name="T156">EnCours</text:span><text:span text:style-name="T24">(</text:span><text:span text:style-name="T93">u8</text:span><text:span text:style-name="T24">),</text:span></text:p>
      <text:p text:style-name="P26">    <text:span text:style-name="T156">Done</text:span><text:span text:style-name="T24">,</text:span></text:p>
      <text:p text:style-name="P26">    <text:span text:style-name="T156">Annule</text:span><text:span text:style-name="T24">(</text:span><text:span text:style-name="T93">String</text:span><text:span text:style-name="T24">),</text:span></text:p>
      <text:p text:style-name="P27">}</text:p>
      <text:p text:style-name="P219"/>
      <text:p text:style-name="P223"><text:span text:style-name="T192">17 — Pattern matching approfondi </text:span> </text:p>
      <text:p text:style-name="P224">Le Pattern matching permet de découper les données proprement. Au lieu de vérifier une condition Vrai ou Faux comme un if, on compare la donnée à un patterne. Si la donnée correspond au patterne, le code s’exécute.</text:p>
      <text:p text:style-name="P218"><text:span text:style-name="T192">17.</text:span><text:span text:style-name="T198">1</text:span><text:span text:style-name="T192"> — </text:span><text:span text:style-name="T199">Destructuration</text:span></text:p>
      <text:p text:style-name="P225">La destructuration c’est « casser » une struct pour en extraire les données qui nous intéressent et leur donner un nom de variable.</text:p>
      <text:p text:style-name="P225">Par exemple dans le code, dans le if qui nous permet de voir la liste des tâches, on peut intégrer cette fonctionnalité en modifiant le code :</text:p>
      <text:p text:style-name="P226"><text:span text:style-name="T86">else</text:span> <text:span text:style-name="T86">if</text:span> <text:span text:style-name="T67">titre</text:span> <text:span text:style-name="T54">==</text:span> <text:span text:style-name="T55">"liste"</text:span> {</text:p>
      <text:p text:style-name="P26">            <text:span text:style-name="T23">println!</text:span><text:span text:style-name="T24">(</text:span><text:span text:style-name="T25">"</text:span><text:span text:style-name="T28">\n</text:span><text:span text:style-name="T25">Liste de Tâches : "</text:span><text:span text:style-name="T24">);</text:span></text:p>
      <text:p text:style-name="P26">            <text:span text:style-name="T84">for</text:span><text:span text:style-name="T24"> </text:span><text:span text:style-name="T26">task</text:span><text:span text:style-name="T24"> </text:span><text:span text:style-name="T84">in</text:span><text:span text:style-name="T24"> </text:span><text:span text:style-name="T27">&amp;</text:span><text:span text:style-name="T65">list</text:span><text:span text:style-name="T24"> {</text:span></text:p>
      <text:p text:style-name="P26">                </text:p>
      <text:p text:style-name="P26">                <text:span text:style-name="T84">match</text:span><text:span text:style-name="T24"> </text:span><text:span text:style-name="T26">task</text:span><text:span text:style-name="T24"> {</text:span></text:p>
      <text:p text:style-name="P26">                    <text:span text:style-name="T93">Task</text:span><text:span text:style-name="T24"> { </text:span><text:span text:style-name="T26">id</text:span><text:span text:style-name="T24">, </text:span><text:span text:style-name="T26">title</text:span><text:span text:style-name="T24">, </text:span><text:span text:style-name="T26">status</text:span><text:span text:style-name="T27">:</text:span><text:span text:style-name="T24"> </text:span><text:span text:style-name="T93">Status</text:span><text:span text:style-name="T27">::</text:span><text:span text:style-name="T156">Done</text:span><text:span text:style-name="T24"> } </text:span><text:span text:style-name="T27">=&gt;</text:span><text:span text:style-name="T24"> {</text:span></text:p>
      <text:p text:style-name="P26">                        <text:span text:style-name="T23">println!</text:span><text:span text:style-name="T24">(</text:span><text:span text:style-name="T25">"[TERMINEE] №</text:span><text:span text:style-name="T23">{}</text:span><text:span text:style-name="T25"> : </text:span><text:span text:style-name="T23">{}</text:span><text:span text:style-name="T25">"</text:span><text:span text:style-name="T24">, </text:span><text:span text:style-name="T26">id</text:span><text:span text:style-name="T24">, </text:span><text:span text:style-name="T26">title</text:span><text:span text:style-name="T24">);</text:span></text:p>
      <text:p text:style-name="P26">                    <text:span text:style-name="T24">},</text:span></text:p>
      <text:p text:style-name="P26">                    <text:span text:style-name="T93">Task</text:span><text:span text:style-name="T24"> { </text:span><text:span text:style-name="T26">id</text:span><text:span text:style-name="T24">, </text:span><text:span text:style-name="T26">title</text:span><text:span text:style-name="T24">, </text:span><text:span text:style-name="T26">status</text:span><text:span text:style-name="T27">:</text:span><text:span text:style-name="T24"> </text:span><text:span text:style-name="T93">Status</text:span><text:span text:style-name="T27">::</text:span><text:span text:style-name="T156">Pending</text:span><text:span text:style-name="T24"> } </text:span><text:span text:style-name="T27">=&gt;</text:span><text:span text:style-name="T24"> {</text:span></text:p>
      <text:p text:style-name="P26">                        <text:span text:style-name="T23">println!</text:span><text:span text:style-name="T24">(</text:span><text:span text:style-name="T25">"[EN COURS] №</text:span><text:span text:style-name="T23">{}</text:span><text:span text:style-name="T25"> : </text:span><text:span text:style-name="T23">{}</text:span><text:span text:style-name="T25">"</text:span><text:span text:style-name="T24">, </text:span><text:span text:style-name="T26">id</text:span><text:span text:style-name="T24">, </text:span><text:span text:style-name="T26">title</text:span><text:span text:style-name="T24">);</text:span></text:p>
      <text:p text:style-name="P26">                    <text:span text:style-name="T24">}</text:span></text:p>
      <text:p text:style-name="P26">                <text:span text:style-name="T24">}</text:span></text:p>
      <text:p text:style-name="P26">            <text:span text:style-name="T24">}</text:span></text:p>
      <text:p text:style-name="P26">        <text:span text:style-name="T24">}</text:span></text:p>
      <text:p text:style-name="P225">Ici, on prend, dans la struct Task, la structure d’une tâche qui est rentrée par l’utilisateur, si son patterne correspond à l’enum Done, la tâche est ‘complétée’, pareil pour ‘en cours’</text:p>
      <text:p text:style-name="P227"><text:span text:style-name="T24"/></text:p>
      <text:p text:style-name="P228">17.<text:span text:style-name="T200">2</text:span> — <text:span text:style-name="T200">Guards </text:span><text:span text:style-name="T201">ou « Match Guards »</text:span></text:p>
      <text:p text:style-name="P229">Parfois le patterne correspond mais on veut ajouter une autre condition. C’est là qu’intervient le if à l’intérieur du match.</text:p>
      <text:p text:style-name="P229">Exemple :</text:p>
      <text:p text:style-name="P230"><text:span text:style-name="T86">match</text:span> <text:span text:style-name="T67">task</text:span><text:span text:style-name="T54">.</text:span>id {</text:p>
      <text:p text:style-name="P26">    <text:span text:style-name="T33">1</text:span><text:span text:style-name="T24"> </text:span><text:span text:style-name="T27">=&gt;</text:span><text:span text:style-name="T24"> </text:span><text:span text:style-name="T23">println!</text:span><text:span text:style-name="T24">(</text:span><text:span text:style-name="T25">"C'est la toute première tâche !"</text:span><text:span text:style-name="T24">),</text:span></text:p>
      <text:p text:style-name="P26"><text:soft-page-break/>    <text:span text:style-name="T26">n</text:span><text:span text:style-name="T24"> </text:span><text:span text:style-name="T84">if</text:span><text:span text:style-name="T24"> </text:span><text:span text:style-name="T26">n</text:span><text:span text:style-name="T24"> </text:span><text:span text:style-name="T27">&gt;</text:span><text:span text:style-name="T24"> </text:span><text:span text:style-name="T33">100</text:span><text:span text:style-name="T24"> </text:span><text:span text:style-name="T27">=&gt;</text:span><text:span text:style-name="T24"> </text:span><text:span text:style-name="T23">println!</text:span><text:span text:style-name="T24">(</text:span><text:span text:style-name="T25">"Wow, quel ID élevé : </text:span><text:span text:style-name="T23">{}</text:span><text:span text:style-name="T25"> !"</text:span><text:span text:style-name="T24">, </text:span><text:span text:style-name="T26">n</text:span><text:span text:style-name="T24">),</text:span></text:p>
      <text:p text:style-name="P26">    <text:span text:style-name="T26">n</text:span><text:span text:style-name="T24"> </text:span><text:span text:style-name="T84">if</text:span><text:span text:style-name="T24"> </text:span><text:span text:style-name="T26">n</text:span><text:span text:style-name="T24"> </text:span><text:span text:style-name="T27">%</text:span><text:span text:style-name="T24"> </text:span><text:span text:style-name="T33">2</text:span><text:span text:style-name="T24"> </text:span><text:span text:style-name="T27">==</text:span><text:span text:style-name="T24"> </text:span><text:span text:style-name="T33">0</text:span><text:span text:style-name="T24"> </text:span><text:span text:style-name="T27">=&gt;</text:span><text:span text:style-name="T24"> </text:span><text:span text:style-name="T23">println!</text:span><text:span text:style-name="T24">(</text:span><text:span text:style-name="T25">"L'ID </text:span><text:span text:style-name="T23">{}</text:span><text:span text:style-name="T25"> est pair."</text:span><text:span text:style-name="T24">, </text:span><text:span text:style-name="T26">n</text:span><text:span text:style-name="T24">),</text:span></text:p>
      <text:p text:style-name="P26">    <text:span text:style-name="T26">_</text:span><text:span text:style-name="T24"> </text:span><text:span text:style-name="T27">=&gt;</text:span><text:span text:style-name="T24"> </text:span><text:span text:style-name="T23">println!</text:span><text:span text:style-name="T24">(</text:span><text:span text:style-name="T25">"C'est un ID classique."</text:span><text:span text:style-name="T24">),</text:span></text:p>
      <text:p text:style-name="P27">}</text:p>
      <text:p text:style-name="P229">n devient une variable temporaire qui prend la valeur de l’id.</text:p>
      <text:p text:style-name="P229">Le if n &gt; 100 c’est le Guard. Si l’id est inférieur à 100, ce if est ignoré et on passe au suivant.</text:p>
      <text:p text:style-name="P229"/>
      <text:p text:style-name="P231">17.3 — Nettoyage du code <text:span text:style-name="T202">du projet</text:span></text:p>
      <text:p text:style-name="P232">Il y a beaucoup de else if dans notre code, on peut les remplacer avec le pattern matching pour nettoyer et rendre plus lisible notre code</text:p>
      <text:p text:style-name="P229"/>
      <text:p text:style-name="P230"><text:span text:style-name="T86">match</text:span> <text:span text:style-name="T67">titre</text:span> {</text:p>
      <text:p text:style-name="P26">            <text:span text:style-name="T25">"quitter"</text:span><text:span text:style-name="T24"> </text:span><text:span text:style-name="T27">=&gt;</text:span><text:span text:style-name="T24"> </text:span><text:span text:style-name="T84">break</text:span><text:span text:style-name="T24">,</text:span></text:p>
      <text:p text:style-name="P26">            </text:p>
      <text:p text:style-name="P26">            <text:span text:style-name="T25">"liste"</text:span><text:span text:style-name="T24"> </text:span><text:span text:style-name="T27">=&gt;</text:span><text:span text:style-name="T24"> {</text:span></text:p>
      <text:p text:style-name="P26">                <text:span text:style-name="T23">println!</text:span><text:span text:style-name="T24">(</text:span><text:span text:style-name="T25">"</text:span><text:span text:style-name="T28">\n</text:span><text:span text:style-name="T25">Liste de Tâches : "</text:span><text:span text:style-name="T24">);</text:span></text:p>
      <text:p text:style-name="P26">                <text:span text:style-name="T84">for</text:span><text:span text:style-name="T24"> </text:span><text:span text:style-name="T26">task</text:span><text:span text:style-name="T24"> </text:span><text:span text:style-name="T84">in</text:span><text:span text:style-name="T24"> </text:span><text:span text:style-name="T27">&amp;</text:span><text:span text:style-name="T65">list</text:span><text:span text:style-name="T24"> {</text:span></text:p>
      <text:p text:style-name="P26">                    <text:span text:style-name="T84">match</text:span><text:span text:style-name="T24"> </text:span><text:span text:style-name="T26">task</text:span><text:span text:style-name="T24"> {</text:span></text:p>
      <text:p text:style-name="P26">                        <text:span text:style-name="T93">Task</text:span><text:span text:style-name="T24"> { </text:span><text:span text:style-name="T26">id</text:span><text:span text:style-name="T24">, </text:span><text:span text:style-name="T26">title</text:span><text:span text:style-name="T24">, </text:span><text:span text:style-name="T26">status</text:span><text:span text:style-name="T27">:</text:span><text:span text:style-name="T24"> </text:span><text:span text:style-name="T93">Status</text:span><text:span text:style-name="T27">::</text:span><text:span text:style-name="T156">Done</text:span><text:span text:style-name="T24"> } </text:span><text:span text:style-name="T27">=&gt;</text:span><text:span text:style-name="T24"> </text:span><text:span text:style-name="T23">println!</text:span><text:span text:style-name="T24">(</text:span><text:span text:style-name="T25">"[TERMINEE] №</text:span><text:span text:style-name="T23">{}</text:span><text:span text:style-name="T25"> : </text:span><text:span text:style-name="T23">{}</text:span><text:span text:style-name="T25">"</text:span><text:span text:style-name="T24">, </text:span><text:span text:style-name="T26">id</text:span><text:span text:style-name="T24">, </text:span><text:span text:style-name="T26">title</text:span><text:span text:style-name="T24">),</text:span></text:p>
      <text:p text:style-name="P26">                        <text:span text:style-name="T93">Task</text:span><text:span text:style-name="T24"> { </text:span><text:span text:style-name="T26">id</text:span><text:span text:style-name="T24">, </text:span><text:span text:style-name="T26">title</text:span><text:span text:style-name="T24">, </text:span><text:span text:style-name="T26">status</text:span><text:span text:style-name="T27">:</text:span><text:span text:style-name="T24"> </text:span><text:span text:style-name="T93">Status</text:span><text:span text:style-name="T27">::</text:span><text:span text:style-name="T156">Pending</text:span><text:span text:style-name="T24"> } </text:span><text:span text:style-name="T27">=&gt;</text:span><text:span text:style-name="T24"> </text:span><text:span text:style-name="T23">println!</text:span><text:span text:style-name="T24">(</text:span><text:span text:style-name="T25">"[EN COURS] №</text:span><text:span text:style-name="T23">{}</text:span><text:span text:style-name="T25"> : </text:span><text:span text:style-name="T23">{}</text:span><text:span text:style-name="T25">"</text:span><text:span text:style-name="T24">, </text:span><text:span text:style-name="T26">id</text:span><text:span text:style-name="T24">, </text:span><text:span text:style-name="T26">title</text:span><text:span text:style-name="T24">),</text:span></text:p>
      <text:p text:style-name="P26">                    <text:span text:style-name="T24">}</text:span></text:p>
      <text:p text:style-name="P26">                <text:span text:style-name="T24">}</text:span></text:p>
      <text:p text:style-name="P26">            <text:span text:style-name="T24">}</text:span></text:p>
      <text:p text:style-name="P30"/>
      <text:p text:style-name="P26">            <text:span text:style-name="T26">s</text:span><text:span text:style-name="T24"> </text:span><text:span text:style-name="T84">if</text:span><text:span text:style-name="T24"> </text:span><text:span text:style-name="T26">s</text:span><text:span text:style-name="T27">.</text:span><text:span text:style-name="T22">starts_with</text:span><text:span text:style-name="T24">(</text:span><text:span text:style-name="T25">"suppr "</text:span><text:span text:style-name="T24">) </text:span><text:span text:style-name="T27">=&gt;</text:span><text:span text:style-name="T24"> {</text:span></text:p>
      <text:p text:style-name="P26">                <text:span text:style-name="T23">let</text:span><text:span text:style-name="T24"> </text:span><text:span text:style-name="T26">reste</text:span><text:span text:style-name="T24"> </text:span><text:span text:style-name="T27">=</text:span><text:span text:style-name="T24"> </text:span><text:span text:style-name="T26">s</text:span><text:span text:style-name="T27">.</text:span><text:span text:style-name="T22">replace</text:span><text:span text:style-name="T24">(</text:span><text:span text:style-name="T25">"suppr "</text:span><text:span text:style-name="T24">, </text:span><text:span text:style-name="T25">""</text:span><text:span text:style-name="T24">);</text:span></text:p>
      <text:p text:style-name="P26">                <text:span text:style-name="T84">if</text:span><text:span text:style-name="T24"> </text:span><text:span text:style-name="T23">let</text:span><text:span text:style-name="T24"> </text:span><text:span text:style-name="T156">Ok</text:span><text:span text:style-name="T24">(</text:span><text:span text:style-name="T26">id_a_supprimer</text:span><text:span text:style-name="T24">) </text:span><text:span text:style-name="T27">=</text:span><text:span text:style-name="T24"> </text:span><text:span text:style-name="T26">reste</text:span><text:span text:style-name="T27">.</text:span><text:span text:style-name="T22">trim</text:span><text:span text:style-name="T24">()</text:span><text:span text:style-name="T27">.</text:span><text:span text:style-name="T22">parse</text:span><text:span text:style-name="T27">::</text:span><text:span text:style-name="T24">&lt;</text:span><text:span text:style-name="T93">u32</text:span><text:span text:style-name="T24">&gt;() {</text:span></text:p>
      <text:p text:style-name="P26">                    <text:span text:style-name="T65">list</text:span><text:span text:style-name="T27">.</text:span><text:span text:style-name="T119">retain</text:span><text:span text:style-name="T24">(</text:span><text:span text:style-name="T27">|</text:span><text:span text:style-name="T26">t</text:span><text:span text:style-name="T27">|</text:span><text:span text:style-name="T24"> </text:span><text:span text:style-name="T26">t</text:span><text:span text:style-name="T27">.</text:span><text:span text:style-name="T26">id</text:span><text:span text:style-name="T24"> </text:span><text:span text:style-name="T27">!=</text:span><text:span text:style-name="T24"> </text:span><text:span text:style-name="T26">id_a_supprimer</text:span><text:span text:style-name="T24">);</text:span></text:p>
      <text:p text:style-name="P26">                    <text:span text:style-name="T23">println!</text:span><text:span text:style-name="T24">(</text:span><text:span text:style-name="T25">"Tâche n°</text:span><text:span text:style-name="T23">{}</text:span><text:span text:style-name="T25"> supprimée !"</text:span><text:span text:style-name="T24">, </text:span><text:span text:style-name="T26">id_a_supprimer</text:span><text:span text:style-name="T24">);</text:span></text:p>
      <text:p text:style-name="P26">                <text:span text:style-name="T24">}</text:span></text:p>
      <text:p text:style-name="P26">            <text:span text:style-name="T24">}</text:span></text:p>
      <text:p text:style-name="P30"/>
      <text:p text:style-name="P26">            <text:span text:style-name="T26">s</text:span><text:span text:style-name="T24"> </text:span><text:span text:style-name="T84">if</text:span><text:span text:style-name="T24"> </text:span><text:span text:style-name="T26">s</text:span><text:span text:style-name="T27">.</text:span><text:span text:style-name="T22">starts_with</text:span><text:span text:style-name="T24">(</text:span><text:span text:style-name="T25">"voir "</text:span><text:span text:style-name="T24">) </text:span><text:span text:style-name="T27">=&gt;</text:span><text:span text:style-name="T24"> {</text:span></text:p>
      <text:p text:style-name="P26">                <text:span text:style-name="T23">let</text:span><text:span text:style-name="T24"> </text:span><text:span text:style-name="T26">reste</text:span><text:span text:style-name="T24"> </text:span><text:span text:style-name="T27">=</text:span><text:span text:style-name="T24"> </text:span><text:span text:style-name="T26">s</text:span><text:span text:style-name="T27">.</text:span><text:span text:style-name="T22">replace</text:span><text:span text:style-name="T24">(</text:span><text:span text:style-name="T25">"voir "</text:span><text:span text:style-name="T24">, </text:span><text:span text:style-name="T25">""</text:span><text:span text:style-name="T24">);</text:span></text:p>
      <text:p text:style-name="P26">                <text:span text:style-name="T84">if</text:span><text:span text:style-name="T24"> </text:span><text:span text:style-name="T23">let</text:span><text:span text:style-name="T24"> </text:span><text:span text:style-name="T156">Ok</text:span><text:span text:style-name="T24">(</text:span><text:span text:style-name="T26">id_cible</text:span><text:span text:style-name="T24">) </text:span><text:span text:style-name="T27">=</text:span><text:span text:style-name="T24"> </text:span><text:span text:style-name="T26">reste</text:span><text:span text:style-name="T27">.</text:span><text:span text:style-name="T22">trim</text:span><text:span text:style-name="T24">()</text:span><text:span text:style-name="T27">.</text:span><text:span text:style-name="T22">parse</text:span><text:span text:style-name="T27">::</text:span><text:span text:style-name="T24">&lt;</text:span><text:span text:style-name="T93">u32</text:span><text:span text:style-name="T24">&gt;() {</text:span></text:p>
      <text:p text:style-name="P26">                    <text:span text:style-name="T84">if</text:span><text:span text:style-name="T24"> </text:span><text:span text:style-name="T23">let</text:span><text:span text:style-name="T24"> </text:span><text:span text:style-name="T156">Some</text:span><text:span text:style-name="T24">(</text:span><text:span text:style-name="T26">tache</text:span><text:span text:style-name="T24">) </text:span><text:span text:style-name="T27">=</text:span><text:span text:style-name="T24"> </text:span><text:span text:style-name="T22">trouver_tache</text:span><text:span text:style-name="T24">(</text:span><text:span text:style-name="T27">&amp;</text:span><text:span text:style-name="T65">list</text:span><text:span text:style-name="T24">, </text:span><text:span text:style-name="T26">id_cible</text:span><text:span text:style-name="T24">) {</text:span></text:p>
      <text:p text:style-name="P26">                        <text:span text:style-name="T23">print!</text:span><text:span text:style-name="T24">(</text:span><text:span text:style-name="T25">"Focus sur : "</text:span><text:span text:style-name="T24">);</text:span></text:p>
      <text:p text:style-name="P26">                        <text:span text:style-name="T26">tache</text:span><text:span text:style-name="T27">.</text:span><text:span text:style-name="T22">display</text:span><text:span text:style-name="T24">();</text:span></text:p>
      <text:p text:style-name="P26">                    <text:span text:style-name="T24">} </text:span><text:span text:style-name="T84">else</text:span><text:span text:style-name="T24"> {</text:span></text:p>
      <text:p text:style-name="P26">                        <text:span text:style-name="T23">println!</text:span><text:span text:style-name="T24">(</text:span><text:span text:style-name="T25">"ID </text:span><text:span text:style-name="T23">{}</text:span><text:span text:style-name="T25"> introuvable."</text:span><text:span text:style-name="T24">, </text:span><text:span text:style-name="T26">id_cible</text:span><text:span text:style-name="T24">);</text:span></text:p>
      <text:p text:style-name="P26">                    <text:span text:style-name="T24">}</text:span></text:p>
      <text:p text:style-name="P26">                <text:span text:style-name="T24">}</text:span></text:p>
      <text:p text:style-name="P26">            <text:span text:style-name="T24">}</text:span></text:p>
      <text:p text:style-name="P30"/>
      <text:p text:style-name="P26">            <text:span text:style-name="T26">s</text:span><text:span text:style-name="T24"> </text:span><text:span text:style-name="T84">if</text:span><text:span text:style-name="T24"> </text:span><text:span text:style-name="T26">s</text:span><text:span text:style-name="T27">.</text:span><text:span text:style-name="T22">parse</text:span><text:span text:style-name="T27">::</text:span><text:span text:style-name="T24">&lt;</text:span><text:span text:style-name="T93">u32</text:span><text:span text:style-name="T24">&gt;()</text:span><text:span text:style-name="T27">.</text:span><text:span text:style-name="T22">is_ok</text:span><text:span text:style-name="T24">() </text:span><text:span text:style-name="T27">=&gt;</text:span><text:span text:style-name="T24"> {</text:span></text:p>
      <text:p text:style-name="P26"><text:soft-page-break/>                <text:span text:style-name="T23">let</text:span><text:span text:style-name="T24"> </text:span><text:span text:style-name="T26">id_val</text:span><text:span text:style-name="T24"> </text:span><text:span text:style-name="T27">=</text:span><text:span text:style-name="T24"> </text:span><text:span text:style-name="T26">s</text:span><text:span text:style-name="T27">.</text:span><text:span text:style-name="T22">parse</text:span><text:span text:style-name="T27">::</text:span><text:span text:style-name="T24">&lt;</text:span><text:span text:style-name="T93">u32</text:span><text:span text:style-name="T24">&gt;()</text:span><text:span text:style-name="T27">.</text:span><text:span text:style-name="T22">unwrap</text:span><text:span text:style-name="T24">();</text:span></text:p>
      <text:p text:style-name="P26">                <text:span text:style-name="T84">for</text:span><text:span text:style-name="T24"> </text:span><text:span text:style-name="T65">task</text:span><text:span text:style-name="T24"> </text:span><text:span text:style-name="T84">in</text:span><text:span text:style-name="T24"> </text:span><text:span text:style-name="T27">&amp;</text:span><text:span text:style-name="T23">mut</text:span><text:span text:style-name="T24"> </text:span><text:span text:style-name="T65">list</text:span><text:span text:style-name="T24"> {</text:span></text:p>
      <text:p text:style-name="P26">                    <text:span text:style-name="T84">if</text:span><text:span text:style-name="T24"> </text:span><text:span text:style-name="T65">task</text:span><text:span text:style-name="T27">.</text:span><text:span text:style-name="T26">id</text:span><text:span text:style-name="T24"> </text:span><text:span text:style-name="T27">==</text:span><text:span text:style-name="T24"> </text:span><text:span text:style-name="T26">id_val</text:span><text:span text:style-name="T24"> {</text:span></text:p>
      <text:p text:style-name="P26">                        <text:span text:style-name="T65">task</text:span><text:span text:style-name="T27">.</text:span><text:span text:style-name="T26">status</text:span><text:span text:style-name="T24"> </text:span><text:span text:style-name="T27">=</text:span><text:span text:style-name="T24"> </text:span><text:span text:style-name="T93">Status</text:span><text:span text:style-name="T27">::</text:span><text:span text:style-name="T156">Done</text:span><text:span text:style-name="T24">;</text:span></text:p>
      <text:p text:style-name="P26">                        <text:span text:style-name="T23">println!</text:span><text:span text:style-name="T24">(</text:span><text:span text:style-name="T25">"Tâche n°</text:span><text:span text:style-name="T23">{}</text:span><text:span text:style-name="T25"> terminée !"</text:span><text:span text:style-name="T24">, </text:span><text:span text:style-name="T26">id_val</text:span><text:span text:style-name="T24">);</text:span></text:p>
      <text:p text:style-name="P26">                    <text:span text:style-name="T24">}</text:span></text:p>
      <text:p text:style-name="P26">                <text:span text:style-name="T24">}</text:span></text:p>
      <text:p text:style-name="P26">            <text:span text:style-name="T24">}</text:span></text:p>
      <text:p text:style-name="P30"/>
      <text:p text:style-name="P26">            <text:span text:style-name="T26">s</text:span><text:span text:style-name="T24"> </text:span><text:span text:style-name="T84">if</text:span><text:span text:style-name="T24"> </text:span><text:span text:style-name="T27">!</text:span><text:span text:style-name="T26">s</text:span><text:span text:style-name="T27">.</text:span><text:span text:style-name="T22">is_empty</text:span><text:span text:style-name="T24">() </text:span><text:span text:style-name="T27">=&gt;</text:span><text:span text:style-name="T24"> {</text:span></text:p>
      <text:p text:style-name="P26">                <text:span text:style-name="T65">list</text:span><text:span text:style-name="T27">.</text:span><text:span text:style-name="T119">push</text:span><text:span text:style-name="T24">(</text:span><text:span text:style-name="T93">Task</text:span><text:span text:style-name="T27">::</text:span><text:span text:style-name="T22">new</text:span><text:span text:style-name="T24">(</text:span><text:span text:style-name="T65">id</text:span><text:span text:style-name="T24">, </text:span><text:span text:style-name="T26">s</text:span><text:span text:style-name="T27">.</text:span><text:span text:style-name="T22">to_string</text:span><text:span text:style-name="T24">()));</text:span></text:p>
      <text:p text:style-name="P26">                <text:span text:style-name="T23">println!</text:span><text:span text:style-name="T24">(</text:span><text:span text:style-name="T25">"Tâche ajoutée !"</text:span><text:span text:style-name="T24">);</text:span></text:p>
      <text:p text:style-name="P26">                <text:span text:style-name="T65">id</text:span><text:span text:style-name="T24"> </text:span><text:span text:style-name="T120">+=</text:span><text:span text:style-name="T24"> </text:span><text:span text:style-name="T33">1</text:span><text:span text:style-name="T24">;</text:span></text:p>
      <text:p text:style-name="P26">            <text:span text:style-name="T24">}</text:span></text:p>
      <text:p text:style-name="P30"/>
      <text:p text:style-name="P26">            <text:span text:style-name="T26">_</text:span><text:span text:style-name="T24"> </text:span><text:span text:style-name="T27">=&gt;</text:span><text:span text:style-name="T24"> </text:span><text:span text:style-name="T23">println!</text:span><text:span text:style-name="T24">(</text:span><text:span text:style-name="T25">"Le titre ne peut pas être vide."</text:span><text:span text:style-name="T24">),</text:span></text:p>
      <text:p text:style-name="P26">        <text:span text:style-name="T24">}</text:span></text:p>
      <text:p text:style-name="P229"/>
      <text:p text:style-name="P232">Le code est tout de suite plus lisible, on évite les if qui s’empilent à l’infini dans le code et Rust s’assure qu’on oublie aucun cas de figure.<text:line-break/><text:span text:style-name="T203">On a aussi remis dans l’ordre de priorité les fonctionnalités afin qu’elles fonctionnent correctement.</text:span></text:p>
      <text:p text:style-name="P232"/>
      <text:p text:style-name="P233"><text:span text:style-name="T192">18 — Option : éliminer le null </text:span> </text:p>
      <text:p text:style-name="P234"><text:span text:style-name="T192">18.</text:span><text:span text:style-name="T204">1</text:span><text:span text:style-name="T192"> — Option&lt;</text:span><text:span text:style-name="T204">T&gt;</text:span></text:p>
      <text:p text:style-name="P232">En Rust, une valeur qui peut être absente n'est pas une variable normale. C'est une boîte scellée.</text:p>
      <text:p text:style-name="P235">Option&lt;T&gt; c’est une boîte qui est soit pleine (Some(valeur)), soit vide (None). Le compilateur oblige à ouvrir la boîte pour voir ce qu’il y a dedans.<text:line-break/>On ne peut pas toucher à la valeur sans ouvrir la boîte, il y a 2 manières de l’ouvrir.<text:line-break/><text:line-break/>Note : c’est ce qu’on a fait dans la fonction trouver_tache.</text:p>
      <text:p text:style-name="P234"><text:span text:style-name="T192">18.</text:span><text:span text:style-name="T204">2</text:span><text:span text:style-name="T192"> — </text:span><text:span text:style-name="T204">Ouvrir la boîte avec match</text:span></text:p>
      <text:p text:style-name="P236"><text:span text:style-name="T52">let</text:span> <text:span text:style-name="T67">resultat</text:span> <text:span text:style-name="T54">=</text:span> <text:span text:style-name="T66">trouver_tache</text:span>(<text:span text:style-name="T54">&amp;</text:span><text:span text:style-name="T53">list</text:span>, <text:span text:style-name="T205">10</text:span>); </text:p>
      <text:p text:style-name="P30"/>
      <text:p text:style-name="P27"><text:span text:style-name="T86">match</text:span> <text:span text:style-name="T67">resultat</text:span> {</text:p>
      <text:p text:style-name="P26">    <text:span text:style-name="T156">Some</text:span><text:span text:style-name="T24">(</text:span><text:span text:style-name="T26">tache</text:span><text:span text:style-name="T24">) </text:span><text:span text:style-name="T27">=&gt;</text:span><text:span text:style-name="T24"> </text:span><text:span text:style-name="T23">println!</text:span><text:span text:style-name="T24">(</text:span><text:span text:style-name="T25">"J'ai trouvé la tâche : </text:span><text:span text:style-name="T23">{}</text:span><text:span text:style-name="T25">"</text:span><text:span text:style-name="T24">, </text:span><text:span text:style-name="T26">tache</text:span><text:span text:style-name="T27">.</text:span><text:span text:style-name="T26">title</text:span><text:span text:style-name="T24">),</text:span></text:p>
      <text:p text:style-name="P26">    <text:span text:style-name="T156">None</text:span><text:span text:style-name="T24"> </text:span><text:span text:style-name="T27">=&gt;</text:span><text:span text:style-name="T24"> </text:span><text:span text:style-name="T23">println!</text:span><text:span text:style-name="T24">(</text:span><text:span text:style-name="T25">"Désolé, cette tâche n'existe pas."</text:span><text:span text:style-name="T24">),</text:span></text:p>
      <text:p text:style-name="P27">}</text:p>
      <text:p text:style-name="P237"><text:line-break/><text:span text:style-name="T206">Ici on est obligé de dire ce qui se passe si c’est vide</text:span></text:p>
      <text:p text:style-name="P238">18.<text:span text:style-name="T207">3 </text:span>— <text:span text:style-name="T208">Ouvrir la boîte avec </text:span><text:span text:style-name="T207">if let</text:span></text:p>
      <text:p text:style-name="P239">Dans le pattern matching ‘voir’ :</text:p>
      <text:p text:style-name="P240"><text:span text:style-name="T86">if</text:span> <text:span text:style-name="T52">let</text:span> <text:span text:style-name="T197">Some</text:span>(<text:span text:style-name="T67">tache</text:span>) <text:span text:style-name="T54">=</text:span> <text:span text:style-name="T66">trouver_tache</text:span>(<text:span text:style-name="T54">&amp;</text:span><text:span text:style-name="T53">list</text:span>, <text:span text:style-name="T67">id_cible</text:span>) {</text:p>
      <text:p text:style-name="P26"><text:soft-page-break/>                        <text:span text:style-name="T23">print!</text:span><text:span text:style-name="T24">(</text:span><text:span text:style-name="T25">"Focus sur : "</text:span><text:span text:style-name="T24">);</text:span></text:p>
      <text:p text:style-name="P26">                        <text:span text:style-name="T26">tache</text:span><text:span text:style-name="T27">.</text:span><text:span text:style-name="T22">display</text:span><text:span text:style-name="T24">();</text:span></text:p>
      <text:p text:style-name="P26">                    <text:span text:style-name="T24">}</text:span></text:p>
      <text:p text:style-name="P240"/>
      <text:p text:style-name="P239">C’est le si et seulement si il y a une valeur, et on s’en fiche s’il n’y en a pas.</text:p>
      <text:p text:style-name="P238">18.<text:span text:style-name="T207">4 </text:span>— <text:span text:style-name="T207">Rechercher une tâche</text:span></text:p>
      <text:p text:style-name="P239">On commence par rajouter la fonction chercher_tache en dehors de la fonction main bien sûr : </text:p>
      <text:p text:style-name="P241"><text:span text:style-name="T52">fn</text:span> <text:span text:style-name="T66">chercher_tache</text:span>&lt;<text:span text:style-name="T52">'a</text:span>&gt;(<text:span text:style-name="T67">liste</text:span><text:span text:style-name="T54">:</text:span> <text:span text:style-name="T54">&amp;</text:span><text:span text:style-name="T52">'a</text:span> [<text:span text:style-name="T68">Task</text:span>], <text:span text:style-name="T67">mot_cle</text:span><text:span text:style-name="T54">:</text:span> <text:span text:style-name="T54">&amp;</text:span><text:span text:style-name="T68">str</text:span>) <text:span text:style-name="T54">-&gt;</text:span> <text:span text:style-name="T68">Option</text:span>&lt;<text:span text:style-name="T54">&amp;</text:span><text:span text:style-name="T52">'a</text:span> <text:span text:style-name="T68">Task</text:span>&gt; {</text:p>
      <text:p text:style-name="P26">    <text:span text:style-name="T84">for</text:span><text:span text:style-name="T24"> </text:span><text:span text:style-name="T26">task</text:span><text:span text:style-name="T24"> </text:span><text:span text:style-name="T84">in</text:span><text:span text:style-name="T24"> </text:span><text:span text:style-name="T26">liste</text:span><text:span text:style-name="T24"> {</text:span></text:p>
      <text:p text:style-name="P26">        <text:span text:style-name="T84">if</text:span><text:span text:style-name="T24"> </text:span><text:span text:style-name="T26">task</text:span><text:span text:style-name="T27">.</text:span><text:span text:style-name="T26">title</text:span><text:span text:style-name="T24"> </text:span><text:span text:style-name="T27">==</text:span><text:span text:style-name="T24"> </text:span><text:span text:style-name="T26">mot_cle</text:span><text:span text:style-name="T24"> {</text:span></text:p>
      <text:p text:style-name="P26">            <text:span text:style-name="T84">return</text:span><text:span text:style-name="T24"> </text:span><text:span text:style-name="T156">Some</text:span><text:span text:style-name="T24">(</text:span><text:span text:style-name="T26">task</text:span><text:span text:style-name="T24">); </text:span></text:p>
      <text:p text:style-name="P26">        <text:span text:style-name="T24">}</text:span></text:p>
      <text:p text:style-name="P26">    <text:span text:style-name="T24">}</text:span></text:p>
      <text:p text:style-name="P26">    <text:span text:style-name="T156">None</text:span><text:span text:style-name="T24"> </text:span></text:p>
      <text:p text:style-name="P27">}</text:p>
      <text:p text:style-name="P27"/>
      <text:p text:style-name="P242">Et ensuite on crée un nouveau pattern matching avec le mot « chercher », en le plaçant avant le suppr et l’ajout</text:p>
      <text:p text:style-name="P242"/>
      <text:p text:style-name="P243"><text:span text:style-name="T67">s</text:span> <text:span text:style-name="T86">if</text:span> <text:span text:style-name="T67">s</text:span><text:span text:style-name="T54">.</text:span><text:span text:style-name="T66">starts_with</text:span>(<text:span text:style-name="T55">"chercher "</text:span>) <text:span text:style-name="T54">=&gt;</text:span> {</text:p>
      <text:p text:style-name="P26">            <text:span text:style-name="T23">let</text:span><text:span text:style-name="T24"> </text:span><text:span text:style-name="T26">reste</text:span><text:span text:style-name="T24"> </text:span><text:span text:style-name="T27">=</text:span><text:span text:style-name="T24"> </text:span><text:span text:style-name="T26">s</text:span><text:span text:style-name="T27">.</text:span><text:span text:style-name="T22">replace</text:span><text:span text:style-name="T24">(</text:span><text:span text:style-name="T25">"chercher "</text:span><text:span text:style-name="T24">, </text:span><text:span text:style-name="T25">""</text:span><text:span text:style-name="T24">);</text:span></text:p>
      <text:p text:style-name="P26">            </text:p>
      <text:p text:style-name="P26">                <text:span text:style-name="T84">match</text:span><text:span text:style-name="T24"> </text:span><text:span text:style-name="T22">chercher_tache</text:span><text:span text:style-name="T24">(</text:span><text:span text:style-name="T27">&amp;</text:span><text:span text:style-name="T65">list</text:span><text:span text:style-name="T24">, </text:span><text:span text:style-name="T26">reste</text:span><text:span text:style-name="T27">.</text:span><text:span text:style-name="T22">trim</text:span><text:span text:style-name="T24">()) {</text:span></text:p>
      <text:p text:style-name="P26">                    <text:span text:style-name="T156">Some</text:span><text:span text:style-name="T24">(</text:span><text:span text:style-name="T26">tache</text:span><text:span text:style-name="T24">) </text:span><text:span text:style-name="T27">=&gt;</text:span><text:span text:style-name="T24"> {</text:span></text:p>
      <text:p text:style-name="P26">                        <text:span text:style-name="T23">println!</text:span><text:span text:style-name="T24">(</text:span><text:span text:style-name="T25">"Trouvé ! Voici le détail :"</text:span><text:span text:style-name="T24">);</text:span></text:p>
      <text:p text:style-name="P26">                        <text:span text:style-name="T26">tache</text:span><text:span text:style-name="T27">.</text:span><text:span text:style-name="T22">display</text:span><text:span text:style-name="T24">();</text:span></text:p>
      <text:p text:style-name="P26">                    <text:span text:style-name="T24">},</text:span></text:p>
      <text:p text:style-name="P26">                    <text:span text:style-name="T156">None</text:span><text:span text:style-name="T24"> </text:span><text:span text:style-name="T27">=&gt;</text:span><text:span text:style-name="T24"> </text:span><text:span text:style-name="T23">println!</text:span><text:span text:style-name="T24">(</text:span><text:span text:style-name="T25">"Désolé, aucune tâche ne s'appelle '</text:span><text:span text:style-name="T23">{}</text:span><text:span text:style-name="T25">'."</text:span><text:span text:style-name="T24">, </text:span><text:span text:style-name="T26">reste</text:span><text:span text:style-name="T27">.</text:span><text:span text:style-name="T22">trim</text:span><text:span text:style-name="T24">()),</text:span></text:p>
      <text:p text:style-name="P26">                <text:span text:style-name="T24">}</text:span></text:p>
      <text:p text:style-name="P26">            <text:span text:style-name="T24">}</text:span></text:p>
      <text:p text:style-name="P242"/>
      <text:p text:style-name="P244"><text:span text:style-name="T192">1</text:span><text:span text:style-name="T209">9 </text:span><text:span text:style-name="T192">— </text:span><text:span text:style-name="T209">Result : gestion d’erreurs</text:span></text:p>
      <text:p text:style-name="P245"><text:span text:style-name="T127">Si </text:span><text:span text:style-name="Source_20_Text"><text:span text:style-name="T127">Option</text:span></text:span><text:span text:style-name="T127"> gérait l'absence de valeur, </text:span><text:span text:style-name="Source_20_Text"><text:span text:style-name="T127">Result</text:span></text:span><text:span text:style-name="T127"> gère la présence d'une erreur. C'est ce qui permet à Rust d'être aussi stable : on ne "lance" pas d'exceptions (comme en Python ou Java), on retourne l'erreur comme une donnée normale. </text:span></text:p>
      <text:p text:style-name="P239"/>
      <text:h text:style-name="P246" text:outline-level="2"><text:span text:style-name="T168">19.1 — </text:span><text:span text:style-name="Source_20_Text"><text:span text:style-name="T168">Result&lt;T, E&gt;</text:span></text:span></text:h>
      <text:p text:style-name="P247">Un <text:span text:style-name="Source_20_Text">Result</text:span> est une énumération à deux faces :</text:p>
      <text:list text:style-name="L34">
        <text:list-item>
          <text:p text:style-name="P248"><text:span text:style-name="Source_20_Text"><text:span text:style-name="T2">Ok(T)</text:span></text:span> : Tout s'est bien passé, voici le résultat (<text:span text:style-name="Source_20_Text">T</text:span>).</text:p>
        </text:list-item>
        <text:list-item>
          <text:p text:style-name="P248"><text:span text:style-name="Source_20_Text"><text:span text:style-name="T2">Err(E)</text:span></text:span> : Il y a eu un problème, voici l'erreur (<text:span text:style-name="Source_20_Text">E</text:span>).</text:p>
        </text:list-item>
      </text:list>
      <text:p text:style-name="P247">C'est exactement ce que renvoie la fonction <text:span text:style-name="Source_20_Text">.parse::&lt;u32&gt;()</text:span> qu<text:span text:style-name="T210">e l’on</text:span> utilise :</text:p>
      <text:list text:style-name="L35">
        <text:list-item>
          <text:p text:style-name="P249"><text:soft-page-break/>Si tu tapes "12", elle renvoie <text:span text:style-name="Source_20_Text">Ok(12)</text:span>.</text:p>
        </text:list-item>
        <text:list-item>
          <text:p text:style-name="P249">Si tu tapes "Bonjour", elle renvoie <text:span text:style-name="Source_20_Text">Err(...)</text:span>.</text:p>
        </text:list-item>
      </text:list>
      <text:h text:style-name="P250" text:outline-level="2">19.2 — <text:span text:style-name="T211">Différence Panic vs Gestion propre</text:span></text:h>
      <text:p text:style-name="P247">Il y a deux façons de traiter une erreur en Rust :</text:p>
      <text:list text:style-name="L36">
        <text:list-item>
          <text:p text:style-name="P251"><text:span text:style-name="T2">Le Panic (L'arrêt d'urgence)</text:span> : C'est quand tu utilises <text:span text:style-name="Source_20_Text">.expect()</text:span> ou <text:span text:style-name="Source_20_Text">.unwrap()</text:span>. Tu dis au programme : "Donne-moi le contenu de la boîte, et si elle est vide, <text:span text:style-name="T2">fais </text:span><text:span text:style-name="T212">crasher</text:span><text:span text:style-name="T2"> tout le programme</text:span>".</text:p>
        </text:list-item>
        <text:list-item>
          <text:p text:style-name="P251"><text:span text:style-name="T2">La Gestion propre (Le Match)</text:span> : Tu traites l'erreur sans faire crasher le programme, <text:span text:style-name="T210">comme dans le projet.</text:span></text:p>
        </text:list-item>
      </text:list>
      <text:p text:style-name="P245">19.3 — Application au projet : Sécuriser l'ajout de tâche</text:p>
      <text:p text:style-name="P252">On ajoute une fonction de validation : </text:p>
      <text:p text:style-name="P253"><text:span text:style-name="T52">fn</text:span> <text:span text:style-name="T66">valider_titre</text:span>(<text:span text:style-name="T67">titre</text:span><text:span text:style-name="T54">:</text:span> <text:span text:style-name="T54">&amp;</text:span><text:span text:style-name="T68">str</text:span>) <text:span text:style-name="T54">-&gt;</text:span> <text:span text:style-name="T68">Result</text:span>&lt;<text:span text:style-name="T68">String</text:span>, <text:span text:style-name="T68">String</text:span>&gt; {</text:p>
      <text:p text:style-name="P26">    <text:span text:style-name="T84">if</text:span><text:span text:style-name="T24"> </text:span><text:span text:style-name="T26">titre</text:span><text:span text:style-name="T27">.</text:span><text:span text:style-name="T22">len</text:span><text:span text:style-name="T24">() </text:span><text:span text:style-name="T27">&lt;</text:span><text:span text:style-name="T24"> </text:span><text:span text:style-name="T33">3</text:span><text:span text:style-name="T24"> {</text:span></text:p>
      <text:p text:style-name="P26">        <text:span text:style-name="T156">Err</text:span><text:span text:style-name="T24">(</text:span><text:span text:style-name="T93">String</text:span><text:span text:style-name="T27">::</text:span><text:span text:style-name="T22">from</text:span><text:span text:style-name="T24">(</text:span><text:span text:style-name="T25">"Le titre doit faire au moins 3 caractères."</text:span><text:span text:style-name="T24">))</text:span></text:p>
      <text:p text:style-name="P26">    <text:span text:style-name="T24">} </text:span><text:span text:style-name="T84">else</text:span><text:span text:style-name="T24"> {</text:span></text:p>
      <text:p text:style-name="P26">        <text:span text:style-name="T156">Ok</text:span><text:span text:style-name="T24">(</text:span><text:span text:style-name="T26">titre</text:span><text:span text:style-name="T27">.</text:span><text:span text:style-name="T22">to_string</text:span><text:span text:style-name="T24">())</text:span></text:p>
      <text:p text:style-name="P26">    <text:span text:style-name="T24">}</text:span></text:p>
      <text:p text:style-name="P27">}</text:p>
      <text:p text:style-name="P252">Si le titre de la tâche fait moins de 3 caractères, cela renvoie une erreur et donc le message d’erreur associé grâce à Result.</text:p>
      <text:p text:style-name="P252">Ensuite on modifie le match d’ajout de tâche par celui ci pour bien prendre en compte la nouvelle fonction : </text:p>
      <text:p text:style-name="P253"><text:span text:style-name="T67">s</text:span> <text:span text:style-name="T86">if</text:span> <text:span text:style-name="T54">!</text:span><text:span text:style-name="T67">s</text:span><text:span text:style-name="T54">.</text:span><text:span text:style-name="T66">is_empty</text:span>() <text:span text:style-name="T54">=&gt;</text:span> {</text:p>
      <text:p text:style-name="P26">                <text:span text:style-name="T84">match</text:span><text:span text:style-name="T24"> </text:span><text:span text:style-name="T22">valider_titre</text:span><text:span text:style-name="T24">(</text:span><text:span text:style-name="T26">s</text:span><text:span text:style-name="T24">) {</text:span></text:p>
      <text:p text:style-name="P26">                    <text:span text:style-name="T156">Ok</text:span><text:span text:style-name="T24">(</text:span><text:span text:style-name="T26">titre_valide</text:span><text:span text:style-name="T24">) </text:span><text:span text:style-name="T27">=&gt;</text:span><text:span text:style-name="T24"> {</text:span></text:p>
      <text:p text:style-name="P26">                        <text:span text:style-name="T65">list</text:span><text:span text:style-name="T27">.</text:span><text:span text:style-name="T119">push</text:span><text:span text:style-name="T24">(</text:span><text:span text:style-name="T93">Task</text:span><text:span text:style-name="T27">::</text:span><text:span text:style-name="T22">new</text:span><text:span text:style-name="T24">(</text:span><text:span text:style-name="T65">id</text:span><text:span text:style-name="T24">, </text:span><text:span text:style-name="T26">titre_valide</text:span><text:span text:style-name="T24">));</text:span></text:p>
      <text:p text:style-name="P26">                        <text:span text:style-name="T23">println!</text:span><text:span text:style-name="T24">(</text:span><text:span text:style-name="T25">"Tâche ajoutée !"</text:span><text:span text:style-name="T24">);</text:span></text:p>
      <text:p text:style-name="P26">                        <text:span text:style-name="T65">id</text:span><text:span text:style-name="T24"> </text:span><text:span text:style-name="T120">+=</text:span><text:span text:style-name="T24"> </text:span><text:span text:style-name="T33">1</text:span><text:span text:style-name="T24">;</text:span></text:p>
      <text:p text:style-name="P26">                    <text:span text:style-name="T24">},</text:span></text:p>
      <text:p text:style-name="P26">                    <text:span text:style-name="T156">Err</text:span><text:span text:style-name="T24">(</text:span><text:span text:style-name="T26">message</text:span><text:span text:style-name="T24">) </text:span><text:span text:style-name="T27">=&gt;</text:span><text:span text:style-name="T24"> </text:span><text:span text:style-name="T23">println!</text:span><text:span text:style-name="T24">(</text:span><text:span text:style-name="T25">"Erreur : </text:span><text:span text:style-name="T23">{}</text:span><text:span text:style-name="T25">"</text:span><text:span text:style-name="T24">, </text:span><text:span text:style-name="T26">message</text:span><text:span text:style-name="T24">),</text:span></text:p>
      <text:p text:style-name="P26">                <text:span text:style-name="T24">}</text:span></text:p>
      <text:p text:style-name="P26">            <text:span text:style-name="T24">}</text:span></text:p>
      <text:p text:style-name="P252">Si une erreur est renvoyée, un message d’erreur est envoyé, sinon la tâche est ajoutée sans problèmes.</text:p>
      <text:p text:style-name="P252"/>
      <text:p text:style-name="P254"><text:span text:style-name="T213">20</text:span><text:span text:style-name="T214"> </text:span><text:span text:style-name="T215">— </text:span><text:span text:style-name="T214">Result : gestion d’erreurs</text:span></text:p>
      <text:p text:style-name="P254">Gérer chaque erreur avec un <text:span text:style-name="Source_20_Text">match</text:span> peut vite devenir lourd (on appelle ça le "pyramide de la mort" quand on a trop d'accolades imbriquées). L'opérateur <text:span text:style-name="Source_20_Text">?</text:span> permet de simplifier tout ça. </text:p>
      <text:p text:style-name="P254"><text:span text:style-name="T168">20.1 — L'opérateur </text:span><text:span text:style-name="Source_20_Text"><text:span text:style-name="T168">?</text:span></text:span></text:p>
      <text:p text:style-name="P255"><text:soft-page-break/><text:span text:style-name="T127">L'opérateur </text:span><text:span text:style-name="Source_20_Text"><text:span text:style-name="T127">?</text:span></text:span><text:span text:style-name="T127"> placé à la fin d'une fonction qui renvoie un </text:span><text:span text:style-name="Source_20_Text"><text:span text:style-name="T127">Result</text:span></text:span><text:span text:style-name="T127"> ou une </text:span><text:span text:style-name="Source_20_Text"><text:span text:style-name="T127">Option</text:span></text:span><text:span text:style-name="T127"> signifie :</text:span></text:p>
      <text:list text:style-name="L37">
        <text:list-item>
          <text:p text:style-name="P256"><text:span text:style-name="T127">Si c'est </text:span><text:span text:style-name="Source_20_Text"><text:span text:style-name="T127">Ok</text:span></text:span><text:span text:style-name="T127"> : Déballe la valeur et continue.</text:span></text:p>
        </text:list-item>
        <text:list-item>
          <text:p text:style-name="P256"><text:span text:style-name="T127">Si c'est </text:span><text:span text:style-name="Source_20_Text"><text:span text:style-name="T127">Err</text:span></text:span><text:span text:style-name="T127"> : Arrête immédiatement la fonction actuelle et renvoie l'erreur à la fonction qui l'a appelée.</text:span></text:p>
        </text:list-item>
      </text:list>
      <text:p text:style-name="P161">C'est ce qu'on appelle la propagation. Au lieu de gérer l'erreur ici, tu la remontes au niveau supérieur.</text:p>
      <text:p text:style-name="P255">20.2 — Refactor du code CLI</text:p>
      <text:p text:style-name="P257">On met ce qu’il y avait dans le match dans une nouvelle fonction en dehors du main. On modifie aussi les blocs d’ajout, de suppression et de détail pour utiliser l’opérateur ?.<text:line-break/>Dans la fonction main, on supprime le match pour le remplacer par un if pour « quitter ». On met aussi un if, qui, en cas d’erreur lors de l’exécution de la commande, renvoie un message d’erreur.</text:p>
      <text:p text:style-name="P258"><text:span text:style-name="T52">use</text:span> <text:span text:style-name="T68">std</text:span><text:span text:style-name="T54">::</text:span><text:span text:style-name="T68">io</text:span>;</text:p>
      <text:p text:style-name="P30"/>
      <text:p text:style-name="P27"><text:span text:style-name="T52">enum</text:span> <text:span text:style-name="T68">Status</text:span> {</text:p>
      <text:p text:style-name="P26">    <text:span text:style-name="T156">Pending</text:span><text:span text:style-name="T24">,</text:span></text:p>
      <text:p text:style-name="P26">    <text:span text:style-name="T156">Done</text:span><text:span text:style-name="T24">,</text:span></text:p>
      <text:p text:style-name="P27">}</text:p>
      <text:p text:style-name="P27"><text:span text:style-name="T52">struct</text:span> <text:span text:style-name="T68">Task</text:span> {</text:p>
      <text:p text:style-name="P26">    <text:span text:style-name="T26">id</text:span><text:span text:style-name="T27">:</text:span><text:span text:style-name="T24"> </text:span><text:span text:style-name="T93">u32</text:span><text:span text:style-name="T24">,</text:span></text:p>
      <text:p text:style-name="P26">    <text:span text:style-name="T26">title</text:span><text:span text:style-name="T27">:</text:span><text:span text:style-name="T24"> </text:span><text:span text:style-name="T93">String</text:span><text:span text:style-name="T24">,</text:span></text:p>
      <text:p text:style-name="P26">    <text:span text:style-name="T26">status</text:span><text:span text:style-name="T27">:</text:span><text:span text:style-name="T24"> </text:span><text:span text:style-name="T93">Status</text:span><text:span text:style-name="T24">,</text:span></text:p>
      <text:p text:style-name="P27">}</text:p>
      <text:p text:style-name="P30"/>
      <text:p text:style-name="P27"><text:span text:style-name="T52">impl</text:span> <text:span text:style-name="T68">Task</text:span> {</text:p>
      <text:p text:style-name="P26">    <text:span text:style-name="T23">fn</text:span><text:span text:style-name="T24"> </text:span><text:span text:style-name="T22">new</text:span><text:span text:style-name="T24">(</text:span><text:span text:style-name="T26">id</text:span><text:span text:style-name="T27">:</text:span><text:span text:style-name="T24"> </text:span><text:span text:style-name="T93">u32</text:span><text:span text:style-name="T24">, </text:span><text:span text:style-name="T26">title</text:span><text:span text:style-name="T27">:</text:span><text:span text:style-name="T24"> </text:span><text:span text:style-name="T93">String</text:span><text:span text:style-name="T24">) </text:span><text:span text:style-name="T27">-&gt;</text:span><text:span text:style-name="T24"> </text:span><text:span text:style-name="T93">Task</text:span><text:span text:style-name="T24"> {</text:span></text:p>
      <text:p text:style-name="P26">        <text:span text:style-name="T93">Task</text:span><text:span text:style-name="T24"> {</text:span></text:p>
      <text:p text:style-name="P26">            <text:span text:style-name="T26">id</text:span><text:span text:style-name="T24">,</text:span></text:p>
      <text:p text:style-name="P26">            <text:span text:style-name="T26">title</text:span><text:span text:style-name="T24">,</text:span></text:p>
      <text:p text:style-name="P26">            <text:span text:style-name="T26">status</text:span><text:span text:style-name="T27">:</text:span><text:span text:style-name="T24"> </text:span><text:span text:style-name="T93">Status</text:span><text:span text:style-name="T27">::</text:span><text:span text:style-name="T156">Pending</text:span><text:span text:style-name="T24">,</text:span></text:p>
      <text:p text:style-name="P26">        <text:span text:style-name="T24">}</text:span></text:p>
      <text:p text:style-name="P26">    <text:span text:style-name="T24">}</text:span></text:p>
      <text:p text:style-name="P26">    </text:p>
      <text:p text:style-name="P30"/>
      <text:p text:style-name="P26">    </text:p>
      <text:p text:style-name="P26">    <text:span text:style-name="T23">fn</text:span><text:span text:style-name="T24"> </text:span><text:span text:style-name="T22">display</text:span><text:span text:style-name="T24">(</text:span><text:span text:style-name="T27">&amp;</text:span><text:span text:style-name="T23">self</text:span><text:span text:style-name="T24">) {</text:span></text:p>
      <text:p text:style-name="P26">        <text:span text:style-name="T23">let</text:span><text:span text:style-name="T24"> </text:span><text:span text:style-name="T26">check</text:span><text:span text:style-name="T24"> </text:span><text:span text:style-name="T27">=</text:span><text:span text:style-name="T24"> </text:span><text:span text:style-name="T84">match</text:span><text:span text:style-name="T24"> </text:span><text:span text:style-name="T23">self</text:span><text:span text:style-name="T27">.</text:span><text:span text:style-name="T26">status</text:span><text:span text:style-name="T24"> {</text:span></text:p>
      <text:p text:style-name="P26">            <text:span text:style-name="T93">Status</text:span><text:span text:style-name="T27">::</text:span><text:span text:style-name="T156">Pending</text:span><text:span text:style-name="T24"> </text:span><text:span text:style-name="T27">=&gt;</text:span><text:span text:style-name="T24"> </text:span><text:span text:style-name="T25">"En Cours"</text:span><text:span text:style-name="T24">,</text:span></text:p>
      <text:p text:style-name="P26">            <text:span text:style-name="T93">Status</text:span><text:span text:style-name="T27">::</text:span><text:span text:style-name="T156">Done</text:span><text:span text:style-name="T24"> </text:span><text:span text:style-name="T27">=&gt;</text:span><text:span text:style-name="T24"> </text:span><text:span text:style-name="T25">"Complété"</text:span><text:span text:style-name="T24">,</text:span></text:p>
      <text:p text:style-name="P26">        <text:span text:style-name="T24">};</text:span></text:p>
      <text:p text:style-name="P26">        <text:span text:style-name="T23">println!</text:span><text:span text:style-name="T24">(</text:span><text:span text:style-name="T25">"</text:span><text:span text:style-name="T23">{}</text:span><text:span text:style-name="T25"> - </text:span><text:span text:style-name="T23">{}</text:span><text:span text:style-name="T25"> - </text:span><text:span text:style-name="T23">{}</text:span><text:span text:style-name="T25">"</text:span><text:span text:style-name="T24">,</text:span><text:span text:style-name="T23">self</text:span><text:span text:style-name="T27">.</text:span><text:span text:style-name="T26">id</text:span><text:span text:style-name="T24">, </text:span><text:span text:style-name="T23">self</text:span><text:span text:style-name="T27">.</text:span><text:span text:style-name="T26">title</text:span><text:span text:style-name="T24">, </text:span><text:span text:style-name="T26">check</text:span><text:span text:style-name="T24">);</text:span></text:p>
      <text:p text:style-name="P26">    <text:span text:style-name="T24">}</text:span></text:p>
      <text:p text:style-name="P27">}</text:p>
      <text:p text:style-name="P30"/>
      <text:p text:style-name="P27"><text:span text:style-name="T52">fn</text:span> <text:span text:style-name="T66">valider_titre</text:span>(<text:span text:style-name="T67">titre</text:span><text:span text:style-name="T54">:</text:span> <text:span text:style-name="T54">&amp;</text:span><text:span text:style-name="T68">str</text:span>) <text:span text:style-name="T54">-&gt;</text:span> <text:span text:style-name="T68">Result</text:span>&lt;<text:span text:style-name="T68">String</text:span>, <text:span text:style-name="T68">String</text:span>&gt; {</text:p>
      <text:p text:style-name="P26">    <text:span text:style-name="T84">if</text:span><text:span text:style-name="T24"> </text:span><text:span text:style-name="T26">titre</text:span><text:span text:style-name="T27">.</text:span><text:span text:style-name="T22">len</text:span><text:span text:style-name="T24">() </text:span><text:span text:style-name="T27">&lt;</text:span><text:span text:style-name="T24"> </text:span><text:span text:style-name="T33">3</text:span><text:span text:style-name="T24"> {</text:span></text:p>
      <text:p text:style-name="P26">        <text:span text:style-name="T156">Err</text:span><text:span text:style-name="T24">(</text:span><text:span text:style-name="T93">String</text:span><text:span text:style-name="T27">::</text:span><text:span text:style-name="T22">from</text:span><text:span text:style-name="T24">(</text:span><text:span text:style-name="T25">"Le titre doit faire au moins 3 caractères."</text:span><text:span text:style-name="T24">))</text:span></text:p>
      <text:p text:style-name="P26"><text:soft-page-break/>    <text:span text:style-name="T24">} </text:span><text:span text:style-name="T84">else</text:span><text:span text:style-name="T24"> {</text:span></text:p>
      <text:p text:style-name="P26">        <text:span text:style-name="T156">Ok</text:span><text:span text:style-name="T24">(</text:span><text:span text:style-name="T26">titre</text:span><text:span text:style-name="T27">.</text:span><text:span text:style-name="T22">to_string</text:span><text:span text:style-name="T24">())</text:span></text:p>
      <text:p text:style-name="P26">    <text:span text:style-name="T24">}</text:span></text:p>
      <text:p text:style-name="P27">}</text:p>
      <text:p text:style-name="P30"/>
      <text:p text:style-name="P27"><text:span text:style-name="T52">fn</text:span> <text:span text:style-name="T66">trouver_tache</text:span>&lt;<text:span text:style-name="T52">'a</text:span>&gt;(<text:span text:style-name="T67">liste</text:span><text:span text:style-name="T54">:</text:span> <text:span text:style-name="T54">&amp;</text:span><text:span text:style-name="T52">'a</text:span> <text:span text:style-name="T68">Vec</text:span>&lt;<text:span text:style-name="T68">Task</text:span>&gt;, <text:span text:style-name="T67">id_recherche</text:span><text:span text:style-name="T54">:</text:span> <text:span text:style-name="T68">u32</text:span>) <text:span text:style-name="T54">-&gt;</text:span> <text:span text:style-name="T68">Option</text:span>&lt;<text:span text:style-name="T54">&amp;</text:span><text:span text:style-name="T52">'a</text:span> <text:span text:style-name="T68">Task</text:span>&gt; {</text:p>
      <text:p text:style-name="P26">    <text:span text:style-name="T84">for</text:span><text:span text:style-name="T24"> </text:span><text:span text:style-name="T26">task</text:span><text:span text:style-name="T24"> </text:span><text:span text:style-name="T84">in</text:span><text:span text:style-name="T24"> </text:span><text:span text:style-name="T26">liste</text:span><text:span text:style-name="T24"> {</text:span></text:p>
      <text:p text:style-name="P26">        <text:span text:style-name="T84">if</text:span><text:span text:style-name="T24"> </text:span><text:span text:style-name="T26">task</text:span><text:span text:style-name="T27">.</text:span><text:span text:style-name="T26">id</text:span><text:span text:style-name="T24"> </text:span><text:span text:style-name="T27">==</text:span><text:span text:style-name="T24"> </text:span><text:span text:style-name="T26">id_recherche</text:span><text:span text:style-name="T24"> {</text:span></text:p>
      <text:p text:style-name="P26">            <text:span text:style-name="T84">return</text:span><text:span text:style-name="T24"> </text:span><text:span text:style-name="T156">Some</text:span><text:span text:style-name="T24">(</text:span><text:span text:style-name="T26">task</text:span><text:span text:style-name="T24">); </text:span></text:p>
      <text:p text:style-name="P26">        <text:span text:style-name="T24">}</text:span></text:p>
      <text:p text:style-name="P26">    <text:span text:style-name="T24">}</text:span></text:p>
      <text:p text:style-name="P26">    <text:span text:style-name="T156">None</text:span></text:p>
      <text:p text:style-name="P27">}</text:p>
      <text:p text:style-name="P30"/>
      <text:p text:style-name="P27"><text:span text:style-name="T52">fn</text:span> <text:span text:style-name="T66">chercher_tache</text:span>&lt;<text:span text:style-name="T52">'a</text:span>&gt;(<text:span text:style-name="T67">liste</text:span><text:span text:style-name="T54">:</text:span> <text:span text:style-name="T54">&amp;</text:span><text:span text:style-name="T52">'a</text:span> [<text:span text:style-name="T68">Task</text:span>], <text:span text:style-name="T67">mot_cle</text:span><text:span text:style-name="T54">:</text:span> <text:span text:style-name="T54">&amp;</text:span><text:span text:style-name="T68">str</text:span>) <text:span text:style-name="T54">-&gt;</text:span> <text:span text:style-name="T68">Option</text:span>&lt;<text:span text:style-name="T54">&amp;</text:span><text:span text:style-name="T52">'a</text:span> <text:span text:style-name="T68">Task</text:span>&gt; {</text:p>
      <text:p text:style-name="P26">    <text:span text:style-name="T84">for</text:span><text:span text:style-name="T24"> </text:span><text:span text:style-name="T26">task</text:span><text:span text:style-name="T24"> </text:span><text:span text:style-name="T84">in</text:span><text:span text:style-name="T24"> </text:span><text:span text:style-name="T26">liste</text:span><text:span text:style-name="T24"> {</text:span></text:p>
      <text:p text:style-name="P26">        <text:span text:style-name="T84">if</text:span><text:span text:style-name="T24"> </text:span><text:span text:style-name="T26">task</text:span><text:span text:style-name="T27">.</text:span><text:span text:style-name="T26">title</text:span><text:span text:style-name="T24"> </text:span><text:span text:style-name="T27">==</text:span><text:span text:style-name="T24"> </text:span><text:span text:style-name="T26">mot_cle</text:span><text:span text:style-name="T24"> {</text:span></text:p>
      <text:p text:style-name="P26">            <text:span text:style-name="T84">return</text:span><text:span text:style-name="T24"> </text:span><text:span text:style-name="T156">Some</text:span><text:span text:style-name="T24">(</text:span><text:span text:style-name="T26">task</text:span><text:span text:style-name="T24">); </text:span></text:p>
      <text:p text:style-name="P26">        <text:span text:style-name="T24">}</text:span></text:p>
      <text:p text:style-name="P26">    <text:span text:style-name="T24">}</text:span></text:p>
      <text:p text:style-name="P26">    <text:span text:style-name="T156">None</text:span><text:span text:style-name="T24"> </text:span></text:p>
      <text:p text:style-name="P27">}</text:p>
      <text:p text:style-name="P30"/>
      <text:p text:style-name="P27"><text:span text:style-name="T52">fn</text:span> <text:span text:style-name="T66">executer_commande</text:span>(<text:span text:style-name="T67">titre</text:span><text:span text:style-name="T54">:</text:span> <text:span text:style-name="T54">&amp;</text:span><text:span text:style-name="T68">str</text:span>, <text:span text:style-name="T53">list</text:span><text:span text:style-name="T54">:</text:span> <text:span text:style-name="T54">&amp;</text:span><text:span text:style-name="T52">mut</text:span> <text:span text:style-name="T68">Vec</text:span>&lt;<text:span text:style-name="T68">Task</text:span>&gt;, <text:span text:style-name="T53">id</text:span><text:span text:style-name="T54">:</text:span> <text:span text:style-name="T54">&amp;</text:span><text:span text:style-name="T52">mut</text:span> <text:span text:style-name="T68">u32</text:span>) <text:span text:style-name="T54">-&gt;</text:span> <text:span text:style-name="T68">Result</text:span>&lt;(), <text:span text:style-name="T68">String</text:span>&gt; {</text:p>
      <text:p text:style-name="P26">    <text:span text:style-name="T84">match</text:span><text:span text:style-name="T24"> </text:span><text:span text:style-name="T26">titre</text:span><text:span text:style-name="T24"> {</text:span></text:p>
      <text:p text:style-name="P26">        <text:span text:style-name="T25">"quitter"</text:span><text:span text:style-name="T24"> </text:span><text:span text:style-name="T27">=&gt;</text:span><text:span text:style-name="T24"> {</text:span></text:p>
      <text:p text:style-name="P26">            <text:span text:style-name="T156">Ok</text:span><text:span text:style-name="T24">(())</text:span></text:p>
      <text:p text:style-name="P26">        <text:span text:style-name="T24">}</text:span></text:p>
      <text:p text:style-name="P30"/>
      <text:p text:style-name="P26">        <text:span text:style-name="T25">"liste"</text:span><text:span text:style-name="T24"> </text:span><text:span text:style-name="T27">=&gt;</text:span><text:span text:style-name="T24"> {</text:span></text:p>
      <text:p text:style-name="P26">            <text:span text:style-name="T23">println!</text:span><text:span text:style-name="T24">(</text:span><text:span text:style-name="T25">"</text:span><text:span text:style-name="T28">\n</text:span><text:span text:style-name="T25">Liste de Tâches : "</text:span><text:span text:style-name="T24">);</text:span></text:p>
      <text:p text:style-name="P26">            <text:span text:style-name="T84">for</text:span><text:span text:style-name="T24"> </text:span><text:span text:style-name="T65">task</text:span><text:span text:style-name="T24"> </text:span><text:span text:style-name="T84">in</text:span><text:span text:style-name="T24"> </text:span><text:span text:style-name="T65">list</text:span><text:span text:style-name="T24"> {</text:span></text:p>
      <text:p text:style-name="P26">                <text:span text:style-name="T84">match</text:span><text:span text:style-name="T24"> </text:span><text:span text:style-name="T65">task</text:span><text:span text:style-name="T24"> {</text:span></text:p>
      <text:p text:style-name="P26">                    <text:span text:style-name="T93">Task</text:span><text:span text:style-name="T24"> { </text:span><text:span text:style-name="T26">id</text:span><text:span text:style-name="T24">, </text:span><text:span text:style-name="T26">title</text:span><text:span text:style-name="T24">, </text:span><text:span text:style-name="T26">status</text:span><text:span text:style-name="T27">:</text:span><text:span text:style-name="T24"> </text:span><text:span text:style-name="T93">Status</text:span><text:span text:style-name="T27">::</text:span><text:span text:style-name="T156">Done</text:span><text:span text:style-name="T24"> } </text:span><text:span text:style-name="T27">=&gt;</text:span><text:span text:style-name="T24"> </text:span><text:span text:style-name="T23">println!</text:span><text:span text:style-name="T24">(</text:span><text:span text:style-name="T25">"[TERMINEE] №</text:span><text:span text:style-name="T23">{}</text:span><text:span text:style-name="T25"> : </text:span><text:span text:style-name="T23">{}</text:span><text:span text:style-name="T25">"</text:span><text:span text:style-name="T24">, </text:span><text:span text:style-name="T65">id</text:span><text:span text:style-name="T24">, </text:span><text:span text:style-name="T65">title</text:span><text:span text:style-name="T24">),</text:span></text:p>
      <text:p text:style-name="P26">                    <text:span text:style-name="T93">Task</text:span><text:span text:style-name="T24"> { </text:span><text:span text:style-name="T26">id</text:span><text:span text:style-name="T24">, </text:span><text:span text:style-name="T26">title</text:span><text:span text:style-name="T24">, </text:span><text:span text:style-name="T26">status</text:span><text:span text:style-name="T27">:</text:span><text:span text:style-name="T24"> </text:span><text:span text:style-name="T93">Status</text:span><text:span text:style-name="T27">::</text:span><text:span text:style-name="T156">Pending</text:span><text:span text:style-name="T24"> } </text:span><text:span text:style-name="T27">=&gt;</text:span><text:span text:style-name="T24"> </text:span><text:span text:style-name="T23">println!</text:span><text:span text:style-name="T24">(</text:span><text:span text:style-name="T25">"[EN COURS] №</text:span><text:span text:style-name="T23">{}</text:span><text:span text:style-name="T25"> : </text:span><text:span text:style-name="T23">{}</text:span><text:span text:style-name="T25">"</text:span><text:span text:style-name="T24">, </text:span><text:span text:style-name="T65">id</text:span><text:span text:style-name="T24">, </text:span><text:span text:style-name="T65">title</text:span><text:span text:style-name="T24">),</text:span></text:p>
      <text:p text:style-name="P26">                <text:span text:style-name="T24">}</text:span></text:p>
      <text:p text:style-name="P26">            <text:span text:style-name="T24">}</text:span></text:p>
      <text:p text:style-name="P26">            <text:span text:style-name="T156">Ok</text:span><text:span text:style-name="T24">(())</text:span></text:p>
      <text:p text:style-name="P26">        <text:span text:style-name="T24">}</text:span></text:p>
      <text:p text:style-name="P30"/>
      <text:p text:style-name="P26">        <text:span text:style-name="T26">s</text:span><text:span text:style-name="T24"> </text:span><text:span text:style-name="T84">if</text:span><text:span text:style-name="T24"> </text:span><text:span text:style-name="T26">s</text:span><text:span text:style-name="T27">.</text:span><text:span text:style-name="T22">starts_with</text:span><text:span text:style-name="T24">(</text:span><text:span text:style-name="T25">"chercher "</text:span><text:span text:style-name="T24">) </text:span><text:span text:style-name="T27">=&gt;</text:span><text:span text:style-name="T24"> {</text:span></text:p>
      <text:p text:style-name="P26">            <text:span text:style-name="T23">let</text:span><text:span text:style-name="T24"> </text:span><text:span text:style-name="T26">reste</text:span><text:span text:style-name="T24"> </text:span><text:span text:style-name="T27">=</text:span><text:span text:style-name="T24"> </text:span><text:span text:style-name="T26">s</text:span><text:span text:style-name="T27">.</text:span><text:span text:style-name="T22">replace</text:span><text:span text:style-name="T24">(</text:span><text:span text:style-name="T25">"chercher "</text:span><text:span text:style-name="T24">, </text:span><text:span text:style-name="T25">""</text:span><text:span text:style-name="T24">);</text:span></text:p>
      <text:p text:style-name="P26">            <text:span text:style-name="T84">match</text:span><text:span text:style-name="T24"> </text:span><text:span text:style-name="T22">chercher_tache</text:span><text:span text:style-name="T24">(</text:span><text:span text:style-name="T65">list</text:span><text:span text:style-name="T24">, </text:span><text:span text:style-name="T26">reste</text:span><text:span text:style-name="T27">.</text:span><text:span text:style-name="T22">trim</text:span><text:span text:style-name="T24">()) {</text:span></text:p>
      <text:p text:style-name="P26">                <text:span text:style-name="T156">Some</text:span><text:span text:style-name="T24">(</text:span><text:span text:style-name="T26">tache</text:span><text:span text:style-name="T24">) </text:span><text:span text:style-name="T27">=&gt;</text:span><text:span text:style-name="T24"> {</text:span></text:p>
      <text:p text:style-name="P26">                    <text:span text:style-name="T23">println!</text:span><text:span text:style-name="T24">(</text:span><text:span text:style-name="T25">"Trouvé ! Voici le détail :"</text:span><text:span text:style-name="T24">);</text:span></text:p>
      <text:p text:style-name="P26">                    <text:span text:style-name="T26">tache</text:span><text:span text:style-name="T27">.</text:span><text:span text:style-name="T22">display</text:span><text:span text:style-name="T24">();</text:span></text:p>
      <text:p text:style-name="P26">                <text:span text:style-name="T24">}</text:span></text:p>
      <text:p text:style-name="P26">                <text:span text:style-name="T156">None</text:span><text:span text:style-name="T24"> </text:span><text:span text:style-name="T27">=&gt;</text:span><text:span text:style-name="T24"> </text:span><text:span text:style-name="T23">println!</text:span><text:span text:style-name="T24">(</text:span><text:span text:style-name="T25">"Désolé, aucune tâche ne s'appelle '</text:span><text:span text:style-name="T23">{}</text:span><text:span text:style-name="T25">'."</text:span><text:span text:style-name="T24">, </text:span><text:span text:style-name="T26">reste</text:span><text:span text:style-name="T27">.</text:span><text:span text:style-name="T22">trim</text:span><text:span text:style-name="T24">()),</text:span></text:p>
      <text:p text:style-name="P26"><text:soft-page-break/>            <text:span text:style-name="T24">}</text:span></text:p>
      <text:p text:style-name="P26">            <text:span text:style-name="T156">Ok</text:span><text:span text:style-name="T24">(())</text:span></text:p>
      <text:p text:style-name="P26">        <text:span text:style-name="T24">}</text:span></text:p>
      <text:p text:style-name="P30"/>
      <text:p text:style-name="P26">        <text:span text:style-name="T26">s</text:span><text:span text:style-name="T24"> </text:span><text:span text:style-name="T84">if</text:span><text:span text:style-name="T24"> </text:span><text:span text:style-name="T26">s</text:span><text:span text:style-name="T27">.</text:span><text:span text:style-name="T22">starts_with</text:span><text:span text:style-name="T24">(</text:span><text:span text:style-name="T25">"suppr "</text:span><text:span text:style-name="T24">) </text:span><text:span text:style-name="T27">=&gt;</text:span><text:span text:style-name="T24"> {</text:span></text:p>
      <text:p text:style-name="P26">            <text:span text:style-name="T23">let</text:span><text:span text:style-name="T24"> </text:span><text:span text:style-name="T26">reste</text:span><text:span text:style-name="T24"> </text:span><text:span text:style-name="T27">=</text:span><text:span text:style-name="T24"> </text:span><text:span text:style-name="T26">s</text:span><text:span text:style-name="T27">.</text:span><text:span text:style-name="T22">replace</text:span><text:span text:style-name="T24">(</text:span><text:span text:style-name="T25">"suppr "</text:span><text:span text:style-name="T24">, </text:span><text:span text:style-name="T25">""</text:span><text:span text:style-name="T24">);</text:span></text:p>
      <text:p text:style-name="P26">            <text:span text:style-name="T23">let</text:span><text:span text:style-name="T24"> </text:span><text:span text:style-name="T26">id_a_supprimer</text:span><text:span text:style-name="T24"> </text:span><text:span text:style-name="T27">=</text:span><text:span text:style-name="T24"> </text:span><text:span text:style-name="T26">reste</text:span><text:span text:style-name="T27">.</text:span><text:span text:style-name="T22">trim</text:span><text:span text:style-name="T24">()</text:span><text:span text:style-name="T27">.</text:span><text:span text:style-name="T22">parse</text:span><text:span text:style-name="T27">::</text:span><text:span text:style-name="T24">&lt;</text:span><text:span text:style-name="T93">u32</text:span><text:span text:style-name="T24">&gt;()</text:span><text:span text:style-name="T27">.</text:span><text:span text:style-name="T22">map_err</text:span><text:span text:style-name="T24">(</text:span><text:span text:style-name="T27">|</text:span><text:span text:style-name="T26">_</text:span><text:span text:style-name="T27">|</text:span><text:span text:style-name="T24"> </text:span><text:span text:style-name="T25">"L'ID doit être un nombre !"</text:span><text:span text:style-name="T24">)</text:span><text:span text:style-name="T27">?</text:span><text:span text:style-name="T24">;</text:span></text:p>
      <text:p text:style-name="P26">            </text:p>
      <text:p text:style-name="P26">            <text:span text:style-name="T65">list</text:span><text:span text:style-name="T27">.</text:span><text:span text:style-name="T119">retain</text:span><text:span text:style-name="T24">(</text:span><text:span text:style-name="T27">|</text:span><text:span text:style-name="T26">t</text:span><text:span text:style-name="T27">|</text:span><text:span text:style-name="T24"> </text:span><text:span text:style-name="T26">t</text:span><text:span text:style-name="T27">.</text:span><text:span text:style-name="T26">id</text:span><text:span text:style-name="T24"> </text:span><text:span text:style-name="T27">!=</text:span><text:span text:style-name="T24"> </text:span><text:span text:style-name="T26">id_a_supprimer</text:span><text:span text:style-name="T24">);</text:span></text:p>
      <text:p text:style-name="P26">            <text:span text:style-name="T23">println!</text:span><text:span text:style-name="T24">(</text:span><text:span text:style-name="T25">"Tâche n°</text:span><text:span text:style-name="T23">{}</text:span><text:span text:style-name="T25"> supprimée !"</text:span><text:span text:style-name="T24">, </text:span><text:span text:style-name="T26">id_a_supprimer</text:span><text:span text:style-name="T24">);</text:span></text:p>
      <text:p text:style-name="P26">            <text:span text:style-name="T156">Ok</text:span><text:span text:style-name="T24">(())</text:span></text:p>
      <text:p text:style-name="P26">        <text:span text:style-name="T24">}</text:span></text:p>
      <text:p text:style-name="P30"/>
      <text:p text:style-name="P26">        <text:span text:style-name="T26">s</text:span><text:span text:style-name="T24"> </text:span><text:span text:style-name="T84">if</text:span><text:span text:style-name="T24"> </text:span><text:span text:style-name="T26">s</text:span><text:span text:style-name="T27">.</text:span><text:span text:style-name="T22">starts_with</text:span><text:span text:style-name="T24">(</text:span><text:span text:style-name="T25">"voir "</text:span><text:span text:style-name="T24">) </text:span><text:span text:style-name="T27">=&gt;</text:span><text:span text:style-name="T24"> {</text:span></text:p>
      <text:p text:style-name="P26">            <text:span text:style-name="T23">let</text:span><text:span text:style-name="T24"> </text:span><text:span text:style-name="T26">reste</text:span><text:span text:style-name="T24"> </text:span><text:span text:style-name="T27">=</text:span><text:span text:style-name="T24"> </text:span><text:span text:style-name="T26">s</text:span><text:span text:style-name="T27">.</text:span><text:span text:style-name="T22">replace</text:span><text:span text:style-name="T24">(</text:span><text:span text:style-name="T25">"voir "</text:span><text:span text:style-name="T24">, </text:span><text:span text:style-name="T25">""</text:span><text:span text:style-name="T24">);</text:span></text:p>
      <text:p text:style-name="P26">            <text:span text:style-name="T23">let</text:span><text:span text:style-name="T24"> </text:span><text:span text:style-name="T26">id_cible</text:span><text:span text:style-name="T24"> </text:span><text:span text:style-name="T27">=</text:span><text:span text:style-name="T24"> </text:span><text:span text:style-name="T26">reste</text:span><text:span text:style-name="T27">.</text:span><text:span text:style-name="T22">trim</text:span><text:span text:style-name="T24">()</text:span><text:span text:style-name="T27">.</text:span><text:span text:style-name="T22">parse</text:span><text:span text:style-name="T27">::</text:span><text:span text:style-name="T24">&lt;</text:span><text:span text:style-name="T93">u32</text:span><text:span text:style-name="T24">&gt;()</text:span><text:span text:style-name="T27">.</text:span><text:span text:style-name="T22">map_err</text:span><text:span text:style-name="T24">(</text:span><text:span text:style-name="T27">|</text:span><text:span text:style-name="T26">_</text:span><text:span text:style-name="T27">|</text:span><text:span text:style-name="T24"> </text:span><text:span text:style-name="T25">"ID invalide pour 'voir'"</text:span><text:span text:style-name="T24">)</text:span><text:span text:style-name="T27">?</text:span><text:span text:style-name="T24">;</text:span></text:p>
      <text:p text:style-name="P26">            </text:p>
      <text:p text:style-name="P26">            <text:span text:style-name="T84">if</text:span><text:span text:style-name="T24"> </text:span><text:span text:style-name="T23">let</text:span><text:span text:style-name="T24"> </text:span><text:span text:style-name="T156">Some</text:span><text:span text:style-name="T24">(</text:span><text:span text:style-name="T26">tache</text:span><text:span text:style-name="T24">) </text:span><text:span text:style-name="T27">=</text:span><text:span text:style-name="T24"> </text:span><text:span text:style-name="T22">trouver_tache</text:span><text:span text:style-name="T24">(</text:span><text:span text:style-name="T65">list</text:span><text:span text:style-name="T24">, </text:span><text:span text:style-name="T26">id_cible</text:span><text:span text:style-name="T24">) {</text:span></text:p>
      <text:p text:style-name="P26">                <text:span text:style-name="T26">tache</text:span><text:span text:style-name="T27">.</text:span><text:span text:style-name="T22">display</text:span><text:span text:style-name="T24">();</text:span></text:p>
      <text:p text:style-name="P26">            <text:span text:style-name="T24">} </text:span><text:span text:style-name="T84">else</text:span><text:span text:style-name="T24"> {</text:span></text:p>
      <text:p text:style-name="P26">                <text:span text:style-name="T84">return</text:span><text:span text:style-name="T24"> </text:span><text:span text:style-name="T156">Err</text:span><text:span text:style-name="T24">(</text:span><text:span text:style-name="T23">format!</text:span><text:span text:style-name="T24">(</text:span><text:span text:style-name="T25">"ID </text:span><text:span text:style-name="T23">{}</text:span><text:span text:style-name="T25"> introuvable."</text:span><text:span text:style-name="T24">, </text:span><text:span text:style-name="T26">id_cible</text:span><text:span text:style-name="T24">)); </text:span></text:p>
      <text:p text:style-name="P26">            <text:span text:style-name="T24">}</text:span></text:p>
      <text:p text:style-name="P26">            <text:span text:style-name="T156">Ok</text:span><text:span text:style-name="T24">(())</text:span></text:p>
      <text:p text:style-name="P26">        <text:span text:style-name="T24">}</text:span></text:p>
      <text:p text:style-name="P30"/>
      <text:p text:style-name="P26">        <text:span text:style-name="T26">s</text:span><text:span text:style-name="T24"> </text:span><text:span text:style-name="T84">if</text:span><text:span text:style-name="T24"> </text:span><text:span text:style-name="T26">s</text:span><text:span text:style-name="T27">.</text:span><text:span text:style-name="T22">parse</text:span><text:span text:style-name="T27">::</text:span><text:span text:style-name="T24">&lt;</text:span><text:span text:style-name="T93">u32</text:span><text:span text:style-name="T24">&gt;()</text:span><text:span text:style-name="T27">.</text:span><text:span text:style-name="T22">is_ok</text:span><text:span text:style-name="T24">() </text:span><text:span text:style-name="T27">=&gt;</text:span><text:span text:style-name="T24"> {</text:span></text:p>
      <text:p text:style-name="P26">            <text:span text:style-name="T23">let</text:span><text:span text:style-name="T24"> </text:span><text:span text:style-name="T26">id_val</text:span><text:span text:style-name="T24"> </text:span><text:span text:style-name="T27">=</text:span><text:span text:style-name="T24"> </text:span><text:span text:style-name="T26">s</text:span><text:span text:style-name="T27">.</text:span><text:span text:style-name="T22">parse</text:span><text:span text:style-name="T27">::</text:span><text:span text:style-name="T24">&lt;</text:span><text:span text:style-name="T93">u32</text:span><text:span text:style-name="T24">&gt;()</text:span><text:span text:style-name="T27">.</text:span><text:span text:style-name="T22">unwrap</text:span><text:span text:style-name="T24">();</text:span></text:p>
      <text:p text:style-name="P26">            <text:span text:style-name="T84">for</text:span><text:span text:style-name="T24"> </text:span><text:span text:style-name="T65">task</text:span><text:span text:style-name="T24"> </text:span><text:span text:style-name="T84">in</text:span><text:span text:style-name="T24"> </text:span><text:span text:style-name="T65">list</text:span><text:span text:style-name="T24"> {</text:span></text:p>
      <text:p text:style-name="P26">                <text:span text:style-name="T84">if</text:span><text:span text:style-name="T24"> </text:span><text:span text:style-name="T65">task</text:span><text:span text:style-name="T27">.</text:span><text:span text:style-name="T26">id</text:span><text:span text:style-name="T24"> </text:span><text:span text:style-name="T27">==</text:span><text:span text:style-name="T24"> </text:span><text:span text:style-name="T26">id_val</text:span><text:span text:style-name="T24"> {</text:span></text:p>
      <text:p text:style-name="P26">                    <text:span text:style-name="T65">task</text:span><text:span text:style-name="T27">.</text:span><text:span text:style-name="T26">status</text:span><text:span text:style-name="T24"> </text:span><text:span text:style-name="T27">=</text:span><text:span text:style-name="T24"> </text:span><text:span text:style-name="T93">Status</text:span><text:span text:style-name="T27">::</text:span><text:span text:style-name="T156">Done</text:span><text:span text:style-name="T24">;</text:span></text:p>
      <text:p text:style-name="P26">                    <text:span text:style-name="T23">println!</text:span><text:span text:style-name="T24">(</text:span><text:span text:style-name="T25">"Tâche n°</text:span><text:span text:style-name="T23">{}</text:span><text:span text:style-name="T25"> terminée !"</text:span><text:span text:style-name="T24">, </text:span><text:span text:style-name="T26">id_val</text:span><text:span text:style-name="T24">);</text:span></text:p>
      <text:p text:style-name="P26">                <text:span text:style-name="T24">}</text:span></text:p>
      <text:p text:style-name="P26">            <text:span text:style-name="T24">}</text:span></text:p>
      <text:p text:style-name="P26">            <text:span text:style-name="T156">Ok</text:span><text:span text:style-name="T24">(())</text:span></text:p>
      <text:p text:style-name="P26">        <text:span text:style-name="T24">}</text:span></text:p>
      <text:p text:style-name="P30"/>
      <text:p text:style-name="P26">        <text:span text:style-name="T26">s</text:span><text:span text:style-name="T24"> </text:span><text:span text:style-name="T84">if</text:span><text:span text:style-name="T24"> </text:span><text:span text:style-name="T27">!</text:span><text:span text:style-name="T26">s</text:span><text:span text:style-name="T27">.</text:span><text:span text:style-name="T22">is_empty</text:span><text:span text:style-name="T24">() </text:span><text:span text:style-name="T27">=&gt;</text:span><text:span text:style-name="T24"> {</text:span></text:p>
      <text:p text:style-name="P26">            <text:span text:style-name="T23">let</text:span><text:span text:style-name="T24"> </text:span><text:span text:style-name="T26">titre_valide</text:span><text:span text:style-name="T24"> </text:span><text:span text:style-name="T27">=</text:span><text:span text:style-name="T24"> </text:span><text:span text:style-name="T22">valider_titre</text:span><text:span text:style-name="T24">(</text:span><text:span text:style-name="T26">s</text:span><text:span text:style-name="T24">)</text:span><text:span text:style-name="T27">?</text:span><text:span text:style-name="T24">; </text:span></text:p>
      <text:p text:style-name="P26">            </text:p>
      <text:p text:style-name="P26">            <text:span text:style-name="T65">list</text:span><text:span text:style-name="T27">.</text:span><text:span text:style-name="T119">push</text:span><text:span text:style-name="T24">(</text:span><text:span text:style-name="T93">Task</text:span><text:span text:style-name="T27">::</text:span><text:span text:style-name="T22">new</text:span><text:span text:style-name="T24">(</text:span><text:span text:style-name="T27">*</text:span><text:span text:style-name="T65">id</text:span><text:span text:style-name="T24">, </text:span><text:span text:style-name="T26">titre_valide</text:span><text:span text:style-name="T24">));</text:span></text:p>
      <text:p text:style-name="P26">            <text:span text:style-name="T23">println!</text:span><text:span text:style-name="T24">(</text:span><text:span text:style-name="T25">"Tâche ajoutée !"</text:span><text:span text:style-name="T24">);</text:span></text:p>
      <text:p text:style-name="P26">            <text:span text:style-name="T27">*</text:span><text:span text:style-name="T65">id</text:span><text:span text:style-name="T24"> </text:span><text:span text:style-name="T120">+=</text:span><text:span text:style-name="T24"> </text:span><text:span text:style-name="T33">1</text:span><text:span text:style-name="T24">;</text:span></text:p>
      <text:p text:style-name="P26">            <text:span text:style-name="T156">Ok</text:span><text:span text:style-name="T24">(())</text:span></text:p>
      <text:p text:style-name="P26">        <text:span text:style-name="T24">}</text:span></text:p>
      <text:p text:style-name="P30"/>
      <text:p text:style-name="P26">        <text:span text:style-name="T26">_</text:span><text:span text:style-name="T24"> </text:span><text:span text:style-name="T27">=&gt;</text:span><text:span text:style-name="T24"> </text:span><text:span text:style-name="T156">Err</text:span><text:span text:style-name="T24">(</text:span><text:span text:style-name="T93">String</text:span><text:span text:style-name="T27">::</text:span><text:span text:style-name="T22">from</text:span><text:span text:style-name="T24">(</text:span><text:span text:style-name="T25">"Le titre ne peut pas être vide."</text:span><text:span text:style-name="T24">)),</text:span></text:p>
      <text:p text:style-name="P26">    <text:span text:style-name="T24">}</text:span></text:p>
      <text:p text:style-name="P27">}</text:p>
      <text:p text:style-name="P30"/>
      <text:p text:style-name="P27"><text:soft-page-break/><text:span text:style-name="T52">fn</text:span> <text:span text:style-name="T66">main</text:span>() {</text:p>
      <text:p text:style-name="P26">    <text:span text:style-name="T23">let</text:span><text:span text:style-name="T24"> </text:span><text:span text:style-name="T23">mut</text:span><text:span text:style-name="T24"> </text:span><text:span text:style-name="T65">list</text:span><text:span text:style-name="T27">:</text:span><text:span text:style-name="T24"> </text:span><text:span text:style-name="T93">Vec</text:span><text:span text:style-name="T24">&lt;</text:span><text:span text:style-name="T93">Task</text:span><text:span text:style-name="T24">&gt; </text:span><text:span text:style-name="T27">=</text:span><text:span text:style-name="T24"> </text:span><text:span text:style-name="T93">Vec</text:span><text:span text:style-name="T27">::</text:span><text:span text:style-name="T22">new</text:span><text:span text:style-name="T24">();</text:span></text:p>
      <text:p text:style-name="P26">    <text:span text:style-name="T23">let</text:span><text:span text:style-name="T24"> </text:span><text:span text:style-name="T23">mut</text:span><text:span text:style-name="T24"> </text:span><text:span text:style-name="T65">id</text:span><text:span text:style-name="T24"> </text:span><text:span text:style-name="T27">=</text:span><text:span text:style-name="T24"> </text:span><text:span text:style-name="T33">1</text:span><text:span text:style-name="T24">;</text:span></text:p>
      <text:p text:style-name="P30"/>
      <text:p text:style-name="P26">    <text:span text:style-name="T23">println!</text:span><text:span text:style-name="T24">(</text:span><text:span text:style-name="T25">"BIENVENUE DANS TASK-CLI"</text:span><text:span text:style-name="T24">);</text:span></text:p>
      <text:p text:style-name="P30"/>
      <text:p text:style-name="P26">    <text:span text:style-name="T84">loop</text:span><text:span text:style-name="T24"> {</text:span></text:p>
      <text:p text:style-name="P26">        <text:span text:style-name="T23">println!</text:span><text:span text:style-name="T24">(</text:span><text:span text:style-name="T25">"</text:span><text:span text:style-name="T28">\n</text:span><text:span text:style-name="T25">Entrez une nouvelle tâche, son ID pour la modifier, 'suppr ID' pour la supprimer ou 'liste' pour voir la liste des tâches </text:span></text:p>
      <text:p text:style-name="P26"><text:span text:style-name="T55">        </text:span><text:span text:style-name="T25">(ou tapez 'quitter' pour partir) :"</text:span><text:span text:style-name="T24">);</text:span></text:p>
      <text:p text:style-name="P30"/>
      <text:p text:style-name="P26">        </text:p>
      <text:p text:style-name="P26">        <text:span text:style-name="T23">let</text:span><text:span text:style-name="T24"> </text:span><text:span text:style-name="T23">mut</text:span><text:span text:style-name="T24"> </text:span><text:span text:style-name="T65">saisie</text:span><text:span text:style-name="T24"> </text:span><text:span text:style-name="T27">=</text:span><text:span text:style-name="T24"> </text:span><text:span text:style-name="T93">String</text:span><text:span text:style-name="T27">::</text:span><text:span text:style-name="T22">new</text:span><text:span text:style-name="T24">();</text:span></text:p>
      <text:p text:style-name="P26">        <text:span text:style-name="T93">io</text:span><text:span text:style-name="T27">::</text:span><text:span text:style-name="T22">stdin</text:span><text:span text:style-name="T24">()</text:span></text:p>
      <text:p text:style-name="P26">            <text:span text:style-name="T27">.</text:span><text:span text:style-name="T22">read_line</text:span><text:span text:style-name="T24">(</text:span><text:span text:style-name="T27">&amp;</text:span><text:span text:style-name="T23">mut</text:span><text:span text:style-name="T24"> </text:span><text:span text:style-name="T65">saisie</text:span><text:span text:style-name="T24">)</text:span></text:p>
      <text:p text:style-name="P26">            <text:span text:style-name="T27">.</text:span><text:span text:style-name="T22">expect</text:span><text:span text:style-name="T24">(</text:span><text:span text:style-name="T25">"Erreur de lecture"</text:span><text:span text:style-name="T24">);</text:span></text:p>
      <text:p text:style-name="P30"/>
      <text:p text:style-name="P26">        <text:span text:style-name="T23">let</text:span><text:span text:style-name="T24"> </text:span><text:span text:style-name="T26">titre</text:span><text:span text:style-name="T24"> </text:span><text:span text:style-name="T27">=</text:span><text:span text:style-name="T24"> </text:span><text:span text:style-name="T65">saisie</text:span><text:span text:style-name="T27">.</text:span><text:span text:style-name="T22">trim</text:span><text:span text:style-name="T24">();</text:span></text:p>
      <text:p text:style-name="P30"/>
      <text:p text:style-name="P26">        </text:p>
      <text:p text:style-name="P26">        <text:span text:style-name="T84">if</text:span><text:span text:style-name="T24"> </text:span><text:span text:style-name="T26">titre</text:span><text:span text:style-name="T24"> </text:span><text:span text:style-name="T27">==</text:span><text:span text:style-name="T24"> </text:span><text:span text:style-name="T25">"quitter"</text:span><text:span text:style-name="T24">{</text:span></text:p>
      <text:p text:style-name="P26">            <text:span text:style-name="T84">break</text:span><text:span text:style-name="T24">;</text:span></text:p>
      <text:p text:style-name="P26">        <text:span text:style-name="T24">}</text:span></text:p>
      <text:p text:style-name="P26">        <text:span text:style-name="T84">if</text:span><text:span text:style-name="T24"> </text:span><text:span text:style-name="T23">let</text:span><text:span text:style-name="T24"> </text:span><text:span text:style-name="T156">Err</text:span><text:span text:style-name="T24">(</text:span><text:span text:style-name="T26">message_erreur</text:span><text:span text:style-name="T24">) </text:span><text:span text:style-name="T27">=</text:span><text:span text:style-name="T24"> </text:span><text:span text:style-name="T22">executer_commande</text:span><text:span text:style-name="T24">(</text:span><text:span text:style-name="T26">titre</text:span><text:span text:style-name="T24">, </text:span><text:span text:style-name="T27">&amp;</text:span><text:span text:style-name="T23">mut</text:span><text:span text:style-name="T24"> </text:span><text:span text:style-name="T65">list</text:span><text:span text:style-name="T24">, </text:span><text:span text:style-name="T27">&amp;</text:span><text:span text:style-name="T23">mut</text:span><text:span text:style-name="T24"> </text:span><text:span text:style-name="T65">id</text:span><text:span text:style-name="T24">) {</text:span></text:p>
      <text:p text:style-name="P26">            <text:span text:style-name="T23">println!</text:span><text:span text:style-name="T24">(</text:span><text:span text:style-name="T25">"ERREUR : </text:span><text:span text:style-name="T23">{}</text:span><text:span text:style-name="T25">"</text:span><text:span text:style-name="T24">, </text:span><text:span text:style-name="T26">message_erreur</text:span><text:span text:style-name="T24">);</text:span></text:p>
      <text:p text:style-name="P26">    <text:span text:style-name="T24">}</text:span></text:p>
      <text:p text:style-name="P30"/>
      <text:p text:style-name="P26">    </text:p>
      <text:p text:style-name="P26">    </text:p>
      <text:p text:style-name="P27">}</text:p>
      <text:p text:style-name="P27">}</text:p>
      <text:p text:style-name="P257"/>
      <text:p text:style-name="P259"><text:span text:style-name="T213">2</text:span><text:span text:style-name="T216">1</text:span><text:span text:style-name="T214"> </text:span><text:span text:style-name="T215">— </text:span><text:span text:style-name="T216">Lecture &amp; écriture fichier</text:span></text:p>
      <text:p text:style-name="P260"><text:span text:style-name="T127">Pour l'instant, dès que l’on quitte le programme, tes tâches disparaissent. On va utiliser le module </text:span><text:span text:style-name="Source_20_Text"><text:span text:style-name="T127">std::fs</text:span></text:span><text:span text:style-name="T127"> (File System) pour les sauvegarder dans un fichier texte. </text:span></text:p>
      <text:h text:style-name="P261" text:outline-level="2"><text:span text:style-name="T168">21.1 — Pourquoi </text:span><text:span text:style-name="Source_20_Text"><text:span text:style-name="T168">std::fs</text:span></text:span><text:span text:style-name="T168"> ?</text:span></text:h>
      <text:p text:style-name="P262">Le module <text:span text:style-name="Source_20_Text">fs</text:span> permet de manipuler les fichiers. En Rust, ces opérations renvoient presque toujours un <text:span text:style-name="Source_20_Text">Result</text:span>, car beaucoup de choses peuvent mal se passer :</text:p>
      <text:list text:style-name="L38">
        <text:list-item>
          <text:p text:style-name="P263">Le fichier n'existe pas.</text:p>
        </text:list-item>
        <text:list-item>
          <text:p text:style-name="P263">Tu n'as pas la permission d'écrire.</text:p>
        </text:list-item>
        <text:list-item>
          <text:p text:style-name="P263">Le disque est plein.</text:p>
        </text:list-item>
      </text:list>
      <text:p text:style-name="P262">C'est ici que l'opérateur <text:span text:style-name="Source_20_Text"><text:span text:style-name="T2">?</text:span></text:span> qu'on vient de voir va devenir ton meilleur ami.</text:p>
      <text:h text:style-name="P264" text:outline-level="2"><text:soft-page-break/><text:span text:style-name="T217">21.</text:span><text:span text:style-name="T218">2</text:span><text:span text:style-name="T217"> — </text:span><text:span text:style-name="T219">Persistance des tâches </text:span> </text:h>
      <text:p text:style-name="P265">Ajouter les fonctions suivantes (sauvegarde et chargement à partir de la sauvegarde) :</text:p>
      <text:p text:style-name="P266"><text:span text:style-name="T52">use</text:span> <text:span text:style-name="T68">std</text:span><text:span text:style-name="T54">::</text:span><text:span text:style-name="T68">fs</text:span><text:span text:style-name="T54">::</text:span><text:span text:style-name="T68">File</text:span>;</text:p>
      <text:p text:style-name="P27"><text:span text:style-name="T52">use</text:span> <text:span text:style-name="T68">std</text:span><text:span text:style-name="T54">::</text:span><text:span text:style-name="T68">io</text:span><text:span text:style-name="T54">::</text:span>{<text:span text:style-name="T68">Write</text:span>, <text:span text:style-name="T68">BufReader</text:span>, <text:span text:style-name="T68">BufRead</text:span>};</text:p>
      <text:p text:style-name="P30"/>
      <text:p text:style-name="P27"><text:span text:style-name="T52">fn</text:span> <text:span text:style-name="T66">sauvegarder</text:span>(<text:span text:style-name="T67">liste</text:span><text:span text:style-name="T54">:</text:span> <text:span text:style-name="T54">&amp;</text:span>[<text:span text:style-name="T68">Task</text:span>]) <text:span text:style-name="T54">-&gt;</text:span> <text:span text:style-name="T68">io</text:span><text:span text:style-name="T54">::</text:span><text:span text:style-name="T68">Result</text:span>&lt;()&gt; {</text:p>
      <text:p text:style-name="P26">    <text:span text:style-name="T23">let</text:span><text:span text:style-name="T24"> </text:span><text:span text:style-name="T23">mut</text:span><text:span text:style-name="T24"> </text:span><text:span text:style-name="T65">fichier</text:span><text:span text:style-name="T24"> </text:span><text:span text:style-name="T27">=</text:span><text:span text:style-name="T24"> </text:span><text:span text:style-name="T93">File</text:span><text:span text:style-name="T27">::</text:span><text:span text:style-name="T22">create</text:span><text:span text:style-name="T24">(</text:span><text:span text:style-name="T25">"tasks.txt"</text:span><text:span text:style-name="T24">)</text:span><text:span text:style-name="T27">?</text:span><text:span text:style-name="T24">; </text:span></text:p>
      <text:p text:style-name="P26">    <text:span text:style-name="T84">for</text:span><text:span text:style-name="T24"> </text:span><text:span text:style-name="T26">t</text:span><text:span text:style-name="T24"> </text:span><text:span text:style-name="T84">in</text:span><text:span text:style-name="T24"> </text:span><text:span text:style-name="T26">liste</text:span><text:span text:style-name="T24"> {</text:span></text:p>
      <text:p text:style-name="P26">        <text:span text:style-name="T23">let</text:span><text:span text:style-name="T24"> </text:span><text:span text:style-name="T26">statut_str</text:span><text:span text:style-name="T24"> </text:span><text:span text:style-name="T27">=</text:span><text:span text:style-name="T24"> </text:span><text:span text:style-name="T84">match</text:span><text:span text:style-name="T24"> </text:span><text:span text:style-name="T26">t</text:span><text:span text:style-name="T27">.</text:span><text:span text:style-name="T26">status</text:span><text:span text:style-name="T24"> {</text:span></text:p>
      <text:p text:style-name="P26">            <text:span text:style-name="T93">Status</text:span><text:span text:style-name="T27">::</text:span><text:span text:style-name="T156">Pending</text:span><text:span text:style-name="T24"> </text:span><text:span text:style-name="T27">=&gt;</text:span><text:span text:style-name="T24"> </text:span><text:span text:style-name="T25">"P"</text:span><text:span text:style-name="T24">,</text:span></text:p>
      <text:p text:style-name="P26">            <text:span text:style-name="T93">Status</text:span><text:span text:style-name="T27">::</text:span><text:span text:style-name="T156">Done</text:span><text:span text:style-name="T24"> </text:span><text:span text:style-name="T27">=&gt;</text:span><text:span text:style-name="T24"> </text:span><text:span text:style-name="T25">"D"</text:span><text:span text:style-name="T24">,</text:span></text:p>
      <text:p text:style-name="P26">        <text:span text:style-name="T24">};</text:span></text:p>
      <text:p text:style-name="P26">        <text:span text:style-name="T23">writeln!</text:span><text:span text:style-name="T24">(</text:span><text:span text:style-name="T65">fichier</text:span><text:span text:style-name="T24">, </text:span><text:span text:style-name="T25">"</text:span><text:span text:style-name="T23">{}</text:span><text:span text:style-name="T25">|</text:span><text:span text:style-name="T23">{}</text:span><text:span text:style-name="T25">|</text:span><text:span text:style-name="T23">{}</text:span><text:span text:style-name="T25">"</text:span><text:span text:style-name="T24">, </text:span><text:span text:style-name="T26">t</text:span><text:span text:style-name="T27">.</text:span><text:span text:style-name="T26">id</text:span><text:span text:style-name="T24">, </text:span><text:span text:style-name="T26">t</text:span><text:span text:style-name="T27">.</text:span><text:span text:style-name="T26">title</text:span><text:span text:style-name="T24">, </text:span><text:span text:style-name="T26">statut_str</text:span><text:span text:style-name="T24">)</text:span><text:span text:style-name="T27">?</text:span><text:span text:style-name="T24">;</text:span></text:p>
      <text:p text:style-name="P26">    <text:span text:style-name="T24">}</text:span></text:p>
      <text:p text:style-name="P26">    <text:span text:style-name="T156">Ok</text:span><text:span text:style-name="T24">(())</text:span></text:p>
      <text:p text:style-name="P27">}</text:p>
      <text:p text:style-name="P30"/>
      <text:p text:style-name="P27"><text:span text:style-name="T52">fn</text:span> <text:span text:style-name="T66">charger</text:span>() <text:span text:style-name="T54">-&gt;</text:span> <text:span text:style-name="T68">io</text:span><text:span text:style-name="T54">::</text:span><text:span text:style-name="T68">Result</text:span>&lt;<text:span text:style-name="T68">Vec</text:span>&lt;<text:span text:style-name="T68">Task</text:span>&gt;&gt; {</text:p>
      <text:p text:style-name="P26">    <text:span text:style-name="T23">let</text:span><text:span text:style-name="T24"> </text:span><text:span text:style-name="T23">mut</text:span><text:span text:style-name="T24"> </text:span><text:span text:style-name="T65">liste</text:span><text:span text:style-name="T24"> </text:span><text:span text:style-name="T27">=</text:span><text:span text:style-name="T24"> </text:span><text:span text:style-name="T93">Vec</text:span><text:span text:style-name="T27">::</text:span><text:span text:style-name="T22">new</text:span><text:span text:style-name="T24">();</text:span></text:p>
      <text:p text:style-name="P26">    <text:span text:style-name="T23">let</text:span><text:span text:style-name="T24"> </text:span><text:span text:style-name="T26">fichier</text:span><text:span text:style-name="T24"> </text:span><text:span text:style-name="T27">=</text:span><text:span text:style-name="T24"> </text:span><text:span text:style-name="T84">match</text:span><text:span text:style-name="T24"> </text:span><text:span text:style-name="T93">File</text:span><text:span text:style-name="T27">::</text:span><text:span text:style-name="T22">open</text:span><text:span text:style-name="T24">(</text:span><text:span text:style-name="T25">"tasks.txt"</text:span><text:span text:style-name="T24">) {</text:span></text:p>
      <text:p text:style-name="P26">        <text:span text:style-name="T156">Ok</text:span><text:span text:style-name="T24">(</text:span><text:span text:style-name="T26">f</text:span><text:span text:style-name="T24">) </text:span><text:span text:style-name="T27">=&gt;</text:span><text:span text:style-name="T24"> </text:span><text:span text:style-name="T26">f</text:span><text:span text:style-name="T24">,</text:span></text:p>
      <text:p text:style-name="P26">        <text:span text:style-name="T156">Err</text:span><text:span text:style-name="T24">(</text:span><text:span text:style-name="T26">_</text:span><text:span text:style-name="T24">) </text:span><text:span text:style-name="T27">=&gt;</text:span><text:span text:style-name="T24"> </text:span><text:span text:style-name="T84">return</text:span><text:span text:style-name="T24"> </text:span><text:span text:style-name="T156">Ok</text:span><text:span text:style-name="T24">(</text:span><text:span text:style-name="T65">liste</text:span><text:span text:style-name="T24">), </text:span></text:p>
      <text:p text:style-name="P26">    <text:span text:style-name="T24">};</text:span></text:p>
      <text:p text:style-name="P30"/>
      <text:p text:style-name="P26">    <text:span text:style-name="T23">let</text:span><text:span text:style-name="T24"> </text:span><text:span text:style-name="T26">lecteur</text:span><text:span text:style-name="T24"> </text:span><text:span text:style-name="T27">=</text:span><text:span text:style-name="T24"> </text:span><text:span text:style-name="T93">BufReader</text:span><text:span text:style-name="T27">::</text:span><text:span text:style-name="T22">new</text:span><text:span text:style-name="T24">(</text:span><text:span text:style-name="T26">fichier</text:span><text:span text:style-name="T24">);</text:span></text:p>
      <text:p text:style-name="P26">    <text:span text:style-name="T84">for</text:span><text:span text:style-name="T24"> </text:span><text:span text:style-name="T26">ligne</text:span><text:span text:style-name="T24"> </text:span><text:span text:style-name="T84">in</text:span><text:span text:style-name="T24"> </text:span><text:span text:style-name="T26">lecteur</text:span><text:span text:style-name="T27">.</text:span><text:span text:style-name="T22">lines</text:span><text:span text:style-name="T24">() {</text:span></text:p>
      <text:p text:style-name="P26">        <text:span text:style-name="T23">let</text:span><text:span text:style-name="T24"> </text:span><text:span text:style-name="T26">l</text:span><text:span text:style-name="T24"> </text:span><text:span text:style-name="T27">=</text:span><text:span text:style-name="T24"> </text:span><text:span text:style-name="T26">ligne</text:span><text:span text:style-name="T27">?</text:span><text:span text:style-name="T24">;</text:span></text:p>
      <text:p text:style-name="P26">        <text:span text:style-name="T23">let</text:span><text:span text:style-name="T24"> </text:span><text:span text:style-name="T26">parts</text:span><text:span text:style-name="T27">:</text:span><text:span text:style-name="T24"> </text:span><text:span text:style-name="T93">Vec</text:span><text:span text:style-name="T24">&lt;</text:span><text:span text:style-name="T27">&amp;</text:span><text:span text:style-name="T93">str</text:span><text:span text:style-name="T24">&gt; </text:span><text:span text:style-name="T27">=</text:span><text:span text:style-name="T24"> </text:span><text:span text:style-name="T26">l</text:span><text:span text:style-name="T27">.</text:span><text:span text:style-name="T22">split</text:span><text:span text:style-name="T24">(</text:span><text:span text:style-name="T25">'|'</text:span><text:span text:style-name="T24">)</text:span><text:span text:style-name="T27">.</text:span><text:span text:style-name="T22">collect</text:span><text:span text:style-name="T24">();</text:span></text:p>
      <text:p text:style-name="P26">        <text:span text:style-name="T84">if</text:span><text:span text:style-name="T24"> </text:span><text:span text:style-name="T26">parts</text:span><text:span text:style-name="T27">.</text:span><text:span text:style-name="T22">len</text:span><text:span text:style-name="T24">() </text:span><text:span text:style-name="T27">==</text:span><text:span text:style-name="T24"> </text:span><text:span text:style-name="T33">3</text:span><text:span text:style-name="T24"> {</text:span></text:p>
      <text:p text:style-name="P26">            <text:span text:style-name="T23">let</text:span><text:span text:style-name="T24"> </text:span><text:span text:style-name="T26">id</text:span><text:span text:style-name="T24"> </text:span><text:span text:style-name="T27">=</text:span><text:span text:style-name="T24"> </text:span><text:span text:style-name="T26">parts</text:span><text:span text:style-name="T24">[</text:span><text:span text:style-name="T33">0</text:span><text:span text:style-name="T24">]</text:span><text:span text:style-name="T27">.</text:span><text:span text:style-name="T22">parse</text:span><text:span text:style-name="T27">::</text:span><text:span text:style-name="T24">&lt;</text:span><text:span text:style-name="T93">u32</text:span><text:span text:style-name="T24">&gt;()</text:span><text:span text:style-name="T27">.</text:span><text:span text:style-name="T22">unwrap_or</text:span><text:span text:style-name="T24">(</text:span><text:span text:style-name="T33">0</text:span><text:span text:style-name="T24">);</text:span></text:p>
      <text:p text:style-name="P26">            <text:span text:style-name="T23">let</text:span><text:span text:style-name="T24"> </text:span><text:span text:style-name="T26">title</text:span><text:span text:style-name="T24"> </text:span><text:span text:style-name="T27">=</text:span><text:span text:style-name="T24"> </text:span><text:span text:style-name="T26">parts</text:span><text:span text:style-name="T24">[</text:span><text:span text:style-name="T33">1</text:span><text:span text:style-name="T24">]</text:span><text:span text:style-name="T27">.</text:span><text:span text:style-name="T22">to_string</text:span><text:span text:style-name="T24">();</text:span></text:p>
      <text:p text:style-name="P26">            <text:span text:style-name="T23">let</text:span><text:span text:style-name="T24"> </text:span><text:span text:style-name="T26">status</text:span><text:span text:style-name="T24"> </text:span><text:span text:style-name="T27">=</text:span><text:span text:style-name="T24"> </text:span><text:span text:style-name="T84">if</text:span><text:span text:style-name="T24"> </text:span><text:span text:style-name="T26">parts</text:span><text:span text:style-name="T24">[</text:span><text:span text:style-name="T33">2</text:span><text:span text:style-name="T24">] </text:span><text:span text:style-name="T27">==</text:span><text:span text:style-name="T24"> </text:span><text:span text:style-name="T25">"D"</text:span><text:span text:style-name="T24"> { </text:span><text:span text:style-name="T93">Status</text:span><text:span text:style-name="T27">::</text:span><text:span text:style-name="T156">Done</text:span><text:span text:style-name="T24"> } </text:span><text:span text:style-name="T84">else</text:span><text:span text:style-name="T24"> { </text:span><text:span text:style-name="T93">Status</text:span><text:span text:style-name="T27">::</text:span><text:span text:style-name="T156">Pending</text:span><text:span text:style-name="T24"> };</text:span></text:p>
      <text:p text:style-name="P26">            <text:span text:style-name="T65">liste</text:span><text:span text:style-name="T27">.</text:span><text:span text:style-name="T119">push</text:span><text:span text:style-name="T24">(</text:span><text:span text:style-name="T93">Task</text:span><text:span text:style-name="T24"> { </text:span><text:span text:style-name="T26">id</text:span><text:span text:style-name="T24">, </text:span><text:span text:style-name="T26">title</text:span><text:span text:style-name="T24">, </text:span><text:span text:style-name="T26">status</text:span><text:span text:style-name="T24"> });</text:span></text:p>
      <text:p text:style-name="P26">        <text:span text:style-name="T24">}</text:span></text:p>
      <text:p text:style-name="P26">    <text:span text:style-name="T24">}</text:span></text:p>
      <text:p text:style-name="P26">    <text:span text:style-name="T156">Ok</text:span><text:span text:style-name="T24">(</text:span><text:span text:style-name="T65">liste</text:span><text:span text:style-name="T24">)</text:span></text:p>
      <text:p text:style-name="P27">}</text:p>
      <text:p text:style-name="P267"/>
      <text:p text:style-name="P268">Modifier, dans le main, les variables list et id : </text:p>
      <text:p text:style-name="P269"><text:span text:style-name="T52">let</text:span> <text:span text:style-name="T52">mut</text:span> <text:span text:style-name="T53">list</text:span> <text:span text:style-name="T54">=</text:span> <text:span text:style-name="T66">charger</text:span>()<text:span text:style-name="T54">.</text:span><text:span text:style-name="T66">unwrap_or_else</text:span>(<text:span text:style-name="T54">|</text:span><text:span text:style-name="T67">_</text:span><text:span text:style-name="T54">|</text:span> <text:span text:style-name="T68">Vec</text:span><text:span text:style-name="T54">::</text:span><text:span text:style-name="T66">new</text:span>());</text:p>
      <text:p text:style-name="P26"> <text:span text:style-name="T23">let</text:span><text:span text:style-name="T24"> </text:span><text:span text:style-name="T23">mut</text:span><text:span text:style-name="T24"> </text:span><text:span text:style-name="T65">id</text:span><text:span text:style-name="T24"> </text:span><text:span text:style-name="T27">=</text:span><text:span text:style-name="T24"> </text:span><text:span text:style-name="T65">list</text:span><text:span text:style-name="T27">.</text:span><text:span text:style-name="T22">iter</text:span><text:span text:style-name="T24">()</text:span><text:span text:style-name="T27">.</text:span><text:span text:style-name="T22">map</text:span><text:span text:style-name="T24">(</text:span><text:span text:style-name="T27">|</text:span><text:span text:style-name="T26">t</text:span><text:span text:style-name="T27">|</text:span><text:span text:style-name="T24"> </text:span><text:span text:style-name="T26">t</text:span><text:span text:style-name="T27">.</text:span><text:span text:style-name="T26">id</text:span><text:span text:style-name="T24">)</text:span><text:span text:style-name="T27">.</text:span><text:span text:style-name="T22">max</text:span><text:span text:style-name="T24">()</text:span><text:span text:style-name="T27">.</text:span><text:span text:style-name="T22">unwrap_or</text:span><text:span text:style-name="T24">(</text:span><text:span text:style-name="T33">0</text:span><text:span text:style-name="T24">) </text:span><text:span text:style-name="T27">+</text:span><text:span text:style-name="T24"> </text:span><text:span text:style-name="T33">1</text:span><text:span text:style-name="T24">;</text:span></text:p>
      <text:p text:style-name="P270"/>
      <text:p text:style-name="P271">Et ajouter, après le loop, la sauvegarde : </text:p>
      <text:p text:style-name="P272"/>
      <text:p text:style-name="P270"><text:span text:style-name="T66">sauvegarder</text:span>(<text:span text:style-name="T54">&amp;</text:span><text:span text:style-name="T53">list</text:span>)<text:span text:style-name="T54">.</text:span><text:span text:style-name="T66">expect</text:span>(<text:span text:style-name="T55">"Erreur de sauvegarde"</text:span>);</text:p>
      <text:p text:style-name="P270"/>
      <text:h text:style-name="P273" text:outline-level="2"><text:soft-page-break/><text:span text:style-name="T217">21.</text:span><text:span text:style-name="T220">3</text:span><text:span text:style-name="T217"> — </text:span><text:span text:style-name="T221">Gestion d’erreurs réelles</text:span> </text:h>
      <text:p text:style-name="P270"/>
      <text:p text:style-name="P274"><text:span text:style-name="T222">L'erreur fatale</text:span><text:span text:style-name="T223"> : Si le programme ne peut pas lire le clavier (</text:span><text:span text:style-name="Source_20_Text"><text:span text:style-name="T224">expect</text:span></text:span><text:span text:style-name="T223">), il s'arrête.</text:span></text:p>
      <text:p text:style-name="P274"><text:span text:style-name="T2">L'erreur contournable</text:span> : Si le fichier <text:span text:style-name="Source_20_Text">tasks.txt</text:span> n'existe pas, ce n'est pas grave ! On crée juste une liste vide (c'est ce qu'on fait dans <text:span text:style-name="Source_20_Text">charger</text:span>).</text:p>
      <text:p text:style-name="P268"/>
      <text:p text:style-name="P275"><text:span text:style-name="T225">2</text:span><text:span text:style-name="T226">2</text:span><text:span text:style-name="T227"> </text:span><text:span text:style-name="T228">— </text:span><text:span text:style-name="T226">HashMap</text:span></text:p>
      <text:p text:style-name="P276"><text:span text:style-name="T127">Pour l'instant, on utilise un </text:span><text:span text:style-name="Source_20_Text"><text:span text:style-name="T127">Vec&lt;Task&gt;</text:span></text:span><text:span text:style-name="T127">. C'est super pour une petite liste, mais imagine que tu aies 10 000 tâches : pour en trouver une par son ID, Rust doit parcourir tout le tableau un par un </text:span></text:p>
      <text:h text:style-name="P277" text:outline-level="2"><text:span text:style-name="T85">22.1 — La structure </text:span><text:span text:style-name="Source_20_Text"><text:span text:style-name="T85">HashMap&lt;K, V&gt;</text:span></text:span></text:h>
      <text:p text:style-name="P278"><text:span text:style-name="T127">On va remplacer </text:span><text:span text:style-name="Source_20_Text"><text:span text:style-name="T127">Vec&lt;Task&gt;</text:span></text:span><text:span text:style-name="T127"> par </text:span><text:span text:style-name="Source_20_Text"><text:span text:style-name="T127">HashMap&lt;u32, Task&gt;</text:span></text:span><text:span text:style-name="T127">.</text:span></text:p>
      <text:list text:style-name="L39">
        <text:list-item>
          <text:p text:style-name="P279"><text:span text:style-name="T127">K (Key) : Le </text:span><text:span text:style-name="Source_20_Text"><text:span text:style-name="T127">u32</text:span></text:span><text:span text:style-name="T127"> (l'ID de la tâche).</text:span></text:p>
        </text:list-item>
        <text:list-item>
          <text:p text:style-name="P279"><text:span text:style-name="T127">V (Value) : La structure </text:span><text:span text:style-name="Source_20_Text"><text:span text:style-name="T127">Task</text:span></text:span><text:span text:style-name="T127"> elle-même.</text:span></text:p>
        </text:list-item>
      </text:list>
      <text:p text:style-name="P280"/>
      <text:p text:style-name="P280">On importe d’abord le HashMap</text:p>
      <text:p text:style-name="P281"><text:span text:style-name="T52">use</text:span> <text:span text:style-name="T68">std</text:span><text:span text:style-name="T54">::</text:span><text:span text:style-name="T68">collections</text:span><text:span text:style-name="T54">::</text:span><text:span text:style-name="T68">HashMap</text:span>;</text:p>
      <text:p text:style-name="P280"/>
      <text:p text:style-name="P282"><text:span text:style-name="T229">Dans le main, on remplace </text:span><text:span text:style-name="T193">let</text:span><text:span text:style-name="T194"> </text:span><text:span text:style-name="T193">mut</text:span><text:span text:style-name="T194"> </text:span><text:span text:style-name="T230">list</text:span><text:span text:style-name="T194"> </text:span><text:span text:style-name="T231">=</text:span><text:span text:style-name="T194"> </text:span><text:span text:style-name="T232">charger</text:span><text:span text:style-name="T194">()</text:span><text:span text:style-name="T231">.</text:span><text:span text:style-name="T232">unwrap_or_else</text:span><text:span text:style-name="T194">(</text:span><text:span text:style-name="T231">|</text:span><text:span text:style-name="T233">_</text:span><text:span text:style-name="T231">|</text:span><text:span text:style-name="T194"> </text:span><text:span text:style-name="T195">Vec</text:span><text:span text:style-name="T231">::</text:span><text:span text:style-name="T232">new</text:span><text:span text:style-name="T194">());</text:span></text:p>
      <text:p text:style-name="P282"><text:span text:style-name="T229">par <text:s/></text:span><text:span text:style-name="T193">let</text:span><text:span text:style-name="T194"> </text:span><text:span text:style-name="T193">mut</text:span><text:span text:style-name="T194"> </text:span><text:span text:style-name="T230">list</text:span><text:span text:style-name="T231">:</text:span><text:span text:style-name="T194"> </text:span><text:span text:style-name="T195">HashMap</text:span><text:span text:style-name="T194">&lt;</text:span><text:span text:style-name="T195">u32</text:span><text:span text:style-name="T194">, </text:span><text:span text:style-name="T195">Task</text:span><text:span text:style-name="T194">&gt; </text:span><text:span text:style-name="T231">=</text:span><text:span text:style-name="T194"> </text:span><text:span text:style-name="T232">charger</text:span><text:span text:style-name="T194">()</text:span><text:span text:style-name="T231">.</text:span><text:span text:style-name="T232">unwrap_or_else</text:span><text:span text:style-name="T194">(</text:span><text:span text:style-name="T231">|</text:span><text:span text:style-name="T233">_</text:span><text:span text:style-name="T231">|</text:span><text:span text:style-name="T194"> </text:span><text:span text:style-name="T195">HashMap</text:span><text:span text:style-name="T231">::</text:span><text:span text:style-name="T232">new</text:span><text:span text:style-name="T194">());</text:span></text:p>
      <text:p text:style-name="P283"/>
      <text:p text:style-name="P284"><text:span text:style-name="T234">et on met l’id simplement à </text:span><text:span text:style-name="T193">let</text:span><text:span text:style-name="T194"> </text:span><text:span text:style-name="T193">mut</text:span><text:span text:style-name="T194"> </text:span><text:span text:style-name="T230">id</text:span><text:span text:style-name="T194"> </text:span><text:span text:style-name="T231">=</text:span><text:span text:style-name="T194"> </text:span><text:span text:style-name="T230">list</text:span><text:span text:style-name="T231">.</text:span><text:span text:style-name="T232">keys</text:span><text:span text:style-name="T194">()</text:span><text:span text:style-name="T231">.</text:span><text:span text:style-name="T232">max</text:span><text:span text:style-name="T194">()</text:span><text:span text:style-name="T231">.</text:span><text:span text:style-name="T232">unwrap_or</text:span><text:span text:style-name="T194">(</text:span><text:span text:style-name="T231">&amp;</text:span><text:span text:style-name="T235">0</text:span><text:span text:style-name="T194">) </text:span><text:span text:style-name="T231">+</text:span><text:span text:style-name="T194"> </text:span><text:span text:style-name="T235">1</text:span><text:span text:style-name="T194">;</text:span></text:p>
      <text:p text:style-name="P284"><text:span text:style-name="T234"><text:line-break/><text:line-break/></text:span><text:span text:style-name="T236">modifier les fonctions charger et sauvegarder : <text:line-break/><text:line-break/></text:span><text:span text:style-name="T193">fn</text:span><text:span text:style-name="T194"> </text:span><text:span text:style-name="T232">sauvegarder</text:span><text:span text:style-name="T194">(</text:span><text:span text:style-name="T233">liste</text:span><text:span text:style-name="T231">:</text:span><text:span text:style-name="T194"> </text:span><text:span text:style-name="T231">&amp;</text:span><text:span text:style-name="T195">HashMap</text:span><text:span text:style-name="T194">&lt;</text:span><text:span text:style-name="T195">u32</text:span><text:span text:style-name="T194">, </text:span><text:span text:style-name="T195">Task</text:span><text:span text:style-name="T194">&gt;) </text:span><text:span text:style-name="T231">-&gt;</text:span><text:span text:style-name="T194"> </text:span><text:span text:style-name="T195">io</text:span><text:span text:style-name="T231">::</text:span><text:span text:style-name="T195">Result</text:span><text:span text:style-name="T194">&lt;()&gt; {</text:span></text:p>
      <text:p text:style-name="P26">    <text:span text:style-name="T23">let</text:span><text:span text:style-name="T24"> </text:span><text:span text:style-name="T23">mut</text:span><text:span text:style-name="T24"> </text:span><text:span text:style-name="T65">fichier</text:span><text:span text:style-name="T24"> </text:span><text:span text:style-name="T27">=</text:span><text:span text:style-name="T24"> </text:span><text:span text:style-name="T93">File</text:span><text:span text:style-name="T27">::</text:span><text:span text:style-name="T22">create</text:span><text:span text:style-name="T24">(</text:span><text:span text:style-name="T25">"tasks.txt"</text:span><text:span text:style-name="T24">)</text:span><text:span text:style-name="T27">?</text:span><text:span text:style-name="T24">; </text:span></text:p>
      <text:p text:style-name="P26">    <text:span text:style-name="T84">for</text:span><text:span text:style-name="T24"> </text:span><text:span text:style-name="T26">t</text:span><text:span text:style-name="T24"> </text:span><text:span text:style-name="T84">in</text:span><text:span text:style-name="T24"> </text:span><text:span text:style-name="T26">liste</text:span><text:span text:style-name="T27">.</text:span><text:span text:style-name="T22">values</text:span><text:span text:style-name="T24">() {</text:span></text:p>
      <text:p text:style-name="P26">        <text:span text:style-name="T23">let</text:span><text:span text:style-name="T24"> </text:span><text:span text:style-name="T26">statut_str</text:span><text:span text:style-name="T24"> </text:span><text:span text:style-name="T27">=</text:span><text:span text:style-name="T24"> </text:span><text:span text:style-name="T84">match</text:span><text:span text:style-name="T24"> </text:span><text:span text:style-name="T26">t</text:span><text:span text:style-name="T27">.</text:span><text:span text:style-name="T26">status</text:span><text:span text:style-name="T24"> {</text:span></text:p>
      <text:p text:style-name="P26">            <text:span text:style-name="T93">Status</text:span><text:span text:style-name="T27">::</text:span><text:span text:style-name="T156">Pending</text:span><text:span text:style-name="T24"> </text:span><text:span text:style-name="T27">=&gt;</text:span><text:span text:style-name="T24"> </text:span><text:span text:style-name="T25">"P"</text:span><text:span text:style-name="T24">,</text:span></text:p>
      <text:p text:style-name="P26">            <text:span text:style-name="T93">Status</text:span><text:span text:style-name="T27">::</text:span><text:span text:style-name="T156">Done</text:span><text:span text:style-name="T24"> </text:span><text:span text:style-name="T27">=&gt;</text:span><text:span text:style-name="T24"> </text:span><text:span text:style-name="T25">"D"</text:span><text:span text:style-name="T24">,</text:span></text:p>
      <text:p text:style-name="P26">        <text:span text:style-name="T24">};</text:span></text:p>
      <text:p text:style-name="P26">        <text:span text:style-name="T23">writeln!</text:span><text:span text:style-name="T24">(</text:span><text:span text:style-name="T65">fichier</text:span><text:span text:style-name="T24">, </text:span><text:span text:style-name="T25">"</text:span><text:span text:style-name="T23">{}</text:span><text:span text:style-name="T25">|</text:span><text:span text:style-name="T23">{}</text:span><text:span text:style-name="T25">|</text:span><text:span text:style-name="T23">{}</text:span><text:span text:style-name="T25">"</text:span><text:span text:style-name="T24">, </text:span><text:span text:style-name="T26">t</text:span><text:span text:style-name="T27">.</text:span><text:span text:style-name="T26">id</text:span><text:span text:style-name="T24">, </text:span><text:span text:style-name="T26">t</text:span><text:span text:style-name="T27">.</text:span><text:span text:style-name="T26">title</text:span><text:span text:style-name="T24">, </text:span><text:span text:style-name="T26">statut_str</text:span><text:span text:style-name="T24">)</text:span><text:span text:style-name="T27">?</text:span><text:span text:style-name="T24">;</text:span></text:p>
      <text:p text:style-name="P26">    <text:span text:style-name="T24">}</text:span></text:p>
      <text:p text:style-name="P26">    <text:span text:style-name="T156">Ok</text:span><text:span text:style-name="T24">(())</text:span></text:p>
      <text:p text:style-name="P27">}</text:p>
      <text:p text:style-name="P30"><text:soft-page-break/></text:p>
      <text:p text:style-name="P27"><text:span text:style-name="T52">fn</text:span> <text:span text:style-name="T66">charger</text:span>() <text:span text:style-name="T54">-&gt;</text:span> <text:span text:style-name="T68">io</text:span><text:span text:style-name="T54">::</text:span><text:span text:style-name="T68">Result</text:span>&lt;<text:span text:style-name="T68">HashMap</text:span>&lt;<text:span text:style-name="T68">u32</text:span>, <text:span text:style-name="T68">Task</text:span>&gt;&gt; {</text:p>
      <text:p text:style-name="P26">    <text:span text:style-name="T23">let</text:span><text:span text:style-name="T24"> </text:span><text:span text:style-name="T23">mut</text:span><text:span text:style-name="T24"> </text:span><text:span text:style-name="T65">liste</text:span><text:span text:style-name="T24"> </text:span><text:span text:style-name="T27">=</text:span><text:span text:style-name="T24"> </text:span><text:span text:style-name="T93">HashMap</text:span><text:span text:style-name="T27">::</text:span><text:span text:style-name="T22">new</text:span><text:span text:style-name="T24">();</text:span></text:p>
      <text:p text:style-name="P26">    <text:span text:style-name="T23">let</text:span><text:span text:style-name="T24"> </text:span><text:span text:style-name="T26">fichier</text:span><text:span text:style-name="T24"> </text:span><text:span text:style-name="T27">=</text:span><text:span text:style-name="T24"> </text:span><text:span text:style-name="T84">match</text:span><text:span text:style-name="T24"> </text:span><text:span text:style-name="T93">File</text:span><text:span text:style-name="T27">::</text:span><text:span text:style-name="T22">open</text:span><text:span text:style-name="T24">(</text:span><text:span text:style-name="T25">"tasks.txt"</text:span><text:span text:style-name="T24">) {</text:span></text:p>
      <text:p text:style-name="P26">        <text:span text:style-name="T156">Ok</text:span><text:span text:style-name="T24">(</text:span><text:span text:style-name="T26">f</text:span><text:span text:style-name="T24">) </text:span><text:span text:style-name="T27">=&gt;</text:span><text:span text:style-name="T24"> </text:span><text:span text:style-name="T26">f</text:span><text:span text:style-name="T24">,</text:span></text:p>
      <text:p text:style-name="P26">        <text:span text:style-name="T156">Err</text:span><text:span text:style-name="T24">(</text:span><text:span text:style-name="T26">_</text:span><text:span text:style-name="T24">) </text:span><text:span text:style-name="T27">=&gt;</text:span><text:span text:style-name="T24"> </text:span><text:span text:style-name="T84">return</text:span><text:span text:style-name="T24"> </text:span><text:span text:style-name="T156">Ok</text:span><text:span text:style-name="T24">(</text:span><text:span text:style-name="T65">liste</text:span><text:span text:style-name="T24">), </text:span></text:p>
      <text:p text:style-name="P26">    <text:span text:style-name="T24">};</text:span></text:p>
      <text:p text:style-name="P30"/>
      <text:p text:style-name="P26">    <text:span text:style-name="T23">let</text:span><text:span text:style-name="T24"> </text:span><text:span text:style-name="T26">lecteur</text:span><text:span text:style-name="T24"> </text:span><text:span text:style-name="T27">=</text:span><text:span text:style-name="T24"> </text:span><text:span text:style-name="T93">BufReader</text:span><text:span text:style-name="T27">::</text:span><text:span text:style-name="T22">new</text:span><text:span text:style-name="T24">(</text:span><text:span text:style-name="T26">fichier</text:span><text:span text:style-name="T24">);</text:span></text:p>
      <text:p text:style-name="P26">    <text:span text:style-name="T84">for</text:span><text:span text:style-name="T24"> </text:span><text:span text:style-name="T26">ligne</text:span><text:span text:style-name="T24"> </text:span><text:span text:style-name="T84">in</text:span><text:span text:style-name="T24"> </text:span><text:span text:style-name="T26">lecteur</text:span><text:span text:style-name="T27">.</text:span><text:span text:style-name="T22">lines</text:span><text:span text:style-name="T24">() {</text:span></text:p>
      <text:p text:style-name="P26">        <text:span text:style-name="T23">let</text:span><text:span text:style-name="T24"> </text:span><text:span text:style-name="T26">l</text:span><text:span text:style-name="T24"> </text:span><text:span text:style-name="T27">=</text:span><text:span text:style-name="T24"> </text:span><text:span text:style-name="T26">ligne</text:span><text:span text:style-name="T27">?</text:span><text:span text:style-name="T24">;</text:span></text:p>
      <text:p text:style-name="P26">        <text:span text:style-name="T23">let</text:span><text:span text:style-name="T24"> </text:span><text:span text:style-name="T26">parts</text:span><text:span text:style-name="T27">:</text:span><text:span text:style-name="T24"> </text:span><text:span text:style-name="T93">Vec</text:span><text:span text:style-name="T24">&lt;</text:span><text:span text:style-name="T27">&amp;</text:span><text:span text:style-name="T93">str</text:span><text:span text:style-name="T24">&gt; </text:span><text:span text:style-name="T27">=</text:span><text:span text:style-name="T24"> </text:span><text:span text:style-name="T26">l</text:span><text:span text:style-name="T27">.</text:span><text:span text:style-name="T22">split</text:span><text:span text:style-name="T24">(</text:span><text:span text:style-name="T25">'|'</text:span><text:span text:style-name="T24">)</text:span><text:span text:style-name="T27">.</text:span><text:span text:style-name="T22">collect</text:span><text:span text:style-name="T24">();</text:span></text:p>
      <text:p text:style-name="P26">        <text:span text:style-name="T84">if</text:span><text:span text:style-name="T24"> </text:span><text:span text:style-name="T26">parts</text:span><text:span text:style-name="T27">.</text:span><text:span text:style-name="T22">len</text:span><text:span text:style-name="T24">() </text:span><text:span text:style-name="T27">==</text:span><text:span text:style-name="T24"> </text:span><text:span text:style-name="T33">3</text:span><text:span text:style-name="T24"> {</text:span></text:p>
      <text:p text:style-name="P26">            <text:span text:style-name="T23">let</text:span><text:span text:style-name="T24"> </text:span><text:span text:style-name="T26">id</text:span><text:span text:style-name="T24"> </text:span><text:span text:style-name="T27">=</text:span><text:span text:style-name="T24"> </text:span><text:span text:style-name="T26">parts</text:span><text:span text:style-name="T24">[</text:span><text:span text:style-name="T33">0</text:span><text:span text:style-name="T24">]</text:span><text:span text:style-name="T27">.</text:span><text:span text:style-name="T22">parse</text:span><text:span text:style-name="T27">::</text:span><text:span text:style-name="T24">&lt;</text:span><text:span text:style-name="T93">u32</text:span><text:span text:style-name="T24">&gt;()</text:span><text:span text:style-name="T27">.</text:span><text:span text:style-name="T22">unwrap_or</text:span><text:span text:style-name="T24">(</text:span><text:span text:style-name="T33">0</text:span><text:span text:style-name="T24">);</text:span></text:p>
      <text:p text:style-name="P26">            <text:span text:style-name="T23">let</text:span><text:span text:style-name="T24"> </text:span><text:span text:style-name="T26">title</text:span><text:span text:style-name="T24"> </text:span><text:span text:style-name="T27">=</text:span><text:span text:style-name="T24"> </text:span><text:span text:style-name="T26">parts</text:span><text:span text:style-name="T24">[</text:span><text:span text:style-name="T33">1</text:span><text:span text:style-name="T24">]</text:span><text:span text:style-name="T27">.</text:span><text:span text:style-name="T22">to_string</text:span><text:span text:style-name="T24">();</text:span></text:p>
      <text:p text:style-name="P26">            <text:span text:style-name="T23">let</text:span><text:span text:style-name="T24"> </text:span><text:span text:style-name="T26">status</text:span><text:span text:style-name="T24"> </text:span><text:span text:style-name="T27">=</text:span><text:span text:style-name="T24"> </text:span><text:span text:style-name="T84">if</text:span><text:span text:style-name="T24"> </text:span><text:span text:style-name="T26">parts</text:span><text:span text:style-name="T24">[</text:span><text:span text:style-name="T33">2</text:span><text:span text:style-name="T24">] </text:span><text:span text:style-name="T27">==</text:span><text:span text:style-name="T24"> </text:span><text:span text:style-name="T25">"D"</text:span><text:span text:style-name="T24"> { </text:span><text:span text:style-name="T93">Status</text:span><text:span text:style-name="T27">::</text:span><text:span text:style-name="T156">Done</text:span><text:span text:style-name="T24"> } </text:span><text:span text:style-name="T84">else</text:span><text:span text:style-name="T24"> { </text:span><text:span text:style-name="T93">Status</text:span><text:span text:style-name="T27">::</text:span><text:span text:style-name="T156">Pending</text:span><text:span text:style-name="T24"> };</text:span></text:p>
      <text:p text:style-name="P26">            <text:span text:style-name="T65">liste</text:span><text:span text:style-name="T27">.</text:span><text:span text:style-name="T119">insert</text:span><text:span text:style-name="T24">(</text:span><text:span text:style-name="T26">id</text:span><text:span text:style-name="T24">, </text:span><text:span text:style-name="T93">Task</text:span><text:span text:style-name="T24"> { </text:span><text:span text:style-name="T26">id</text:span><text:span text:style-name="T24">, </text:span><text:span text:style-name="T26">title</text:span><text:span text:style-name="T24">, </text:span><text:span text:style-name="T26">status</text:span><text:span text:style-name="T24"> });</text:span></text:p>
      <text:p text:style-name="P26">        <text:span text:style-name="T24">}</text:span></text:p>
      <text:p text:style-name="P26">    <text:span text:style-name="T24">}</text:span></text:p>
      <text:p text:style-name="P26">    <text:span text:style-name="T156">Ok</text:span><text:span text:style-name="T24">(</text:span><text:span text:style-name="T65">liste</text:span><text:span text:style-name="T24">)</text:span></text:p>
      <text:p text:style-name="P27">}</text:p>
      <text:p text:style-name="P285"/>
      <text:p text:style-name="P286"><text:span text:style-name="T237">Modifier la fonction d’exécution : <text:line-break/><text:line-break/></text:span><text:span text:style-name="T193">fn</text:span><text:span text:style-name="T194"> </text:span><text:span text:style-name="T232">executer_commande</text:span><text:span text:style-name="T194">(</text:span><text:span text:style-name="T233">titre</text:span><text:span text:style-name="T231">:</text:span><text:span text:style-name="T194"> </text:span><text:span text:style-name="T231">&amp;</text:span><text:span text:style-name="T195">str</text:span><text:span text:style-name="T194">, </text:span><text:span text:style-name="T230">list</text:span><text:span text:style-name="T231">:</text:span><text:span text:style-name="T194"> </text:span><text:span text:style-name="T231">&amp;</text:span><text:span text:style-name="T193">mut</text:span><text:span text:style-name="T194"> </text:span><text:span text:style-name="T195">HashMap</text:span><text:span text:style-name="T194">&lt;</text:span><text:span text:style-name="T195">u32</text:span><text:span text:style-name="T194">, </text:span><text:span text:style-name="T195">Task</text:span><text:span text:style-name="T194">&gt;, </text:span><text:span text:style-name="T230">id</text:span><text:span text:style-name="T231">:</text:span><text:span text:style-name="T194"> </text:span><text:span text:style-name="T231">&amp;</text:span><text:span text:style-name="T193">mut</text:span><text:span text:style-name="T194"> </text:span><text:span text:style-name="T195">u32</text:span><text:span text:style-name="T194">) </text:span><text:span text:style-name="T231">-&gt;</text:span><text:span text:style-name="T194"> </text:span><text:span text:style-name="T195">Result</text:span><text:span text:style-name="T194">&lt;(), </text:span><text:span text:style-name="T195">String</text:span><text:span text:style-name="T194">&gt; {</text:span></text:p>
      <text:p text:style-name="P26">    <text:span text:style-name="T84">match</text:span><text:span text:style-name="T24"> </text:span><text:span text:style-name="T26">titre</text:span><text:span text:style-name="T24"> {</text:span></text:p>
      <text:p text:style-name="P30"/>
      <text:p text:style-name="P26">        <text:span text:style-name="T25">"liste"</text:span><text:span text:style-name="T24"> </text:span><text:span text:style-name="T27">=&gt;</text:span><text:span text:style-name="T24"> {</text:span></text:p>
      <text:p text:style-name="P26">            <text:span text:style-name="T23">println!</text:span><text:span text:style-name="T24">(</text:span><text:span text:style-name="T25">"</text:span><text:span text:style-name="T28">\n</text:span><text:span text:style-name="T25">Liste de Tâches : "</text:span><text:span text:style-name="T24">);</text:span></text:p>
      <text:p text:style-name="P26">            <text:span text:style-name="T84">for</text:span><text:span text:style-name="T24"> </text:span><text:span text:style-name="T26">task</text:span><text:span text:style-name="T24"> </text:span><text:span text:style-name="T84">in</text:span><text:span text:style-name="T24"> </text:span><text:span text:style-name="T65">list</text:span><text:span text:style-name="T27">.</text:span><text:span text:style-name="T22">values</text:span><text:span text:style-name="T24">() {</text:span></text:p>
      <text:p text:style-name="P26">                <text:span text:style-name="T84">match</text:span><text:span text:style-name="T24"> </text:span><text:span text:style-name="T26">task</text:span><text:span text:style-name="T24"> {</text:span></text:p>
      <text:p text:style-name="P26">                    <text:span text:style-name="T93">Task</text:span><text:span text:style-name="T24"> { </text:span><text:span text:style-name="T26">id</text:span><text:span text:style-name="T24">, </text:span><text:span text:style-name="T26">title</text:span><text:span text:style-name="T24">, </text:span><text:span text:style-name="T26">status</text:span><text:span text:style-name="T27">:</text:span><text:span text:style-name="T24"> </text:span><text:span text:style-name="T93">Status</text:span><text:span text:style-name="T27">::</text:span><text:span text:style-name="T156">Done</text:span><text:span text:style-name="T24"> } </text:span><text:span text:style-name="T27">=&gt;</text:span><text:span text:style-name="T24"> </text:span><text:span text:style-name="T23">println!</text:span><text:span text:style-name="T24">(</text:span><text:span text:style-name="T25">"[TERMINEE] №</text:span><text:span text:style-name="T23">{}</text:span><text:span text:style-name="T25"> : </text:span><text:span text:style-name="T23">{}</text:span><text:span text:style-name="T25">"</text:span><text:span text:style-name="T24">, </text:span><text:span text:style-name="T26">id</text:span><text:span text:style-name="T24">, </text:span><text:span text:style-name="T26">title</text:span><text:span text:style-name="T24">),</text:span></text:p>
      <text:p text:style-name="P26">                    <text:span text:style-name="T93">Task</text:span><text:span text:style-name="T24"> { </text:span><text:span text:style-name="T26">id</text:span><text:span text:style-name="T24">, </text:span><text:span text:style-name="T26">title</text:span><text:span text:style-name="T24">, </text:span><text:span text:style-name="T26">status</text:span><text:span text:style-name="T27">:</text:span><text:span text:style-name="T24"> </text:span><text:span text:style-name="T93">Status</text:span><text:span text:style-name="T27">::</text:span><text:span text:style-name="T156">Pending</text:span><text:span text:style-name="T24"> } </text:span><text:span text:style-name="T27">=&gt;</text:span><text:span text:style-name="T24"> </text:span><text:span text:style-name="T23">println!</text:span><text:span text:style-name="T24">(</text:span><text:span text:style-name="T25">"[EN COURS] №</text:span><text:span text:style-name="T23">{}</text:span><text:span text:style-name="T25"> : </text:span><text:span text:style-name="T23">{}</text:span><text:span text:style-name="T25">"</text:span><text:span text:style-name="T24">, </text:span><text:span text:style-name="T26">id</text:span><text:span text:style-name="T24">, </text:span><text:span text:style-name="T26">title</text:span><text:span text:style-name="T24">),</text:span></text:p>
      <text:p text:style-name="P26">                <text:span text:style-name="T24">}</text:span></text:p>
      <text:p text:style-name="P26">            <text:span text:style-name="T24">}</text:span></text:p>
      <text:p text:style-name="P26">            <text:span text:style-name="T156">Ok</text:span><text:span text:style-name="T24">(())</text:span></text:p>
      <text:p text:style-name="P26">        <text:span text:style-name="T24">}</text:span></text:p>
      <text:p text:style-name="P199"/>
      <text:p text:style-name="P26">        <text:span text:style-name="T26">s</text:span><text:span text:style-name="T24"> </text:span><text:span text:style-name="T84">if</text:span><text:span text:style-name="T24"> </text:span><text:span text:style-name="T26">s</text:span><text:span text:style-name="T27">.</text:span><text:span text:style-name="T22">starts_with</text:span><text:span text:style-name="T24">(</text:span><text:span text:style-name="T25">"suppr "</text:span><text:span text:style-name="T24">) </text:span><text:span text:style-name="T27">=&gt;</text:span><text:span text:style-name="T24"> {</text:span></text:p>
      <text:p text:style-name="P26">            <text:span text:style-name="T23">let</text:span><text:span text:style-name="T24"> </text:span><text:span text:style-name="T26">reste</text:span><text:span text:style-name="T24"> </text:span><text:span text:style-name="T27">=</text:span><text:span text:style-name="T24"> </text:span><text:span text:style-name="T26">s</text:span><text:span text:style-name="T27">.</text:span><text:span text:style-name="T22">replace</text:span><text:span text:style-name="T24">(</text:span><text:span text:style-name="T25">"suppr "</text:span><text:span text:style-name="T24">, </text:span><text:span text:style-name="T25">""</text:span><text:span text:style-name="T24">);</text:span></text:p>
      <text:p text:style-name="P26">            <text:span text:style-name="T23">let</text:span><text:span text:style-name="T24"> </text:span><text:span text:style-name="T26">id_a_suppr</text:span><text:span text:style-name="T24"> </text:span><text:span text:style-name="T27">=</text:span><text:span text:style-name="T24"> </text:span><text:span text:style-name="T26">reste</text:span><text:span text:style-name="T27">.</text:span><text:span text:style-name="T22">trim</text:span><text:span text:style-name="T24">()</text:span><text:span text:style-name="T27">.</text:span><text:span text:style-name="T22">parse</text:span><text:span text:style-name="T27">::</text:span><text:span text:style-name="T24">&lt;</text:span><text:span text:style-name="T93">u32</text:span><text:span text:style-name="T24">&gt;()</text:span><text:span text:style-name="T27">.</text:span><text:span text:style-name="T22">map_err</text:span><text:span text:style-name="T24">(</text:span><text:span text:style-name="T27">|</text:span><text:span text:style-name="T26">_</text:span><text:span text:style-name="T27">|</text:span><text:span text:style-name="T24"> </text:span><text:span text:style-name="T25">"ID invalide"</text:span><text:span text:style-name="T24">)</text:span><text:span text:style-name="T27">?</text:span><text:span text:style-name="T24">;</text:span></text:p>
      <text:p text:style-name="P26">            <text:span text:style-name="T84">if</text:span><text:span text:style-name="T24"> </text:span><text:span text:style-name="T65">list</text:span><text:span text:style-name="T27">.</text:span><text:span text:style-name="T119">remove</text:span><text:span text:style-name="T24">(</text:span><text:span text:style-name="T27">&amp;</text:span><text:span text:style-name="T26">id_a_suppr</text:span><text:span text:style-name="T24">)</text:span><text:span text:style-name="T27">.</text:span><text:span text:style-name="T22">is_some</text:span><text:span text:style-name="T24">() {</text:span></text:p>
      <text:p text:style-name="P26">                <text:span text:style-name="T23">println!</text:span><text:span text:style-name="T24">(</text:span><text:span text:style-name="T25">"Tâche n°</text:span><text:span text:style-name="T23">{}</text:span><text:span text:style-name="T25"> supprimée !"</text:span><text:span text:style-name="T24">, </text:span><text:span text:style-name="T26">id_a_suppr</text:span><text:span text:style-name="T24">);</text:span></text:p>
      <text:p text:style-name="P26">            <text:span text:style-name="T24">} </text:span><text:span text:style-name="T84">else</text:span><text:span text:style-name="T24"> {</text:span></text:p>
      <text:p text:style-name="P26">                <text:span text:style-name="T23">println!</text:span><text:span text:style-name="T24">(</text:span><text:span text:style-name="T25">"ID introuvable."</text:span><text:span text:style-name="T24">);</text:span></text:p>
      <text:p text:style-name="P26"><text:soft-page-break/>            <text:span text:style-name="T24">}</text:span></text:p>
      <text:p text:style-name="P26">            <text:span text:style-name="T156">Ok</text:span><text:span text:style-name="T24">(())</text:span></text:p>
      <text:p text:style-name="P26">        <text:span text:style-name="T24">}</text:span></text:p>
      <text:p text:style-name="P30"/>
      <text:p text:style-name="P26">        <text:span text:style-name="T26">s</text:span><text:span text:style-name="T24"> </text:span><text:span text:style-name="T84">if</text:span><text:span text:style-name="T24"> </text:span><text:span text:style-name="T26">s</text:span><text:span text:style-name="T27">.</text:span><text:span text:style-name="T22">starts_with</text:span><text:span text:style-name="T24">(</text:span><text:span text:style-name="T25">"voir "</text:span><text:span text:style-name="T24">) </text:span><text:span text:style-name="T27">=&gt;</text:span><text:span text:style-name="T24"> {</text:span></text:p>
      <text:p text:style-name="P26">            <text:span text:style-name="T23">let</text:span><text:span text:style-name="T24"> </text:span><text:span text:style-name="T26">reste</text:span><text:span text:style-name="T24"> </text:span><text:span text:style-name="T27">=</text:span><text:span text:style-name="T24"> </text:span><text:span text:style-name="T26">s</text:span><text:span text:style-name="T27">.</text:span><text:span text:style-name="T22">replace</text:span><text:span text:style-name="T24">(</text:span><text:span text:style-name="T25">"voir "</text:span><text:span text:style-name="T24">, </text:span><text:span text:style-name="T25">""</text:span><text:span text:style-name="T24">);</text:span></text:p>
      <text:p text:style-name="P26">            <text:span text:style-name="T23">let</text:span><text:span text:style-name="T24"> </text:span><text:span text:style-name="T26">id_cible</text:span><text:span text:style-name="T24"> </text:span><text:span text:style-name="T27">=</text:span><text:span text:style-name="T24"> </text:span><text:span text:style-name="T26">reste</text:span><text:span text:style-name="T27">.</text:span><text:span text:style-name="T22">trim</text:span><text:span text:style-name="T24">()</text:span><text:span text:style-name="T27">.</text:span><text:span text:style-name="T22">parse</text:span><text:span text:style-name="T27">::</text:span><text:span text:style-name="T24">&lt;</text:span><text:span text:style-name="T93">u32</text:span><text:span text:style-name="T24">&gt;()</text:span><text:span text:style-name="T27">.</text:span><text:span text:style-name="T22">map_err</text:span><text:span text:style-name="T24">(</text:span><text:span text:style-name="T27">|</text:span><text:span text:style-name="T26">_</text:span><text:span text:style-name="T27">|</text:span><text:span text:style-name="T24"> </text:span><text:span text:style-name="T25">"ID invalide"</text:span><text:span text:style-name="T24">)</text:span><text:span text:style-name="T27">?</text:span><text:span text:style-name="T24">;</text:span></text:p>
      <text:p text:style-name="P26">            <text:span text:style-name="T84">if</text:span><text:span text:style-name="T24"> </text:span><text:span text:style-name="T23">let</text:span><text:span text:style-name="T24"> </text:span><text:span text:style-name="T156">Some</text:span><text:span text:style-name="T24">(</text:span><text:span text:style-name="T26">tache</text:span><text:span text:style-name="T24">) </text:span><text:span text:style-name="T27">=</text:span><text:span text:style-name="T24"> </text:span><text:span text:style-name="T65">list</text:span><text:span text:style-name="T27">.</text:span><text:span text:style-name="T22">get</text:span><text:span text:style-name="T24">(</text:span><text:span text:style-name="T27">&amp;</text:span><text:span text:style-name="T26">id_cible</text:span><text:span text:style-name="T24">) {</text:span></text:p>
      <text:p text:style-name="P26">                <text:span text:style-name="T26">tache</text:span><text:span text:style-name="T27">.</text:span><text:span text:style-name="T22">display</text:span><text:span text:style-name="T24">();</text:span></text:p>
      <text:p text:style-name="P26">            <text:span text:style-name="T24">} </text:span><text:span text:style-name="T84">else</text:span><text:span text:style-name="T24"> {</text:span></text:p>
      <text:p text:style-name="P26">                <text:span text:style-name="T84">return</text:span><text:span text:style-name="T24"> </text:span><text:span text:style-name="T156">Err</text:span><text:span text:style-name="T24">(</text:span><text:span text:style-name="T23">format!</text:span><text:span text:style-name="T24">(</text:span><text:span text:style-name="T25">"ID </text:span><text:span text:style-name="T23">{}</text:span><text:span text:style-name="T25"> introuvable."</text:span><text:span text:style-name="T24">, </text:span><text:span text:style-name="T26">id_cible</text:span><text:span text:style-name="T24">)); </text:span></text:p>
      <text:p text:style-name="P26">            <text:span text:style-name="T24">}</text:span></text:p>
      <text:p text:style-name="P26">            <text:span text:style-name="T156">Ok</text:span><text:span text:style-name="T24">(())</text:span></text:p>
      <text:p text:style-name="P26">        <text:span text:style-name="T24">}</text:span></text:p>
      <text:p text:style-name="P30"/>
      <text:p text:style-name="P26">        <text:span text:style-name="T26">s</text:span><text:span text:style-name="T24"> </text:span><text:span text:style-name="T84">if</text:span><text:span text:style-name="T24"> </text:span><text:span text:style-name="T26">s</text:span><text:span text:style-name="T27">.</text:span><text:span text:style-name="T22">parse</text:span><text:span text:style-name="T27">::</text:span><text:span text:style-name="T24">&lt;</text:span><text:span text:style-name="T93">u32</text:span><text:span text:style-name="T24">&gt;()</text:span><text:span text:style-name="T27">.</text:span><text:span text:style-name="T22">is_ok</text:span><text:span text:style-name="T24">() </text:span><text:span text:style-name="T27">=&gt;</text:span><text:span text:style-name="T24"> {</text:span></text:p>
      <text:p text:style-name="P26">            <text:span text:style-name="T23">let</text:span><text:span text:style-name="T24"> </text:span><text:span text:style-name="T26">id_val</text:span><text:span text:style-name="T24"> </text:span><text:span text:style-name="T27">=</text:span><text:span text:style-name="T24"> </text:span><text:span text:style-name="T26">s</text:span><text:span text:style-name="T27">.</text:span><text:span text:style-name="T22">parse</text:span><text:span text:style-name="T27">::</text:span><text:span text:style-name="T24">&lt;</text:span><text:span text:style-name="T93">u32</text:span><text:span text:style-name="T24">&gt;()</text:span><text:span text:style-name="T27">.</text:span><text:span text:style-name="T22">unwrap</text:span><text:span text:style-name="T24">();</text:span></text:p>
      <text:p text:style-name="P26">            <text:span text:style-name="T84">if</text:span><text:span text:style-name="T24"> </text:span><text:span text:style-name="T23">let</text:span><text:span text:style-name="T24"> </text:span><text:span text:style-name="T156">Some</text:span><text:span text:style-name="T24">(</text:span><text:span text:style-name="T65">task</text:span><text:span text:style-name="T24">) </text:span><text:span text:style-name="T27">=</text:span><text:span text:style-name="T24"> </text:span><text:span text:style-name="T65">list</text:span><text:span text:style-name="T27">.</text:span><text:span text:style-name="T119">get_mut</text:span><text:span text:style-name="T24">(</text:span><text:span text:style-name="T27">&amp;</text:span><text:span text:style-name="T26">id_val</text:span><text:span text:style-name="T24">) {</text:span></text:p>
      <text:p text:style-name="P26">                <text:span text:style-name="T65">task</text:span><text:span text:style-name="T27">.</text:span><text:span text:style-name="T26">status</text:span><text:span text:style-name="T24"> </text:span><text:span text:style-name="T27">=</text:span><text:span text:style-name="T24"> </text:span><text:span text:style-name="T93">Status</text:span><text:span text:style-name="T27">::</text:span><text:span text:style-name="T156">Done</text:span><text:span text:style-name="T24">;</text:span></text:p>
      <text:p text:style-name="P26">                <text:span text:style-name="T23">println!</text:span><text:span text:style-name="T24">(</text:span><text:span text:style-name="T25">"Tâche n°</text:span><text:span text:style-name="T23">{}</text:span><text:span text:style-name="T25"> terminée !"</text:span><text:span text:style-name="T24">, </text:span><text:span text:style-name="T26">id_val</text:span><text:span text:style-name="T24">);</text:span></text:p>
      <text:p text:style-name="P26">            <text:span text:style-name="T24">} </text:span><text:span text:style-name="T84">else</text:span><text:span text:style-name="T24"> {</text:span></text:p>
      <text:p text:style-name="P26">                <text:span text:style-name="T23">println!</text:span><text:span text:style-name="T24">(</text:span><text:span text:style-name="T25">"ID </text:span><text:span text:style-name="T23">{}</text:span><text:span text:style-name="T25"> inconnu."</text:span><text:span text:style-name="T24">, </text:span><text:span text:style-name="T26">id_val</text:span><text:span text:style-name="T24">);</text:span></text:p>
      <text:p text:style-name="P26">            <text:span text:style-name="T24">}</text:span></text:p>
      <text:p text:style-name="P26">            <text:span text:style-name="T156">Ok</text:span><text:span text:style-name="T24">(())</text:span></text:p>
      <text:p text:style-name="P26">        <text:span text:style-name="T24">}</text:span></text:p>
      <text:p text:style-name="P30"/>
      <text:p text:style-name="P26">        <text:span text:style-name="T26">s</text:span><text:span text:style-name="T24"> </text:span><text:span text:style-name="T84">if</text:span><text:span text:style-name="T24"> </text:span><text:span text:style-name="T27">!</text:span><text:span text:style-name="T26">s</text:span><text:span text:style-name="T27">.</text:span><text:span text:style-name="T22">is_empty</text:span><text:span text:style-name="T24">() </text:span><text:span text:style-name="T27">=&gt;</text:span><text:span text:style-name="T24"> {</text:span></text:p>
      <text:p text:style-name="P26">            <text:span text:style-name="T23">let</text:span><text:span text:style-name="T24"> </text:span><text:span text:style-name="T26">titre_valide</text:span><text:span text:style-name="T24"> </text:span><text:span text:style-name="T27">=</text:span><text:span text:style-name="T24"> </text:span><text:span text:style-name="T22">valider_titre</text:span><text:span text:style-name="T24">(</text:span><text:span text:style-name="T26">s</text:span><text:span text:style-name="T24">)</text:span><text:span text:style-name="T27">?</text:span><text:span text:style-name="T24">; </text:span></text:p>
      <text:p text:style-name="P26">            <text:span text:style-name="T84">if</text:span><text:span text:style-name="T24"> </text:span><text:span text:style-name="T65">list</text:span><text:span text:style-name="T27">.</text:span><text:span text:style-name="T22">is_empty</text:span><text:span text:style-name="T24">() {</text:span></text:p>
      <text:p text:style-name="P26">                    <text:span text:style-name="T27">*</text:span><text:span text:style-name="T65">id</text:span><text:span text:style-name="T24"> </text:span><text:span text:style-name="T27">=</text:span><text:span text:style-name="T24"> </text:span><text:span text:style-name="T33">1</text:span><text:span text:style-name="T24">;</text:span></text:p>
      <text:p text:style-name="P26">                <text:span text:style-name="T24">}</text:span></text:p>
      <text:p text:style-name="P26">            <text:span text:style-name="T23">let</text:span><text:span text:style-name="T24"> </text:span><text:span text:style-name="T26">nouvelle</text:span><text:span text:style-name="T24"> </text:span><text:span text:style-name="T27">=</text:span><text:span text:style-name="T24"> </text:span><text:span text:style-name="T93">Task</text:span><text:span text:style-name="T27">::</text:span><text:span text:style-name="T22">new</text:span><text:span text:style-name="T24">(</text:span><text:span text:style-name="T27">*</text:span><text:span text:style-name="T65">id</text:span><text:span text:style-name="T24">, </text:span><text:span text:style-name="T26">titre_valide</text:span><text:span text:style-name="T24">);</text:span></text:p>
      <text:p text:style-name="P26">            <text:span text:style-name="T65">list</text:span><text:span text:style-name="T27">.</text:span><text:span text:style-name="T119">insert</text:span><text:span text:style-name="T24">(</text:span><text:span text:style-name="T27">*</text:span><text:span text:style-name="T65">id</text:span><text:span text:style-name="T24">, </text:span><text:span text:style-name="T26">nouvelle</text:span><text:span text:style-name="T24">);</text:span></text:p>
      <text:p text:style-name="P26">            <text:span text:style-name="T23">println!</text:span><text:span text:style-name="T24">(</text:span><text:span text:style-name="T25">"Tâche ajoutée avec l'ID </text:span><text:span text:style-name="T23">{}</text:span><text:span text:style-name="T25"> !"</text:span><text:span text:style-name="T24">, </text:span><text:span text:style-name="T65">id</text:span><text:span text:style-name="T24">);</text:span></text:p>
      <text:p text:style-name="P26">            <text:span text:style-name="T27">*</text:span><text:span text:style-name="T65">id</text:span><text:span text:style-name="T24"> </text:span><text:span text:style-name="T120">+=</text:span><text:span text:style-name="T24"> </text:span><text:span text:style-name="T33">1</text:span><text:span text:style-name="T24">;</text:span></text:p>
      <text:p text:style-name="P26">            <text:span text:style-name="T156">Ok</text:span><text:span text:style-name="T24">(())</text:span></text:p>
      <text:p text:style-name="P26">        <text:span text:style-name="T24">}</text:span></text:p>
      <text:p text:style-name="P30"/>
      <text:p text:style-name="P26">        <text:span text:style-name="T26">_</text:span><text:span text:style-name="T24"> </text:span><text:span text:style-name="T27">=&gt;</text:span><text:span text:style-name="T24"> </text:span><text:span text:style-name="T156">Err</text:span><text:span text:style-name="T24">(</text:span><text:span text:style-name="T93">String</text:span><text:span text:style-name="T27">::</text:span><text:span text:style-name="T22">from</text:span><text:span text:style-name="T24">(</text:span><text:span text:style-name="T25">"Le titre ne peut pas être vide."</text:span><text:span text:style-name="T24">)),</text:span></text:p>
      <text:p text:style-name="P26">    <text:span text:style-name="T24">}</text:span></text:p>
      <text:p text:style-name="P27">}</text:p>
      <text:p text:style-name="P287"/>
      <text:p text:style-name="P276"><text:span text:style-name="T127"/></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Consolas" svg:font-family="Consolas, 'Courier New',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text-properties fo:color="#ffffff" loext:opacity="100%" fo:font-size="12pt" fo:font-weight="normal" style:font-size-asian="10.5pt" style:font-weight-asian="normal" style:font-size-complex="12pt" style:font-weight-complex="normal"/>
    </style:style>
    <style:style style:name="Bullet_20_Symbols" style:display-name="Bullet Symbols" style:family="text">
      <style:text-properties fo:color="#ffffff" loext:opacity="100%"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Frame" style:family="graphic">
      <style:graphic-properties text:anchor-type="as-char" svg:y="0cm"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6-02-24T15:01:19.927555700</meta:creation-date>
    <dc:date>2026-03-09T13:20:43.417633200</dc:date>
    <meta:editing-duration>PT12H14M24S</meta:editing-duration>
    <meta:editing-cycles>60</meta:editing-cycles>
    <meta:generator>LibreOffice/25.2.7.2$Windows_X86_64 LibreOffice_project/5cbfd1ab6520636bb5f7b99185aa69bd7456825d</meta:generator>
    <meta:document-statistic meta:table-count="0" meta:image-count="0" meta:object-count="0" meta:page-count="43" meta:paragraph-count="1230" meta:word-count="8561" meta:character-count="56970" meta:non-whitespace-character-count="42590"/>
  </office:meta>
</office:document-meta>
</file>